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398in"/>
    </style:style>
    <style:style style:name="co2" style:family="table-column">
      <style:table-column-properties fo:break-before="auto" style:column-width="0.9256in"/>
    </style:style>
    <style:style style:name="co3" style:family="table-column">
      <style:table-column-properties fo:break-before="auto" style:column-width="1.1398in"/>
    </style:style>
    <style:style style:name="co4" style:family="table-column">
      <style:table-column-properties fo:break-before="auto" style:column-width="22.8335in"/>
    </style:style>
    <style:style style:name="co5" style:family="table-column">
      <style:table-column-properties fo:break-before="auto" style:column-width="7.4957in"/>
    </style:style>
    <style:style style:name="co6" style:family="table-column">
      <style:table-column-properties fo:break-before="auto" style:column-width="4.7756in"/>
    </style:style>
    <style:style style:name="co7" style:family="table-column">
      <style:table-column-properties fo:break-before="auto" style:column-width="1.2689in"/>
    </style:style>
    <style:style style:name="co8" style:family="table-column">
      <style:table-column-properties fo:break-before="auto" style:column-width="0.7646in"/>
    </style:style>
    <style:style style:name="co9" style:family="table-column">
      <style:table-column-properties fo:break-before="auto" style:column-width="3.2311in"/>
    </style:style>
    <style:style style:name="co10" style:family="table-column">
      <style:table-column-properties fo:break-before="auto" style:column-width="4.7217in"/>
    </style:style>
    <style:style style:name="co11" style:family="table-column">
      <style:table-column-properties fo:break-before="auto" style:column-width="6.2201in"/>
    </style:style>
    <style:style style:name="co12" style:family="table-column">
      <style:table-column-properties fo:break-before="auto" style:column-width="0.4102in"/>
    </style:style>
    <style:style style:name="co13" style:family="table-column">
      <style:table-column-properties fo:break-before="auto" style:column-width="1.3866in"/>
    </style:style>
    <style:style style:name="co14" style:family="table-column">
      <style:table-column-properties fo:break-before="auto" style:column-width="0.9146in"/>
    </style:style>
    <style:style style:name="co15" style:family="table-column">
      <style:table-column-properties fo:break-before="auto" style:column-width="0.85in"/>
    </style:style>
    <style:style style:name="co16" style:family="table-column">
      <style:table-column-properties fo:break-before="auto" style:column-width="0.7535in"/>
    </style:style>
    <style:style style:name="co17" style:family="table-column">
      <style:table-column-properties fo:break-before="auto" style:column-width="0.5929in"/>
    </style:style>
    <style:style style:name="co18" style:family="table-column">
      <style:table-column-properties fo:break-before="auto" style:column-width="3.4028in"/>
    </style:style>
    <style:style style:name="co19" style:family="table-column">
      <style:table-column-properties fo:break-before="auto" style:column-width="1.0429in"/>
    </style:style>
    <style:style style:name="co20" style:family="table-column">
      <style:table-column-properties fo:break-before="auto" style:column-width="0.8291in"/>
    </style:style>
    <style:style style:name="co21" style:family="table-column">
      <style:table-column-properties fo:break-before="auto" style:column-width="1.3543in"/>
    </style:style>
    <style:style style:name="co22" style:family="table-column">
      <style:table-column-properties fo:break-before="auto" style:column-width="0.7429in"/>
    </style:style>
    <style:style style:name="co23" style:family="table-column">
      <style:table-column-properties fo:break-before="auto" style:column-width="0.7217in"/>
    </style:style>
    <style:style style:name="co24" style:family="table-column">
      <style:table-column-properties fo:break-before="auto" style:column-width="0.5181in"/>
    </style:style>
    <style:style style:name="co25" style:family="table-column">
      <style:table-column-properties fo:break-before="auto" style:column-width="0.4319in"/>
    </style:style>
    <style:style style:name="co26" style:family="table-column">
      <style:table-column-properties fo:break-before="auto" style:column-width="1.161in"/>
    </style:style>
    <style:style style:name="co27" style:family="table-column">
      <style:table-column-properties fo:break-before="auto" style:column-width="1.0543in"/>
    </style:style>
    <style:style style:name="co28" style:family="table-column">
      <style:table-column-properties fo:break-before="auto" style:column-width="0.8827in"/>
    </style:style>
    <style:style style:name="co29" style:family="table-column">
      <style:table-column-properties fo:break-before="auto" style:column-width="4.4646in"/>
    </style:style>
    <style:style style:name="co30" style:family="table-column">
      <style:table-column-properties fo:break-before="auto" style:column-width="0.4854in"/>
    </style:style>
    <style:style style:name="co31" style:family="table-column">
      <style:table-column-properties fo:break-before="auto" style:column-width="1.1827in"/>
    </style:style>
    <style:style style:name="co32" style:family="table-column">
      <style:table-column-properties fo:break-before="auto" style:column-width="1.2146in"/>
    </style:style>
    <style:style style:name="co33" style:family="table-column">
      <style:table-column-properties fo:break-before="auto" style:column-width="14.5134in"/>
    </style:style>
    <style:style style:name="co34" style:family="table-column">
      <style:table-column-properties fo:break-before="auto" style:column-width="1.1075in"/>
    </style:style>
    <style:style style:name="co35" style:family="table-column">
      <style:table-column-properties fo:break-before="auto" style:column-width="5.0756in"/>
    </style:style>
    <style:style style:name="co36" style:family="table-column">
      <style:table-column-properties fo:break-before="auto" style:column-width="0.7965in"/>
    </style:style>
    <style:style style:name="co37" style:family="table-column">
      <style:table-column-properties fo:break-before="auto" style:column-width="0.8929in"/>
    </style:style>
    <style:style style:name="co38" style:family="table-column">
      <style:table-column-properties fo:break-before="auto" style:column-width="0.9575in"/>
    </style:style>
    <style:style style:name="co39" style:family="table-column">
      <style:table-column-properties fo:break-before="auto" style:column-width="0.7862in"/>
    </style:style>
    <style:style style:name="co40" style:family="table-column">
      <style:table-column-properties fo:break-before="auto" style:column-width="0.6252in"/>
    </style:style>
    <style:style style:name="co41" style:family="table-column">
      <style:table-column-properties fo:break-before="auto" style:column-width="0.6783in"/>
    </style:style>
    <style:style style:name="co42" style:family="table-column">
      <style:table-column-properties fo:break-before="auto" style:column-width="0.7in"/>
    </style:style>
    <style:style style:name="co43" style:family="table-column">
      <style:table-column-properties fo:break-before="auto" style:column-width="1.172in"/>
    </style:style>
    <style:style style:name="co44" style:family="table-column">
      <style:table-column-properties fo:break-before="auto" style:column-width="0.8181in"/>
    </style:style>
    <style:style style:name="co45" style:family="table-column">
      <style:table-column-properties fo:break-before="auto" style:column-width="0.7327in"/>
    </style:style>
    <style:style style:name="co46" style:family="table-column">
      <style:table-column-properties fo:break-before="auto" style:column-width="0.4965in"/>
    </style:style>
    <style:style style:name="co47" style:family="table-column">
      <style:table-column-properties fo:break-before="auto" style:column-width="0.6035in"/>
    </style:style>
    <style:style style:name="co48" style:family="table-column">
      <style:table-column-properties fo:break-before="auto" style:column-width="1.0646in"/>
    </style:style>
    <style:style style:name="co49" style:family="table-column">
      <style:table-column-properties fo:break-before="auto" style:column-width="0.9791in"/>
    </style:style>
    <style:style style:name="co50" style:family="table-column">
      <style:table-column-properties fo:break-before="auto" style:column-width="0.4752in"/>
    </style:style>
    <style:style style:name="co51" style:family="table-column">
      <style:table-column-properties fo:break-before="auto" style:column-width="0.6146in"/>
    </style:style>
    <style:style style:name="co52" style:family="table-column">
      <style:table-column-properties fo:break-before="auto" style:column-width="1.3327in"/>
    </style:style>
    <style:style style:name="co53" style:family="table-column">
      <style:table-column-properties fo:break-before="auto" style:column-width="1.022in"/>
    </style:style>
    <style:style style:name="co54" style:family="table-column">
      <style:table-column-properties fo:break-before="auto" style:column-width="1.2362in"/>
    </style:style>
    <style:style style:name="co55" style:family="table-column">
      <style:table-column-properties fo:break-before="auto" style:column-width="0.4535in"/>
    </style:style>
    <style:style style:name="co56" style:family="table-column">
      <style:table-column-properties fo:break-before="auto" style:column-width="0.6465in"/>
    </style:style>
    <style:style style:name="co57" style:family="table-column">
      <style:table-column-properties fo:break-before="auto" style:column-width="0.9043in"/>
    </style:style>
    <style:style style:name="co58" style:family="table-column">
      <style:table-column-properties fo:break-before="auto" style:column-width="1.5902in"/>
    </style:style>
    <style:style style:name="co59" style:family="table-column">
      <style:table-column-properties fo:break-before="auto" style:column-width="0.4429in"/>
    </style:style>
    <style:style style:name="co60" style:family="table-column">
      <style:table-column-properties fo:break-before="auto" style:column-width="0.9681in"/>
    </style:style>
    <style:style style:name="co61" style:family="table-column">
      <style:table-column-properties fo:break-before="auto" style:column-width="0.5602in"/>
    </style:style>
    <style:style style:name="co62" style:family="table-column">
      <style:table-column-properties fo:break-before="auto" style:column-width="1.1508in"/>
    </style:style>
    <style:style style:name="co63" style:family="table-column">
      <style:table-column-properties fo:break-before="auto" style:column-width="1.4618in"/>
    </style:style>
    <style:style style:name="co6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2.0417in" fo:break-before="auto" style:use-optimal-row-height="true"/>
    </style:style>
    <style:style style:name="ro3" style:family="table-row">
      <style:table-row-properties style:row-height="1.1091in" fo:break-before="auto" style:use-optimal-row-height="true"/>
    </style:style>
    <style:style style:name="ro4" style:family="table-row">
      <style:table-row-properties style:row-height="2.6634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1.8862in" fo:break-before="auto" style:use-optimal-row-height="true"/>
    </style:style>
    <style:style style:name="ro7" style:family="table-row">
      <style:table-row-properties style:row-height="3.4409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2.1972in" fo:break-before="auto" style:use-optimal-row-height="true"/>
    </style:style>
    <style:style style:name="ro10" style:family="table-row">
      <style:table-row-properties style:row-height="1.5752in" fo:break-before="auto" style:use-optimal-row-height="true"/>
    </style:style>
    <style:style style:name="ro11" style:family="table-row">
      <style:table-row-properties style:row-height="3.1299in" fo:break-before="auto" style:use-optimal-row-height="true"/>
    </style:style>
    <style:style style:name="ro12" style:family="table-row">
      <style:table-row-properties style:row-height="3.2854in" fo:break-before="auto" style:use-optimal-row-height="true"/>
    </style:style>
    <style:style style:name="ro13" style:family="table-row">
      <style:table-row-properties style:row-height="0.6425in" fo:break-before="auto" style:use-optimal-row-height="true"/>
    </style:style>
    <style:style style:name="ro14" style:family="table-row">
      <style:table-row-properties style:row-height="4.2181in" fo:break-before="auto" style:use-optimal-row-height="true"/>
    </style:style>
    <style:style style:name="ro15" style:family="table-row">
      <style:table-row-properties style:row-height="1.7307in" fo:break-before="auto" style:use-optimal-row-height="true"/>
    </style:style>
    <style:style style:name="ro16" style:family="table-row">
      <style:table-row-properties style:row-height="2.9744in" fo:break-before="auto" style:use-optimal-row-height="true"/>
    </style:style>
    <style:style style:name="ro17" style:family="table-row">
      <style:table-row-properties style:row-height="0.9535in" fo:break-before="auto" style:use-optimal-row-height="true"/>
    </style:style>
    <style:style style:name="ro18" style:family="table-row">
      <style:table-row-properties style:row-height="3.7516in" fo:break-before="auto" style:use-optimal-row-height="true"/>
    </style:style>
    <style:style style:name="ro19" style:family="table-row">
      <style:table-row-properties style:row-height="1.4193in" fo:break-before="auto" style:use-optimal-row-height="true"/>
    </style:style>
    <style:style style:name="ro20" style:family="table-row">
      <style:table-row-properties style:row-height="1.2638in" fo:break-before="auto" style:use-optimal-row-height="true"/>
    </style:style>
    <style:style style:name="ro21" style:family="table-row">
      <style:table-row-properties style:row-height="2.8189in" fo:break-before="auto" style:use-optimal-row-height="true"/>
    </style:style>
    <style:style style:name="ro22" style:family="table-row">
      <style:table-row-properties style:row-height="2.3528in" fo:break-before="auto" style:use-optimal-row-height="true"/>
    </style:style>
    <style:style style:name="ro23" style:family="table-row">
      <style:table-row-properties style:row-height="4.3736in" fo:break-before="auto" style:use-optimal-row-height="true"/>
    </style:style>
    <style:style style:name="ro24" style:family="table-row">
      <style:table-row-properties style:row-height="1.2807in" fo:break-before="auto" style:use-optimal-row-height="true"/>
    </style:style>
    <style:style style:name="ro25" style:family="table-row">
      <style:table-row-properties style:row-height="0.4866in" fo:break-before="auto" style:use-optimal-row-height="true"/>
    </style:style>
    <style:style style:name="ro26" style:family="table-row">
      <style:table-row-properties style:row-height="0.3311in" fo:break-before="auto" style:use-optimal-row-height="true"/>
    </style:style>
    <style:style style:name="ro27" style:family="table-row">
      <style:table-row-properties style:row-height="4.2618in" fo:break-before="auto" style:use-optimal-row-height="true"/>
    </style:style>
    <style:style style:name="ro28" style:family="table-row">
      <style:table-row-properties style:row-height="5.3063in" fo:break-before="auto" style:use-optimal-row-height="true"/>
    </style:style>
    <style:style style:name="ro29" style:family="table-row">
      <style:table-row-properties style:row-height="2.1008in" fo:break-before="auto" style:use-optimal-row-height="true"/>
    </style:style>
    <style:style style:name="ro30" style:family="table-row">
      <style:table-row-properties style:row-height="3.222in" fo:break-before="auto" style:use-optimal-row-height="true"/>
    </style:style>
    <style:style style:name="ro31" style:family="table-row">
      <style:table-row-properties style:row-height="2.902in" fo:break-before="auto" style:use-optimal-row-height="true"/>
    </style:style>
    <style:style style:name="ro32" style:family="table-row">
      <style:table-row-properties style:row-height="0.8193in" fo:break-before="auto" style:use-optimal-row-height="true"/>
    </style:style>
    <style:style style:name="ro33" style:family="table-row">
      <style:table-row-properties style:row-height="1.9409in" fo:break-before="auto" style:use-optimal-row-height="true"/>
    </style:style>
    <style:style style:name="ro34" style:family="table-row">
      <style:table-row-properties style:row-height="3.0618in" fo:break-before="auto" style:use-optimal-row-height="true"/>
    </style:style>
    <style:style style:name="ro35" style:family="table-row">
      <style:table-row-properties style:row-height="1.1398in" fo:break-before="auto" style:use-optimal-row-height="true"/>
    </style:style>
    <style:style style:name="ro36" style:family="table-row">
      <style:table-row-properties style:row-height="3.5965in" fo:break-before="auto" style:use-optimal-row-height="true"/>
    </style:style>
    <style:style style:name="ro37" style:family="table-row">
      <style:table-row-properties style:row-height="2.4217in" fo:break-before="auto" style:use-optimal-row-height="true"/>
    </style:style>
    <style:style style:name="ro38" style:family="table-row">
      <style:table-row-properties style:row-height="4.9957in" fo:break-before="auto" style:use-optimal-row-height="true"/>
    </style:style>
    <style:style style:name="ro39" style:family="table-row">
      <style:table-row-properties style:row-height="1.780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no-wrap"/>
    </style:style>
    <style:style style:name="ce2" style:family="table-cell" style:parent-style-name="Default">
      <style:table-cell-properties fo:wrap-option="wrap"/>
    </style:style>
    <style:style style:name="ce3" style:family="table-cell" style:parent-style-name="Default" style:data-style-name="N100"/>
  </office:automatic-styles>
  <office:body>
    <office:spreadsheet>
      <table:calculation-settings table:automatic-find-labels="false" table:use-regular-expressions="false" table:use-wildcards="true"/>
      <table:table table:name="sd" table:style-name="ta1">
        <table:table-column table:style-name="co1" table:visibility="collapse"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ce1"/>
        <table:table-column table:style-name="co5" table:default-cell-style-name="ce2"/>
        <table:table-column table:style-name="co6" table:visibility="collapse" table:default-cell-style-name="Default"/>
        <table:table-column table:style-name="co7" table:visibility="collapse" table:default-cell-style-name="Default"/>
        <table:table-column table:style-name="co8" table:visibility="collapse" table:default-cell-style-name="Default"/>
        <table:table-column table:style-name="co9" table:visibility="collapse" table:default-cell-style-name="Default"/>
        <table:table-column table:style-name="co10" table:default-cell-style-name="Default"/>
        <table:table-column table:style-name="co11" table:default-cell-style-name="ce2"/>
        <table:table-column table:style-name="co12" table:visibility="collapse" table:default-cell-style-name="Default"/>
        <table:table-column table:style-name="co13" table:visibility="collapse" table:number-columns-repeated="2" table:default-cell-style-name="Default"/>
        <table:table-column table:style-name="co2" table:visibility="collapse" table:default-cell-style-name="Default"/>
        <table:table-column table:style-name="co14" table:visibility="collapse" table:default-cell-style-name="Default"/>
        <table:table-column table:style-name="co15" table:visibility="collapse" table:default-cell-style-name="Default"/>
        <table:table-column table:style-name="co16" table:visibility="collapse" table:default-cell-style-name="Default"/>
        <table:table-column table:style-name="co17" table:visibility="collapse" table:default-cell-style-name="Default"/>
        <table:table-column table:style-name="co13" table:visibility="collapse" table:number-columns-repeated="2" table:default-cell-style-name="Default"/>
        <table:table-column table:style-name="co8" table:visibility="collapse" table:default-cell-style-name="Default"/>
        <table:table-column table:style-name="co18" table:visibility="collapse" table:default-cell-style-name="Default"/>
        <table:table-column table:style-name="co19" table:visibility="collapse" table:default-cell-style-name="Default"/>
        <table:table-column table:style-name="co1" table:visibility="collapse" table:default-cell-style-name="Default"/>
        <table:table-column table:style-name="co20" table:visibility="collapse" table:default-cell-style-name="Default"/>
        <table:table-column table:style-name="co21" table:visibility="collapse" table:default-cell-style-name="Default"/>
        <table:table-column table:style-name="co22" table:visibility="collapse" table:default-cell-style-name="Default"/>
        <table:table-column table:style-name="co23" table:visibility="collapse" table:default-cell-style-name="Default"/>
        <table:table-column table:style-name="co24" table:visibility="collapse" table:default-cell-style-name="Default"/>
        <table:table-column table:style-name="co25" table:visibility="collapse" table:default-cell-style-name="Default"/>
        <table:table-column table:style-name="co17" table:visibility="collapse" table:default-cell-style-name="Default"/>
        <table:table-column table:style-name="co26" table:visibility="collapse" table:default-cell-style-name="Default"/>
        <table:table-column table:style-name="co27" table:visibility="collapse" table:default-cell-style-name="Default"/>
        <table:table-column table:style-name="co28" table:visibility="collapse" table:default-cell-style-name="Default"/>
        <table:table-column table:style-name="co29" table:visibility="collapse" table:default-cell-style-name="Default"/>
        <table:table-column table:style-name="co30" table:visibility="collapse" table:default-cell-style-name="Default"/>
        <table:table-column table:style-name="co31" table:visibility="collapse" table:default-cell-style-name="Default"/>
        <table:table-column table:style-name="co32" table:visibility="collapse" table:default-cell-style-name="Default"/>
        <table:table-column table:style-name="co33" table:visibility="collapse" table:default-cell-style-name="Default"/>
        <table:table-column table:style-name="co34" table:visibility="collapse" table:default-cell-style-name="Default"/>
        <table:table-column table:style-name="co35" table:visibility="collapse" table:default-cell-style-name="Default"/>
        <table:table-column table:style-name="co2" table:visibility="collapse" table:default-cell-style-name="Default"/>
        <table:table-column table:style-name="co22" table:visibility="collapse" table:default-cell-style-name="Default"/>
        <table:table-column table:style-name="co36" table:visibility="collapse" table:default-cell-style-name="Default"/>
        <table:table-column table:style-name="co27" table:visibility="collapse" table:default-cell-style-name="Default"/>
        <table:table-column table:style-name="co37" table:visibility="collapse" table:default-cell-style-name="Default"/>
        <table:table-column table:style-name="co38" table:visibility="collapse" table:default-cell-style-name="Default"/>
        <table:table-column table:style-name="co1" table:visibility="collapse" table:default-cell-style-name="Default"/>
        <table:table-column table:style-name="co16" table:visibility="collapse" table:default-cell-style-name="Default"/>
        <table:table-column table:style-name="co39" table:visibility="collapse" table:default-cell-style-name="Default"/>
        <table:table-column table:style-name="co40" table:visibility="collapse" table:default-cell-style-name="Default"/>
        <table:table-column table:style-name="co36" table:visibility="collapse" table:default-cell-style-name="Default"/>
        <table:table-column table:style-name="co41" table:visibility="collapse" table:default-cell-style-name="Default"/>
        <table:table-column table:style-name="co42" table:visibility="collapse" table:default-cell-style-name="Default"/>
        <table:table-column table:style-name="co43" table:visibility="collapse" table:default-cell-style-name="Default"/>
        <table:table-column table:style-name="co44" table:visibility="collapse" table:default-cell-style-name="Default"/>
        <table:table-column table:style-name="co45" table:visibility="collapse" table:default-cell-style-name="Default"/>
        <table:table-column table:style-name="co46" table:visibility="collapse" table:default-cell-style-name="Default"/>
        <table:table-column table:style-name="co47" table:visibility="collapse" table:default-cell-style-name="Default"/>
        <table:table-column table:style-name="co48" table:visibility="collapse" table:default-cell-style-name="Default"/>
        <table:table-column table:style-name="co49" table:visibility="collapse" table:default-cell-style-name="Default"/>
        <table:table-column table:style-name="co50" table:visibility="collapse" table:default-cell-style-name="Default"/>
        <table:table-column table:style-name="co51" table:visibility="collapse" table:default-cell-style-name="Default"/>
        <table:table-column table:style-name="co14" table:visibility="collapse" table:default-cell-style-name="Default"/>
        <table:table-column table:style-name="co39" table:visibility="collapse" table:default-cell-style-name="Default"/>
        <table:table-column table:style-name="co52" table:visibility="collapse" table:default-cell-style-name="Default"/>
        <table:table-column table:style-name="co42" table:visibility="collapse" table:default-cell-style-name="Default"/>
        <table:table-column table:style-name="co43" table:visibility="collapse" table:default-cell-style-name="Default"/>
        <table:table-column table:style-name="co47" table:visibility="collapse" table:default-cell-style-name="Default"/>
        <table:table-column table:style-name="co53" table:visibility="collapse" table:default-cell-style-name="Default"/>
        <table:table-column table:style-name="co54" table:visibility="collapse" table:default-cell-style-name="Default"/>
        <table:table-column table:style-name="co55" table:visibility="collapse" table:default-cell-style-name="Default"/>
        <table:table-column table:style-name="co20" table:visibility="collapse" table:default-cell-style-name="Default"/>
        <table:table-column table:style-name="co56" table:visibility="collapse" table:default-cell-style-name="Default"/>
        <table:table-column table:style-name="co57" table:visibility="collapse" table:default-cell-style-name="Default"/>
        <table:table-column table:style-name="co26" table:visibility="collapse" table:default-cell-style-name="Default"/>
        <table:table-column table:style-name="co58" table:visibility="collapse" table:default-cell-style-name="Default"/>
        <table:table-column table:style-name="co17" table:visibility="collapse" table:default-cell-style-name="Default"/>
        <table:table-column table:style-name="co47" table:visibility="collapse" table:default-cell-style-name="Default"/>
        <table:table-column table:style-name="co59" table:visibility="collapse" table:default-cell-style-name="Default"/>
        <table:table-column table:style-name="co60" table:visibility="collapse" table:default-cell-style-name="Default"/>
        <table:table-column table:style-name="co17" table:visibility="collapse" table:default-cell-style-name="Default"/>
        <table:table-column table:style-name="co40" table:visibility="collapse" table:default-cell-style-name="Default"/>
        <table:table-column table:style-name="co36" table:visibility="collapse" table:default-cell-style-name="Default"/>
        <table:table-column table:style-name="co61" table:visibility="collapse" table:default-cell-style-name="Default"/>
        <table:table-column table:style-name="co62" table:visibility="collapse" table:default-cell-style-name="Default"/>
        <table:table-column table:style-name="co63" table:default-cell-style-name="Default"/>
        <table:table-column table:style-name="co21" table:default-cell-style-name="Default"/>
        <table:table-row table:style-name="ro1">
          <table:table-cell office:value-type="string" calcext:value-type="string">
            <text:p>Key</text:p>
          </table:table-cell>
          <table:table-cell office:value-type="string" calcext:value-type="string">
            <text:p>Item Type</text:p>
          </table:table-cell>
          <table:table-cell office:value-type="string" calcext:value-type="string">
            <text:p>Publication Year</text:p>
          </table:table-cell>
          <table:table-cell office:value-type="string" calcext:value-type="string">
            <text:p>Author</text:p>
          </table:table-cell>
          <table:table-cell office:value-type="string" calcext:value-type="string">
            <text:p>Title</text:p>
          </table:table-cell>
          <table:table-cell office:value-type="string" calcext:value-type="string">
            <text:p>Publication Title</text:p>
          </table:table-cell>
          <table:table-cell office:value-type="string" calcext:value-type="string">
            <text:p>ISBN</text:p>
          </table:table-cell>
          <table:table-cell office:value-type="string" calcext:value-type="string">
            <text:p>ISSN</text:p>
          </table:table-cell>
          <table:table-cell office:value-type="string" calcext:value-type="string">
            <text:p>DOI</text:p>
          </table:table-cell>
          <table:table-cell office:value-type="string" calcext:value-type="string">
            <text:p>Url</text:p>
          </table:table-cell>
          <table:table-cell office:value-type="string" calcext:value-type="string">
            <text:p>Abstract Note</text:p>
          </table:table-cell>
          <table:table-cell office:value-type="string" calcext:value-type="string">
            <text:p>Date</text:p>
          </table:table-cell>
          <table:table-cell office:value-type="string" calcext:value-type="string">
            <text:p>Date Added</text:p>
          </table:table-cell>
          <table:table-cell office:value-type="string" calcext:value-type="string">
            <text:p>Date Modified</text:p>
          </table:table-cell>
          <table:table-cell office:value-type="string" calcext:value-type="string">
            <text:p>Access Date</text:p>
          </table:table-cell>
          <table:table-cell office:value-type="string" calcext:value-type="string">
            <text:p>Pages</text:p>
          </table:table-cell>
          <table:table-cell office:value-type="string" calcext:value-type="string">
            <text:p>Num Pages</text:p>
          </table:table-cell>
          <table:table-cell office:value-type="string" calcext:value-type="string">
            <text:p>Issue</text:p>
          </table:table-cell>
          <table:table-cell office:value-type="string" calcext:value-type="string">
            <text:p>Volume</text:p>
          </table:table-cell>
          <table:table-cell office:value-type="string" calcext:value-type="string">
            <text:p>Number Of Volumes</text:p>
          </table:table-cell>
          <table:table-cell office:value-type="string" calcext:value-type="string">
            <text:p>Journal Abbreviation</text:p>
          </table:table-cell>
          <table:table-cell office:value-type="string" calcext:value-type="string">
            <text:p>Short Title</text:p>
          </table:table-cell>
          <table:table-cell office:value-type="string" calcext:value-type="string">
            <text:p>Series</text:p>
          </table:table-cell>
          <table:table-cell office:value-type="string" calcext:value-type="string">
            <text:p>Series Number</text:p>
          </table:table-cell>
          <table:table-cell office:value-type="string" calcext:value-type="string">
            <text:p>Series Text</text:p>
          </table:table-cell>
          <table:table-cell office:value-type="string" calcext:value-type="string">
            <text:p>Series Title</text:p>
          </table:table-cell>
          <table:table-cell office:value-type="string" calcext:value-type="string">
            <text:p>Publisher</text:p>
          </table:table-cell>
          <table:table-cell office:value-type="string" calcext:value-type="string">
            <text:p>Place</text:p>
          </table:table-cell>
          <table:table-cell office:value-type="string" calcext:value-type="string">
            <text:p>Language</text:p>
          </table:table-cell>
          <table:table-cell office:value-type="string" calcext:value-type="string">
            <text:p>Rights</text:p>
          </table:table-cell>
          <table:table-cell office:value-type="string" calcext:value-type="string">
            <text:p>Type</text:p>
          </table:table-cell>
          <table:table-cell office:value-type="string" calcext:value-type="string">
            <text:p>Archive</text:p>
          </table:table-cell>
          <table:table-cell office:value-type="string" calcext:value-type="string">
            <text:p>Archive Location</text:p>
          </table:table-cell>
          <table:table-cell office:value-type="string" calcext:value-type="string">
            <text:p>Library Catalog</text:p>
          </table:table-cell>
          <table:table-cell office:value-type="string" calcext:value-type="string">
            <text:p>Call Number</text:p>
          </table:table-cell>
          <table:table-cell office:value-type="string" calcext:value-type="string">
            <text:p>Extra</text:p>
          </table:table-cell>
          <table:table-cell office:value-type="string" calcext:value-type="string">
            <text:p>Notes</text:p>
          </table:table-cell>
          <table:table-cell office:value-type="string" calcext:value-type="string">
            <text:p>File Attachments</text:p>
          </table:table-cell>
          <table:table-cell office:value-type="string" calcext:value-type="string">
            <text:p>Link Attachments</text:p>
          </table:table-cell>
          <table:table-cell office:value-type="string" calcext:value-type="string">
            <text:p>Manual Tags</text:p>
          </table:table-cell>
          <table:table-cell office:value-type="string" calcext:value-type="string">
            <text:p>Automatic Tags</text:p>
          </table:table-cell>
          <table:table-cell office:value-type="string" calcext:value-type="string">
            <text:p>Editor</text:p>
          </table:table-cell>
          <table:table-cell office:value-type="string" calcext:value-type="string">
            <text:p>Series Editor</text:p>
          </table:table-cell>
          <table:table-cell office:value-type="string" calcext:value-type="string">
            <text:p>Translator</text:p>
          </table:table-cell>
          <table:table-cell office:value-type="string" calcext:value-type="string">
            <text:p>Contributor</text:p>
          </table:table-cell>
          <table:table-cell office:value-type="string" calcext:value-type="string">
            <text:p>Attorney Agent</text:p>
          </table:table-cell>
          <table:table-cell office:value-type="string" calcext:value-type="string">
            <text:p>Book Author</text:p>
          </table:table-cell>
          <table:table-cell office:value-type="string" calcext:value-type="string">
            <text:p>Cast Member</text:p>
          </table:table-cell>
          <table:table-cell office:value-type="string" calcext:value-type="string">
            <text:p>Commenter</text:p>
          </table:table-cell>
          <table:table-cell office:value-type="string" calcext:value-type="string">
            <text:p>Composer</text:p>
          </table:table-cell>
          <table:table-cell office:value-type="string" calcext:value-type="string">
            <text:p>Cosponsor</text:p>
          </table:table-cell>
          <table:table-cell office:value-type="string" calcext:value-type="string">
            <text:p>Counsel</text:p>
          </table:table-cell>
          <table:table-cell office:value-type="string" calcext:value-type="string">
            <text:p>Interviewer</text:p>
          </table:table-cell>
          <table:table-cell office:value-type="string" calcext:value-type="string">
            <text:p>Producer</text:p>
          </table:table-cell>
          <table:table-cell office:value-type="string" calcext:value-type="string">
            <text:p>Recipient</text:p>
          </table:table-cell>
          <table:table-cell office:value-type="string" calcext:value-type="string">
            <text:p>Reviewed Author</text:p>
          </table:table-cell>
          <table:table-cell office:value-type="string" calcext:value-type="string">
            <text:p>Scriptwriter</text:p>
          </table:table-cell>
          <table:table-cell office:value-type="string" calcext:value-type="string">
            <text:p>Words By</text:p>
          </table:table-cell>
          <table:table-cell office:value-type="string" calcext:value-type="string">
            <text:p>Guest</text:p>
          </table:table-cell>
          <table:table-cell office:value-type="string" calcext:value-type="string">
            <text:p>Number</text:p>
          </table:table-cell>
          <table:table-cell office:value-type="string" calcext:value-type="string">
            <text:p>Edition</text:p>
          </table:table-cell>
          <table:table-cell office:value-type="string" calcext:value-type="string">
            <text:p>Running Time</text:p>
          </table:table-cell>
          <table:table-cell office:value-type="string" calcext:value-type="string">
            <text:p>Scale</text:p>
          </table:table-cell>
          <table:table-cell office:value-type="string" calcext:value-type="string">
            <text:p>Medium</text:p>
          </table:table-cell>
          <table:table-cell office:value-type="string" calcext:value-type="string">
            <text:p>Artwork Size</text:p>
          </table:table-cell>
          <table:table-cell office:value-type="string" calcext:value-type="string">
            <text:p>Filing Date</text:p>
          </table:table-cell>
          <table:table-cell office:value-type="string" calcext:value-type="string">
            <text:p>Application Number</text:p>
          </table:table-cell>
          <table:table-cell office:value-type="string" calcext:value-type="string">
            <text:p>Assignee</text:p>
          </table:table-cell>
          <table:table-cell office:value-type="string" calcext:value-type="string">
            <text:p>Issuing Authority</text:p>
          </table:table-cell>
          <table:table-cell office:value-type="string" calcext:value-type="string">
            <text:p>Country</text:p>
          </table:table-cell>
          <table:table-cell office:value-type="string" calcext:value-type="string">
            <text:p>Meeting Name</text:p>
          </table:table-cell>
          <table:table-cell office:value-type="string" calcext:value-type="string">
            <text:p>Conference Name</text:p>
          </table:table-cell>
          <table:table-cell office:value-type="string" calcext:value-type="string">
            <text:p>Court</text:p>
          </table:table-cell>
          <table:table-cell office:value-type="string" calcext:value-type="string">
            <text:p>References</text:p>
          </table:table-cell>
          <table:table-cell office:value-type="string" calcext:value-type="string">
            <text:p>Reporter</text:p>
          </table:table-cell>
          <table:table-cell office:value-type="string" calcext:value-type="string">
            <text:p>Legal Status</text:p>
          </table:table-cell>
          <table:table-cell office:value-type="string" calcext:value-type="string">
            <text:p>Priority Numbers</text:p>
          </table:table-cell>
          <table:table-cell office:value-type="string" calcext:value-type="string">
            <text:p>Programming Language</text:p>
          </table:table-cell>
          <table:table-cell office:value-type="string" calcext:value-type="string">
            <text:p>Version</text:p>
          </table:table-cell>
          <table:table-cell office:value-type="string" calcext:value-type="string">
            <text:p>System</text:p>
          </table:table-cell>
          <table:table-cell office:value-type="string" calcext:value-type="string">
            <text:p>Code</text:p>
          </table:table-cell>
          <table:table-cell office:value-type="string" calcext:value-type="string">
            <text:p>Code Number</text:p>
          </table:table-cell>
          <table:table-cell office:value-type="string" calcext:value-type="string">
            <text:p>Section</text:p>
          </table:table-cell>
          <table:table-cell office:value-type="string" calcext:value-type="string">
            <text:p>Session</text:p>
          </table:table-cell>
          <table:table-cell office:value-type="string" calcext:value-type="string">
            <text:p>Committee</text:p>
          </table:table-cell>
          <table:table-cell office:value-type="string" calcext:value-type="string">
            <text:p>History</text:p>
          </table:table-cell>
          <table:table-cell office:value-type="string" calcext:value-type="string">
            <text:p>Legislative Body</text:p>
          </table:table-cell>
          <table:table-cell office:value-type="string" calcext:value-type="string">
            <text:p>First Round Decision</text:p>
          </table:table-cell>
          <table:table-cell office:value-type="string" calcext:value-type="string">
            <text:p>First Round Reason</text:p>
          </table:table-cell>
        </table:table-row>
        <table:table-row table:style-name="ro2">
          <table:table-cell office:value-type="string" calcext:value-type="string">
            <text:p>R2BAVTY2</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Almeida, Guilherme F. C. F.; Nunes, José Luiz; Engelmann, Neele; Wiegmann, Alex; Araújo, Marcelo de</text:p>
          </table:table-cell>
          <table:table-cell office:value-type="string" calcext:value-type="string">
            <text:p>Exploring the psychology of LLMs’ moral and legal reasoning</text:p>
          </table:table-cell>
          <table:table-cell office:value-type="string" calcext:value-type="string">
            <text:p>Artificial Intelligence</text:p>
          </table:table-cell>
          <table:table-cell/>
          <table:table-cell office:value-type="string" calcext:value-type="string">
            <text:p>0004-3702</text:p>
          </table:table-cell>
          <table:table-cell office:value-type="string" calcext:value-type="string">
            <text:p>https://doi.org/10.1016/j.artint.2024.104145</text:p>
          </table:table-cell>
          <table:table-cell office:value-type="string" calcext:value-type="string">
            <text:p>https://www.sciencedirect.com/science/article/pii/S000437022400081X</text:p>
          </table:table-cell>
          <table:table-cell office:value-type="string" calcext:value-type="string">
            <text:p>Large language models (LLMs) exhibit expert-level performance in tasks across a wide range of different domains. Ethical issues raised by LLMs and the need to align future versions makes it important to know how state of the art models reason about moral and legal issues. In this paper, we employ the methods of experimental psychology to probe into this question. We replicate eight studies from the experimental literature with instances of Google's Gemini Pro, Anthropic's Claude 2.1, OpenAI's GPT-4, and Meta's Llama 2 Chat 70b. We find that alignment with human responses shifts from one experiment to another, and that models differ amongst themselves as to their overall alignment, with GPT-4 taking a clear lead over all other models we tested. Nonetheless, even when LLM-generated responses are highly correlated to human responses, there are still systematic differences, with a tendency for models to exaggerate effects that are present among humans, in part by reducing variance. This recommends caution with regards to proposals of replacing human participants with current state-of-the-art LLMs in psychological research and highlights the need for further research about the distinctive aspects of machine psychology.</text:p>
          </table:table-cell>
          <table:table-cell office:value-type="float" office:value="2024" calcext:value-type="float">
            <text:p>2024</text:p>
          </table:table-cell>
          <table:table-cell table:number-columns-repeated="2" table:style-name="ce3" office:value-type="string" calcext:value-type="string">
            <text:p>2025-02-19 14:56:24</text:p>
          </table:table-cell>
          <table:table-cell/>
          <table:table-cell office:value-type="float" office:value="104145" calcext:value-type="float">
            <text:p>104145</text:p>
          </table:table-cell>
          <table:table-cell table:number-columns-repeated="2"/>
          <table:table-cell office:value-type="float" office:value="333" calcext:value-type="float">
            <text:p>333</text:p>
          </table:table-cell>
          <table:table-cell table:number-columns-repeated="20"/>
          <table:table-cell office:value-type="string" calcext:value-type="string">
            <text:p>Large language models; AI Ethics; Ethics of artificial intelligence; Experimental jurisprudence; Machine Behavior; Machine psychology; Moral psychology</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2">
          <table:table-cell office:value-type="string" calcext:value-type="string">
            <text:p>V6BRDVGT</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Rocha, André Barreira da Silva; Salomão, Gabriel Meyer</text:p>
          </table:table-cell>
          <table:table-cell office:value-type="string" calcext:value-type="string">
            <text:p>Environmental policy regulation and corporate compliance in evolutionary game models with well-mixed and structured populations</text:p>
          </table:table-cell>
          <table:table-cell office:value-type="string" calcext:value-type="string">
            <text:p>European Journal of Operational Research</text:p>
          </table:table-cell>
          <table:table-cell/>
          <table:table-cell office:value-type="string" calcext:value-type="string">
            <text:p>0377-2217</text:p>
          </table:table-cell>
          <table:table-cell office:value-type="string" calcext:value-type="string">
            <text:p>https://doi.org/10.1016/j.ejor.2019.05.040</text:p>
          </table:table-cell>
          <table:table-cell office:value-type="string" calcext:value-type="string">
            <text:p>https://www.sciencedirect.com/science/article/pii/S0377221719304709</text:p>
          </table:table-cell>
          <table:table-cell office:value-type="string" calcext:value-type="string">
            <text:p>We use an evolutionary game model to study the interplay between corporate environmental compliance and enforcement promoted by the policy maker in a country facing a pollution trap, i.e., a scenario in which the vast majority of firms do not internalize their pollution negative externality and auditors do not inspect firms. The game conflict is due to the trade-off in which firms are better-off when they pollute and are not inspected, while social welfare is maximized when auditors do not need to inspect socially responsible corporations that account for pollution in their production decisions regarding technology used and emission level. Starting with a well-mixed two-population game model, there is no long-run equilibrium and the shares of polluters and shirking auditors keep oscillating over time. In contrast, when firms and auditors are allocated in a spatial network, the game displays a rich dynamics depending on the inspecting cost. While the oscillatory behaviour is still possible, there is a set of parameters for which a long run robust equilibrium is achieved with the country leaving the pollution trap. On the other hand, an excessively high inspection cost leads to an ineffective auditing process that drives the few compliant firms out of the country.</text:p>
          </table:table-cell>
          <table:table-cell office:value-type="float" office:value="2019" calcext:value-type="float">
            <text:p>2019</text:p>
          </table:table-cell>
          <table:table-cell table:number-columns-repeated="2" table:style-name="ce3" office:value-type="string" calcext:value-type="string">
            <text:p>2025-02-19 14:56:24</text:p>
          </table:table-cell>
          <table:table-cell/>
          <table:table-cell office:value-type="string" calcext:value-type="string">
            <text:p>486-501</text:p>
          </table:table-cell>
          <table:table-cell/>
          <table:table-cell office:value-type="float" office:value="2" calcext:value-type="float">
            <text:p>2</text:p>
          </table:table-cell>
          <table:table-cell office:value-type="float" office:value="279" calcext:value-type="float">
            <text:p>279</text:p>
          </table:table-cell>
          <table:table-cell table:number-columns-repeated="20"/>
          <table:table-cell office:value-type="string" calcext:value-type="string">
            <text:p>Game theory; Agent-based model; Cellular automata; OR in Environment and climate change; Structured complex systems</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3">
          <table:table-cell office:value-type="string" calcext:value-type="string">
            <text:p>K52Q9DZD</text:p>
          </table:table-cell>
          <table:table-cell office:value-type="string" calcext:value-type="string">
            <text:p>journalArticle</text:p>
          </table:table-cell>
          <table:table-cell office:value-type="float" office:value="2003" calcext:value-type="float">
            <text:p>2003</text:p>
          </table:table-cell>
          <table:table-cell office:value-type="string" calcext:value-type="string">
            <text:p>Branting, L. Karl</text:p>
          </table:table-cell>
          <table:table-cell office:value-type="string" calcext:value-type="string">
            <text:p>A reduction-graph model of precedent in legal analysis</text:p>
          </table:table-cell>
          <table:table-cell office:value-type="string" calcext:value-type="string">
            <text:p>Artificial Intelligence</text:p>
          </table:table-cell>
          <table:table-cell/>
          <table:table-cell office:value-type="string" calcext:value-type="string">
            <text:p>0004-3702</text:p>
          </table:table-cell>
          <table:table-cell office:value-type="string" calcext:value-type="string">
            <text:p>https://doi.org/10.1016/S0004-3702(03)00102-4</text:p>
          </table:table-cell>
          <table:table-cell office:value-type="string" calcext:value-type="string">
            <text:p>https://www.sciencedirect.com/science/article/pii/S0004370203001024</text:p>
          </table:table-cell>
          <table:table-cell office:value-type="string" calcext:value-type="string">
            <text:p>Legal analysis is a task underlying many forms of legal problem solving. In the Anglo-American legal system, legal analysis is based in part on legal precedents, previously decided cases. This paper describes a reduction-graph model of legal precedents that accounts for a key characteristic of legal precedents: a precedent's relevance to subsequent cases is determined by the theory under which the precedent is decided. This paper identifies the implementation requirements for legal analysis using the reduction-graph model of legal precedents and describes GREBE, a program that satisfies these requirements.</text:p>
          </table:table-cell>
          <table:table-cell office:value-type="float" office:value="2003" calcext:value-type="float">
            <text:p>2003</text:p>
          </table:table-cell>
          <table:table-cell table:number-columns-repeated="2" table:style-name="ce3" office:value-type="string" calcext:value-type="string">
            <text:p>2025-02-19 14:56:24</text:p>
          </table:table-cell>
          <table:table-cell/>
          <table:table-cell office:value-type="string" calcext:value-type="string">
            <text:p>59-95</text:p>
          </table:table-cell>
          <table:table-cell/>
          <table:table-cell office:value-type="float" office:value="1" calcext:value-type="float">
            <text:p>1</text:p>
          </table:table-cell>
          <table:table-cell office:value-type="float" office:value="150" calcext:value-type="float">
            <text:p>150</text:p>
          </table:table-cell>
          <table:table-cell table:number-columns-repeated="20"/>
          <table:table-cell office:value-type="string" calcext:value-type="string">
            <text:p>Case-based reasoning; Legal reasoning; Analogy; Reduction graph</text:p>
          </table:table-cell>
          <table:table-cell table:number-columns-repeated="47"/>
          <table:table-cell office:value-type="string" calcext:value-type="string">
            <text:p>No</text:p>
          </table:table-cell>
          <table:table-cell office:value-type="string" calcext:value-type="string">
            <text:p>Pure precedent</text:p>
          </table:table-cell>
        </table:table-row>
        <table:table-row table:style-name="ro4">
          <table:table-cell office:value-type="string" calcext:value-type="string">
            <text:p>PPKPB8SL</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Yang, Min; Tan, Liuyan; Chen, Xingshu; Luo, Yonggang; Xu, Zhenwu; Lan, Xiao</text:p>
          </table:table-cell>
          <table:table-cell office:value-type="string" calcext:value-type="string">
            <text:p>Laws and Regulations tell how to classify your data: A case study on higher education</text:p>
          </table:table-cell>
          <table:table-cell office:value-type="string" calcext:value-type="string">
            <text:p>Information Processing &amp; Management</text:p>
          </table:table-cell>
          <table:table-cell/>
          <table:table-cell office:value-type="string" calcext:value-type="string">
            <text:p>0306-4573</text:p>
          </table:table-cell>
          <table:table-cell office:value-type="string" calcext:value-type="string">
            <text:p>https://doi.org/10.1016/j.ipm.2022.103240</text:p>
          </table:table-cell>
          <table:table-cell office:value-type="string" calcext:value-type="string">
            <text:p>https://www.sciencedirect.com/science/article/pii/S0306457322003417</text:p>
          </table:table-cell>
          <table:table-cell office:value-type="string" calcext:value-type="string">
            <text:p>The era of big data has promoted the vigorous development of many industries, boosting the full potential of holistic data-driven analysis, yet it has also been accompanied by uninterrupted data breaches. In recent years, especially in China, data security laws and regulations have been promulgated continuously, and many of them have made clear requirements for data classification. As the support of data security initiatives, data classification has received the bulk of attention and has been hailed by all walks of life. There is a lot of valuable information contained in the issued regulations, which has already been well exploited in the research of privacy policy compliance verification, whereas few scholars have drawn on such information to guide data classification for security and compliance. As a step towards this direction, in this paper, we define two information types: one is “regulated data” mentioned in external laws and regulations, another is “non-regulated data”, indicating internal business data produced in a certain organization, and develop a novel generalization-enhanced decision tree classification algorithm called Gen-DT to classify data. In this way, data covered by the relevant data security regulatory mandates can be quickly identified and handled in full compliance as well. Furthermore, we evaluate the proposed compliance-driven data classification scheme using datasets collected from two famous universities in China and validate that our approach can achieve better performance than existing popular machine learning techniques.</text:p>
          </table:table-cell>
          <table:table-cell office:value-type="float" office:value="2023" calcext:value-type="float">
            <text:p>2023</text:p>
          </table:table-cell>
          <table:table-cell table:number-columns-repeated="2" table:style-name="ce3" office:value-type="string" calcext:value-type="string">
            <text:p>2025-02-19 14:56:24</text:p>
          </table:table-cell>
          <table:table-cell/>
          <table:table-cell office:value-type="float" office:value="103240" calcext:value-type="float">
            <text:p>103240</text:p>
          </table:table-cell>
          <table:table-cell/>
          <table:table-cell office:value-type="float" office:value="3" calcext:value-type="float">
            <text:p>3</text:p>
          </table:table-cell>
          <table:table-cell office:value-type="float" office:value="60" calcext:value-type="float">
            <text:p>60</text:p>
          </table:table-cell>
          <table:table-cell table:number-columns-repeated="20"/>
          <table:table-cell office:value-type="string" calcext:value-type="string">
            <text:p>Compliance; Data classification; Gen-DT; Non-regulated data; Regulated data</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5">
          <table:table-cell office:value-type="string" calcext:value-type="string">
            <text:p>LNYAW8RK</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Casalicchio, Emiliano; Cardellini, Valeria; Interino, Gianluca; Palmirani, Monica</text:p>
          </table:table-cell>
          <table:table-cell office:value-type="string" calcext:value-type="string">
            <text:p>Research challenges in legal-rule and QoS-aware cloud service brokerage</text:p>
          </table:table-cell>
          <table:table-cell office:value-type="string" calcext:value-type="string">
            <text:p>Future Generation Computer Systems</text:p>
          </table:table-cell>
          <table:table-cell/>
          <table:table-cell office:value-type="string" calcext:value-type="string">
            <text:p>0167-739X</text:p>
          </table:table-cell>
          <table:table-cell office:value-type="string" calcext:value-type="string">
            <text:p>https://doi.org/10.1016/j.future.2016.11.025</text:p>
          </table:table-cell>
          <table:table-cell office:value-type="string" calcext:value-type="string">
            <text:p>https://www.sciencedirect.com/science/article/pii/S0167739X16306641</text:p>
          </table:table-cell>
          <table:table-cell office:value-type="string" calcext:value-type="string">
            <text:p>The ICT industry and specifically critical sectors, such as healthcare, transportation, energy and government, require as mandatory the compliance of ICT systems and services with legislation and regulation, as well as with standards. In the era of cloud computing, this compliance management issue is exacerbated by the distributed nature of the system and by the limited control that customers have on the services. Today, the cloud industry is aware of this problem (as evidenced by the compliance program of many cloud service providers), and the research community is addressing the many facets of the legal-rule compliance checking and quality assurance problem. Cloud service brokerage plays an important role in legislation compliance and QoS management of cloud services. In this paper we discuss our experience in designing a legal-rule and QoS-aware cloud service broker, and we explore relate research issues. Specifically we provide three main contributions to the literature: first, we describe the detailed design architecture of the legal-rule and QoS-aware broker. Second, we discuss our design choices which rely on the state of the art solutions available in literature. We cover four main research areas: cloud broker service deployment, seamless cloud service migration, cloud service monitoring, and legal rule compliance checking. Finally, from the literature review in these research areas, we identify and discuss research challenges.</text:p>
          </table:table-cell>
          <table:table-cell office:value-type="float" office:value="2018" calcext:value-type="float">
            <text:p>2018</text:p>
          </table:table-cell>
          <table:table-cell table:number-columns-repeated="2" table:style-name="ce3" office:value-type="string" calcext:value-type="string">
            <text:p>2025-02-19 14:56:24</text:p>
          </table:table-cell>
          <table:table-cell/>
          <table:table-cell office:value-type="string" calcext:value-type="string">
            <text:p>211-223</text:p>
          </table:table-cell>
          <table:table-cell table:number-columns-repeated="2"/>
          <table:table-cell office:value-type="float" office:value="78" calcext:value-type="float">
            <text:p>78</text:p>
          </table:table-cell>
          <table:table-cell table:number-columns-repeated="20"/>
          <table:table-cell office:value-type="string" calcext:value-type="string">
            <text:p>Autonomic computing; Cloud computing; Legislation compliance checking; Monitoring; Optimization; Quality of service; Service migration; Service portability</text:p>
          </table:table-cell>
          <table:table-cell table:number-columns-repeated="47"/>
          <table:table-cell office:value-type="string" calcext:value-type="string">
            <text:p>No</text:p>
          </table:table-cell>
          <table:table-cell office:value-type="string" calcext:value-type="string">
            <text:p>Use Case</text:p>
          </table:table-cell>
        </table:table-row>
        <table:table-row table:style-name="ro6">
          <table:table-cell office:value-type="string" calcext:value-type="string">
            <text:p>YJL6MHIM</text:p>
          </table:table-cell>
          <table:table-cell office:value-type="string" calcext:value-type="string">
            <text:p>journalArticle</text:p>
          </table:table-cell>
          <table:table-cell office:value-type="float" office:value="2010" calcext:value-type="float">
            <text:p>2010</text:p>
          </table:table-cell>
          <table:table-cell office:value-type="string" calcext:value-type="string">
            <text:p>Winne, Philip H.; Hadwin, Allyson Fiona; Gress, Carmen</text:p>
          </table:table-cell>
          <table:table-cell office:value-type="string" calcext:value-type="string">
            <text:p>The learning kit project: Software tools for supporting and researching regulation of collaborative learning</text:p>
          </table:table-cell>
          <table:table-cell office:value-type="string" calcext:value-type="string">
            <text:p>Computers in Human Behavior</text:p>
          </table:table-cell>
          <table:table-cell/>
          <table:table-cell office:value-type="string" calcext:value-type="string">
            <text:p>0747-5632</text:p>
          </table:table-cell>
          <table:table-cell office:value-type="string" calcext:value-type="string">
            <text:p>https://doi.org/10.1016/j.chb.2007.09.009</text:p>
          </table:table-cell>
          <table:table-cell office:value-type="string" calcext:value-type="string">
            <text:p>https://www.sciencedirect.com/science/article/pii/S0747563207001525</text:p>
          </table:table-cell>
          <table:table-cell office:value-type="string" calcext:value-type="string">
            <text:p>Computer-supported collaborative learning (CSCL) is a dynamic and varied area of research. Ideally, tools for CSCL support and encourage solo and group learning processes and products. However, most CSCL research does not focus on supporting and sustaining the co-construction of knowledge. We identify four reasons for this situation and identify three critical resources every collaborator brings to collaborations that are underutilized in CSCL research: (a) prior knowledge, (b) information not yet transformed into knowledge that is judged relevant to the task(s) addressed in collaboration, and (c) cognitive processes used to construct these informational resources. Finally, we introduce gStudy, a software tool designed to advance research in the learning sciences. gStudy helps learners manage cognitive load so they can re-assign cognitive resources to self-, co-, and shared regulation; and it automatically and unobtrusively traces each user′s engagement with content and the means chosen for cognitively processing content, thus generating real-time performance data about processes of collaborative learning.</text:p>
          </table:table-cell>
          <table:table-cell office:value-type="float" office:value="2010" calcext:value-type="float">
            <text:p>2010</text:p>
          </table:table-cell>
          <table:table-cell table:number-columns-repeated="2" table:style-name="ce3" office:value-type="string" calcext:value-type="string">
            <text:p>2025-02-19 14:56:24</text:p>
          </table:table-cell>
          <table:table-cell/>
          <table:table-cell office:value-type="string" calcext:value-type="string">
            <text:p>787-793</text:p>
          </table:table-cell>
          <table:table-cell/>
          <table:table-cell office:value-type="float" office:value="5" calcext:value-type="float">
            <text:p>5</text:p>
          </table:table-cell>
          <table:table-cell office:value-type="float" office:value="26" calcext:value-type="float">
            <text:p>26</text:p>
          </table:table-cell>
          <table:table-cell table:number-columns-repeated="20"/>
          <table:table-cell office:value-type="string" calcext:value-type="string">
            <text:p>Collaborative learning environment; gStudy; Self-regulated learning; Tracing</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4">
          <table:table-cell office:value-type="string" calcext:value-type="string">
            <text:p>KZAFJA7D</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Baghdadi, Golnaz; Towhidkhah, Farzad; Rostami, Reza</text:p>
          </table:table-cell>
          <table:table-cell office:value-type="string" calcext:value-type="string">
            <text:p>A mathematical and biological plausible model of decision-execution regulation in “Go/No-Go” tasks: Focusing on the fronto-striatal-thalamic pathway</text:p>
          </table:table-cell>
          <table:table-cell office:value-type="string" calcext:value-type="string">
            <text:p>Computers in Biology and Medicine</text:p>
          </table:table-cell>
          <table:table-cell/>
          <table:table-cell office:value-type="string" calcext:value-type="string">
            <text:p>0010-4825</text:p>
          </table:table-cell>
          <table:table-cell office:value-type="string" calcext:value-type="string">
            <text:p>https://doi.org/10.1016/j.compbiomed.2017.05.014</text:p>
          </table:table-cell>
          <table:table-cell office:value-type="string" calcext:value-type="string">
            <text:p>https://www.sciencedirect.com/science/article/pii/S0010482517301361</text:p>
          </table:table-cell>
          <table:table-cell office:value-type="string" calcext:value-type="string">
            <text:p>Discovering factors influencing the speed and accuracy of responses in tasks such as “Go/No-Go” is one of issues which have been raised in neurocognitive studies. Mathematical models are considered as tools to identify and to study decision making procedure from different aspects. In this paper, a mathematical model has been presented to show several factors can alter the output of decision making procedure before execution in a “Go/No-Go” task. The dynamic of this model has two stable fixed points, each of them corresponds to the “Press” and “Not-press” responses. This model that focuses on the fronto-striatal-thalamic direct and indirect pathways, receives planned decisions from frontal cortex and sends a regulated output to motor cortex for execution. The state-space analysis showed that several factors could affect the regulation procedure such as the input strength, noise value, initial condition, and the values of involved neurotransmitters. Some probable analytical reasons that may lead to changes in decision-execution regulation have been suggested as well. Bifurcation diagram analysis demonstrates that an optimal interaction between these factors can compensate the weaknesses of some others. It is predicted that abnormalities of response control in different brain disorders such as attention deficit hyperactivity disorder may be resolved by providing treatment techniques that target the regulation of the interaction. The model also suggests a possible justification to show why so many studies insist on the important role of dopamine in some brain disorders.</text:p>
          </table:table-cell>
          <table:table-cell office:value-type="float" office:value="2017" calcext:value-type="float">
            <text:p>2017</text:p>
          </table:table-cell>
          <table:table-cell table:number-columns-repeated="2" table:style-name="ce3" office:value-type="string" calcext:value-type="string">
            <text:p>2025-02-19 14:56:24</text:p>
          </table:table-cell>
          <table:table-cell/>
          <table:table-cell office:value-type="string" calcext:value-type="string">
            <text:p>113-128</text:p>
          </table:table-cell>
          <table:table-cell table:number-columns-repeated="2"/>
          <table:table-cell office:value-type="float" office:value="86" calcext:value-type="float">
            <text:p>86</text:p>
          </table:table-cell>
          <table:table-cell table:number-columns-repeated="20"/>
          <table:table-cell office:value-type="string" calcext:value-type="string">
            <text:p>Mathematical model; Decision execution; Executive system; Fronto-striatal-thalamic pathway; Go/No-Go; Phase- space</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7">
          <table:table-cell office:value-type="string" calcext:value-type="string">
            <text:p>3BH8YDEQ</text:p>
          </table:table-cell>
          <table:table-cell office:value-type="string" calcext:value-type="string">
            <text:p>journalArticle</text:p>
          </table:table-cell>
          <table:table-cell office:value-type="float" office:value="2025" calcext:value-type="float">
            <text:p>2025</text:p>
          </table:table-cell>
          <table:table-cell office:value-type="string" calcext:value-type="string">
            <text:p>Li, Shangyuan; Zhao, Shiman; Zhang, Zhuoran; Fang, Zihao; Chen, Wei; Wang, Tengjiao</text:p>
          </table:table-cell>
          <table:table-cell office:value-type="string" calcext:value-type="string">
            <text:p>Basis is also explanation: Interpretable Legal Judgment Reasoning prompted by multi-source knowledge</text:p>
          </table:table-cell>
          <table:table-cell office:value-type="string" calcext:value-type="string">
            <text:p>Information Processing &amp; Management</text:p>
          </table:table-cell>
          <table:table-cell/>
          <table:table-cell office:value-type="string" calcext:value-type="string">
            <text:p>0306-4573</text:p>
          </table:table-cell>
          <table:table-cell office:value-type="string" calcext:value-type="string">
            <text:p>https://doi.org/10.1016/j.ipm.2024.103996</text:p>
          </table:table-cell>
          <table:table-cell office:value-type="string" calcext:value-type="string">
            <text:p>https://www.sciencedirect.com/science/article/pii/S0306457324003558</text:p>
          </table:table-cell>
          <table:table-cell office:value-type="string" calcext:value-type="string">
            <text:p>The task of Legal Judgment Prediction (LJP) aims to forecast case outcomes by analyzing fact descriptions, playing a pivotal role in enhancing judicial system efficiency and fairness. Existing LJP methods primarily focus on improving representations of fact descriptions to enhance judgment performance. However, these methods typically depend on the superficial case information and neglect the underlying legal basis, resulting in a lack of in-depth reasoning and interpretability in the judgment process of long-tail or confusing cases. Recognizing that the basis for judgments in real-world legal contexts encompasses both factual logic and related legal knowledge, we introduce the interpretable legal judgment reasoning framework with multi-source knowledge prompted. The essence of this framework is to transform the implicit factual logic of cases and external legal knowledge into explicit basis for judgment, aiming to enhance not only the accuracy of judgment predictions but also the interpretability of the reasoning process. Specifically, we design a chain prompt reasoning module that guides a large language model to elucidate factual logic basis through incremental reasoning, aligning the model prior knowledge with task-oriented knowledge in the process. To match the above fact-based information with legal knowledge basis, we propose a contrastive knowledge fusing module to inject external statutes knowledge into the fact description embedding. It pushes away the distance of similar knowledge in the semantic space during the encoding of external knowledge base without manual annotation, thus improving the judgment prediction performance of long-tail and confusing cases. Experimental results on two real datasets indicate that our framework significantly outperforms existing LJP baseline methods in accuracy and interpretability, achieving new state-of-the-art performance. In addition, tests on specially constructed long-tail and confusing case datasets demonstrate that the proposed framework possesses improved generalization abilities for predicting these complex cases.</text:p>
          </table:table-cell>
          <table:table-cell office:value-type="float" office:value="2025" calcext:value-type="float">
            <text:p>2025</text:p>
          </table:table-cell>
          <table:table-cell table:number-columns-repeated="2" table:style-name="ce3" office:value-type="string" calcext:value-type="string">
            <text:p>2025-02-19 14:56:24</text:p>
          </table:table-cell>
          <table:table-cell/>
          <table:table-cell office:value-type="float" office:value="103996" calcext:value-type="float">
            <text:p>103996</text:p>
          </table:table-cell>
          <table:table-cell/>
          <table:table-cell office:value-type="float" office:value="3" calcext:value-type="float">
            <text:p>3</text:p>
          </table:table-cell>
          <table:table-cell office:value-type="float" office:value="62" calcext:value-type="float">
            <text:p>62</text:p>
          </table:table-cell>
          <table:table-cell table:number-columns-repeated="20"/>
          <table:table-cell office:value-type="string" calcext:value-type="string">
            <text:p>Legal judgment prediction; Contrastive learning; Interpretability; Knowledge encoding; Prompt learning</text:p>
          </table:table-cell>
          <table:table-cell table:number-columns-repeated="47"/>
          <table:table-cell office:value-type="string" calcext:value-type="string">
            <text:p>Yes</text:p>
          </table:table-cell>
          <table:table-cell/>
        </table:table-row>
        <table:table-row table:style-name="ro8">
          <table:table-cell office:value-type="string" calcext:value-type="string">
            <text:p>47R6KZWQ</text:p>
          </table:table-cell>
          <table:table-cell office:value-type="string" calcext:value-type="string">
            <text:p>journalArticle</text:p>
          </table:table-cell>
          <table:table-cell office:value-type="float" office:value="2004" calcext:value-type="float">
            <text:p>2004</text:p>
          </table:table-cell>
          <table:table-cell office:value-type="string" calcext:value-type="string">
            <text:p>Petrovic-Lazarevic, S.; Coghill, K.; Abraham, A.</text:p>
          </table:table-cell>
          <table:table-cell office:value-type="string" calcext:value-type="string">
            <text:p>Neuro-fuzzy modelling in support of knowledge management in social regulation of access to cigarettes by minors</text:p>
          </table:table-cell>
          <table:table-cell office:value-type="string" calcext:value-type="string">
            <text:p>Knowledge-Based Systems</text:p>
          </table:table-cell>
          <table:table-cell/>
          <table:table-cell office:value-type="string" calcext:value-type="string">
            <text:p>0950-7051</text:p>
          </table:table-cell>
          <table:table-cell office:value-type="string" calcext:value-type="string">
            <text:p>https://doi.org/10.1016/S0950-7051(03)00049-2</text:p>
          </table:table-cell>
          <table:table-cell office:value-type="string" calcext:value-type="string">
            <text:p>https://www.sciencedirect.com/science/article/pii/S0950705103000492</text:p>
          </table:table-cell>
          <table:table-cell office:value-type="string" calcext:value-type="string">
            <text:p>In this paper a neuro-fuzzy modelling is proposed to support knowledge management in social regulation. The neuro-fuzzy learning process is based on tacit knowledge in order to highlight what specific steps local government should undertake to reach the outcome with an increase in compliance. An example is given to demonstrate the validity of the approach. Empirical results show the dependability of the proposed techniques.</text:p>
          </table:table-cell>
          <table:table-cell office:value-type="float" office:value="2004" calcext:value-type="float">
            <text:p>2004</text:p>
          </table:table-cell>
          <table:table-cell table:number-columns-repeated="2" table:style-name="ce3" office:value-type="string" calcext:value-type="string">
            <text:p>2025-02-19 14:56:24</text:p>
          </table:table-cell>
          <table:table-cell/>
          <table:table-cell office:value-type="string" calcext:value-type="string">
            <text:p>57-60</text:p>
          </table:table-cell>
          <table:table-cell/>
          <table:table-cell office:value-type="float" office:value="1" calcext:value-type="float">
            <text:p>1</text:p>
          </table:table-cell>
          <table:table-cell office:value-type="float" office:value="17" calcext:value-type="float">
            <text:p>17</text:p>
          </table:table-cell>
          <table:table-cell table:number-columns-repeated="20"/>
          <table:table-cell office:value-type="string" calcext:value-type="string">
            <text:p>Knowledge management; Neuro-fuzzy; Social regulation</text:p>
          </table:table-cell>
          <table:table-cell table:number-columns-repeated="47"/>
          <table:table-cell office:value-type="string" calcext:value-type="string">
            <text:p>No</text:p>
          </table:table-cell>
          <table:table-cell office:value-type="string" calcext:value-type="string">
            <text:p>Use Case</text:p>
          </table:table-cell>
        </table:table-row>
        <table:table-row table:style-name="ro2">
          <table:table-cell office:value-type="string" calcext:value-type="string">
            <text:p>VWZWQJDL</text:p>
          </table:table-cell>
          <table:table-cell office:value-type="string" calcext:value-type="string">
            <text:p>journalArticle</text:p>
          </table:table-cell>
          <table:table-cell office:value-type="float" office:value="2000" calcext:value-type="float">
            <text:p>2000</text:p>
          </table:table-cell>
          <table:table-cell office:value-type="string" calcext:value-type="string">
            <text:p>Tan, Yao-Hua; Thoen, Walter</text:p>
          </table:table-cell>
          <table:table-cell office:value-type="string" calcext:value-type="string">
            <text:p>INCAS: a legal expert system for contract terms in electronic commerce</text:p>
          </table:table-cell>
          <table:table-cell office:value-type="string" calcext:value-type="string">
            <text:p>Decision Support Systems</text:p>
          </table:table-cell>
          <table:table-cell/>
          <table:table-cell office:value-type="string" calcext:value-type="string">
            <text:p>0167-9236</text:p>
          </table:table-cell>
          <table:table-cell office:value-type="string" calcext:value-type="string">
            <text:p>https://doi.org/10.1016/S0167-9236(00)00085-3</text:p>
          </table:table-cell>
          <table:table-cell office:value-type="string" calcext:value-type="string">
            <text:p>https://www.sciencedirect.com/science/article/pii/S0167923600000853</text:p>
          </table:table-cell>
          <table:table-cell office:value-type="string" calcext:value-type="string">
            <text:p>Electronic commerce is doing business via electronic networks. Paper-based trade documents such as, for example, request for quotation, purchase order or invoice are replaced by electronic messages, in particular Electronic Data Interchange (EDI) messages. These electronic messages are not only transmitted much faster than paper-based documents, but they can also be processed automatically by computers. An example of this automated processing of electronic messages is electronic contracting and negotiation where the actual trade contract is on-line negotiated and concluded via an electronic network. We present the legal expert system INCAS that can provide on-line explanations about the use of Incoterms in trade contracts. Incoterms stipulate which party (buyer or seller) is responsible for arranging and paying transport of the goods, and arranging the documents necessary for this transport (e.g. export and import clearance documents, certification of origin, quality certificates etc.). INCAS is implemented in the programming language Prolog. We also explain how the defeasible reasoning capability of Prolog is essential for modelling the reasoning about the Incoterms.</text:p>
          </table:table-cell>
          <table:table-cell office:value-type="float" office:value="2000" calcext:value-type="float">
            <text:p>2000</text:p>
          </table:table-cell>
          <table:table-cell table:number-columns-repeated="2" table:style-name="ce3" office:value-type="string" calcext:value-type="string">
            <text:p>2025-02-19 14:56:24</text:p>
          </table:table-cell>
          <table:table-cell/>
          <table:table-cell office:value-type="string" calcext:value-type="string">
            <text:p>389-411</text:p>
          </table:table-cell>
          <table:table-cell/>
          <table:table-cell office:value-type="float" office:value="4" calcext:value-type="float">
            <text:p>4</text:p>
          </table:table-cell>
          <table:table-cell office:value-type="float" office:value="29" calcext:value-type="float">
            <text:p>29</text:p>
          </table:table-cell>
          <table:table-cell table:number-columns-repeated="20"/>
          <table:table-cell office:value-type="string" calcext:value-type="string">
            <text:p>Legal reasoning; Regulations; Electronic commerce; Defeasible logic; Deontic logic; Incoterms; Trade procedures</text:p>
          </table:table-cell>
          <table:table-cell table:number-columns-repeated="47"/>
          <table:table-cell office:value-type="string" calcext:value-type="string">
            <text:p>Yes</text:p>
          </table:table-cell>
          <table:table-cell office:value-type="string" calcext:value-type="string">
            <text:p>Not 100% sure but mentions Prolog so must be good</text:p>
          </table:table-cell>
        </table:table-row>
        <table:table-row table:style-name="ro9">
          <table:table-cell office:value-type="string" calcext:value-type="string">
            <text:p>D8UADYHI</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Prakken, Henry; Sartor, Giovanni</text:p>
          </table:table-cell>
          <table:table-cell office:value-type="string" calcext:value-type="string">
            <text:p>Law and logic: A review from an argumentation perspective</text:p>
          </table:table-cell>
          <table:table-cell office:value-type="string" calcext:value-type="string">
            <text:p>Artificial Intelligence</text:p>
          </table:table-cell>
          <table:table-cell/>
          <table:table-cell office:value-type="string" calcext:value-type="string">
            <text:p>0004-3702</text:p>
          </table:table-cell>
          <table:table-cell office:value-type="string" calcext:value-type="string">
            <text:p>https://doi.org/10.1016/j.artint.2015.06.005</text:p>
          </table:table-cell>
          <table:table-cell office:value-type="string" calcext:value-type="string">
            <text:p>https://www.sciencedirect.com/science/article/pii/S0004370215000910</text:p>
          </table:table-cell>
          <table:table-cell office:value-type="string" calcext:value-type="string">
            <text:p>This article reviews legal applications of logic, with a particularly marked concern for logical models of legal argument. We argue that the law is a rich test bed and important application field for logic-based AI research. First applications of logic to the representation of legal regulations are reviewed, where the main emphasis is on representation and where the legal conclusions follow from that representation as a matter of deduction. This includes the representation of deontic concepts, normative positions, legal ontologies, time and change. Then legal applications of logic are reviewed where legal rules are not just applied but are the object of reasoning and discourse. This includes arguing about applying statutory rules in unforeseen circumstances, interpretative reasoning in light of the facts of a case, and evidential reasoning to establish the facts of a case. This part of the review has special emphasis on argumentation-based approaches. This also holds for the final part, which discusses formal models of legal procedure and of multi-agent interaction in legal proceedings. The review concludes with identifying some of the main open research problems. The review shows that modern legal applications of logic confirm the recent trend of widening the scope of logic from deduction to information flow, argumentation and interaction.</text:p>
          </table:table-cell>
          <table:table-cell office:value-type="float" office:value="2015" calcext:value-type="float">
            <text:p>2015</text:p>
          </table:table-cell>
          <table:table-cell table:number-columns-repeated="2" table:style-name="ce3" office:value-type="string" calcext:value-type="string">
            <text:p>2025-02-19 14:56:24</text:p>
          </table:table-cell>
          <table:table-cell/>
          <table:table-cell office:value-type="string" calcext:value-type="string">
            <text:p>214-245</text:p>
          </table:table-cell>
          <table:table-cell table:number-columns-repeated="2"/>
          <table:table-cell office:value-type="float" office:value="227" calcext:value-type="float">
            <text:p>227</text:p>
          </table:table-cell>
          <table:table-cell table:number-columns-repeated="20"/>
          <table:table-cell office:value-type="string" calcext:value-type="string">
            <text:p>Legal reasoning; AI &amp; law; Argumentation; Legal logic</text:p>
          </table:table-cell>
          <table:table-cell table:number-columns-repeated="47"/>
          <table:table-cell office:value-type="string" calcext:value-type="string">
            <text:p>For Dicussion</text:p>
          </table:table-cell>
          <table:table-cell office:value-type="string" calcext:value-type="string">
            <text:p>Not Primary Literature</text:p>
          </table:table-cell>
        </table:table-row>
        <table:table-row table:style-name="ro4">
          <table:table-cell office:value-type="string" calcext:value-type="string">
            <text:p>I2JIST8X</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Aman, Valeria; Besselaar, Peter van den</text:p>
          </table:table-cell>
          <table:table-cell office:value-type="string" calcext:value-type="string">
            <text:p>Authorship regulations in performance-based funding systems and publication behaviour – A case study of German medical faculties</text:p>
          </table:table-cell>
          <table:table-cell office:value-type="string" calcext:value-type="string">
            <text:p>Journal of Informetrics</text:p>
          </table:table-cell>
          <table:table-cell/>
          <table:table-cell office:value-type="string" calcext:value-type="string">
            <text:p>1751-1577</text:p>
          </table:table-cell>
          <table:table-cell office:value-type="string" calcext:value-type="string">
            <text:p>https://doi.org/10.1016/j.joi.2024.101500</text:p>
          </table:table-cell>
          <table:table-cell office:value-type="string" calcext:value-type="string">
            <text:p>https://www.sciencedirect.com/science/article/pii/S1751157724000130</text:p>
          </table:table-cell>
          <table:table-cell office:value-type="string" calcext:value-type="string">
            <text:p>This article investigates whether German medical faculties with different authorship regulations show different publication patterns. In 2004, the German Research Foundation (DFG) suggested a formula consisting of third-party funding, the cumulated JIF of publications and a fractional counting of publications to counteract the increasing inflation of author counts in medical publications. Whereas the third-party funding and the JIF are generally used in research evaluation without variation, the authorship regulation differs among medical faculties. We therefore compare medical faculties using the DFG model - to credit first and last authors with a higher share than middle authors - with those faculties that apply whole counting. We answer the question whether the faculties with the different counting methods also show different authorship and publication behaviour, i.e., authorship and collaboration patterns, the choice of journals (JIF level) and the citation impact (share of highly-cited papers). Findings indicate a clear trend of increasing co-author numbers and of middle-author papers, irrespective of authorship regulation. Publications with DFG model have only a slightly lower average author count and lower shares of middle-author papers than whole-counted publications. Our findings suggest that the DFG regulation has not resulted in a reduction of the number of authors, which was a major aim. Moreover, the results show that the use of whole counting goes together with higher productivity and higher impact, which may be a good reason to select that model.</text:p>
          </table:table-cell>
          <table:table-cell office:value-type="float" office:value="2024" calcext:value-type="float">
            <text:p>2024</text:p>
          </table:table-cell>
          <table:table-cell table:number-columns-repeated="2" table:style-name="ce3" office:value-type="string" calcext:value-type="string">
            <text:p>2025-02-19 14:56:24</text:p>
          </table:table-cell>
          <table:table-cell/>
          <table:table-cell office:value-type="float" office:value="101500" calcext:value-type="float">
            <text:p>101500</text:p>
          </table:table-cell>
          <table:table-cell/>
          <table:table-cell office:value-type="float" office:value="2" calcext:value-type="float">
            <text:p>2</text:p>
          </table:table-cell>
          <table:table-cell office:value-type="float" office:value="18" calcext:value-type="float">
            <text:p>18</text:p>
          </table:table-cell>
          <table:table-cell table:number-columns-repeated="20"/>
          <table:table-cell office:value-type="string" calcext:value-type="string">
            <text:p>Author position; Citation impact; Co-authorship; Fractional counting; Performance-based funding; Research performance; Research policy; Whole counting</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10">
          <table:table-cell office:value-type="string" calcext:value-type="string">
            <text:p>VK5HSHEK</text:p>
          </table:table-cell>
          <table:table-cell office:value-type="string" calcext:value-type="string">
            <text:p>journalArticle</text:p>
          </table:table-cell>
          <table:table-cell office:value-type="float" office:value="2025" calcext:value-type="float">
            <text:p>2025</text:p>
          </table:table-cell>
          <table:table-cell office:value-type="string" calcext:value-type="string">
            <text:p>Riis, Thomas</text:p>
          </table:table-cell>
          <table:table-cell office:value-type="string" calcext:value-type="string">
            <text:p>A model of ‘rough justice’ for internet intermediaries from the perspective of EU copyright law</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24.106094</text:p>
          </table:table-cell>
          <table:table-cell office:value-type="string" calcext:value-type="string">
            <text:p>https://www.sciencedirect.com/science/article/pii/S0267364924001596</text:p>
          </table:table-cell>
          <table:table-cell office:value-type="string" calcext:value-type="string">
            <text:p>Internet intermediaries’ content moderation raises two major problems. The first relates to the accuracy of the moderation practices, which is an issue on whether the intermediaries over-enforce or under-enforce. The second problem concerns the inherent privatization of justice that results when enforcement of rights is left to a private party. The purpose of the article is to develop a model of ‘rough justice’ for internet intermediaries’ content moderation practices taking into account the obvious fact that such content moderation cannot comply with the degree of justice known from civil procedural law. There is no reason to believe that internet intermediaries strive to achieve the highest level of justice in their content moderation. As a consequence, the model of rough justice presupposes legislative intervention related to 3 different groups of provisions: 1) Procedural rules, 2) substantive rules, and 3) competences of persons involved in content moderation.</text:p>
          </table:table-cell>
          <table:table-cell office:value-type="float" office:value="2025" calcext:value-type="float">
            <text:p>2025</text:p>
          </table:table-cell>
          <table:table-cell table:number-columns-repeated="2" table:style-name="ce3" office:value-type="string" calcext:value-type="string">
            <text:p>2025-02-19 14:56:24</text:p>
          </table:table-cell>
          <table:table-cell/>
          <table:table-cell office:value-type="float" office:value="106094" calcext:value-type="float">
            <text:p>106094</text:p>
          </table:table-cell>
          <table:table-cell table:number-columns-repeated="2"/>
          <table:table-cell office:value-type="float" office:value="56" calcext:value-type="float">
            <text:p>56</text:p>
          </table:table-cell>
          <table:table-cell table:number-columns-repeated="20"/>
          <table:table-cell office:value-type="string" calcext:value-type="string">
            <text:p>Copyright; Fair trial; Human right; Intermediary; Justice</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4">
          <table:table-cell office:value-type="string" calcext:value-type="string">
            <text:p>CCYJEDVR</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Gonçalves-Ferreira, Duarte; Sousa, Mariana; Bacelar-Silva, Gustavo M.; Frade, Samuel; Antunes, Luís Filipe; Beale, Thomas; Cruz-Correia, Ricardo</text:p>
          </table:table-cell>
          <table:table-cell office:value-type="string" calcext:value-type="string">
            <text:p>OpenEHR and General Data Protection Regulation: Evaluation of Principles and Requirements</text:p>
          </table:table-cell>
          <table:table-cell office:value-type="string" calcext:value-type="string">
            <text:p>JMIR Medical Informatics</text:p>
          </table:table-cell>
          <table:table-cell/>
          <table:table-cell office:value-type="string" calcext:value-type="string">
            <text:p>2291-9694</text:p>
          </table:table-cell>
          <table:table-cell office:value-type="string" calcext:value-type="string">
            <text:p>https://doi.org/10.2196/medinform.9845</text:p>
          </table:table-cell>
          <table:table-cell office:value-type="string" calcext:value-type="string">
            <text:p>https://www.sciencedirect.com/science/article/pii/S229196941900019X</text:p>
          </table:table-cell>
          <table:table-cell office:value-type="string" calcext:value-type="string">
            <text:p>Background Concerns about privacy and personal data protection resulted in reforms of the existing legislation in the European Union (EU). The General Data Protection Regulation (GDPR) aims to reform the existing directive on the topic of personal data protection of EU citizens with a strong emphasis on more control of the citizens over their data and in the establishment of rules for the processing of personal data. OpenEHR is a standard that embodies many principles of interoperable and secure software for electronic health records (EHRs) and has been advocated as the best approach for the development of hospital information systems. Objective This study aimed to understand to what extent the openEHR standard can help in the compliance of EHR systems to the GDPR requirements. Methods A list of requirements for an EHR to support GDPR compliance and also a list of the openEHR design principles were made. The requirements were categorized and compared with the principles by experts on openEHR and GDPR. Results A total of 50 GDPR requirements and 8 openEHR design principles were identified. The openEHR principles conformed to 30% (15/50) of GDPR requirements. All the openEHR principles were aligned with GDPR requirements. Conclusions This study showed that the openEHR principles conform well to GDPR, underlining the common wisdom that truly realizing security and privacy requires it to be built in from the start. By using an openEHR-based EHR, the institutions are closer to becoming compliant with GDPR while safeguarding the medical data.</text:p>
          </table:table-cell>
          <table:table-cell office:value-type="float" office:value="2019" calcext:value-type="float">
            <text:p>2019</text:p>
          </table:table-cell>
          <table:table-cell table:number-columns-repeated="2" table:style-name="ce3" office:value-type="string" calcext:value-type="string">
            <text:p>2025-02-19 14:56:24</text:p>
          </table:table-cell>
          <table:table-cell table:number-columns-repeated="3"/>
          <table:table-cell office:value-type="float" office:value="1" calcext:value-type="float">
            <text:p>1</text:p>
          </table:table-cell>
          <table:table-cell office:value-type="float" office:value="7" calcext:value-type="float">
            <text:p>7</text:p>
          </table:table-cell>
          <table:table-cell table:number-columns-repeated="20"/>
          <table:table-cell office:value-type="string" calcext:value-type="string">
            <text:p>GDPR; data protection; electronic health record; health information interoperability; openEHR</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11">
          <table:table-cell office:value-type="string" calcext:value-type="string">
            <text:p>PSCS8262</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Xu, Xin; Cai, Hubo</text:p>
          </table:table-cell>
          <table:table-cell office:value-type="string" calcext:value-type="string">
            <text:p>Ontology and rule-based natural language processing approach for interpreting textual regulations on underground utility infrastructure</text:p>
          </table:table-cell>
          <table:table-cell office:value-type="string" calcext:value-type="string">
            <text:p>Advanced Engineering Informatics</text:p>
          </table:table-cell>
          <table:table-cell/>
          <table:table-cell office:value-type="string" calcext:value-type="string">
            <text:p>1474-0346</text:p>
          </table:table-cell>
          <table:table-cell office:value-type="string" calcext:value-type="string">
            <text:p>https://doi.org/10.1016/j.aei.2021.101288</text:p>
          </table:table-cell>
          <table:table-cell office:value-type="string" calcext:value-type="string">
            <text:p>https://www.sciencedirect.com/science/article/pii/S1474034621000422</text:p>
          </table:table-cell>
          <table:table-cell office:value-type="string" calcext:value-type="string">
            <text:p>The nation’s massive underground utility infrastructure must comply with a multitude of regulations. The regulatory compliance checking of underground utilities requires an objective and consistent interpretation of the regulations. However, utility regulations contain a variety of domain-specific terms and numerous spatial constraints regarding the location and clearance of underground utilities. It is challenging for the interpreters to understand both the domain and spatial semantics in utility regulations. To address the challenge, this paper adopts an ontology and rule-based Natural Language Processing (NLP) framework to automate the interpretation of utility regulations – the extraction of regulatory information and the subsequent transformation into logic clauses. Two new ontologies have been developed. The urban product ontology (UPO) is domain-specific to model domain concepts and capture domain semantics on top of heterogeneous terminologies in utility regulations. The spatial ontology (SO) consists of two layers of semantics – linguistic spatial expressions and formal spatial relations – for better understanding the spatial language in utility regulations. Pattern-matching rules defined on syntactic features (captured using common NLP techniques) and semantic features (captured using ontologies) were encoded for information extraction. The extracted information elements were then mapped to their semantic correspondences via ontologies and finally transformed into deontic logic (DL) clauses to achieve the semantic and logical formalization. The approach was tested on the spatial configuration-related requirements in utility accommodation policies. Results show it achieves a 98.2% precision and a 94.7% recall in information extraction, a 94.4% precision and a 90.1% recall in semantic formalization, and an 83% accuracy in logical formalization.</text:p>
          </table:table-cell>
          <table:table-cell office:value-type="float" office:value="2021" calcext:value-type="float">
            <text:p>2021</text:p>
          </table:table-cell>
          <table:table-cell table:number-columns-repeated="2" table:style-name="ce3" office:value-type="string" calcext:value-type="string">
            <text:p>2025-02-19 14:56:24</text:p>
          </table:table-cell>
          <table:table-cell/>
          <table:table-cell office:value-type="float" office:value="101288" calcext:value-type="float">
            <text:p>101288</text:p>
          </table:table-cell>
          <table:table-cell table:number-columns-repeated="2"/>
          <table:table-cell office:value-type="float" office:value="48" calcext:value-type="float">
            <text:p>48</text:p>
          </table:table-cell>
          <table:table-cell table:number-columns-repeated="20"/>
          <table:table-cell office:value-type="string" calcext:value-type="string">
            <text:p>Natural language processing; Ontology; Information extraction; Information formalization; Pattern-matching rules; Utility regulations</text:p>
          </table:table-cell>
          <table:table-cell table:number-columns-repeated="47"/>
          <table:table-cell office:value-type="string" calcext:value-type="string">
            <text:p>Yes</text:p>
          </table:table-cell>
          <table:table-cell office:value-type="string" calcext:value-type="string">
            <text:p>Not sure if compliance, check paper</text:p>
          </table:table-cell>
        </table:table-row>
        <table:table-row table:style-name="ro12">
          <table:table-cell office:value-type="string" calcext:value-type="string">
            <text:p>Y3VH78XF</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Sullivan, Gavin; Meerssche, Dimitri Van Den</text:p>
          </table:table-cell>
          <table:table-cell office:value-type="string" calcext:value-type="string">
            <text:p>An Infrastructural Brussels Effect: The translation of EU Law into the UK's digital borders</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24.106057</text:p>
          </table:table-cell>
          <table:table-cell office:value-type="string" calcext:value-type="string">
            <text:p>https://www.sciencedirect.com/science/article/pii/S0267364924001237</text:p>
          </table:table-cell>
          <table:table-cell office:value-type="string" calcext:value-type="string">
            <text:p>This article gives an account of the legal standards and safeguards that guide and constrain the current design of the UK's digital borders. Based on an empirical engagement with the development of Cerberus – an advanced risk-based analytics platform aimed at the detection of previously ‘unknown’ threats – the article presents a dual argument. On the one hand, it provides an account of the remaining salience and extraterritorial reach of EU law in setting standards for the collection, retention, processing and sharing of Passenger Name Records (PNR) data in the UK. This PNR data is a constitutive component of the digital border. Through the EU-UK Trade and Cooperation Agreement (TCA), the UK is now bound to comply with the rather stringent legal safeguards developed by the CJEU (in Opinion 1/15) on the retention and automated processing of PNR data. Our analysis shows the different channels through which EU law obtains this extraterritorial reach, how compliance can be monitored and enforced, and, crucially, how it has influenced and constrained the technical design of the UK's digital borders – a salient and unexplored phenomenon that we describe as an Infrastructural Brussels Effect. Yet, on the other hand, the article empirically shows that this is not merely a process of norm diffusion and extraterritoriality. Once legal standards become infrastructurally embedded in Cerberus, we witness normative translations and sociotechnical shifts with important legal and political consequences. Legal standards on ‘reasonable suspicion’ and the ‘objective evidence’ of ‘risk’, we argue, are given specific meaning through a logic of relational inference and algorithmic pattern detection (leading to forms of ‘concern by association’). By studying the entanglements between legal norms and material infrastructures – an approach we describe as infra-legalities – these normative effects become visible and contestable, providing a productive site for the sociolegal study of law and algorithmic governance.</text:p>
          </table:table-cell>
          <table:table-cell office:value-type="float" office:value="2024" calcext:value-type="float">
            <text:p>2024</text:p>
          </table:table-cell>
          <table:table-cell table:number-columns-repeated="2" table:style-name="ce3" office:value-type="string" calcext:value-type="string">
            <text:p>2025-02-19 14:56:24</text:p>
          </table:table-cell>
          <table:table-cell/>
          <table:table-cell office:value-type="float" office:value="106057" calcext:value-type="float">
            <text:p>106057</text:p>
          </table:table-cell>
          <table:table-cell table:number-columns-repeated="2"/>
          <table:table-cell office:value-type="float" office:value="55" calcext:value-type="float">
            <text:p>55</text:p>
          </table:table-cell>
          <table:table-cell table:number-columns-repeated="20"/>
          <table:table-cell office:value-type="string" calcext:value-type="string">
            <text:p>AI and algorithmic governance; Brussels Effect; Data Infrastructures; Digital borders; Infra-legalities; PNR data</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13">
          <table:table-cell office:value-type="string" calcext:value-type="string">
            <text:p>EUX39TRM</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Schneider, Julián Moreno; Rehm, Georg; Montiel-Ponsoda, Elena; Rodríguez-Doncel, Víctor; Martín-Chozas, Patricia; Navas-Loro, María; Kaltenböck, Martin; Revenko, Artem; Karampatakis, Sotirios; Sageder, Christian; Gracia, Jorge; Maganza, Filippo; Kernerman, Ilan; Lonke, Dorielle; Lagzdins, Andis; Gil, Julia Bosque; Verhoeven, Pieter; Diaz, Elsa Gomez; Ballesteros, Pascual Boil</text:p>
          </table:table-cell>
          <table:table-cell office:value-type="string" calcext:value-type="string">
            <text:p>Lynx: A knowledge-based AI service platform for content processing, enrichment and analysis for the legal domain</text:p>
          </table:table-cell>
          <table:table-cell office:value-type="string" calcext:value-type="string">
            <text:p>Information Systems</text:p>
          </table:table-cell>
          <table:table-cell/>
          <table:table-cell office:value-type="string" calcext:value-type="string">
            <text:p>0306-4379</text:p>
          </table:table-cell>
          <table:table-cell office:value-type="string" calcext:value-type="string">
            <text:p>https://doi.org/10.1016/j.is.2021.101966</text:p>
          </table:table-cell>
          <table:table-cell office:value-type="string" calcext:value-type="string">
            <text:p>https://www.sciencedirect.com/science/article/pii/S0306437921001563</text:p>
          </table:table-cell>
          <table:table-cell office:value-type="string" calcext:value-type="string">
            <text:p>The EU-funded project Lynx focuses on the creation of a knowledge graph for the legal domain (Legal Knowledge Graph, LKG) and its use for the semantic processing, analysis and enrichment of documents from the legal domain. This article describes the use cases covered in the project, the entire developed platform and the semantic analysis services that operate on the documents.</text:p>
          </table:table-cell>
          <table:table-cell office:value-type="float" office:value="2022" calcext:value-type="float">
            <text:p>2022</text:p>
          </table:table-cell>
          <table:table-cell table:number-columns-repeated="2" table:style-name="ce3" office:value-type="string" calcext:value-type="string">
            <text:p>2025-02-19 14:56:24</text:p>
          </table:table-cell>
          <table:table-cell/>
          <table:table-cell office:value-type="float" office:value="101966" calcext:value-type="float">
            <text:p>101966</text:p>
          </table:table-cell>
          <table:table-cell table:number-columns-repeated="2"/>
          <table:table-cell office:value-type="float" office:value="106" calcext:value-type="float">
            <text:p>106</text:p>
          </table:table-cell>
          <table:table-cell table:number-columns-repeated="20"/>
          <table:table-cell office:value-type="string" calcext:value-type="string">
            <text:p>Tools; Applications; Knowledge discovery/representation; Systems; Text analytics</text:p>
          </table:table-cell>
          <table:table-cell table:number-columns-repeated="47"/>
          <table:table-cell office:value-type="string" calcext:value-type="string">
            <text:p>Yes</text:p>
          </table:table-cell>
          <table:table-cell/>
        </table:table-row>
        <table:table-row table:style-name="ro4">
          <table:table-cell office:value-type="string" calcext:value-type="string">
            <text:p>334GTJJ8</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Asam, Aiman El; Samara, Muthanna</text:p>
          </table:table-cell>
          <table:table-cell office:value-type="string" calcext:value-type="string">
            <text:p>Cyberbullying and the law: A review of psychological and legal challenges</text:p>
          </table:table-cell>
          <table:table-cell office:value-type="string" calcext:value-type="string">
            <text:p>Computers in Human Behavior</text:p>
          </table:table-cell>
          <table:table-cell/>
          <table:table-cell office:value-type="string" calcext:value-type="string">
            <text:p>0747-5632</text:p>
          </table:table-cell>
          <table:table-cell office:value-type="string" calcext:value-type="string">
            <text:p>https://doi.org/10.1016/j.chb.2016.08.012</text:p>
          </table:table-cell>
          <table:table-cell office:value-type="string" calcext:value-type="string">
            <text:p>https://www.sciencedirect.com/science/article/pii/S0747563216305775</text:p>
          </table:table-cell>
          <table:table-cell office:value-type="string" calcext:value-type="string">
            <text:p>Cyberbullying, in its different forms, is common among children and adolescents and is facilitated by the increased use of technology. The consequences of cyberbullying could be severe, especially on mental health, potentially leading to suicide in extreme cases. Although parents, schools and online social networking sites are encouraged to provide a safe online environment, little is known about the legal avenues which could be utilised to prevent cyberbullying or act as a deterrent. This article attempts to explore current laws, and the challenges that exist to establishing cyberbullying legislation in the context of the UK. It is arguable that a number of statutes may be of assistance in relation to cyberbullying, namely Education and Inspections Act 2006, Protection from Harassment Act 1997, Communications Act 2003, Malicious Communications Act 1988, Telecommunications Act 1984, Public Order Act 1986, Obscene Publications Act 1959, Computer Misuse Act 1990, Crime and Disorder Act 1998, and Defamation Act 2013. However, given the lack of clear definition of bullying, the applicability of these laws to cyberbullying is open to debate. Establishing new legislation or a modification to existing laws is particularly challenging for a number of reasons, namely: an absence of consistent bullying/cyberbullying definition, a difficulty in determining intention to harm or evidence of this, a lack of surveillance, a lack of general awareness, issues surrounding jurisdiction, the role of technology, and the age of criminal responsibility. These challenges are elaborated and discussed in this article.</text:p>
          </table:table-cell>
          <table:table-cell office:value-type="float" office:value="2016" calcext:value-type="float">
            <text:p>2016</text:p>
          </table:table-cell>
          <table:table-cell table:number-columns-repeated="2" table:style-name="ce3" office:value-type="string" calcext:value-type="string">
            <text:p>2025-02-19 14:56:25</text:p>
          </table:table-cell>
          <table:table-cell/>
          <table:table-cell office:value-type="string" calcext:value-type="string">
            <text:p>127-141</text:p>
          </table:table-cell>
          <table:table-cell table:number-columns-repeated="2"/>
          <table:table-cell office:value-type="float" office:value="65" calcext:value-type="float">
            <text:p>65</text:p>
          </table:table-cell>
          <table:table-cell table:number-columns-repeated="20"/>
          <table:table-cell office:value-type="string" calcext:value-type="string">
            <text:p>Children and adolescents; Cyberbullying; Cyberbullying prosecution; Legal challenges; Psychological impact; Victimisation</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2">
          <table:table-cell office:value-type="string" calcext:value-type="string">
            <text:p>9NSE6DG4</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REN, Qiang; DU, Jing</text:p>
          </table:table-cell>
          <table:table-cell office:value-type="string" calcext:value-type="string">
            <text:p>Harmonizing innovation and regulation: The EU Artificial Intelligence Act in the international trade context</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24.106028</text:p>
          </table:table-cell>
          <table:table-cell office:value-type="string" calcext:value-type="string">
            <text:p>https://www.sciencedirect.com/science/article/pii/S0267364924000943</text:p>
          </table:table-cell>
          <table:table-cell office:value-type="string" calcext:value-type="string">
            <text:p>The European Union's Artificial Intelligence Act focuses on establishing harmonized rules across EU Member States so that AI systems are safe, transparent, and respectful of existing laws and fundamental rights. It introduces a risk-based regulatory approach, classifying AI applications by risk levels and imposing stringent compliance requirements on high-risk applications. The paper critically examines the Act's provisions, including its prohibitions on certain AI practices, requirements for high-risk AI systems, and mandates for transparency and human oversight. The paper examines the implications of the Act for international trade and technological regulation, particularly in the context of the World Trade Organization's Technical Barriers to Trade (TBT) Agreement. It addresses the Act's potential impact on developing countries, highlighting concerns that the Act's uniform standards could potentially exacerbate the digital divide and create barriers in global AI innovation and trade. The paper suggests incorporating flexibility and differential standards in the Act, enhancing technical assistance for developing countries, and advocating the EU's active participation in global standard-setting.</text:p>
          </table:table-cell>
          <table:table-cell office:value-type="float" office:value="2024" calcext:value-type="float">
            <text:p>2024</text:p>
          </table:table-cell>
          <table:table-cell table:number-columns-repeated="2" table:style-name="ce3" office:value-type="string" calcext:value-type="string">
            <text:p>2025-02-19 14:56:25</text:p>
          </table:table-cell>
          <table:table-cell/>
          <table:table-cell office:value-type="float" office:value="106028" calcext:value-type="float">
            <text:p>106028</text:p>
          </table:table-cell>
          <table:table-cell table:number-columns-repeated="2"/>
          <table:table-cell office:value-type="float" office:value="54" calcext:value-type="float">
            <text:p>54</text:p>
          </table:table-cell>
          <table:table-cell table:number-columns-repeated="20"/>
          <table:table-cell office:value-type="string" calcext:value-type="string">
            <text:p>Developing countries and AI compliance; EU Artificial Intelligence Act; International trade regulation; Risk-based AI regulation; Technical barriers to trade agreement</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14">
          <table:table-cell office:value-type="string" calcext:value-type="string">
            <text:p>AGPGMW6D</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Dong, Huijuan; Chen, Junkai</text:p>
          </table:table-cell>
          <table:table-cell office:value-type="string" calcext:value-type="string">
            <text:p>Meta-Regulation: An ideal alternative to the primary responsibility as the regulatory model of generative AI in China</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24.106016</text:p>
          </table:table-cell>
          <table:table-cell office:value-type="string" calcext:value-type="string">
            <text:p>https://www.sciencedirect.com/science/article/pii/S0267364924000827</text:p>
          </table:table-cell>
          <table:table-cell office:value-type="string" calcext:value-type="string">
            <text:p>Generative AI with stronger responsiveness and emergent abilities has triggered a global boom and is facing challenges such as data compliance risks during the pretraining process and risks of generating fake information, which has raised concerns among global regulatory authorities. The European Union, United States, United Kingdom, and other countries and regions are gradually establishing risk-based, scenario-based, and outcome-based governance models for generative AI. China recently introduced new regulations for the management of generative AI, which adopt a governance model focusing on generative AI service providers. It suggests that China is continuing the principle of primary responsibility in Internet governance, which encompasses legal responsibility, contractual obligations, and ethical responsibility. However, the governance model based on primary responsibility emphasizes the accountability of generative AI model service providers, with relatively limited regulation on other important entities such as users and large-scale dissemination platforms, which may not be conducive to achieving China's regulatory goals for the AI industry. In comparison, the Meta-Regulation model could be an ideal alternative for China. As a classic theory explaining the public-private relationship, the ‘Meta-Regulation’ aligns with the generative AI governance requirements. Based on the Meta-Regulation theory, the governance of generative AI in China should move towards a direction of emphasizing safety, transparency, collaborative governance, and accountability. In line with this, it is necessary to include users and large-scale dissemination platforms within the regulatory scope and establish overarching governance objectives that ensure the responsible distribution of duties among stakeholders, with regulatory authorities assuming ultimate oversight responsibility and technical coordination. At the level of specific improvement measures, it is possible to integrate the three stages of model development, usage, and content dissemination of generative AI. During the model development stage, generative AI providers have specific transparency obligations. In the usage stage, a self-regulatory system centered around platform autonomy should be constructed. In the content dissemination stage, the proactive notification obligations of the dissemination platforms should be clearly defined. Additionally, the enforcement of technical interoperability requirements is necessary, thereby promoting the orderly development of generative AI applications.</text:p>
          </table:table-cell>
          <table:table-cell office:value-type="float" office:value="2024" calcext:value-type="float">
            <text:p>2024</text:p>
          </table:table-cell>
          <table:table-cell table:number-columns-repeated="2" table:style-name="ce3" office:value-type="string" calcext:value-type="string">
            <text:p>2025-02-19 14:56:25</text:p>
          </table:table-cell>
          <table:table-cell/>
          <table:table-cell office:value-type="float" office:value="106016" calcext:value-type="float">
            <text:p>106016</text:p>
          </table:table-cell>
          <table:table-cell table:number-columns-repeated="2"/>
          <table:table-cell office:value-type="float" office:value="54" calcext:value-type="float">
            <text:p>54</text:p>
          </table:table-cell>
          <table:table-cell table:number-columns-repeated="20"/>
          <table:table-cell office:value-type="string" calcext:value-type="string">
            <text:p>Generative AI; Collaborative governance; Meta-Regulation; Primary responsibility</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15">
          <table:table-cell office:value-type="string" calcext:value-type="string">
            <text:p>RMQCEPM8</text:p>
          </table:table-cell>
          <table:table-cell office:value-type="string" calcext:value-type="string">
            <text:p>journalArticle</text:p>
          </table:table-cell>
          <table:table-cell office:value-type="float" office:value="2025" calcext:value-type="float">
            <text:p>2025</text:p>
          </table:table-cell>
          <table:table-cell office:value-type="string" calcext:value-type="string">
            <text:p>Yaman, Sinem Getir; Ribeiro, Pedro; Cavalcanti, Ana; Calinescu, Radu; Paterson, Colin; Townsend, Beverley</text:p>
          </table:table-cell>
          <table:table-cell office:value-type="string" calcext:value-type="string">
            <text:p>Specification, validation and verification of social, legal, ethical, empathetic and cultural requirements for autonomous agents</text:p>
          </table:table-cell>
          <table:table-cell office:value-type="string" calcext:value-type="string">
            <text:p>Journal of Systems and Software</text:p>
          </table:table-cell>
          <table:table-cell/>
          <table:table-cell office:value-type="string" calcext:value-type="string">
            <text:p>0164-1212</text:p>
          </table:table-cell>
          <table:table-cell office:value-type="string" calcext:value-type="string">
            <text:p>https://doi.org/10.1016/j.jss.2024.112229</text:p>
          </table:table-cell>
          <table:table-cell office:value-type="string" calcext:value-type="string">
            <text:p>https://www.sciencedirect.com/science/article/pii/S0164121224002735</text:p>
          </table:table-cell>
          <table:table-cell office:value-type="string" calcext:value-type="string">
            <text:p>Autonomous agents are increasingly being proposed for use in healthcare, assistive care, education, and other applications governed by complex human-centric norms. To ensure compliance with these norms, the rules they induce need to be unambiguously defined, checked for consistency, and used to verify the agent. In this paper, we introduce a framework for formal specification, validation and verification of social, legal, ethical, empathetic and cultural (SLEEC) rules for autonomous agents. Our framework comprises: (i) a language for specifying SLEEC rules and rule defeaters (that is, circumstances in which a rule does not apply or an alternative form of the rule is required); (ii) a formal semantics (defined in the process algebra tock-CSP) for the language; and (iii) methods for detecting conflicts and redundancy within a set of rules, and for verifying the compliance of an autonomous agent with such rules. We show the applicability of our framework for two autonomous agents from different domains: a firefighter UAV, and an assistive-dressing robot.</text:p>
          </table:table-cell>
          <table:table-cell office:value-type="float" office:value="2025" calcext:value-type="float">
            <text:p>2025</text:p>
          </table:table-cell>
          <table:table-cell table:number-columns-repeated="2" table:style-name="ce3" office:value-type="string" calcext:value-type="string">
            <text:p>2025-02-19 14:56:25</text:p>
          </table:table-cell>
          <table:table-cell/>
          <table:table-cell office:value-type="float" office:value="112229" calcext:value-type="float">
            <text:p>112229</text:p>
          </table:table-cell>
          <table:table-cell table:number-columns-repeated="2"/>
          <table:table-cell office:value-type="float" office:value="220" calcext:value-type="float">
            <text:p>220</text:p>
          </table:table-cell>
          <table:table-cell table:number-columns-repeated="20"/>
          <table:table-cell office:value-type="string" calcext:value-type="string">
            <text:p>legal; ethical; Autonomous agents; empathetic and cultural requirements; Formal methods; Social; Sociotechnical systems; Verification and validation</text:p>
          </table:table-cell>
          <table:table-cell table:number-columns-repeated="47"/>
          <table:table-cell office:value-type="string" calcext:value-type="string">
            <text:p>No</text:p>
          </table:table-cell>
          <table:table-cell office:value-type="string" calcext:value-type="string">
            <text:p>Worth another look, but again specific for robots, not really applicable to BPC</text:p>
          </table:table-cell>
        </table:table-row>
        <table:table-row table:style-name="ro6">
          <table:table-cell office:value-type="string" calcext:value-type="string">
            <text:p>YTT7ENAS</text:p>
          </table:table-cell>
          <table:table-cell office:value-type="string" calcext:value-type="string">
            <text:p>journalArticle</text:p>
          </table:table-cell>
          <table:table-cell office:value-type="float" office:value="2006" calcext:value-type="float">
            <text:p>2006</text:p>
          </table:table-cell>
          <table:table-cell office:value-type="string" calcext:value-type="string">
            <text:p>Zhang, Songmao; Bodenreider, Olivier</text:p>
          </table:table-cell>
          <table:table-cell office:value-type="string" calcext:value-type="string">
            <text:p>Law and order: Assessing and enforcing compliance with ontological modeling principles in the Foundational Model of Anatomy</text:p>
          </table:table-cell>
          <table:table-cell office:value-type="string" calcext:value-type="string">
            <text:p>Computers in Biology and Medicine</text:p>
          </table:table-cell>
          <table:table-cell/>
          <table:table-cell office:value-type="string" calcext:value-type="string">
            <text:p>0010-4825</text:p>
          </table:table-cell>
          <table:table-cell office:value-type="string" calcext:value-type="string">
            <text:p>https://doi.org/10.1016/j.compbiomed.2005.04.007</text:p>
          </table:table-cell>
          <table:table-cell office:value-type="string" calcext:value-type="string">
            <text:p>https://www.sciencedirect.com/science/article/pii/S0010482505000727</text:p>
          </table:table-cell>
          <table:table-cell office:value-type="string" calcext:value-type="string">
            <text:p>The objective of this study is to provide an operational definition of principles with which well-formed ontologies should comply. We define 15 such principles, related to classification (e.g., no hierarchical cycles are allowed; concepts have a reasonable number of children), incompatible relationships (e.g., two concepts cannot stand both in a taxonomic and partitive relation), dependence among concepts, and the co-dependence of equivalent sets of relations. Implicit relations—embedded in concept names or inferred from a combination of explicit relations—are used in this process in addition to the relations explicitly represented. As a case study, we investigate the degree to which the Foundational Model of Anatomy (FMA)—a large ontology of anatomy—complies with these 15 principles. The FMA succeeds in complying with all the principles: totally with one and mostly with the others. Reasons for non-compliance are analyzed and suggestions are made for implementing effective enforcement mechanisms in ontology development environments. The limitations of this study are also discussed.</text:p>
          </table:table-cell>
          <table:table-cell office:value-type="float" office:value="2006" calcext:value-type="float">
            <text:p>2006</text:p>
          </table:table-cell>
          <table:table-cell table:number-columns-repeated="2" table:style-name="ce3" office:value-type="string" calcext:value-type="string">
            <text:p>2025-02-19 14:56:25</text:p>
          </table:table-cell>
          <table:table-cell/>
          <table:table-cell office:value-type="string" calcext:value-type="string">
            <text:p>674-693</text:p>
          </table:table-cell>
          <table:table-cell/>
          <table:table-cell office:value-type="float" office:value="7" calcext:value-type="float">
            <text:p>7</text:p>
          </table:table-cell>
          <table:table-cell office:value-type="float" office:value="36" calcext:value-type="float">
            <text:p>36</text:p>
          </table:table-cell>
          <table:table-cell table:number-columns-repeated="20"/>
          <table:table-cell office:value-type="string" calcext:value-type="string">
            <text:p>Ontology; Anatomy; Consistency; Dependence; Foundational Model of Anatomy (FMA); Hierarchical circular relations; Relations equivalence</text:p>
          </table:table-cell>
          <table:table-cell table:number-columns-repeated="47"/>
          <table:table-cell office:value-type="string" calcext:value-type="string">
            <text:p>For Dicussion</text:p>
          </table:table-cell>
          <table:table-cell office:value-type="string" calcext:value-type="string">
            <text:p>Meta</text:p>
          </table:table-cell>
        </table:table-row>
        <table:table-row table:style-name="ro2">
          <table:table-cell office:value-type="string" calcext:value-type="string">
            <text:p>TFFNBWH8</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Alata, O.; Olivier, C.; Pousset, Y.</text:p>
          </table:table-cell>
          <table:table-cell office:value-type="string" calcext:value-type="string">
            <text:p>Law recognitions by information criteria for the statistical modeling of small scale fading of the radio mobile channel</text:p>
          </table:table-cell>
          <table:table-cell office:value-type="string" calcext:value-type="string">
            <text:p>Signal Processing</text:p>
          </table:table-cell>
          <table:table-cell/>
          <table:table-cell office:value-type="string" calcext:value-type="string">
            <text:p>0165-1684</text:p>
          </table:table-cell>
          <table:table-cell office:value-type="string" calcext:value-type="string">
            <text:p>https://doi.org/10.1016/j.sigpro.2012.11.016</text:p>
          </table:table-cell>
          <table:table-cell office:value-type="string" calcext:value-type="string">
            <text:p>https://www.sciencedirect.com/science/article/pii/S0165168412004112</text:p>
          </table:table-cell>
          <table:table-cell office:value-type="string" calcext:value-type="string">
            <text:p>Information criteria based methods are proposed to select the best probability law to model the distribution of samples resulting from the small-scale fading of the propagation channel. The first is based on the estimation of an optimal histogram approximating the probability density function. The second one employs the direct use of an information criterion. Indeed, the modelling of the radio mobile channel small-scale fading is crucial in digital communications. It is the reason why several propagation models have been implemented to take into account the electromagnetic phenomena inherent in radio wave channels. Amongst these models is the family of statistical distributions which is rapid in computation time. In the context of this study our concern is to find, among different probability laws, the one which best coincides with radio channel behaviour. The experimental results show that the proposed methods are better than those methods already employed, such as the classical Kolmogorov–Smirnov test using cumulative distribution functions, or methods using different estimators of probability density functions, like the kernel density estimator and the Gaussian mixture model. Results are provided in supervised and unsupervised contexts.</text:p>
          </table:table-cell>
          <table:table-cell office:value-type="float" office:value="2013" calcext:value-type="float">
            <text:p>2013</text:p>
          </table:table-cell>
          <table:table-cell table:number-columns-repeated="2" table:style-name="ce3" office:value-type="string" calcext:value-type="string">
            <text:p>2025-02-19 14:56:25</text:p>
          </table:table-cell>
          <table:table-cell/>
          <table:table-cell office:value-type="string" calcext:value-type="string">
            <text:p>1064-1078</text:p>
          </table:table-cell>
          <table:table-cell/>
          <table:table-cell office:value-type="float" office:value="5" calcext:value-type="float">
            <text:p>5</text:p>
          </table:table-cell>
          <table:table-cell office:value-type="float" office:value="93" calcext:value-type="float">
            <text:p>93</text:p>
          </table:table-cell>
          <table:table-cell table:number-columns-repeated="20"/>
          <table:table-cell office:value-type="string" calcext:value-type="string">
            <text:p>Gaussian mixture); Information criteria; Kernel method; Kolmogorov–Smirnov distance; Model selection; Probability density function approximation (histogram; Radio mobile propagation channel</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9">
          <table:table-cell office:value-type="string" calcext:value-type="string">
            <text:p>CAAZMG2Y</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Castano, Silvana; Ferrara, Alfio; Furiosi, Emanuela; Montanelli, Stefano; Picascia, Sergio; Riva, Davide; Stefanetti, Carolina</text:p>
          </table:table-cell>
          <table:table-cell office:value-type="string" calcext:value-type="string">
            <text:p>Enforcing legal information extraction through context-aware techniques: The ASKE approach</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23.105903</text:p>
          </table:table-cell>
          <table:table-cell office:value-type="string" calcext:value-type="string">
            <text:p>https://www.sciencedirect.com/science/article/pii/S0267364923001139</text:p>
          </table:table-cell>
          <table:table-cell office:value-type="string" calcext:value-type="string">
            <text:p>To cope with the growing volume, complexity, and articulation of legal documents as well as to foster digital justice and digital law, increasing effort is being devoted to legal knowledge extraction and digital transformation processes. In this paper, we present the ASKE (Automated System for Knowledge Extraction) approach to legal knowledge extraction, based on a combination of context-aware embedding models and zero-shot learning techniques into a three-phase extraction cycle, which is executed a number of times (called generations) to progressively extract concepts representative of the different meanings of terminology used in legal documents chunks. A graph-based data structure called ASKE Conceptual Graph is initially populated through a data preparation step, and it is continuously enriched at each ASKE generation with results of document chunk classification, new extracted terminology, and newly derived concepts. A quantitative evaluation of ASKE knowledge extraction and document classification is provided by considering the EurLex dataset. Furthermore, we present the results of applying ASKE to a real case-study of Italian case law decisions with qualitative feedback from legal experts in the framework of an ongoing national research project.</text:p>
          </table:table-cell>
          <table:table-cell office:value-type="float" office:value="2024" calcext:value-type="float">
            <text:p>2024</text:p>
          </table:table-cell>
          <table:table-cell table:number-columns-repeated="2" table:style-name="ce3" office:value-type="string" calcext:value-type="string">
            <text:p>2025-02-19 14:56:25</text:p>
          </table:table-cell>
          <table:table-cell/>
          <table:table-cell office:value-type="float" office:value="105903" calcext:value-type="float">
            <text:p>105903</text:p>
          </table:table-cell>
          <table:table-cell table:number-columns-repeated="2"/>
          <table:table-cell office:value-type="float" office:value="52" calcext:value-type="float">
            <text:p>52</text:p>
          </table:table-cell>
          <table:table-cell table:number-columns-repeated="20"/>
          <table:table-cell office:value-type="string" calcext:value-type="string">
            <text:p>Legal knowledge extraction; Natural Language Processing; Digital justice; Legal knowledge graph</text:p>
          </table:table-cell>
          <table:table-cell table:number-columns-repeated="47"/>
          <table:table-cell office:value-type="string" calcext:value-type="string">
            <text:p>Yes</text:p>
          </table:table-cell>
          <table:table-cell office:value-type="string" calcext:value-type="string">
            <text:p>Meaning representation</text:p>
          </table:table-cell>
        </table:table-row>
        <table:table-row table:style-name="ro16">
          <table:table-cell office:value-type="string" calcext:value-type="string">
            <text:p>IB7HQMAR</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Hunt, Kate Mathews</text:p>
          </table:table-cell>
          <table:table-cell office:value-type="string" calcext:value-type="string">
            <text:p>CloudConsumer: contracts, codes &amp; the law</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15.05.006</text:p>
          </table:table-cell>
          <table:table-cell office:value-type="string" calcext:value-type="string">
            <text:p>https://www.sciencedirect.com/science/article/pii/S0267364915000862</text:p>
          </table:table-cell>
          <table:table-cell office:value-type="string" calcext:value-type="string">
            <text:p>This consumer cloud is in serious flux. Consumers have, perhaps inadvertently, flocked to the cloud via unpaid social media, storage and email offerings, whilst resisting paid cloud take-up for reasons (inter alia) of cost, resources, technical ignorance and security. Yet consumers are taking a storage, privacy and data risk in the ‘free’ cloud, and there is a growing consciousness of this fact. At present however, (non) buyer beware or “you get what you pay for” seems to be the prevailing industry – and consumer – expectation. The result is that individual and small business consumers are caught in a gap between paid and unpaid offerings; one which this paper explores through a consumer law view of cloud computing. An examination of Australian consumer law reveals that cloud provision is, like most other consumer ‘goods’ or ‘services’, covered under Australian law, and in particular, the laws governing false and misleading conduct, unconscionability, statutory guarantees and unfair contract terms. The paper considers these laws and industry regulatory solutions such as the New Zealand CloudCode, together with considering various cases brought to date, future developments and proposing future responses. The underlying prediction is that the emerging issue of consumer cloud integrity may present an impediment to wider individual/small business uptake, and that consumer law may emerge as an effective redress for this perceived market failure, and offer potentials to reshape the industry from a consumer perspective. The author concludes with the view that the cloud industry has significant risk assumption, contractual simplification and educative communication work yet to do to better encourage consumer paid cloud uptake and more universal adoption.</text:p>
          </table:table-cell>
          <table:table-cell office:value-type="float" office:value="2015" calcext:value-type="float">
            <text:p>2015</text:p>
          </table:table-cell>
          <table:table-cell table:number-columns-repeated="2" table:style-name="ce3" office:value-type="string" calcext:value-type="string">
            <text:p>2025-02-19 14:56:25</text:p>
          </table:table-cell>
          <table:table-cell/>
          <table:table-cell office:value-type="string" calcext:value-type="string">
            <text:p>450-477</text:p>
          </table:table-cell>
          <table:table-cell/>
          <table:table-cell office:value-type="float" office:value="4" calcext:value-type="float">
            <text:p>4</text:p>
          </table:table-cell>
          <table:table-cell office:value-type="float" office:value="31" calcext:value-type="float">
            <text:p>31</text:p>
          </table:table-cell>
          <table:table-cell table:number-columns-repeated="20"/>
          <table:table-cell office:value-type="string" calcext:value-type="string">
            <text:p>Cloud computing; Australia; Consumer guarantees; Consumer law; False representations; Misleading deceptive conduct; Unfair contract terms</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11">
          <table:table-cell office:value-type="string" calcext:value-type="string">
            <text:p>5N32MWYH</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Gao, Haishu; Zhang, Feng; Ding, Lei; Zhang, Gang; Yang, Libin; Salimu, Athuman</text:p>
          </table:table-cell>
          <table:table-cell office:value-type="string" calcext:value-type="string">
            <text:p>Towards non-virtual inertia control of renewable energy for frequency regulation: Modeling, analysis and new control scheme</text:p>
          </table:table-cell>
          <table:table-cell office:value-type="string" calcext:value-type="string">
            <text:p>International Journal of Electrical Power &amp; Energy Systems</text:p>
          </table:table-cell>
          <table:table-cell/>
          <table:table-cell office:value-type="string" calcext:value-type="string">
            <text:p>0142-0615</text:p>
          </table:table-cell>
          <table:table-cell office:value-type="string" calcext:value-type="string">
            <text:p>https://doi.org/10.1016/j.ijepes.2024.110314</text:p>
          </table:table-cell>
          <table:table-cell office:value-type="string" calcext:value-type="string">
            <text:p>https://www.sciencedirect.com/science/article/pii/S0142061524005374</text:p>
          </table:table-cell>
          <table:table-cell office:value-type="string" calcext:value-type="string">
            <text:p>Currently, when renewable generation participates in frequency regulation, the traditional control method is to emulate synchronous generators through virtual inertia control. However, virtual inertia has a time delay, so essentially, it is a fast power response. Meanwhile, virtual inertia control is likely to be affected by frequency fluctuation since it responds to the derivative of frequency. Hence, it’s worth exploring non-virtual inertia control for renewable energy when participating in frequency regulation. For this reason, a novel two-segment droop control scheme for renewable energy frequency regulation is proposed in this research. Firstly, the extended system frequency regulation (SFR) model, which contains virtual inertia with time delay, is built and analytically solved by order decrement based on the Routh approximation method. Afterwards, according to the analytical solution, time delay affects the frequency response of renewable energy. It can also be analytically proved that the non-virtual inertia control, e.g., sole droop control, could replace virtual inertia under the same frequency deviation. Still, more energy may be needed for frequency regulation. Furthermore, a novel two-segment droop control is presented, and to analytically prove its ability to replace virtual inertia, the impulse function balancing principle and the integration by parts algorithm were adopted to address the initial conditions of the differential equation. Based on the analytical expression, it can be analytically proved that a lower frequency deviation can be obtained under the same frequency regulation energy. Accordingly, a parameter-setting method for two-segment droop control was proposed. Finally, the effectiveness of the proposed method is verified by using a two-area system frequency response model, and the results reveal that it can be used to replace virtual inertia and has better performance.</text:p>
          </table:table-cell>
          <table:table-cell office:value-type="float" office:value="2024" calcext:value-type="float">
            <text:p>2024</text:p>
          </table:table-cell>
          <table:table-cell table:number-columns-repeated="2" table:style-name="ce3" office:value-type="string" calcext:value-type="string">
            <text:p>2025-02-19 14:56:25</text:p>
          </table:table-cell>
          <table:table-cell/>
          <table:table-cell office:value-type="float" office:value="110314" calcext:value-type="float">
            <text:p>110314</text:p>
          </table:table-cell>
          <table:table-cell table:number-columns-repeated="2"/>
          <table:table-cell office:value-type="float" office:value="162" calcext:value-type="float">
            <text:p>162</text:p>
          </table:table-cell>
          <table:table-cell table:number-columns-repeated="20"/>
          <table:table-cell office:value-type="string" calcext:value-type="string">
            <text:p>Frequency regulation; Inertia virtual; Renewable energy; Two-segment droop control</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15">
          <table:table-cell office:value-type="string" calcext:value-type="string">
            <text:p>QL5C6VZT</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Yang, Xiujun; Xie, Lun; Han, Jing; Wang, Zhiliang</text:p>
          </table:table-cell>
          <table:table-cell office:value-type="string" calcext:value-type="string">
            <text:p>Cognitive-affective regulation process for micro-expressions based on Gaussian cloud distribution</text:p>
          </table:table-cell>
          <table:table-cell office:value-type="string" calcext:value-type="string">
            <text:p>CAAI Transactions on Intelligence Technology</text:p>
          </table:table-cell>
          <table:table-cell/>
          <table:table-cell office:value-type="string" calcext:value-type="string">
            <text:p>2468-2322</text:p>
          </table:table-cell>
          <table:table-cell office:value-type="string" calcext:value-type="string">
            <text:p>https://doi.org/10.1016/j.trit.2016.12.002</text:p>
          </table:table-cell>
          <table:table-cell office:value-type="string" calcext:value-type="string">
            <text:p>https://www.sciencedirect.com/science/article/pii/S246823221630107X</text:p>
          </table:table-cell>
          <table:table-cell office:value-type="string" calcext:value-type="string">
            <text:p>In this paper, we explore the process of emotional state transition. And the process is impacted by emotional state of interaction objects. First of all, the cognitive reasoning process and the micro-expressions recognition is the basis of affective computing adjustment process. Secondly, the threshold function and attenuation function are proposed to quantify the emotional changes. In the actual environment, the emotional state of the robot and external stimulus are also quantified as the transferring probability. Finally, the Gaussian cloud distribution is introduced to the Gross model to calculate the emotional transitional probabilities. The experimental results show that the model in human–computer interaction can effectively regulate the emotional states, and can significantly improve the humanoid and intelligent ability of the robot. This model is consistent with experimental and emulational significance of the psychology, and allows the robot to get rid of the mechanical emotional transfer process.</text:p>
          </table:table-cell>
          <table:table-cell office:value-type="float" office:value="2017" calcext:value-type="float">
            <text:p>2017</text:p>
          </table:table-cell>
          <table:table-cell table:number-columns-repeated="2" table:style-name="ce3" office:value-type="string" calcext:value-type="string">
            <text:p>2025-02-19 14:56:25</text:p>
          </table:table-cell>
          <table:table-cell/>
          <table:table-cell office:value-type="string" calcext:value-type="string">
            <text:p>56-61</text:p>
          </table:table-cell>
          <table:table-cell/>
          <table:table-cell office:value-type="float" office:value="1" calcext:value-type="float">
            <text:p>1</text:p>
          </table:table-cell>
          <table:table-cell office:value-type="float" office:value="2" calcext:value-type="float">
            <text:p>2</text:p>
          </table:table-cell>
          <table:table-cell table:number-columns-repeated="20"/>
          <table:table-cell office:value-type="string" calcext:value-type="string">
            <text:p>Cognitive-affective regulation; Emotional intensity; Gaussian cloud distribution; Micro-expression; Transferring probability</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1">
          <table:table-cell office:value-type="string" calcext:value-type="string">
            <text:p>LUFHF5ST</text:p>
          </table:table-cell>
          <table:table-cell office:value-type="string" calcext:value-type="string">
            <text:p>bookSection</text:p>
          </table:table-cell>
          <table:table-cell office:value-type="float" office:value="2005" calcext:value-type="float">
            <text:p>2005</text:p>
          </table:table-cell>
          <table:table-cell office:value-type="string" calcext:value-type="string">
            <text:p>Vila, Lluis; Yoshino, Hajime</text:p>
          </table:table-cell>
          <table:table-cell office:value-type="string" calcext:value-type="string">
            <text:p>Chapter 17 - Time in Automated Legal Reasoning</text:p>
          </table:table-cell>
          <table:table-cell table:number-columns-repeated="4"/>
          <table:table-cell office:value-type="string" calcext:value-type="string">
            <text:p>https://www.sciencedirect.com/science/article/pii/S1574652605800197</text:p>
          </table:table-cell>
          <table:table-cell/>
          <table:table-cell office:value-type="float" office:value="2005" calcext:value-type="float">
            <text:p>2005</text:p>
          </table:table-cell>
          <table:table-cell table:number-columns-repeated="2" table:style-name="ce3" office:value-type="string" calcext:value-type="string">
            <text:p>2025-02-19 14:56:25</text:p>
          </table:table-cell>
          <table:table-cell/>
          <table:table-cell office:value-type="string" calcext:value-type="string">
            <text:p>537-557</text:p>
          </table:table-cell>
          <table:table-cell table:number-columns-repeated="2"/>
          <table:table-cell office:value-type="float" office:value="1" calcext:value-type="float">
            <text:p>1</text:p>
          </table:table-cell>
          <table:table-cell table:number-columns-repeated="3"/>
          <table:table-cell office:value-type="string" calcext:value-type="string">
            <text:p>Foundations of Artificial Intelligence</text:p>
          </table:table-cell>
          <table:table-cell table:number-columns-repeated="3"/>
          <table:table-cell office:value-type="string" calcext:value-type="string">
            <text:p>Elsevier</text:p>
          </table:table-cell>
          <table:table-cell table:number-columns-repeated="8"/>
          <table:table-cell office:value-type="string" calcext:value-type="string">
            <text:p>ISSN: 1574-6526 DOI: https://doi.org/10.1016/S1574-6526(05)80019-7</text:p>
          </table:table-cell>
          <table:table-cell table:number-columns-repeated="5"/>
          <table:table-cell office:value-type="string" calcext:value-type="string">
            <text:p>Fisher, M.; Gabbay, D.; Vila, L.</text:p>
          </table:table-cell>
          <table:table-cell table:number-columns-repeated="45"/>
          <table:table-cell office:value-type="string" calcext:value-type="string">
            <text:p>No</text:p>
          </table:table-cell>
          <table:table-cell office:value-type="string" calcext:value-type="string">
            <text:p>Book</text:p>
          </table:table-cell>
        </table:table-row>
        <table:table-row table:style-name="ro15">
          <table:table-cell office:value-type="string" calcext:value-type="string">
            <text:p>KR5389DU</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Foy, Mark; Martyn, Dolores; Daly, Debra; Byrne, Aoife; Aguneche, Chinwe; Brennan, Rob</text:p>
          </table:table-cell>
          <table:table-cell office:value-type="string" calcext:value-type="string">
            <text:p>Blockchain-based governance models for COVID-19 digital health certificates: A legal, technical, ethical and security requirements analysis</text:p>
          </table:table-cell>
          <table:table-cell office:value-type="string" calcext:value-type="string">
            <text:p>Procedia Computer Science</text:p>
          </table:table-cell>
          <table:table-cell/>
          <table:table-cell office:value-type="string" calcext:value-type="string">
            <text:p>1877-0509</text:p>
          </table:table-cell>
          <table:table-cell office:value-type="string" calcext:value-type="string">
            <text:p>https://doi.org/10.1016/j.procs.2021.12.303</text:p>
          </table:table-cell>
          <table:table-cell office:value-type="string" calcext:value-type="string">
            <text:p>https://www.sciencedirect.com/science/article/pii/S1877050921025424</text:p>
          </table:table-cell>
          <table:table-cell office:value-type="string" calcext:value-type="string">
            <text:p>This paper analyses the requirements of a blockchain-based data governance model for COVID-19 digital health certificates. Recognizing a gap in the existing literature, this paper aims to answer the research question “To what extent does a blockchain-based governance model for COVID-19 digital health certificates in the EU meet the relevant legal, technical, ethical and security requirements?” This paper identifies the required standards and develops a novel framework to determine the viability of blockchain as a governance model. The results of our evaluation indicate that while a private permissioned blockchain can meet the requirements to some degree, the governance element is key to legal compliance; legal risks and ethical implications remain unresolved with the use of blockchain. The paper also found that this model comes with the loss of the main advantages of blockchain – decentralization and anonymity. This evaluation framework may be used in other contexts and for assessing other technologies.</text:p>
          </table:table-cell>
          <table:table-cell office:value-type="float" office:value="2022" calcext:value-type="float">
            <text:p>2022</text:p>
          </table:table-cell>
          <table:table-cell table:number-columns-repeated="2" table:style-name="ce3" office:value-type="string" calcext:value-type="string">
            <text:p>2025-02-19 14:56:25</text:p>
          </table:table-cell>
          <table:table-cell/>
          <table:table-cell office:value-type="string" calcext:value-type="string">
            <text:p>662-669</text:p>
          </table:table-cell>
          <table:table-cell table:number-columns-repeated="2"/>
          <table:table-cell office:value-type="float" office:value="198" calcext:value-type="float">
            <text:p>198</text:p>
          </table:table-cell>
          <table:table-cell table:number-columns-repeated="20"/>
          <table:table-cell office:value-type="string" calcext:value-type="string">
            <text:p>GDPR; blockchain; COVID-19; governance; health certificate; legal analysis</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17">
          <table:table-cell office:value-type="string" calcext:value-type="string">
            <text:p>UWJX2EE3</text:p>
          </table:table-cell>
          <table:table-cell office:value-type="string" calcext:value-type="string">
            <text:p>journalArticle</text:p>
          </table:table-cell>
          <table:table-cell office:value-type="float" office:value="2007" calcext:value-type="float">
            <text:p>2007</text:p>
          </table:table-cell>
          <table:table-cell office:value-type="string" calcext:value-type="string">
            <text:p>Hubbard, Matthew</text:p>
          </table:table-cell>
          <table:table-cell office:value-type="string" calcext:value-type="string">
            <text:p>Non-oscillatory third order fluctuation splitting schemes for steady scalar conservation laws</text:p>
          </table:table-cell>
          <table:table-cell office:value-type="string" calcext:value-type="string">
            <text:p>Journal of Computational Physics</text:p>
          </table:table-cell>
          <table:table-cell/>
          <table:table-cell office:value-type="string" calcext:value-type="string">
            <text:p>0021-9991</text:p>
          </table:table-cell>
          <table:table-cell office:value-type="string" calcext:value-type="string">
            <text:p>https://doi.org/10.1016/j.jcp.2006.08.007</text:p>
          </table:table-cell>
          <table:table-cell office:value-type="string" calcext:value-type="string">
            <text:p>https://www.sciencedirect.com/science/article/pii/S0021999106003937</text:p>
          </table:table-cell>
          <table:table-cell office:value-type="string" calcext:value-type="string">
            <text:p>This paper addresses the issue of constructing non-oscillatory, higher than second order, fluctuation splitting methods on unstructured triangular meshes. It highlights the reasons why existing approaches fail and proposes a procedure which can be applied to any high order fluctuation splitting scheme to impose positivity on it. Its success is demonstrated through application to a series of linear and nonlinear scalar problems, using a pseudo-time-stepping technique to reach steady state solutions on two-dimensional unstructured meshes.</text:p>
          </table:table-cell>
          <table:table-cell office:value-type="float" office:value="2007" calcext:value-type="float">
            <text:p>2007</text:p>
          </table:table-cell>
          <table:table-cell table:number-columns-repeated="2" table:style-name="ce3" office:value-type="string" calcext:value-type="string">
            <text:p>2025-02-19 14:56:25</text:p>
          </table:table-cell>
          <table:table-cell/>
          <table:table-cell office:value-type="string" calcext:value-type="string">
            <text:p>740-768</text:p>
          </table:table-cell>
          <table:table-cell/>
          <table:table-cell office:value-type="float" office:value="2" calcext:value-type="float">
            <text:p>2</text:p>
          </table:table-cell>
          <table:table-cell office:value-type="float" office:value="222" calcext:value-type="float">
            <text:p>222</text:p>
          </table:table-cell>
          <table:table-cell table:number-columns-repeated="20"/>
          <table:table-cell office:value-type="string" calcext:value-type="string">
            <text:p>Fluctuation splitting; High order accuracy; Hyperbolic conservation laws; Positivity</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18">
          <table:table-cell office:value-type="string" calcext:value-type="string">
            <text:p>WZDHVEN2</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Farhad, Mohsin Ali</text:p>
          </table:table-cell>
          <table:table-cell office:value-type="string" calcext:value-type="string">
            <text:p>Consumer data protection laws and their impact on business models in the tech industry</text:p>
          </table:table-cell>
          <table:table-cell office:value-type="string" calcext:value-type="string">
            <text:p>Telecommunications Policy</text:p>
          </table:table-cell>
          <table:table-cell/>
          <table:table-cell office:value-type="string" calcext:value-type="string">
            <text:p>0308-5961</text:p>
          </table:table-cell>
          <table:table-cell office:value-type="string" calcext:value-type="string">
            <text:p>https://doi.org/10.1016/j.telpol.2024.102836</text:p>
          </table:table-cell>
          <table:table-cell office:value-type="string" calcext:value-type="string">
            <text:p>https://www.sciencedirect.com/science/article/pii/S0308596124001332</text:p>
          </table:table-cell>
          <table:table-cell office:value-type="string" calcext:value-type="string">
            <text:p>This study investigates the impact of consumer data protection laws on the business models of technology companies through a mixed methods research (MMR) approach. In an era where data privacy concerns are paramount and regulatory landscapes are rapidly evolving, understanding how businesses adapt their models for compliance while fostering innovation is crucial. This paper offers a detailed examination of the legislative requirements imposed by prominent global data protection laws, including the General Data Protection Regulation (GDPR) and the California Consumer Privacy Act (CCPA), as well as frameworks from Asia and Africa, such as Singapore's Personal Data Protection Act (PDPA) and South Africa's Protection of Personal Information Act (POPIA). This inclusive perspective enhances our understanding of how technology businesses strategically adapt across various regulatory environments and explores the operational, financial, and strategic impacts of these laws on tech companies. Utilizing a dual-phase mixed methods research (MMR) design, the study initially analyzes quantitative data from surveys conducted with a wide range of technology firms, assessing the direct effects of data protection legislation on business operations and financial performance. This is complemented by qualitative insights drawn from in-depth interviews with business leaders and legal experts, shedding light on the strategic adaptations, challenges, and opportunities these laws present. The findings reveal a multifaceted impact, highlighting not only the compliance challenges but also the strategic opportunities for innovation and competitive differentiation that data protection laws offer. Integrated analysis of the quantitative and qualitative data provides a nuanced understanding of how tech companies navigate the complex interplay between legal compliance and business model innovation. This study contributes to the existing literature by offering empirical evidence and practical insights into the adaptation processes of tech companies in response to consumer data protection laws. It also provides valuable recommendations for both policymakers and business leaders, aiming to foster an environment where legal compliance coexists with technological innovation and business growth.</text:p>
          </table:table-cell>
          <table:table-cell office:value-type="float" office:value="2024" calcext:value-type="float">
            <text:p>2024</text:p>
          </table:table-cell>
          <table:table-cell table:number-columns-repeated="2" table:style-name="ce3" office:value-type="string" calcext:value-type="string">
            <text:p>2025-02-19 14:56:25</text:p>
          </table:table-cell>
          <table:table-cell/>
          <table:table-cell office:value-type="float" office:value="102836" calcext:value-type="float">
            <text:p>102836</text:p>
          </table:table-cell>
          <table:table-cell/>
          <table:table-cell office:value-type="float" office:value="9" calcext:value-type="float">
            <text:p>9</text:p>
          </table:table-cell>
          <table:table-cell office:value-type="float" office:value="48" calcext:value-type="float">
            <text:p>48</text:p>
          </table:table-cell>
          <table:table-cell table:number-columns-repeated="20"/>
          <table:table-cell office:value-type="string" calcext:value-type="string">
            <text:p>Business model adaptation; Consumer data protection laws; Mixed methods research; Regulatory impact analysis; Technology industry compliance</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9">
          <table:table-cell office:value-type="string" calcext:value-type="string">
            <text:p>CIQ3DM94</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Xie, Ruifeng; Hu, Zhenjiang</text:p>
          </table:table-cell>
          <table:table-cell office:value-type="string" calcext:value-type="string">
            <text:p>Generic recursive lens combinators and their calculation laws</text:p>
          </table:table-cell>
          <table:table-cell office:value-type="string" calcext:value-type="string">
            <text:p>Theoretical Computer Science</text:p>
          </table:table-cell>
          <table:table-cell/>
          <table:table-cell office:value-type="string" calcext:value-type="string">
            <text:p>0304-3975</text:p>
          </table:table-cell>
          <table:table-cell office:value-type="string" calcext:value-type="string">
            <text:p>https://doi.org/10.1016/j.tcs.2022.02.019</text:p>
          </table:table-cell>
          <table:table-cell office:value-type="string" calcext:value-type="string">
            <text:p>https://www.sciencedirect.com/science/article/pii/S0304397522001001</text:p>
          </table:table-cell>
          <table:table-cell office:value-type="string" calcext:value-type="string">
            <text:p>Bidirectional transformation is a generic method for synchronizing two related data structures, with applications in databases, software model transformation, graph transformation, etc. Since the data to synchronize often have complicated and disparate structures, bidirectional transformations are hard to develop, correctly comprehend, reason about, or maintain. Programming language researchers have invested much efforts to invent new frameworks and paradigms, to aid the development of complex bidirectional transformations. However, these frameworks are not always applicable due to certain subtleties in the problem specification; some bidirectional programs become too complicated and unstructured to verify their correctness, not to mention their poor efficiency. In this paper, we propose a collection of generic recursion patterns for bidirectional transformations, and develop corresponding calculation laws. With these generic recursion patterns, we can develop structured bidirectional transformations, which are easy to understand and maintain. With these calculation laws, we can effectively optimize bidirectional programs, while preserving its very semantics. We demonstrate, through calculation of bidirectional transformations on trees, the expressiveness of the combinators and the effectiveness of the calculation laws.</text:p>
          </table:table-cell>
          <table:table-cell office:value-type="float" office:value="2022" calcext:value-type="float">
            <text:p>2022</text:p>
          </table:table-cell>
          <table:table-cell table:number-columns-repeated="2" table:style-name="ce3" office:value-type="string" calcext:value-type="string">
            <text:p>2025-02-19 14:56:25</text:p>
          </table:table-cell>
          <table:table-cell/>
          <table:table-cell office:value-type="string" calcext:value-type="string">
            <text:p>113-137</text:p>
          </table:table-cell>
          <table:table-cell table:number-columns-repeated="2"/>
          <table:table-cell office:value-type="float" office:value="913" calcext:value-type="float">
            <text:p>913</text:p>
          </table:table-cell>
          <table:table-cell table:number-columns-repeated="20"/>
          <table:table-cell office:value-type="string" calcext:value-type="string">
            <text:p>Bidirectional transformations; Program calculation; Programming language theory</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8">
          <table:table-cell office:value-type="string" calcext:value-type="string">
            <text:p>6NC2EMAL</text:p>
          </table:table-cell>
          <table:table-cell office:value-type="string" calcext:value-type="string">
            <text:p>journalArticle</text:p>
          </table:table-cell>
          <table:table-cell office:value-type="float" office:value="1985" calcext:value-type="float">
            <text:p>1985</text:p>
          </table:table-cell>
          <table:table-cell office:value-type="string" calcext:value-type="string">
            <text:p>Cross, George R.; deBessonet, Cary G.</text:p>
          </table:table-cell>
          <table:table-cell office:value-type="string" calcext:value-type="string">
            <text:p>Representation of legal knowledge for conceptual retrieval</text:p>
          </table:table-cell>
          <table:table-cell office:value-type="string" calcext:value-type="string">
            <text:p>Information Processing &amp; Management</text:p>
          </table:table-cell>
          <table:table-cell/>
          <table:table-cell office:value-type="string" calcext:value-type="string">
            <text:p>0306-4573</text:p>
          </table:table-cell>
          <table:table-cell office:value-type="string" calcext:value-type="string">
            <text:p>https://doi.org/10.1016/0306-4573(85)90126-8</text:p>
          </table:table-cell>
          <table:table-cell office:value-type="string" calcext:value-type="string">
            <text:p>https://www.sciencedirect.com/science/article/pii/0306457385901268</text:p>
          </table:table-cell>
          <table:table-cell office:value-type="string" calcext:value-type="string">
            <text:p>The law is a near perfect application area for knowledge representation. Legal knowledge representation is needed in conceptual legal information retrieval systems and in legal reasoning systems. We review the knowledge representation aspects of four such systems: Waterman and Peterson's Legal Decisionmaking System, Hafner's Legal Information Retrieval System, McCarty's TAXMAN, and the deBessonet representation of the Louisiana Civil Code (CCLIPS).</text:p>
          </table:table-cell>
          <table:table-cell office:value-type="float" office:value="1985" calcext:value-type="float">
            <text:p>1985</text:p>
          </table:table-cell>
          <table:table-cell table:number-columns-repeated="2" table:style-name="ce3" office:value-type="string" calcext:value-type="string">
            <text:p>2025-02-19 14:56:25</text:p>
          </table:table-cell>
          <table:table-cell/>
          <table:table-cell office:value-type="string" calcext:value-type="string">
            <text:p>35-44</text:p>
          </table:table-cell>
          <table:table-cell/>
          <table:table-cell office:value-type="float" office:value="1" calcext:value-type="float">
            <text:p>1</text:p>
          </table:table-cell>
          <table:table-cell office:value-type="float" office:value="21" calcext:value-type="float">
            <text:p>21</text:p>
          </table:table-cell>
          <table:table-cell table:number-columns-repeated="68"/>
          <table:table-cell office:value-type="string" calcext:value-type="string">
            <text:p>No</text:p>
          </table:table-cell>
          <table:table-cell office:value-type="string" calcext:value-type="string">
            <text:p>Review; Retrieval</text:p>
          </table:table-cell>
        </table:table-row>
        <table:table-row table:style-name="ro19">
          <table:table-cell office:value-type="string" calcext:value-type="string">
            <text:p>NZDQ4YBH</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Chomiak-Orsa, Iwona; Greńczuka, Andrzej</text:p>
          </table:table-cell>
          <table:table-cell office:value-type="string" calcext:value-type="string">
            <text:p>Modeling of legal knowledge management system based on ontology</text:p>
          </table:table-cell>
          <table:table-cell office:value-type="string" calcext:value-type="string">
            <text:p>Procedia Computer Science</text:p>
          </table:table-cell>
          <table:table-cell/>
          <table:table-cell office:value-type="string" calcext:value-type="string">
            <text:p>1877-0509</text:p>
          </table:table-cell>
          <table:table-cell office:value-type="string" calcext:value-type="string">
            <text:p>https://doi.org/10.1016/j.procs.2022.09.427</text:p>
          </table:table-cell>
          <table:table-cell office:value-type="string" calcext:value-type="string">
            <text:p>https://www.sciencedirect.com/science/article/pii/S1877050922013205</text:p>
          </table:table-cell>
          <table:table-cell office:value-type="string" calcext:value-type="string">
            <text:p>The work presents an analysis of the possibilities of applying it systems modeling methodologies in the management of legal knowledge. Legal knowledge is a specific type of knowledge that is characterized by a unique dynamic, which is law. The constant volatility of legal regulations means that in some areas, e.g. accounting, it can cause unnecessary errors in the books, as well as cause costs in the form of penalties. The area of application of ICT tools in supporting the management of legal knowledge in Poland has not yet been examined, which allows us to conclude that this article goes in the direction of filling gaps. The research method used is an experiment consisting in creating a model of legal knowledge management using ontology. The experiment used the classic approach to creating IT solutions based on UML notation.</text:p>
          </table:table-cell>
          <table:table-cell office:value-type="float" office:value="2022" calcext:value-type="float">
            <text:p>2022</text:p>
          </table:table-cell>
          <table:table-cell table:number-columns-repeated="2" table:style-name="ce3" office:value-type="string" calcext:value-type="string">
            <text:p>2025-02-19 14:56:25</text:p>
          </table:table-cell>
          <table:table-cell/>
          <table:table-cell office:value-type="string" calcext:value-type="string">
            <text:p>3672-3680</text:p>
          </table:table-cell>
          <table:table-cell table:number-columns-repeated="2"/>
          <table:table-cell office:value-type="float" office:value="207" calcext:value-type="float">
            <text:p>207</text:p>
          </table:table-cell>
          <table:table-cell table:number-columns-repeated="20"/>
          <table:table-cell office:value-type="string" calcext:value-type="string">
            <text:p>UML; information system; knowledge management; semantic network</text:p>
          </table:table-cell>
          <table:table-cell table:number-columns-repeated="47"/>
          <table:table-cell office:value-type="string" calcext:value-type="string">
            <text:p>Read Paper</text:p>
          </table:table-cell>
          <table:table-cell/>
        </table:table-row>
        <table:table-row table:style-name="ro16">
          <table:table-cell office:value-type="string" calcext:value-type="string">
            <text:p>Z6U3EM37</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Kruse, Niklas; Schöning, Julius</text:p>
          </table:table-cell>
          <table:table-cell office:value-type="string" calcext:value-type="string">
            <text:p>Legal conform data sets for yard tractors and robots: AI-based law compliance check on the right to one’s image</text:p>
          </table:table-cell>
          <table:table-cell office:value-type="string" calcext:value-type="string">
            <text:p>Computers and Electronics in Agriculture</text:p>
          </table:table-cell>
          <table:table-cell/>
          <table:table-cell office:value-type="string" calcext:value-type="string">
            <text:p>0168-1699</text:p>
          </table:table-cell>
          <table:table-cell office:value-type="string" calcext:value-type="string">
            <text:p>https://doi.org/10.1016/j.compag.2024.109106</text:p>
          </table:table-cell>
          <table:table-cell office:value-type="string" calcext:value-type="string">
            <text:p>https://www.sciencedirect.com/science/article/pii/S0168169924004976</text:p>
          </table:table-cell>
          <table:table-cell office:value-type="string" calcext:value-type="string">
            <text:p>The growing integration of AI in agriculture necessitates access to diverse data sets for training artificial intelligence (AI) systems. Manufacturers often face challenges due to a perceived shortage of valid data sets, highlighting the need for centralized platforms offering high-quality data. While global AI regulations are yet to be established, existing laws govern data collection, creation, labeling, and processing for AI training in various legal systems. The absence of explicit AI laws prompts a call for platforms supplying data to adhere to relevant regulations, especially in areas where AI controls devices interacting with humans, such as collision warning systems in yard tractors and robots. Compliance is crucial, given the complexity of rules governing data sets featuring people, animals, and buildings. The paper focuses on how to check the compliant data sets in Germany’s legal context, focusing on situations in farm yards. People are often visible on such data sets; thus, the data set must preserve the right to informational self-determination and one’s image, which is prevalent in many legal systems. Images portraying people typically qualify as personal data, requiring careful anonymization to address privacy concerns. The paper uses artificial neural networks (ANN) to remove images that contradict people’s rights on one’s image; thus, data sets that comply with data protection laws can be created. It also addresses the lesser-explored issue of the right to one’s image in German law. Though AI training may not be impeded, dissemination via digital platforms must adhere to legal boundaries, even if metadata is absent. The paper suggests an AI solution to identify images within legal limits, detect violations, and modify them to create a legally compliant data set respecting the right to one’s image.</text:p>
          </table:table-cell>
          <table:table-cell office:value-type="float" office:value="2024" calcext:value-type="float">
            <text:p>2024</text:p>
          </table:table-cell>
          <table:table-cell table:number-columns-repeated="2" table:style-name="ce3" office:value-type="string" calcext:value-type="string">
            <text:p>2025-02-19 14:56:25</text:p>
          </table:table-cell>
          <table:table-cell/>
          <table:table-cell office:value-type="float" office:value="109106" calcext:value-type="float">
            <text:p>109106</text:p>
          </table:table-cell>
          <table:table-cell table:number-columns-repeated="2"/>
          <table:table-cell office:value-type="float" office:value="223" calcext:value-type="float">
            <text:p>223</text:p>
          </table:table-cell>
          <table:table-cell table:number-columns-repeated="20"/>
          <table:table-cell office:value-type="string" calcext:value-type="string">
            <text:p>Compliance; AI; Farm yard; Legal conform data sets; Right to one’s image</text:p>
          </table:table-cell>
          <table:table-cell table:number-columns-repeated="47"/>
          <table:table-cell office:value-type="string" calcext:value-type="string">
            <text:p>No</text:p>
          </table:table-cell>
          <table:table-cell office:value-type="string" calcext:value-type="string">
            <text:p>Use case</text:p>
          </table:table-cell>
        </table:table-row>
        <table:table-row table:style-name="ro2">
          <table:table-cell office:value-type="string" calcext:value-type="string">
            <text:p>NGB9NT55</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Chien, Kuo-Chun; Chang, Chia-Hui; Sun, Ren-Der</text:p>
          </table:table-cell>
          <table:table-cell office:value-type="string" calcext:value-type="string">
            <text:p>Legal knowledge management for prosecutors based on judgment prediction and error analysis from indictments</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23.105902</text:p>
          </table:table-cell>
          <table:table-cell office:value-type="string" calcext:value-type="string">
            <text:p>https://www.sciencedirect.com/science/article/pii/S0267364923001127</text:p>
          </table:table-cell>
          <table:table-cell office:value-type="string" calcext:value-type="string">
            <text:p>Legal AI aims to provide improved knowledge management services based on legal documents. Existing legal judgment prediction datasets mainly use court verdicts. However, for prosecutors, the use of indictments for judgment predictions can help detecting inconsistencies between predictions and prosecution, providing prosecutors with more accurate references to laws and charges through error analysis. In this study, we collect a dataset called TWLJP, which contains 342,754 indictments. We compared three possible messaging passing architectures among the law, regulation, and accusation cause prediction tasks, i.e. independent, topological, and interactive. The result shows that interactive message passing among the three tasks achieved the best Macro-F1 performance of 95.2 %, 79.62 %, and 65.84 % for laws, regulations, and accusation cause prediction, respectively. We further improve the prediction of accusation cause from 8.8 % macro-F1 to 62.3 % for underperformed accusation causes via Prompt-Based Learning. Finally, in view of the situation where the charge prediction are written in various ways, we adopted a lenient approach to assess the accusation and improved the accusation performance to 77.2 %.</text:p>
          </table:table-cell>
          <table:table-cell office:value-type="float" office:value="2024" calcext:value-type="float">
            <text:p>2024</text:p>
          </table:table-cell>
          <table:table-cell table:number-columns-repeated="2" table:style-name="ce3" office:value-type="string" calcext:value-type="string">
            <text:p>2025-02-19 14:56:25</text:p>
          </table:table-cell>
          <table:table-cell/>
          <table:table-cell office:value-type="float" office:value="105902" calcext:value-type="float">
            <text:p>105902</text:p>
          </table:table-cell>
          <table:table-cell table:number-columns-repeated="2"/>
          <table:table-cell office:value-type="float" office:value="52" calcext:value-type="float">
            <text:p>52</text:p>
          </table:table-cell>
          <table:table-cell table:number-columns-repeated="20"/>
          <table:table-cell office:value-type="string" calcext:value-type="string">
            <text:p>Machine learning; Legal AI; Legal judgment prediction</text:p>
          </table:table-cell>
          <table:table-cell table:number-columns-repeated="47"/>
          <table:table-cell office:value-type="string" calcext:value-type="string">
            <text:p>No</text:p>
          </table:table-cell>
          <table:table-cell office:value-type="string" calcext:value-type="string">
            <text:p>Litigation</text:p>
          </table:table-cell>
        </table:table-row>
        <table:table-row table:style-name="ro4">
          <table:table-cell office:value-type="string" calcext:value-type="string">
            <text:p>8SIYM9PG</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Thelwall, Mike</text:p>
          </table:table-cell>
          <table:table-cell office:value-type="string" calcext:value-type="string">
            <text:p>Are there too many uncited articles? Zero inflated variants of the discretised lognormal and hooked power law distributions</text:p>
          </table:table-cell>
          <table:table-cell office:value-type="string" calcext:value-type="string">
            <text:p>Journal of Informetrics</text:p>
          </table:table-cell>
          <table:table-cell/>
          <table:table-cell office:value-type="string" calcext:value-type="string">
            <text:p>1751-1577</text:p>
          </table:table-cell>
          <table:table-cell office:value-type="string" calcext:value-type="string">
            <text:p>https://doi.org/10.1016/j.joi.2016.04.014</text:p>
          </table:table-cell>
          <table:table-cell office:value-type="string" calcext:value-type="string">
            <text:p>https://www.sciencedirect.com/science/article/pii/S1751157716300153</text:p>
          </table:table-cell>
          <table:table-cell office:value-type="string" calcext:value-type="string">
            <text:p>Although statistical models fit many citation data sets reasonably well with the best fitting models being the hooked power law and discretised lognormal distribution, the fits are rarely close. One possible reason is that there might be more uncited articles than would be predicted by any model if some articles are inherently uncitable. Using data from 23 different Scopus categories, this article tests the assumption that removing a proportion of uncited articles from a citation dataset allows statistical distributions to have much closer fits. It also introduces two new models, zero inflated discretised lognormal distribution and the zero inflated hooked power law distribution and algorithms to fit them. In all 23 cases, the zero inflated version of the discretised lognormal distribution was an improvement on the standard version and in 16 out of 23 cases the zero inflated version of the hooked power law was an improvement on the standard version. Without zero inflation the discretised lognormal models fit the data better than the hooked power law distribution 6 out of 23 times and with it, the discretised lognormal models fit the data better than the hooked power law distribution 9 out of 23 times. Apparently uncitable articles seem to occur due to the presence of academic-related magazines in Scopus categories. In conclusion, future citation analysis and research indicators should take into account uncitable articles, and the best fitting distribution for sets of citation counts from a single subject and year is either the zero inflated discretised lognormal or zero inflated hooked power law.</text:p>
          </table:table-cell>
          <table:table-cell office:value-type="float" office:value="2016" calcext:value-type="float">
            <text:p>2016</text:p>
          </table:table-cell>
          <table:table-cell table:number-columns-repeated="2" table:style-name="ce3" office:value-type="string" calcext:value-type="string">
            <text:p>2025-02-19 14:56:25</text:p>
          </table:table-cell>
          <table:table-cell/>
          <table:table-cell office:value-type="string" calcext:value-type="string">
            <text:p>622-633</text:p>
          </table:table-cell>
          <table:table-cell/>
          <table:table-cell office:value-type="float" office:value="2" calcext:value-type="float">
            <text:p>2</text:p>
          </table:table-cell>
          <table:table-cell office:value-type="float" office:value="10" calcext:value-type="float">
            <text:p>10</text:p>
          </table:table-cell>
          <table:table-cell table:number-columns-repeated="20"/>
          <table:table-cell office:value-type="string" calcext:value-type="string">
            <text:p>Citation analysis; Discretised lognormal distribution; Hooked power law; Uncited articles; Zero inflated discretised lognormal distribution; Zero inflated hooked power law</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6">
          <table:table-cell office:value-type="string" calcext:value-type="string">
            <text:p>9LD8TEAH</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Rohmat, Faizal I. W.; Labadie, John W.; Gates, Timothy K.</text:p>
          </table:table-cell>
          <table:table-cell office:value-type="string" calcext:value-type="string">
            <text:p>Deep learning for compute-efficient modeling of BMP impacts on stream- aquifer exchange and water law compliance in an irrigated river basin</text:p>
          </table:table-cell>
          <table:table-cell office:value-type="string" calcext:value-type="string">
            <text:p>Environmental Modelling &amp; Software</text:p>
          </table:table-cell>
          <table:table-cell/>
          <table:table-cell office:value-type="string" calcext:value-type="string">
            <text:p>1364-8152</text:p>
          </table:table-cell>
          <table:table-cell office:value-type="string" calcext:value-type="string">
            <text:p>https://doi.org/10.1016/j.envsoft.2019.104529</text:p>
          </table:table-cell>
          <table:table-cell office:value-type="string" calcext:value-type="string">
            <text:p>https://www.sciencedirect.com/science/article/pii/S1364815218312982</text:p>
          </table:table-cell>
          <table:table-cell office:value-type="string" calcext:value-type="string">
            <text:p>Inefficient irrigation practices in the alluvial Lower Arkansas River Basin (LARB) of Colorado are contributing to salinization, waterlogging, reduced crop yields, and harmful concentrations of pollutants in the stream-aquifer system. Intensive data collection and modeling efforts in the LARB over the past 20 years have resulted in development of the GIS-based basin-scale decision support system River GeoDSS. Parallel efforts in regional-scale calibration and application of the MODFLOW-SFR2-RT3D-OTIS stream-aquifer system model permit evaluation of best management practices (BMPs) designed to mollify adverse environmental impacts. Since BMP implementation is allowable only if water laws are not violated, a deep learning model is developed to serve as an accurate, compute-efficient surrogate of MODFLOW-SFR2 and is imbedded in River GeoDSS for assessing basin-scale impacts of BMP implementations on stream-aquifer exchange and water rights. It is shown that BMPs can be implemented while maintaining reasonable water law compliance with development of a new reservoir storage account.</text:p>
          </table:table-cell>
          <table:table-cell office:value-type="float" office:value="2019" calcext:value-type="float">
            <text:p>2019</text:p>
          </table:table-cell>
          <table:table-cell table:number-columns-repeated="2" table:style-name="ce3" office:value-type="string" calcext:value-type="string">
            <text:p>2025-02-19 14:56:25</text:p>
          </table:table-cell>
          <table:table-cell/>
          <table:table-cell office:value-type="float" office:value="104529" calcext:value-type="float">
            <text:p>104529</text:p>
          </table:table-cell>
          <table:table-cell table:number-columns-repeated="2"/>
          <table:table-cell office:value-type="float" office:value="122" calcext:value-type="float">
            <text:p>122</text:p>
          </table:table-cell>
          <table:table-cell table:number-columns-repeated="20"/>
          <table:table-cell office:value-type="string" calcext:value-type="string">
            <text:p>Machine learning; Irrigation; Artificial neural networks; Geographic information systems; Groundwater modeling; River basin management; Stream-aquifer systems; Water law compliance</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17">
          <table:table-cell office:value-type="string" calcext:value-type="string">
            <text:p>HGWTUT6Q</text:p>
          </table:table-cell>
          <table:table-cell office:value-type="string" calcext:value-type="string">
            <text:p>journalArticle</text:p>
          </table:table-cell>
          <table:table-cell office:value-type="float" office:value="2001" calcext:value-type="float">
            <text:p>2001</text:p>
          </table:table-cell>
          <table:table-cell office:value-type="string" calcext:value-type="string">
            <text:p>Newman, Simon</text:p>
          </table:table-cell>
          <table:table-cell office:value-type="string" calcext:value-type="string">
            <text:p>LEGAL RISK ANALYSIS: LEGAL RISK MANAGEMENT VIA DEPENDENCY MODELLING</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S0267-3649(01)01113-X</text:p>
          </table:table-cell>
          <table:table-cell office:value-type="string" calcext:value-type="string">
            <text:p>https://www.sciencedirect.com/science/article/pii/S026736490101113X</text:p>
          </table:table-cell>
          <table:table-cell office:value-type="string" calcext:value-type="string">
            <text:p>Since April 2000 the Information Technology Law Unit of Queen Mary College, University of London, has been working as part of the ECLIP II project with the consultancy firm Arium Risk Architecture, in the exciting and challenging field of Legal Risk Analysis. The IT Law Unit has been helping Arium to develop a legal risk management model for the Internet, providing data input and insight into the various aspects of e-commerce, and validating the model structure in light of our specialist legal knowledge. This article explores the work being undertaken and its applications.</text:p>
          </table:table-cell>
          <table:table-cell office:value-type="float" office:value="2001" calcext:value-type="float">
            <text:p>2001</text:p>
          </table:table-cell>
          <table:table-cell table:number-columns-repeated="2" table:style-name="ce3" office:value-type="string" calcext:value-type="string">
            <text:p>2025-02-19 14:56:25</text:p>
          </table:table-cell>
          <table:table-cell/>
          <table:table-cell office:value-type="string" calcext:value-type="string">
            <text:p>409-414</text:p>
          </table:table-cell>
          <table:table-cell/>
          <table:table-cell office:value-type="float" office:value="6" calcext:value-type="float">
            <text:p>6</text:p>
          </table:table-cell>
          <table:table-cell office:value-type="float" office:value="17" calcext:value-type="float">
            <text:p>17</text:p>
          </table:table-cell>
          <table:table-cell table:number-columns-repeated="68"/>
          <table:table-cell office:value-type="string" calcext:value-type="string">
            <text:p>No</text:p>
          </table:table-cell>
          <table:table-cell office:value-type="string" calcext:value-type="string">
            <text:p>Secondary Literature</text:p>
          </table:table-cell>
        </table:table-row>
        <table:table-row table:style-name="ro6">
          <table:table-cell office:value-type="string" calcext:value-type="string">
            <text:p>2J7UTPJJ</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Zhou, Peng; El-Gohary, Nora</text:p>
          </table:table-cell>
          <table:table-cell office:value-type="string" calcext:value-type="string">
            <text:p>Semantic information alignment of BIMs to computer-interpretable regulations using ontologies and deep learning</text:p>
          </table:table-cell>
          <table:table-cell office:value-type="string" calcext:value-type="string">
            <text:p>Advanced Engineering Informatics</text:p>
          </table:table-cell>
          <table:table-cell/>
          <table:table-cell office:value-type="string" calcext:value-type="string">
            <text:p>1474-0346</text:p>
          </table:table-cell>
          <table:table-cell office:value-type="string" calcext:value-type="string">
            <text:p>https://doi.org/10.1016/j.aei.2020.101239</text:p>
          </table:table-cell>
          <table:table-cell office:value-type="string" calcext:value-type="string">
            <text:p>https://www.sciencedirect.com/science/article/pii/S1474034620302081</text:p>
          </table:table-cell>
          <table:table-cell office:value-type="string" calcext:value-type="string">
            <text:p>A semantic information alignment method is proposed to align the representations used in building information models (BIMs) to the representations used in energy regulations. Compared to existing alignment efforts, which are either manual or semi-automated, the proposed method aims to automate the alignment process for supporting fully automated energy compliance checking. A first-level simple alignment method is proposed to align single design information instances to single regulatory concepts, in which (1) domain knowledge is used for interpreting the meaning of concepts to recognize candidate instances, and (2) deep learning is used for capturing the semantics behind the words to measure semantic similarity and select the matches. A final complex alignment method is proposed to recognize the instance groups belonging to a regulatory requirement, in which (1) supervised and unsupervised searching algorithms are used to identify the instance pairs, and (2) network modeling is used to group and link the instance pairs to the requirement. The proposed method showed 93.4% recall and 94.7% precision on the testing data.</text:p>
          </table:table-cell>
          <table:table-cell office:value-type="float" office:value="2021" calcext:value-type="float">
            <text:p>2021</text:p>
          </table:table-cell>
          <table:table-cell table:number-columns-repeated="2" table:style-name="ce3" office:value-type="string" calcext:value-type="string">
            <text:p>2025-02-19 14:56:25</text:p>
          </table:table-cell>
          <table:table-cell/>
          <table:table-cell office:value-type="float" office:value="101239" calcext:value-type="float">
            <text:p>101239</text:p>
          </table:table-cell>
          <table:table-cell table:number-columns-repeated="2"/>
          <table:table-cell office:value-type="float" office:value="48" calcext:value-type="float">
            <text:p>48</text:p>
          </table:table-cell>
          <table:table-cell table:number-columns-repeated="20"/>
          <table:table-cell office:value-type="string" calcext:value-type="string">
            <text:p>Deep learning; Ontology; Automated compliance checking; Information extraction; Building information modeling; Semantic information alignment</text:p>
          </table:table-cell>
          <table:table-cell table:number-columns-repeated="47"/>
          <table:table-cell office:value-type="string" calcext:value-type="string">
            <text:p>Yes</text:p>
          </table:table-cell>
          <table:table-cell office:value-type="string" calcext:value-type="string">
            <text:p>Alignment, not representation?</text:p>
          </table:table-cell>
        </table:table-row>
        <table:table-row table:style-name="ro16">
          <table:table-cell office:value-type="string" calcext:value-type="string">
            <text:p>U9YWS9RY</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Rojszczak, Marcin</text:p>
          </table:table-cell>
          <table:table-cell office:value-type="string" calcext:value-type="string">
            <text:p>Online content filtering in EU law – A coherent framework or jigsaw puzzle?</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22.105739</text:p>
          </table:table-cell>
          <table:table-cell office:value-type="string" calcext:value-type="string">
            <text:p>https://www.sciencedirect.com/science/article/pii/S0267364922000826</text:p>
          </table:table-cell>
          <table:table-cell office:value-type="string" calcext:value-type="string">
            <text:p>With the spread of global digital services, the need to establish effective barriers to the dissemination of illegal content has also grown. Online services, instead of supporting the building of social relationships and allowing the free exchange of ideas, are increasingly becoming platforms for spreading hate speech or promoting extremist behaviour. The commitment to respect fundamental rights on which the Union has been built also requires those rights to be protected in cyberspace. Increasingly, one measure implemented to achieve this goal is filtering or blocking illegal content. In recent years, as a result of both the jurisprudence of European courts and the activity of the EU legislature, content filtering measures are increasingly used in an automatic and often also preventive manner. The freedom to use them on the part of digital service providers raises obvious concerns about compliance with human rights standards, often leading to allegations of implementing a new form of “digital censorship”. Assuming that content filtering will be a measure that will be increasingly used in an automatic manner, it is particularly important to establish adequate standards of legal safeguards to protect against the risk of their abuse. The purpose of this article is to explain why the regulations currently being introduced do not create a coherent regulatory model and de facto hamper the effective protection of end-user rights and public security objectives, by introducing a series of often overlapping legal requirements. In this respect, the mosaic of various regulations does not facilitate the definition of a coherent standard of legal safeguards, which in turn delimits the boundaries of the application of automatic content filtering measures.</text:p>
          </table:table-cell>
          <table:table-cell office:value-type="float" office:value="2022" calcext:value-type="float">
            <text:p>2022</text:p>
          </table:table-cell>
          <table:table-cell table:number-columns-repeated="2" table:style-name="ce3" office:value-type="string" calcext:value-type="string">
            <text:p>2025-02-19 14:56:25</text:p>
          </table:table-cell>
          <table:table-cell/>
          <table:table-cell office:value-type="float" office:value="105739" calcext:value-type="float">
            <text:p>105739</text:p>
          </table:table-cell>
          <table:table-cell table:number-columns-repeated="2"/>
          <table:table-cell office:value-type="float" office:value="47" calcext:value-type="float">
            <text:p>47</text:p>
          </table:table-cell>
          <table:table-cell table:number-columns-repeated="20"/>
          <table:table-cell office:value-type="string" calcext:value-type="string">
            <text:p>Content filtering; Notice and takedown; Online censorship; Prior restraint</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6">
          <table:table-cell office:value-type="string" calcext:value-type="string">
            <text:p>65UMTQST</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Tamburri, Damian A.</text:p>
          </table:table-cell>
          <table:table-cell office:value-type="string" calcext:value-type="string">
            <text:p>Design principles for the General Data Protection Regulation (GDPR): A formal concept analysis and its evaluation</text:p>
          </table:table-cell>
          <table:table-cell office:value-type="string" calcext:value-type="string">
            <text:p>Information Systems</text:p>
          </table:table-cell>
          <table:table-cell/>
          <table:table-cell office:value-type="string" calcext:value-type="string">
            <text:p>0306-4379</text:p>
          </table:table-cell>
          <table:table-cell office:value-type="string" calcext:value-type="string">
            <text:p>https://doi.org/10.1016/j.is.2019.101469</text:p>
          </table:table-cell>
          <table:table-cell office:value-type="string" calcext:value-type="string">
            <text:p>https://www.sciencedirect.com/science/article/pii/S0306437919305216</text:p>
          </table:table-cell>
          <table:table-cell office:value-type="string" calcext:value-type="string">
            <text:p>Data and software are nowadays one and the same: for this very reason, the European Union (EU) and other governments introduce frameworks for data protection — a key example being the General Data Protection Regulation (GDPR). However, GDPR compliance is not straightforward: its text is not written by software or information engineers but rather, by lawyers and policy-makers. As a design aid to information engineers aiming for GDPR compliance, as well as an aid to software users’ understanding of the regulation, this article offers a systematic synthesis and discussion of it, distilled by the mathematical analysis method known as Formal Concept Analysis (FCA). By its principles, GDPR is synthesised as a concept lattice, that is, a formal summary of the regulation, featuring 144372 records — its uses are manifold. For example, the lattice captures so-called attribute implications, the implicit logical relations across the regulation, and their intensity. These results can be used as drivers during systems and services (re-)design, development, operation, or information systems’ refactoring towards more GDPR consistency.</text:p>
          </table:table-cell>
          <table:table-cell office:value-type="float" office:value="2020" calcext:value-type="float">
            <text:p>2020</text:p>
          </table:table-cell>
          <table:table-cell table:number-columns-repeated="2" table:style-name="ce3" office:value-type="string" calcext:value-type="string">
            <text:p>2025-02-19 14:56:25</text:p>
          </table:table-cell>
          <table:table-cell/>
          <table:table-cell office:value-type="float" office:value="101469" calcext:value-type="float">
            <text:p>101469</text:p>
          </table:table-cell>
          <table:table-cell table:number-columns-repeated="2"/>
          <table:table-cell office:value-type="float" office:value="91" calcext:value-type="float">
            <text:p>91</text:p>
          </table:table-cell>
          <table:table-cell table:number-columns-repeated="20"/>
          <table:table-cell office:value-type="string" calcext:value-type="string">
            <text:p>GDPR; Formal-concept analysis; Privacy-by-design</text:p>
          </table:table-cell>
          <table:table-cell table:number-columns-repeated="47"/>
          <table:table-cell office:value-type="string" calcext:value-type="string">
            <text:p>Yes</text:p>
          </table:table-cell>
          <table:table-cell/>
        </table:table-row>
        <table:table-row table:style-name="ro7">
          <table:table-cell office:value-type="string" calcext:value-type="string">
            <text:p>I2AW57B9</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Lu, Bingbin</text:p>
          </table:table-cell>
          <table:table-cell office:value-type="string" calcext:value-type="string">
            <text:p>The unique Chinese legal approach to online ad blocking: Is it in the right direction?</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17.05.012</text:p>
          </table:table-cell>
          <table:table-cell office:value-type="string" calcext:value-type="string">
            <text:p>https://www.sciencedirect.com/science/article/pii/S0267364917301929</text:p>
          </table:table-cell>
          <table:table-cell office:value-type="string" calcext:value-type="string">
            <text:p>The legal debate around online ad blocking demonstrates a tension between user's freedom and online content providers' revenue-generating business model. This paper aims to analyze ad blocking from a unique perspective of the Chinese law and practice. Since ad blocking does not violate copyright law, copyright law cannot be a guardian to the ad-based business model. China takes a different approach to protect the ad-based business model under unfair competition law and bans ad blocking software directly by regulation. The Chinese courts held that providing ad blocking software is anti-competitive under a vague general principle of the Anti-Unfair Competition Law. The special policy reason behind these decisions is that the Chinese government and courts want to maintain this business model and strengthen intellectual property protection. These decisions are reinforced by the regulatory ban of ad blocking software in China. However, the Chinese approach is in the wrong direction. The Chinese courts have applied a principle of “non-interference unless in the public interest” to ad blocking cases but never analyzed the public interest seriously. This paper argues that the “public interest” in the Internet context should be the interests of Internet users. The group of Internet users is large enough to constitute the general public. The public have a compelling interest of autonomy to justify ad blocking. The right approach to solving the ad blocking problem should be flexible, easily adjustable and it should not totally fail one side. Compared to direct regulatory intervention, a flexible judicial approach is better because it could take into consideration a variety of interests and strike a balance in specific cases. And, to regulate new technologies, a soft version of guidelines could be easily adjustable than an immature regulation. The Internet itself is a creative industry developed under the process of “creative destruction”. Any legal intervention shall be careful and not impede the emerging technologies, market structure development and autonomous competition.</text:p>
          </table:table-cell>
          <table:table-cell office:value-type="float" office:value="2017" calcext:value-type="float">
            <text:p>2017</text:p>
          </table:table-cell>
          <table:table-cell table:number-columns-repeated="2" table:style-name="ce3" office:value-type="string" calcext:value-type="string">
            <text:p>2025-02-19 14:56:25</text:p>
          </table:table-cell>
          <table:table-cell/>
          <table:table-cell office:value-type="string" calcext:value-type="string">
            <text:p>786-801</text:p>
          </table:table-cell>
          <table:table-cell/>
          <table:table-cell office:value-type="float" office:value="6" calcext:value-type="float">
            <text:p>6</text:p>
          </table:table-cell>
          <table:table-cell office:value-type="float" office:value="33" calcext:value-type="float">
            <text:p>33</text:p>
          </table:table-cell>
          <table:table-cell table:number-columns-repeated="20"/>
          <table:table-cell office:value-type="string" calcext:value-type="string">
            <text:p>Copyright; Ad blocking; Creative destruction; Governmental intervention; Unfair competition</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9">
          <table:table-cell office:value-type="string" calcext:value-type="string">
            <text:p>3M2VG2SR</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Petti, Manuela; Verrienti, Antonella; Paci, Paola; Farina, Lorenzo</text:p>
          </table:table-cell>
          <table:table-cell office:value-type="string" calcext:value-type="string">
            <text:p>SEaCorAl: Identifying and contrasting the regulation-correlation bias in RNA-Seq paired expression data of patient groups</text:p>
          </table:table-cell>
          <table:table-cell office:value-type="string" calcext:value-type="string">
            <text:p>Computers in Biology and Medicine</text:p>
          </table:table-cell>
          <table:table-cell/>
          <table:table-cell office:value-type="string" calcext:value-type="string">
            <text:p>0010-4825</text:p>
          </table:table-cell>
          <table:table-cell office:value-type="string" calcext:value-type="string">
            <text:p>https://doi.org/10.1016/j.compbiomed.2021.104567</text:p>
          </table:table-cell>
          <table:table-cell office:value-type="string" calcext:value-type="string">
            <text:p>https://www.sciencedirect.com/science/article/pii/S0010482521003619</text:p>
          </table:table-cell>
          <table:table-cell office:value-type="string" calcext:value-type="string">
            <text:p>The Cancer Genome Atlas database offers the possibility of analyzing genome-wide expression RNA-Seq cancer data using paired counts, that is, studies where expression data are collected in pairs of normal and cancer cells, by taking samples from the same individual. Correlation of gene expression profiles is the most common analysis to study co-expression groups, which is used to find biological interpretation of -omics big data. The aim of the paper is threefold: firstly we show for the first time, the presence of a “regulation-correlation bias” in RNA-Seq paired expression data, that is an artifactual link between the expression status (up- or down-regulation) of a gene pair and the sign of the corresponding correlation coefficient. Secondly, we provide a statistical model able to theoretically explain the reasons for the presence of such a bias. Thirdly, we present a bias-removal algorithm, called SEaCorAl, able to effectively reduce bias effects and improve the biological significance of correlation analysis. Validation of the SEaCorAl algorithm is performed by showing a significant increase in the ability to detect biologically meaningful associations of positive correlations and a significant increase of the modularity of the resulting unbiased correlation network.</text:p>
          </table:table-cell>
          <table:table-cell office:value-type="float" office:value="2021" calcext:value-type="float">
            <text:p>2021</text:p>
          </table:table-cell>
          <table:table-cell table:number-columns-repeated="2" table:style-name="ce3" office:value-type="string" calcext:value-type="string">
            <text:p>2025-02-19 14:56:25</text:p>
          </table:table-cell>
          <table:table-cell/>
          <table:table-cell office:value-type="float" office:value="104567" calcext:value-type="float">
            <text:p>104567</text:p>
          </table:table-cell>
          <table:table-cell table:number-columns-repeated="2"/>
          <table:table-cell office:value-type="float" office:value="135" calcext:value-type="float">
            <text:p>135</text:p>
          </table:table-cell>
          <table:table-cell table:number-columns-repeated="20"/>
          <table:table-cell office:value-type="string" calcext:value-type="string">
            <text:p>Correlation analysis; Correlation networks; Paired data; RNA-Seq data; Spurious correlations</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10">
          <table:table-cell office:value-type="string" calcext:value-type="string">
            <text:p>GY7F3M75</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Liu, Qing; Islam, Badiul; Governatori, Guido</text:p>
          </table:table-cell>
          <table:table-cell office:value-type="string" calcext:value-type="string">
            <text:p>Towards an efficient rule-based framework for legal reasoning</text:p>
          </table:table-cell>
          <table:table-cell office:value-type="string" calcext:value-type="string">
            <text:p>Knowledge-Based Systems</text:p>
          </table:table-cell>
          <table:table-cell/>
          <table:table-cell office:value-type="string" calcext:value-type="string">
            <text:p>0950-7051</text:p>
          </table:table-cell>
          <table:table-cell office:value-type="string" calcext:value-type="string">
            <text:p>https://doi.org/10.1016/j.knosys.2021.107082</text:p>
          </table:table-cell>
          <table:table-cell office:value-type="string" calcext:value-type="string">
            <text:p>https://www.sciencedirect.com/science/article/pii/S0950705121003452</text:p>
          </table:table-cell>
          <table:table-cell office:value-type="string" calcext:value-type="string">
            <text:p>A rule based knowledge system consists of three main components: a set of rules, facts to be fed to the reasoning corresponding to the data of a case, and an inference engine. In general, facts are stored in (relational) databases that represent knowledge in a first-order based formalism. However, legal knowledge uses defeasible deontic logic for knowledge representation due to its particular features that cannot be supported by first-order logic. In this work, we present a unified framework that supports efficient legal reasoning. In the framework, a novel inference engine is proposed in which the Semantic Rule Index can identify candidate rules with their corresponding semantic rules if any, and an inference controller is able to guide the executions of queries and reasoning. It can eliminate rules that cannot be fired to avoid unnecessary computations in early stages. The experiments demonstrated the effectiveness and efficiency of the proposed framework.</text:p>
          </table:table-cell>
          <table:table-cell office:value-type="float" office:value="2021" calcext:value-type="float">
            <text:p>2021</text:p>
          </table:table-cell>
          <table:table-cell table:number-columns-repeated="2" table:style-name="ce3" office:value-type="string" calcext:value-type="string">
            <text:p>2025-02-19 14:56:25</text:p>
          </table:table-cell>
          <table:table-cell/>
          <table:table-cell office:value-type="float" office:value="107082" calcext:value-type="float">
            <text:p>107082</text:p>
          </table:table-cell>
          <table:table-cell table:number-columns-repeated="2"/>
          <table:table-cell office:value-type="float" office:value="224" calcext:value-type="float">
            <text:p>224</text:p>
          </table:table-cell>
          <table:table-cell table:number-columns-repeated="20"/>
          <table:table-cell office:value-type="string" calcext:value-type="string">
            <text:p>Index; Integration; Query processing; Rule-based legal reasoning</text:p>
          </table:table-cell>
          <table:table-cell table:number-columns-repeated="47"/>
          <table:table-cell office:value-type="string" calcext:value-type="string">
            <text:p>Yes</text:p>
          </table:table-cell>
          <table:table-cell/>
        </table:table-row>
        <table:table-row table:style-name="ro10">
          <table:table-cell office:value-type="string" calcext:value-type="string">
            <text:p>U8GZW8IW</text:p>
          </table:table-cell>
          <table:table-cell office:value-type="string" calcext:value-type="string">
            <text:p>journalArticle</text:p>
          </table:table-cell>
          <table:table-cell office:value-type="float" office:value="2007" calcext:value-type="float">
            <text:p>2007</text:p>
          </table:table-cell>
          <table:table-cell office:value-type="string" calcext:value-type="string">
            <text:p>Pinto, Marcelo Cezar; Foss, Luciana; Mombach, José Carlos Merino; Ribeiro, Leila</text:p>
          </table:table-cell>
          <table:table-cell office:value-type="string" calcext:value-type="string">
            <text:p>Modelling, property verification and behavioural equivalence of lactose operon regulation</text:p>
          </table:table-cell>
          <table:table-cell office:value-type="string" calcext:value-type="string">
            <text:p>Computers in Biology and Medicine</text:p>
          </table:table-cell>
          <table:table-cell/>
          <table:table-cell office:value-type="string" calcext:value-type="string">
            <text:p>0010-4825</text:p>
          </table:table-cell>
          <table:table-cell office:value-type="string" calcext:value-type="string">
            <text:p>https://doi.org/10.1016/j.compbiomed.2006.01.006</text:p>
          </table:table-cell>
          <table:table-cell office:value-type="string" calcext:value-type="string">
            <text:p>https://www.sciencedirect.com/science/article/pii/S0010482506000205</text:p>
          </table:table-cell>
          <table:table-cell office:value-type="string" calcext:value-type="string">
            <text:p>Understanding biochemical pathways is one of the biggest challenges in the field of molecular biology nowadays. Computer science can contribute in this area by providing formalisms and tools to simulate and analyse pathways. One formalism that is suited for modelling concurrent systems is Milner's Calculus of Communicating Systems (CCS). This paper shows the viability of using CCS to model and reason about biochemical networks. As a case study, we describe the regulation of lactose operon. After describing this operon formally using CCS, we validate our model by automatically checking some known properties for lactose regulation. Moreover, since biological systems tend to be very complex, we propose to use multiple descriptions of the same system at different levels of abstraction. The compatibility of these multiple views can be assured via mathematical proofs of observational equivalence.</text:p>
          </table:table-cell>
          <table:table-cell office:value-type="float" office:value="2007" calcext:value-type="float">
            <text:p>2007</text:p>
          </table:table-cell>
          <table:table-cell table:number-columns-repeated="2" table:style-name="ce3" office:value-type="string" calcext:value-type="string">
            <text:p>2025-02-19 14:56:25</text:p>
          </table:table-cell>
          <table:table-cell/>
          <table:table-cell office:value-type="string" calcext:value-type="string">
            <text:p>134-148</text:p>
          </table:table-cell>
          <table:table-cell/>
          <table:table-cell office:value-type="float" office:value="2" calcext:value-type="float">
            <text:p>2</text:p>
          </table:table-cell>
          <table:table-cell office:value-type="float" office:value="37" calcext:value-type="float">
            <text:p>37</text:p>
          </table:table-cell>
          <table:table-cell table:number-columns-repeated="20"/>
          <table:table-cell office:value-type="string" calcext:value-type="string">
            <text:p>CCS; Model checking; Observational equivalence; Systems biology</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10">
          <table:table-cell office:value-type="string" calcext:value-type="string">
            <text:p>55BEFZ8G</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Burton, Simon; Habli, Ibrahim; Lawton, Tom; McDermid, John; Morgan, Phillip; Porter, Zoe</text:p>
          </table:table-cell>
          <table:table-cell office:value-type="string" calcext:value-type="string">
            <text:p>Mind the gaps: Assuring the safety of autonomous systems from an engineering, ethical, and legal perspective</text:p>
          </table:table-cell>
          <table:table-cell office:value-type="string" calcext:value-type="string">
            <text:p>Artificial Intelligence</text:p>
          </table:table-cell>
          <table:table-cell/>
          <table:table-cell office:value-type="string" calcext:value-type="string">
            <text:p>0004-3702</text:p>
          </table:table-cell>
          <table:table-cell office:value-type="string" calcext:value-type="string">
            <text:p>https://doi.org/10.1016/j.artint.2019.103201</text:p>
          </table:table-cell>
          <table:table-cell office:value-type="string" calcext:value-type="string">
            <text:p>https://www.sciencedirect.com/science/article/pii/S0004370219301109</text:p>
          </table:table-cell>
          <table:table-cell office:value-type="string" calcext:value-type="string">
            <text:p>This paper brings together a multi-disciplinary perspective from systems engineering, ethics, and law to articulate a common language in which to reason about the multi-faceted problem of assuring the safety of autonomous systems. The paper's focus is on the “gaps” that arise across the development process: the semantic gap, where normal conditions for a complete specification of intended functionality are not present; the responsibility gap, where normal conditions for holding human actors morally responsible for harm are not present; and the liability gap, where normal conditions for securing compensation to victims of harm are not present. By categorising these “gaps” we can expose with greater precision key sources of uncertainty and risk with autonomous systems. This can inform the development of more detailed models of safety assurance and contribute to more effective risk control.</text:p>
          </table:table-cell>
          <table:table-cell office:value-type="float" office:value="2020" calcext:value-type="float">
            <text:p>2020</text:p>
          </table:table-cell>
          <table:table-cell table:number-columns-repeated="2" table:style-name="ce3" office:value-type="string" calcext:value-type="string">
            <text:p>2025-02-19 14:56:25</text:p>
          </table:table-cell>
          <table:table-cell/>
          <table:table-cell office:value-type="float" office:value="103201" calcext:value-type="float">
            <text:p>103201</text:p>
          </table:table-cell>
          <table:table-cell table:number-columns-repeated="2"/>
          <table:table-cell office:value-type="float" office:value="279" calcext:value-type="float">
            <text:p>279</text:p>
          </table:table-cell>
          <table:table-cell table:number-columns-repeated="20"/>
          <table:table-cell office:value-type="string" calcext:value-type="string">
            <text:p>Ethics; Artificial intelligence; Law; Safety; Autonomous systems</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9">
          <table:table-cell office:value-type="string" calcext:value-type="string">
            <text:p>NH45XLPR</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Canete, J. Fernandez de; Pimentel, V.; Barbancho, J.; Luque, A.</text:p>
          </table:table-cell>
          <table:table-cell office:value-type="string" calcext:value-type="string">
            <text:p>System dynamics modelling approach in Health Sciences. Application to the regulation of the cardiovascular function</text:p>
          </table:table-cell>
          <table:table-cell office:value-type="string" calcext:value-type="string">
            <text:p>Informatics in Medicine Unlocked</text:p>
          </table:table-cell>
          <table:table-cell/>
          <table:table-cell office:value-type="string" calcext:value-type="string">
            <text:p>2352-9148</text:p>
          </table:table-cell>
          <table:table-cell office:value-type="string" calcext:value-type="string">
            <text:p>https://doi.org/10.1016/j.imu.2019.100164</text:p>
          </table:table-cell>
          <table:table-cell office:value-type="string" calcext:value-type="string">
            <text:p>https://www.sciencedirect.com/science/article/pii/S2352914818302545</text:p>
          </table:table-cell>
          <table:table-cell office:value-type="string" calcext:value-type="string">
            <text:p>Background and objective The understanding of complex biological systems performance is one of the key issues in physiology, and several computational methods based on computer simulation have been applied to determine the behaviour of nonlinear systems. System Dynamics is an intuitive modelling methodology based on qualitative reasoning, whereby a conceptual physiological model can be described as a set of cause–effect relationships between the physiological variables of a system, so that a set of dynamic equations describing the system behaviour quantitatively can be derived. Methods This paper presents system dynamics modelling methodology and its application for short-term arterial pressure control exerted through the baroreceptor reflex over a multi-compartmental cardiovascular model under the OpenModelica object-oriented simulation environment. Results The performance of the controlled system is analysed by simulation in light of the existing hypothesis and validation tests previously performed, demonstrating the effectiveness of the short-term regulation mechanism under physiological and pathological conditions. Conclusions The system dynamics can be viewed as a powerful and easy-to-use educational tool and useful in Health Sciences so as to explain the behaviour of a physiologic system under study.</text:p>
          </table:table-cell>
          <table:table-cell office:value-type="float" office:value="2019" calcext:value-type="float">
            <text:p>2019</text:p>
          </table:table-cell>
          <table:table-cell table:number-columns-repeated="2" table:style-name="ce3" office:value-type="string" calcext:value-type="string">
            <text:p>2025-02-19 14:56:25</text:p>
          </table:table-cell>
          <table:table-cell/>
          <table:table-cell office:value-type="float" office:value="100164" calcext:value-type="float">
            <text:p>100164</text:p>
          </table:table-cell>
          <table:table-cell table:number-columns-repeated="2"/>
          <table:table-cell office:value-type="float" office:value="15" calcext:value-type="float">
            <text:p>15</text:p>
          </table:table-cell>
          <table:table-cell table:number-columns-repeated="20"/>
          <table:table-cell office:value-type="string" calcext:value-type="string">
            <text:p>Arterial pressure control; Cardiovascular system; Causal diagram modelling; OpenModelica simulation environment; System dynamics</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4">
          <table:table-cell office:value-type="string" calcext:value-type="string">
            <text:p>MC4A478T</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Zhou, Xiang; Wu, Yudong; Li, Ang; Cai, Ming; Wu, Yiquan; Kuang, Kun</text:p>
          </table:table-cell>
          <table:table-cell office:value-type="string" calcext:value-type="string">
            <text:p>Unlocking authentic judicial reasoning: A Template-Based Legal Information Generation framework for judicial views</text:p>
          </table:table-cell>
          <table:table-cell office:value-type="string" calcext:value-type="string">
            <text:p>Knowledge-Based Systems</text:p>
          </table:table-cell>
          <table:table-cell/>
          <table:table-cell office:value-type="string" calcext:value-type="string">
            <text:p>0950-7051</text:p>
          </table:table-cell>
          <table:table-cell office:value-type="string" calcext:value-type="string">
            <text:p>https://doi.org/10.1016/j.knosys.2024.112232</text:p>
          </table:table-cell>
          <table:table-cell office:value-type="string" calcext:value-type="string">
            <text:p>https://www.sciencedirect.com/science/article/pii/S0950705124008669</text:p>
          </table:table-cell>
          <table:table-cell office:value-type="string" calcext:value-type="string">
            <text:p>In the field of legal AI, the research on the task of generating judicial views is relatively weak. Judicial views typically include judgment information on the merits such as charges, law articles, and sentencing circumstances. There are several issues with using universal algorithms to generate text, such as a lack of professional expression required for legal documents, and missing or incorrect judgment information on the merits. Judicial views often involve judgment information on the merits, rather than summarizing and excerpting known information. This could be why the application of conventional text generation algorithms may not produce satisfactory results. In actual judicial scenarios, judges generate their views step by step. Firstly, identify multiple judgment information on the merits in the judicial views, and then connect them with legal templates to achieve the generation of judicial views. This article proposes a Template Based Legal Information Generation (TBLIG) framework that generates higher quality judicial views based on the authentic judicial reasoning methods used by judges. The method consists of two steps: The first step involves determining the judgment information on the merits in the judicial view, while the second step involves synchronously generating a legal template based on the case. We have carried out a large number of experiments on the dataset of indictments and non-indictments. Through comparison with other models and ablation experiments, we have proved the effectiveness of our proposed method.</text:p>
          </table:table-cell>
          <table:table-cell office:value-type="float" office:value="2024" calcext:value-type="float">
            <text:p>2024</text:p>
          </table:table-cell>
          <table:table-cell table:number-columns-repeated="2" table:style-name="ce3" office:value-type="string" calcext:value-type="string">
            <text:p>2025-02-19 14:56:25</text:p>
          </table:table-cell>
          <table:table-cell/>
          <table:table-cell office:value-type="float" office:value="112232" calcext:value-type="float">
            <text:p>112232</text:p>
          </table:table-cell>
          <table:table-cell table:number-columns-repeated="2"/>
          <table:table-cell office:value-type="float" office:value="301" calcext:value-type="float">
            <text:p>301</text:p>
          </table:table-cell>
          <table:table-cell table:number-columns-repeated="20"/>
          <table:table-cell office:value-type="string" calcext:value-type="string">
            <text:p>Legal AI; Judgment information on the merits; Judicial view generation; Multiple subtasks</text:p>
          </table:table-cell>
          <table:table-cell table:number-columns-repeated="47"/>
          <table:table-cell office:value-type="string" calcext:value-type="string">
            <text:p>No</text:p>
          </table:table-cell>
          <table:table-cell office:value-type="string" calcext:value-type="string">
            <text:p>Litigation</text:p>
          </table:table-cell>
        </table:table-row>
        <table:table-row table:style-name="ro2">
          <table:table-cell office:value-type="string" calcext:value-type="string">
            <text:p>28LUKN8U</text:p>
          </table:table-cell>
          <table:table-cell office:value-type="string" calcext:value-type="string">
            <text:p>journalArticle</text:p>
          </table:table-cell>
          <table:table-cell office:value-type="float" office:value="2025" calcext:value-type="float">
            <text:p>2025</text:p>
          </table:table-cell>
          <table:table-cell office:value-type="string" calcext:value-type="string">
            <text:p>Hannah, George; Sousa, Rita T.; Dasoulas, Ioannis; d’Amato, Claudia</text:p>
          </table:table-cell>
          <table:table-cell office:value-type="string" calcext:value-type="string">
            <text:p>On the legal implications of Large Language Model answers: A prompt engineering approach and a view beyond by exploiting Knowledge Graphs</text:p>
          </table:table-cell>
          <table:table-cell office:value-type="string" calcext:value-type="string">
            <text:p>Journal of Web Semantics</text:p>
          </table:table-cell>
          <table:table-cell/>
          <table:table-cell office:value-type="string" calcext:value-type="string">
            <text:p>1570-8268</text:p>
          </table:table-cell>
          <table:table-cell office:value-type="string" calcext:value-type="string">
            <text:p>https://doi.org/10.1016/j.websem.2024.100843</text:p>
          </table:table-cell>
          <table:table-cell office:value-type="string" calcext:value-type="string">
            <text:p>https://www.sciencedirect.com/science/article/pii/S1570826824000295</text:p>
          </table:table-cell>
          <table:table-cell office:value-type="string" calcext:value-type="string">
            <text:p>With the recent surge in popularity of Large Language Models (LLMs), there is the rising risk of users blindly trusting the information in the response. Nevertheless, there are cases where the LLM recommends actions that have potential legal implications and this may put the user in danger. We provide an empirical analysis on multiple existing LLMs showing the urgency of the problem. Hence, we propose a first short-term solution, consisting in an approach for isolating these legal issues through prompt engineering. We prove that this solution is able to stem some risks related to legal implications, nonetheless we also highlight some limitations. Hence, we argue on the need for additional knowledge-intensive resources and specifically Knowledge Graphs for fully solving these limitations. For the purpose, we draw our proposal aiming at designing and developing a solution powered by a legal Knowledge Graph (KG) that, besides capturing and alerting the user on possible legal implications coming from the LLM answers, is also able to provide actual evidence for them by supplying citations of the interested laws. We conclude with a brief discussion on the issues that may be needed to solve for building a comprehensive legal Knowledge Graph</text:p>
          </table:table-cell>
          <table:table-cell office:value-type="float" office:value="2025" calcext:value-type="float">
            <text:p>2025</text:p>
          </table:table-cell>
          <table:table-cell table:number-columns-repeated="2" table:style-name="ce3" office:value-type="string" calcext:value-type="string">
            <text:p>2025-02-19 14:56:25</text:p>
          </table:table-cell>
          <table:table-cell/>
          <table:table-cell office:value-type="float" office:value="100843" calcext:value-type="float">
            <text:p>100843</text:p>
          </table:table-cell>
          <table:table-cell table:number-columns-repeated="2"/>
          <table:table-cell office:value-type="float" office:value="84" calcext:value-type="float">
            <text:p>84</text:p>
          </table:table-cell>
          <table:table-cell table:number-columns-repeated="20"/>
          <table:table-cell office:value-type="string" calcext:value-type="string">
            <text:p>Knowledge Graph; Large Language Models; Prompt engineering; Legislative texts</text:p>
          </table:table-cell>
          <table:table-cell table:number-columns-repeated="47"/>
          <table:table-cell office:value-type="string" calcext:value-type="string">
            <text:p>No</text:p>
          </table:table-cell>
          <table:table-cell office:value-type="string" calcext:value-type="string">
            <text:p>Not really directly applicable to compliance</text:p>
          </table:table-cell>
        </table:table-row>
        <table:table-row table:style-name="ro12">
          <table:table-cell office:value-type="string" calcext:value-type="string">
            <text:p>MEQU2ED4</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Fungwacharakorn, Wachara; Satoh, Ken</text:p>
          </table:table-cell>
          <table:table-cell office:value-type="string" calcext:value-type="string">
            <text:p>Toward a practical legal rule revision in legal debugging</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22.105696</text:p>
          </table:table-cell>
          <table:table-cell office:value-type="string" calcext:value-type="string">
            <text:p>https://www.sciencedirect.com/science/article/pii/S0267364922000437</text:p>
          </table:table-cell>
          <table:table-cell office:value-type="string" calcext:value-type="string">
            <text:p>Computational law researchers have long been interested in developing machine legal reasoning systems and machine-readable rule-bases to simulate legal reasoning given by judges. Basically, legal rule-bases rely on literal interpretations of statutes. In practice, however, literal interpretation of statute can have counterintuitive consequences. To deal with such consequences, English courts (the courts of England and Wales) have developed rules of judicial interpretation for reinterpreting statutes i.e. choosing or modifying the meaning of the statute’s wording (golden rule) or determining the statute’s purpose (mischief rule), and these rules have not been investigated in computational law. Previous research proposed the concept of legal debugging to formalize detection and resolution of counterintuitive consequences in legal rule-bases. Legal debugging consists of two steps. The first step is culprit detection, which involves interacting with a judge in order to identify a culprit, which is intuitively a part of statute that can be determined as a root cause of counterintuitive consequences. The second step is culprit resolution, which involves revising the rule-base to resolve a detected culprit. In this paper, we match two inductive logic programming approaches to two rules of judicial interpretation. The first approach is a bottom-up approach, which involves identifying an exceptional situation of the case and generalizing the legal rule revision. We match the bottom-up approach to the golden rule by using knowledge bases in the form of legal ontologies. The second approach is a top-down approach, which involves determining the purpose of the statute and refining the legal rule revision so that the revision fits within the context of the statute. We match the top-down approach to the mischief rule by using knowledge bases in the form of metarules. By using these matches, legal debugging can perform more practical legal revisions during the culprit resolution step.</text:p>
          </table:table-cell>
          <table:table-cell office:value-type="float" office:value="2022" calcext:value-type="float">
            <text:p>2022</text:p>
          </table:table-cell>
          <table:table-cell table:number-columns-repeated="2" table:style-name="ce3" office:value-type="string" calcext:value-type="string">
            <text:p>2025-02-19 14:56:25</text:p>
          </table:table-cell>
          <table:table-cell/>
          <table:table-cell office:value-type="float" office:value="105696" calcext:value-type="float">
            <text:p>105696</text:p>
          </table:table-cell>
          <table:table-cell table:number-columns-repeated="2"/>
          <table:table-cell office:value-type="float" office:value="46" calcext:value-type="float">
            <text:p>46</text:p>
          </table:table-cell>
          <table:table-cell table:number-columns-repeated="20"/>
          <table:table-cell office:value-type="string" calcext:value-type="string">
            <text:p>Legal reasoning; Algorithmic law; Legal debugging</text:p>
          </table:table-cell>
          <table:table-cell table:number-columns-repeated="47"/>
          <table:table-cell office:value-type="string" calcext:value-type="string">
            <text:p>No</text:p>
          </table:table-cell>
          <table:table-cell office:value-type="string" calcext:value-type="string">
            <text:p>Deals with adjsuting laws/regualtions</text:p>
          </table:table-cell>
        </table:table-row>
        <table:table-row table:style-name="ro15">
          <table:table-cell office:value-type="string" calcext:value-type="string">
            <text:p>3HI9WQL6</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tumpf, Michael P. H.</text:p>
          </table:table-cell>
          <table:table-cell office:value-type="string" calcext:value-type="string">
            <text:p>Inferring better gene regulation networks from single-cell data</text:p>
          </table:table-cell>
          <table:table-cell office:value-type="string" calcext:value-type="string">
            <text:p>Current Opinion in Systems Biology</text:p>
          </table:table-cell>
          <table:table-cell/>
          <table:table-cell office:value-type="string" calcext:value-type="string">
            <text:p>2452-3100</text:p>
          </table:table-cell>
          <table:table-cell office:value-type="string" calcext:value-type="string">
            <text:p>https://doi.org/10.1016/j.coisb.2021.05.003</text:p>
          </table:table-cell>
          <table:table-cell office:value-type="string" calcext:value-type="string">
            <text:p>https://www.sciencedirect.com/science/article/pii/S2452310021000275</text:p>
          </table:table-cell>
          <table:table-cell office:value-type="string" calcext:value-type="string">
            <text:p>Networks can provide a graphical representation of complex systems, including gene regulation processes. They can also provide a basis for further quantitative and computational analysis and modelling of biological systems. Single-cell technology is now allowing us to probe molecular mechanisms and processes at unprecedented detail, and there is hope that we can learn better, more detailed network models from such data, to help us understand the mechanisms underlying cellular processes. However, learning the structure of networks is notoriously difficult for at least two reasons: (i) network inference is a statistically challenging problem and (ii) the naive picture of static networks may be fundamentally inapplicable to the description of biological systems. Here, I will give some overview of the basic problem, discuss a set of promising network inference methods and how to validate them and outline how we can go beyond the limitations imposed by static network models.</text:p>
          </table:table-cell>
          <table:table-cell office:value-type="float" office:value="2021" calcext:value-type="float">
            <text:p>2021</text:p>
          </table:table-cell>
          <table:table-cell table:number-columns-repeated="2" table:style-name="ce3" office:value-type="string" calcext:value-type="string">
            <text:p>2025-02-19 14:56:25</text:p>
          </table:table-cell>
          <table:table-cell/>
          <table:table-cell office:value-type="float" office:value="100342" calcext:value-type="float">
            <text:p>100342</text:p>
          </table:table-cell>
          <table:table-cell table:number-columns-repeated="2"/>
          <table:table-cell office:value-type="float" office:value="27" calcext:value-type="float">
            <text:p>27</text:p>
          </table:table-cell>
          <table:table-cell table:number-columns-repeated="20"/>
          <table:table-cell office:value-type="string" calcext:value-type="string">
            <text:p>Information theory; Network inference; Single cell transcriptomics</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20">
          <table:table-cell office:value-type="string" calcext:value-type="string">
            <text:p>9NPLX75I</text:p>
          </table:table-cell>
          <table:table-cell office:value-type="string" calcext:value-type="string">
            <text:p>journalArticle</text:p>
          </table:table-cell>
          <table:table-cell office:value-type="float" office:value="1995" calcext:value-type="float">
            <text:p>1995</text:p>
          </table:table-cell>
          <table:table-cell office:value-type="string" calcext:value-type="string">
            <text:p>Sergot, Marek</text:p>
          </table:table-cell>
          <table:table-cell office:value-type="string" calcext:value-type="string">
            <text:p>Contributions of FGCS technology to applications in legal reasoning</text:p>
          </table:table-cell>
          <table:table-cell office:value-type="string" calcext:value-type="string">
            <text:p>Future Generation Computer Systems</text:p>
          </table:table-cell>
          <table:table-cell/>
          <table:table-cell office:value-type="string" calcext:value-type="string">
            <text:p>0167-739X</text:p>
          </table:table-cell>
          <table:table-cell office:value-type="string" calcext:value-type="string">
            <text:p>https://doi.org/10.1016/0167-739X(95)00003-B</text:p>
          </table:table-cell>
          <table:table-cell office:value-type="string" calcext:value-type="string">
            <text:p>https://www.sciencedirect.com/science/article/pii/0167739X9500003B</text:p>
          </table:table-cell>
          <table:table-cell office:value-type="string" calcext:value-type="string">
            <text:p>The Japanese Fifth Generation Computer Systems (FGCS) Project identified legal reasoning as one of the benchmark applications designed to demonstrate its newly developed technology. This paper reviews the FGCS work on legal reasoning, with the aim of assessing (1) its contribution to the field of automated legal reasoning, and (2) its contribution to the wider aims of the FGCS project, which may be summarised as the development of new technologies intended to open up important new classes of applications. A secondary aim of the paper is to provide a summary of some of the main strands of research that have been carried out in the field of Artificial Intelligence and law in recent years.</text:p>
          </table:table-cell>
          <table:table-cell office:value-type="float" office:value="1995" calcext:value-type="float">
            <text:p>1995</text:p>
          </table:table-cell>
          <table:table-cell table:number-columns-repeated="2" table:style-name="ce3" office:value-type="string" calcext:value-type="string">
            <text:p>2025-02-19 14:56:25</text:p>
          </table:table-cell>
          <table:table-cell/>
          <table:table-cell office:value-type="string" calcext:value-type="string">
            <text:p>329-343</text:p>
          </table:table-cell>
          <table:table-cell/>
          <table:table-cell office:value-type="float" office:value="3" calcext:value-type="float">
            <text:p>3</text:p>
          </table:table-cell>
          <table:table-cell office:value-type="float" office:value="11" calcext:value-type="float">
            <text:p>11</text:p>
          </table:table-cell>
          <table:table-cell table:number-columns-repeated="20"/>
          <table:table-cell office:value-type="string" calcext:value-type="string">
            <text:p>Case-based reasoning; Legal reasoning; FGCS project; Legal expert systems; PIM machine</text:p>
          </table:table-cell>
          <table:table-cell table:number-columns-repeated="47"/>
          <table:table-cell office:value-type="string" calcext:value-type="string">
            <text:p>Yes</text:p>
          </table:table-cell>
          <table:table-cell office:value-type="string" calcext:value-type="string">
            <text:p>Not 100% sure, have to read paper</text:p>
          </table:table-cell>
        </table:table-row>
        <table:table-row table:style-name="ro4">
          <table:table-cell office:value-type="string" calcext:value-type="string">
            <text:p>A6NWJ8F2</text:p>
          </table:table-cell>
          <table:table-cell office:value-type="string" calcext:value-type="string">
            <text:p>journalArticle</text:p>
          </table:table-cell>
          <table:table-cell office:value-type="float" office:value="2003" calcext:value-type="float">
            <text:p>2003</text:p>
          </table:table-cell>
          <table:table-cell office:value-type="string" calcext:value-type="string">
            <text:p>Aleven, Vincent</text:p>
          </table:table-cell>
          <table:table-cell office:value-type="string" calcext:value-type="string">
            <text:p>Using background knowledge in case-based legal reasoning: A computational model and an intelligent learning environment</text:p>
          </table:table-cell>
          <table:table-cell office:value-type="string" calcext:value-type="string">
            <text:p>Artificial Intelligence</text:p>
          </table:table-cell>
          <table:table-cell/>
          <table:table-cell office:value-type="string" calcext:value-type="string">
            <text:p>0004-3702</text:p>
          </table:table-cell>
          <table:table-cell office:value-type="string" calcext:value-type="string">
            <text:p>https://doi.org/10.1016/S0004-3702(03)00105-X</text:p>
          </table:table-cell>
          <table:table-cell office:value-type="string" calcext:value-type="string">
            <text:p>https://www.sciencedirect.com/science/article/pii/S000437020300105X</text:p>
          </table:table-cell>
          <table:table-cell office:value-type="string" calcext:value-type="string">
            <text:p>Researchers in the field of AI and Law have developed a number of computational models of the arguments that skilled attorneys make based on past cases. However, these models have not accounted for the ways that attorneys use middle-level normative background knowledge (1) to organize multi-case arguments, (2) to reason about the significance of differences between cases, and (3) to assess the relevance of precedent cases to a given problem situation. We present a novel model, that accounts for these argumentation phenomena. An evaluation study showed that arguments about the significance of distinctions based on this model help predict the outcome of cases in the area of trade secrets law, confirming the quality of these arguments. The model forms the basis of an intelligent learning environment called CATO, which was designed to help beginning law students acquire basic argumentation skills. CATO uses the model for a number of purposes, including the dynamic generation of argumentation examples. In a second evaluation study, carried out in the context of an actual legal writing course, we compared instruction with CATO against the best traditional legal writing instruction. The results indicate that CATO's example-based instructional approach is effective in teaching basic argumentation skills. However, a more “integrated” approach appears to be needed if students are to achieve better transfer of these skills to more complex contexts. CATO's argumentation model and instructional environment are a contribution to the research fields of AI and Law, Case-Based Reasoning, and AI and Education.</text:p>
          </table:table-cell>
          <table:table-cell office:value-type="float" office:value="2003" calcext:value-type="float">
            <text:p>2003</text:p>
          </table:table-cell>
          <table:table-cell table:number-columns-repeated="2" table:style-name="ce3" office:value-type="string" calcext:value-type="string">
            <text:p>2025-02-19 14:56:25</text:p>
          </table:table-cell>
          <table:table-cell/>
          <table:table-cell office:value-type="string" calcext:value-type="string">
            <text:p>183-237</text:p>
          </table:table-cell>
          <table:table-cell/>
          <table:table-cell office:value-type="float" office:value="1" calcext:value-type="float">
            <text:p>1</text:p>
          </table:table-cell>
          <table:table-cell office:value-type="float" office:value="150" calcext:value-type="float">
            <text:p>150</text:p>
          </table:table-cell>
          <table:table-cell table:number-columns-repeated="20"/>
          <table:table-cell office:value-type="string" calcext:value-type="string">
            <text:p>AI and Law; Case-based reasoning; Intelligent learning environments; Intelligent tutoring systems; Modeling argumentation; Similarity assessment</text:p>
          </table:table-cell>
          <table:table-cell table:number-columns-repeated="47"/>
          <table:table-cell office:value-type="string" calcext:value-type="string">
            <text:p>No</text:p>
          </table:table-cell>
          <table:table-cell office:value-type="string" calcext:value-type="string">
            <text:p>Case based</text:p>
          </table:table-cell>
        </table:table-row>
        <table:table-row table:style-name="ro21">
          <table:table-cell office:value-type="string" calcext:value-type="string">
            <text:p>NCEKS7IM</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Saini, Harnoor; Röhrle, Oliver</text:p>
          </table:table-cell>
          <table:table-cell office:value-type="string" calcext:value-type="string">
            <text:p>A biophysically guided constitutive law of the musculotendon-complex: modelling and numerical implementation in Abaqus</text:p>
          </table:table-cell>
          <table:table-cell office:value-type="string" calcext:value-type="string">
            <text:p>Computer Methods and Programs in Biomedicine</text:p>
          </table:table-cell>
          <table:table-cell/>
          <table:table-cell office:value-type="string" calcext:value-type="string">
            <text:p>0169-2607</text:p>
          </table:table-cell>
          <table:table-cell office:value-type="string" calcext:value-type="string">
            <text:p>https://doi.org/10.1016/j.cmpb.2022.107152</text:p>
          </table:table-cell>
          <table:table-cell office:value-type="string" calcext:value-type="string">
            <text:p>https://www.sciencedirect.com/science/article/pii/S0169260722005338</text:p>
          </table:table-cell>
          <table:table-cell office:value-type="string" calcext:value-type="string">
            <text:p>Background and Objective: Many biomedical, clinical, and industrial applications may benefit from musculoskeletal simulations. Three-dimensional macroscopic muscle models (3D models) can more accurately represent muscle architecture than their 1D (line-segment) counterparts. Nevertheless, 3D models remain underutilised in academic, clinical, and commercial environments. Among the reasons for this is a lack of modelling and simulation standardisation, verification, and validation. Here, we strive towards a solution by providing an open-access, characterised, constitutive relation (CR) for 3D musculotendon models. Methods: The musculotendon complex is modelled following the state-of-the-art active stress approach and is treated as hyperelastic, transversely isotropic, and nearly incompressible. Furthermore, force-length and -velocity relationships are incorporated, and muscle activation is derived from motor-unit information. The CR was implemented within the commercial finite-element software package Abaqus as a user-subroutine. A masticatory system model with left and right masseters was used to demonstrate active and passive movement. Results: The CR was characterised by various experimental data sets and was able to capture a wide variety of passive and active behaviours. Furthermore, the masticatory simulations revealed that joint movement was sensitive to the muscle’s in-fibre passive response. Conclusions: This user-material provides a “plug and play” template for 3D neuro-musculoskeletal finite element modelling. We hope that this reduces modelling effort, fosters exchange, and contributes to the standardisation of such models.</text:p>
          </table:table-cell>
          <table:table-cell office:value-type="float" office:value="2022" calcext:value-type="float">
            <text:p>2022</text:p>
          </table:table-cell>
          <table:table-cell table:number-columns-repeated="2" table:style-name="ce3" office:value-type="string" calcext:value-type="string">
            <text:p>2025-02-19 14:56:25</text:p>
          </table:table-cell>
          <table:table-cell/>
          <table:table-cell office:value-type="float" office:value="107152" calcext:value-type="float">
            <text:p>107152</text:p>
          </table:table-cell>
          <table:table-cell table:number-columns-repeated="2"/>
          <table:table-cell office:value-type="float" office:value="226" calcext:value-type="float">
            <text:p>226</text:p>
          </table:table-cell>
          <table:table-cell table:number-columns-repeated="20"/>
          <table:table-cell office:value-type="string" calcext:value-type="string">
            <text:p>Abaqus; Constitutive relation; Continuum mechanics; Finite element; Motor-units; Skeletal muscle</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20">
          <table:table-cell office:value-type="string" calcext:value-type="string">
            <text:p>3J4NGBAY</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Novelli, Claudio; Casolari, Federico; Hacker, Philipp; Spedicato, Giorgio; Floridi, Luciano</text:p>
          </table:table-cell>
          <table:table-cell office:value-type="string" calcext:value-type="string">
            <text:p>Generative AI in EU law: Liability, privacy, intellectual property, and cybersecurity</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24.106066</text:p>
          </table:table-cell>
          <table:table-cell office:value-type="string" calcext:value-type="string">
            <text:p>https://www.sciencedirect.com/science/article/pii/S0267364924001328</text:p>
          </table:table-cell>
          <table:table-cell office:value-type="string" calcext:value-type="string">
            <text:p>The complexity and emergent autonomy of Generative AI systems introduce challenges in predictability and legal compliance. This paper analyses some of the legal and regulatory implications of such challenges in the European Union context, focusing on four areas: liability, privacy, intellectual property, and cybersecurity. It examines the adequacy of the existing and proposed EU legislation, including the Artificial Intelligence Act (AIA), in addressing the challenges posed by Generative AI in general and LLMs in particular. The paper identifies potential gaps and shortcomings in the EU legislative framework and proposes recommendations to ensure the safe and compliant deployment of generative models.</text:p>
          </table:table-cell>
          <table:table-cell office:value-type="float" office:value="2024" calcext:value-type="float">
            <text:p>2024</text:p>
          </table:table-cell>
          <table:table-cell table:number-columns-repeated="2" table:style-name="ce3" office:value-type="string" calcext:value-type="string">
            <text:p>2025-02-19 14:56:25</text:p>
          </table:table-cell>
          <table:table-cell/>
          <table:table-cell office:value-type="float" office:value="106066" calcext:value-type="float">
            <text:p>106066</text:p>
          </table:table-cell>
          <table:table-cell table:number-columns-repeated="2"/>
          <table:table-cell office:value-type="float" office:value="55" calcext:value-type="float">
            <text:p>55</text:p>
          </table:table-cell>
          <table:table-cell table:number-columns-repeated="20"/>
          <table:table-cell office:value-type="string" calcext:value-type="string">
            <text:p>Cybersecurity; Generative AI; EU law; Intellectual property; Liability; Privacy</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15">
          <table:table-cell office:value-type="string" calcext:value-type="string">
            <text:p>E7UT7ARP</text:p>
          </table:table-cell>
          <table:table-cell office:value-type="string" calcext:value-type="string">
            <text:p>journalArticle</text:p>
          </table:table-cell>
          <table:table-cell office:value-type="float" office:value="2004" calcext:value-type="float">
            <text:p>2004</text:p>
          </table:table-cell>
          <table:table-cell office:value-type="string" calcext:value-type="string">
            <text:p>Lundberg, C. Gustav</text:p>
          </table:table-cell>
          <table:table-cell office:value-type="string" calcext:value-type="string">
            <text:p>Modeling and predicting emerging inference-based decisions in complex and ambiguous legal settings</text:p>
          </table:table-cell>
          <table:table-cell office:value-type="string" calcext:value-type="string">
            <text:p>European Journal of Operational Research</text:p>
          </table:table-cell>
          <table:table-cell/>
          <table:table-cell office:value-type="string" calcext:value-type="string">
            <text:p>0377-2217</text:p>
          </table:table-cell>
          <table:table-cell office:value-type="string" calcext:value-type="string">
            <text:p>https://doi.org/10.1016/S0377-2217(03)00162-0</text:p>
          </table:table-cell>
          <table:table-cell office:value-type="string" calcext:value-type="string">
            <text:p>https://www.sciencedirect.com/science/article/pii/S0377221703001620</text:p>
          </table:table-cell>
          <table:table-cell office:value-type="string" calcext:value-type="string">
            <text:p>Many decisions people make are based on multitudes of inferences. People have been shown to generate sense quite effortlessly––and compulsively––even in highly opaque situations. Recently, it has been suggested that the making of an inference-based decision may be accompanied by an increase in the coherence of assessments of the individual arguments related to the alternatives at hand. This suggests a constraint satisfaction reasoning process. In two complex and ambiguous law-related emerging decisions, assessments of inferences increasingly spread apart, even if no additional information was provided. Two approaches for studying emerging coherence are developed. First, the structures that emerge as participants progress from stage to stage in the judgment process are captured as principal components through factor analysis. Second, discriminant analysis is employed to test the predictive strength of the emerging cognitive structures vis-à-vis each sequential decision.</text:p>
          </table:table-cell>
          <table:table-cell office:value-type="float" office:value="2004" calcext:value-type="float">
            <text:p>2004</text:p>
          </table:table-cell>
          <table:table-cell table:number-columns-repeated="2" table:style-name="ce3" office:value-type="string" calcext:value-type="string">
            <text:p>2025-02-19 14:56:26</text:p>
          </table:table-cell>
          <table:table-cell/>
          <table:table-cell office:value-type="string" calcext:value-type="string">
            <text:p>417-432</text:p>
          </table:table-cell>
          <table:table-cell/>
          <table:table-cell office:value-type="float" office:value="2" calcext:value-type="float">
            <text:p>2</text:p>
          </table:table-cell>
          <table:table-cell office:value-type="float" office:value="153" calcext:value-type="float">
            <text:p>153</text:p>
          </table:table-cell>
          <table:table-cell table:number-columns-repeated="20"/>
          <table:table-cell office:value-type="string" calcext:value-type="string">
            <text:p>Coherence; Constraint satisfaction modeling; Decision analysis; Juror judgment</text:p>
          </table:table-cell>
          <table:table-cell table:number-columns-repeated="47"/>
          <table:table-cell office:value-type="string" calcext:value-type="string">
            <text:p>Read Paper</text:p>
          </table:table-cell>
          <table:table-cell/>
        </table:table-row>
        <table:table-row table:style-name="ro10">
          <table:table-cell office:value-type="string" calcext:value-type="string">
            <text:p>A9XMI3H4</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Kiesewetter, Gregor; Schoepp, Wolfgang; Heyes, Chris; Amann, Markus</text:p>
          </table:table-cell>
          <table:table-cell office:value-type="string" calcext:value-type="string">
            <text:p>Modelling PM2.5 impact indicators in Europe: Health effects and legal compliance</text:p>
          </table:table-cell>
          <table:table-cell office:value-type="string" calcext:value-type="string">
            <text:p>Environmental Modelling &amp; Software</text:p>
          </table:table-cell>
          <table:table-cell/>
          <table:table-cell office:value-type="string" calcext:value-type="string">
            <text:p>1364-8152</text:p>
          </table:table-cell>
          <table:table-cell office:value-type="string" calcext:value-type="string">
            <text:p>https://doi.org/10.1016/j.envsoft.2015.02.022</text:p>
          </table:table-cell>
          <table:table-cell office:value-type="string" calcext:value-type="string">
            <text:p>https://www.sciencedirect.com/science/article/pii/S1364815215000808</text:p>
          </table:table-cell>
          <table:table-cell office:value-type="string" calcext:value-type="string">
            <text:p>Long-term exposure to fine particulate matter (PM2.5) has been shown to have significant negative impacts on human health. It is estimated that current levels of air pollution shorten the statistical life expectancy of European citizens by several months. The GAINS integrated assessment model calculates shortening of life expectancy from population exposure to PM2.5 using epidemiologically-derived health impact functions. In addition, GAINS estimates PM2.5 concentrations at 1875 air quality monitoring stations located in diverse environments ranging from remote background locations to busy street canyons. In this article, different approaches to dealing with the PM2.5 pollution problem are compared. We assess for the present and future the attainment of EU and WHO air quality standards for PM2.5 and estimate the loss of life expectancy under different policy scenarios developed for the ongoing revision of the EU Air Quality Legislation.</text:p>
          </table:table-cell>
          <table:table-cell office:value-type="float" office:value="2015" calcext:value-type="float">
            <text:p>2015</text:p>
          </table:table-cell>
          <table:table-cell table:number-columns-repeated="2" table:style-name="ce3" office:value-type="string" calcext:value-type="string">
            <text:p>2025-02-19 14:56:26</text:p>
          </table:table-cell>
          <table:table-cell/>
          <table:table-cell office:value-type="string" calcext:value-type="string">
            <text:p>201-211</text:p>
          </table:table-cell>
          <table:table-cell table:number-columns-repeated="2"/>
          <table:table-cell office:value-type="float" office:value="74" calcext:value-type="float">
            <text:p>74</text:p>
          </table:table-cell>
          <table:table-cell table:number-columns-repeated="20"/>
          <table:table-cell office:value-type="string" calcext:value-type="string">
            <text:p>Air quality; GAINS; Integrated assessment; Particulate matter; Premature mortality</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6">
          <table:table-cell office:value-type="string" calcext:value-type="string">
            <text:p>52EDHJ72</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Benzmüller, Christoph; Parent, Xavier; Torre, Leendert van der</text:p>
          </table:table-cell>
          <table:table-cell office:value-type="string" calcext:value-type="string">
            <text:p>Designing normative theories for ethical and legal reasoning: LogiKEy framework, methodology, and tool support</text:p>
          </table:table-cell>
          <table:table-cell office:value-type="string" calcext:value-type="string">
            <text:p>Artificial Intelligence</text:p>
          </table:table-cell>
          <table:table-cell/>
          <table:table-cell office:value-type="string" calcext:value-type="string">
            <text:p>0004-3702</text:p>
          </table:table-cell>
          <table:table-cell office:value-type="string" calcext:value-type="string">
            <text:p>https://doi.org/10.1016/j.artint.2020.103348</text:p>
          </table:table-cell>
          <table:table-cell office:value-type="string" calcext:value-type="string">
            <text:p>https://www.sciencedirect.com/science/article/pii/S0004370219301110</text:p>
          </table:table-cell>
          <table:table-cell office:value-type="string" calcext:value-type="string">
            <text:p>A framework and methodology—termed LogiKEy—for the design and engineering of ethical reasoners, normative theories and deontic logics is presented. The overall motivation is the development of suitable means for the control and governance of intelligent autonomous systems. LogiKEy's unifying formal framework is based on semantical embeddings of deontic logics, logic combinations and ethico-legal domain theories in expressive classic higher-order logic (HOL). This meta-logical approach enables the provision of powerful tool support in LogiKEy: off-the-shelf theorem provers and model finders for HOL are assisting the LogiKEy designer of ethical intelligent agents to flexibly experiment with underlying logics and their combinations, with ethico-legal domain theories, and with concrete examples—all at the same time. Continuous improvements of these off-the-shelf provers, without further ado, leverage the reasoning performance in LogiKEy. Case studies, in which the LogiKEy framework and methodology has been applied and tested, give evidence that HOL's undecidability often does not hinder efficient experimentation.</text:p>
          </table:table-cell>
          <table:table-cell office:value-type="float" office:value="2020" calcext:value-type="float">
            <text:p>2020</text:p>
          </table:table-cell>
          <table:table-cell table:number-columns-repeated="2" table:style-name="ce3" office:value-type="string" calcext:value-type="string">
            <text:p>2025-02-19 14:56:26</text:p>
          </table:table-cell>
          <table:table-cell/>
          <table:table-cell office:value-type="float" office:value="103348" calcext:value-type="float">
            <text:p>103348</text:p>
          </table:table-cell>
          <table:table-cell table:number-columns-repeated="2"/>
          <table:table-cell office:value-type="float" office:value="287" calcext:value-type="float">
            <text:p>287</text:p>
          </table:table-cell>
          <table:table-cell table:number-columns-repeated="20"/>
          <table:table-cell office:value-type="string" calcext:value-type="string">
            <text:p>Normative systems; Automated theorem proving; Ethical issues; Higher-order logic; Knowledge representation and reasoning; Model finding; Normative reasoning; Semantical embedding; Trustworthy and responsible AI</text:p>
          </table:table-cell>
          <table:table-cell table:number-columns-repeated="47"/>
          <table:table-cell office:value-type="string" calcext:value-type="string">
            <text:p>Read Paper</text:p>
          </table:table-cell>
          <table:table-cell/>
        </table:table-row>
        <table:table-row table:style-name="ro15">
          <table:table-cell office:value-type="string" calcext:value-type="string">
            <text:p>KKUWNKYH</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Atkinson, Katie; Bench-Capon, Trevor; Bollegala, Danushka</text:p>
          </table:table-cell>
          <table:table-cell office:value-type="string" calcext:value-type="string">
            <text:p>Explanation in AI and law: Past, present and future</text:p>
          </table:table-cell>
          <table:table-cell office:value-type="string" calcext:value-type="string">
            <text:p>Artificial Intelligence</text:p>
          </table:table-cell>
          <table:table-cell/>
          <table:table-cell office:value-type="string" calcext:value-type="string">
            <text:p>0004-3702</text:p>
          </table:table-cell>
          <table:table-cell office:value-type="string" calcext:value-type="string">
            <text:p>https://doi.org/10.1016/j.artint.2020.103387</text:p>
          </table:table-cell>
          <table:table-cell office:value-type="string" calcext:value-type="string">
            <text:p>https://www.sciencedirect.com/science/article/pii/S0004370220301375</text:p>
          </table:table-cell>
          <table:table-cell office:value-type="string" calcext:value-type="string">
            <text:p>Explanation has been a central feature of AI systems for legal reasoning since their inception. Recently, the topic of explanation of decisions has taken on a new urgency, throughout AI in general, with the increasing deployment of AI tools and the need for lay users to be able to place trust in the decisions that the support tools are recommending. This paper provides a comprehensive review of the variety of techniques for explanation that have been developed in AI and Law. We summarise the early contributions and how these have since developed. We describe a number of notable current methods for automated explanation of legal reasoning and we also highlight gaps that must be addressed by future systems to ensure that accurate, trustworthy, unbiased decision support can be provided to legal professionals. We believe that insights from AI and Law, where explanation has long been a concern, may provide useful pointers for future development of explainable AI.</text:p>
          </table:table-cell>
          <table:table-cell office:value-type="float" office:value="2020" calcext:value-type="float">
            <text:p>2020</text:p>
          </table:table-cell>
          <table:table-cell table:number-columns-repeated="2" table:style-name="ce3" office:value-type="string" calcext:value-type="string">
            <text:p>2025-02-19 14:56:26</text:p>
          </table:table-cell>
          <table:table-cell/>
          <table:table-cell office:value-type="float" office:value="103387" calcext:value-type="float">
            <text:p>103387</text:p>
          </table:table-cell>
          <table:table-cell table:number-columns-repeated="2"/>
          <table:table-cell office:value-type="float" office:value="289" calcext:value-type="float">
            <text:p>289</text:p>
          </table:table-cell>
          <table:table-cell table:number-columns-repeated="20"/>
          <table:table-cell office:value-type="string" calcext:value-type="string">
            <text:p>Case-based reasoning; Explainable AI; AI and law; Computational models of argument</text:p>
          </table:table-cell>
          <table:table-cell table:number-columns-repeated="47"/>
          <table:table-cell office:value-type="string" calcext:value-type="string">
            <text:p>No</text:p>
          </table:table-cell>
          <table:table-cell office:value-type="string" calcext:value-type="string">
            <text:p>Review</text:p>
          </table:table-cell>
        </table:table-row>
        <table:table-row table:style-name="ro7">
          <table:table-cell office:value-type="string" calcext:value-type="string">
            <text:p>S79QYJUV</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Parimbelli, E.; Bottalico, B.; Losiouk, E.; Tomasi, M.; Santosuosso, A.; Lanzola, G.; Quaglini, S.; Bellazzi, R.</text:p>
          </table:table-cell>
          <table:table-cell office:value-type="string" calcext:value-type="string">
            <text:p>Trusting telemedicine: A discussion on risks, safety, legal implications and liability of involved stakeholders</text:p>
          </table:table-cell>
          <table:table-cell office:value-type="string" calcext:value-type="string">
            <text:p>International Journal of Medical Informatics</text:p>
          </table:table-cell>
          <table:table-cell/>
          <table:table-cell office:value-type="string" calcext:value-type="string">
            <text:p>1386-5056</text:p>
          </table:table-cell>
          <table:table-cell office:value-type="string" calcext:value-type="string">
            <text:p>https://doi.org/10.1016/j.ijmedinf.2018.01.012</text:p>
          </table:table-cell>
          <table:table-cell office:value-type="string" calcext:value-type="string">
            <text:p>https://www.sciencedirect.com/science/article/pii/S1386505618300182</text:p>
          </table:table-cell>
          <table:table-cell office:value-type="string" calcext:value-type="string">
            <text:p>Objectives The main purpose of the article is to raise awareness among all the involved stakeholders about the risks and legal implications connected to the development and use of modern telemedicine systems. Particular focus is given to the class of “active” telemedicine systems, that imply a real-world, non-mediated, interaction with the final user. A secondary objective is to give an overview of the European legal framework that applies to these systems, in the effort to avoid defensive medicine practices and fears, which might be a barrier to their broader adoption. Methods We leverage on the experience gained during two international telemedicine projects, namely MobiGuide (pilot studies conducted in Spain and Italy) and AP@home (clinical trials enrolled patients in Italy, France, the Netherlands, United Kingdom, Austria and Germany), whose development our group has significantly contributed to in the last 4 years, to create a map of the potential criticalities of active telemedicine systems and comment upon the legal framework that applies to them. Two workshops have been organized in December 2015 and March 2016 where the topic has been discussed in round tables with system developers, researchers, physicians, nurses, legal experts, healthcare economists and administrators. Results We identified 8 features that generate relevant risks from our example use cases. These features generalize to a broad set of telemedicine applications, and suggest insights on possible risk mitigation strategies. We also discuss the relevant European legal framework that regulate this class of systems, providing pointers to specific norms and highlighting possible liability profiles for involved stakeholders. Conclusions Patients are more and more willing to adopt telemedicine systems to improve home care and day-by-day self-management. An essential step towards a broader adoption of these systems consists in increasing their compliance with existing regulations and better defining responsibilities for all the involved stakeholders.</text:p>
          </table:table-cell>
          <table:table-cell office:value-type="float" office:value="2018" calcext:value-type="float">
            <text:p>2018</text:p>
          </table:table-cell>
          <table:table-cell table:number-columns-repeated="2" table:style-name="ce3" office:value-type="string" calcext:value-type="string">
            <text:p>2025-02-19 14:56:26</text:p>
          </table:table-cell>
          <table:table-cell/>
          <table:table-cell office:value-type="string" calcext:value-type="string">
            <text:p>90-98</text:p>
          </table:table-cell>
          <table:table-cell table:number-columns-repeated="2"/>
          <table:table-cell office:value-type="float" office:value="112" calcext:value-type="float">
            <text:p>112</text:p>
          </table:table-cell>
          <table:table-cell table:number-columns-repeated="20"/>
          <table:table-cell office:value-type="string" calcext:value-type="string">
            <text:p>Liability; Legal aspects; Medical device; mHealth; Practice guideline; Telemedicine</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22">
          <table:table-cell office:value-type="string" calcext:value-type="string">
            <text:p>KXWLHFN3</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Soto, Giselle Lorena De la Torre; Rodriguez-Serpa, Ferney Asdrubal</text:p>
          </table:table-cell>
          <table:table-cell office:value-type="string" calcext:value-type="string">
            <text:p>Artificial Intelligence: A New Reasoning Method for Legal Science</text:p>
          </table:table-cell>
          <table:table-cell office:value-type="string" calcext:value-type="string">
            <text:p>Procedia Computer Science</text:p>
          </table:table-cell>
          <table:table-cell/>
          <table:table-cell office:value-type="string" calcext:value-type="string">
            <text:p>1877-0509</text:p>
          </table:table-cell>
          <table:table-cell office:value-type="string" calcext:value-type="string">
            <text:p>https://doi.org/10.1016/j.procs.2024.11.189</text:p>
          </table:table-cell>
          <table:table-cell office:value-type="string" calcext:value-type="string">
            <text:p>https://www.sciencedirect.com/science/article/pii/S1877050924034239</text:p>
          </table:table-cell>
          <table:table-cell office:value-type="string" calcext:value-type="string">
            <text:p>Due process can be understood as a norm of fundamental law and a positive provision intended to preserve legal certainty; it can also be seen as a jurisdictional institution aimed at configuring procedural guarantees within a judicial action. But its relationship with artificial intelligence takes on a special meaning in the modern constitutional states, in the guarantee constitutions, and in the so-called constitutions of principles, all of these of great influence and gestation in the Euro-pean constitutionalism of the second post-war period, and which have poured their reception in Latin American legal systems and therefore in its fundamental normative bodies. In this paper we will precisely develop the hermeneutic-procedural impact on the administration of justice, of the relationship and connection between due process and artificial intelligence, a topic that will be addressed in the key of theory and philosophy of law. In particular, we will respond specifically to three points of our presentation: (i). What is artificial intelligence ap-plied to law? Theoretical and conceptual perspectives for a new exper-imental practical reason. (ii). Judges and the administration of justice mediated by AI: new meta-normative systems and their judicial her-meneutics. and (iii). Algorithmic jurisprudence: The artificial judicial decision and its procedural impact on the administration of justice.</text:p>
          </table:table-cell>
          <table:table-cell office:value-type="float" office:value="2024" calcext:value-type="float">
            <text:p>2024</text:p>
          </table:table-cell>
          <table:table-cell table:number-columns-repeated="2" table:style-name="ce3" office:value-type="string" calcext:value-type="string">
            <text:p>2025-02-19 14:56:26</text:p>
          </table:table-cell>
          <table:table-cell/>
          <table:table-cell office:value-type="string" calcext:value-type="string">
            <text:p>807-813</text:p>
          </table:table-cell>
          <table:table-cell table:number-columns-repeated="2"/>
          <table:table-cell office:value-type="float" office:value="251" calcext:value-type="float">
            <text:p>251</text:p>
          </table:table-cell>
          <table:table-cell table:number-columns-repeated="20"/>
          <table:table-cell office:value-type="string" calcext:value-type="string">
            <text:p>artificial intelligence; administration of justice; algorithmic jurisprudence; Due process; judicial hermeneutics</text:p>
          </table:table-cell>
          <table:table-cell table:number-columns-repeated="47"/>
          <table:table-cell office:value-type="string" calcext:value-type="string">
            <text:p>No</text:p>
          </table:table-cell>
          <table:table-cell office:value-type="string" calcext:value-type="string">
            <text:p>Meta; Litigation</text:p>
          </table:table-cell>
        </table:table-row>
        <table:table-row table:style-name="ro16">
          <table:table-cell office:value-type="string" calcext:value-type="string">
            <text:p>FFQIX3KR</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Espejo-Garcia, Borja; Martinez-Guanter, Jorge; Pérez-Ruiz, Manuel; Lopez-Pellicer, Francisco J.; Zarazaga-Soria, F. Javier</text:p>
          </table:table-cell>
          <table:table-cell office:value-type="string" calcext:value-type="string">
            <text:p>Machine learning for automatic rule classification of agricultural regulations: A case study in Spain</text:p>
          </table:table-cell>
          <table:table-cell office:value-type="string" calcext:value-type="string">
            <text:p>Computers and Electronics in Agriculture</text:p>
          </table:table-cell>
          <table:table-cell/>
          <table:table-cell office:value-type="string" calcext:value-type="string">
            <text:p>0168-1699</text:p>
          </table:table-cell>
          <table:table-cell office:value-type="string" calcext:value-type="string">
            <text:p>https://doi.org/10.1016/j.compag.2018.05.007</text:p>
          </table:table-cell>
          <table:table-cell office:value-type="string" calcext:value-type="string">
            <text:p>https://www.sciencedirect.com/science/article/pii/S0168169918303260</text:p>
          </table:table-cell>
          <table:table-cell office:value-type="string" calcext:value-type="string">
            <text:p>Currently, pest management practices require modern equipment and the use of complex information, such as regulations and guidelines. The complexity of regulations is the root cause of the emergence of automated solutions for compliance assessment by translating regulations into sets of machine-processable rules that can be run by specialized modules of farm management information systems (FMIS). However, the manual translation of rules is prohibitively costly, and therefore, this translation should be carried out with the support of artificial intelligence techniques. In this paper, we use the official Spanish phytosanitary products registry to empirically evaluate the performance of four popular machine learning algorithms in the task of correctly classifying pesticide regulations as prohibitions or obligations. Moreover, we also evaluate how to improve the performance of the algorithms in the preprocessing of the texts with natural language processing techniques. Finally, due to the specific characteristics of the texts found in pesticide regulations, resampling techniques are also evaluated. Experiments show that the combination of the machine learning algorithm Logic regression, the natural language technique part-of-speech tagging and the resampling technique Tomek links is the best performing approach, with an F1 score of 68.8%, a precision of 84.46% and a recall of 60%. The experimental results are promising, and they show that this approach can be applied to develop a computer-aided tool for transforming textual pesticide regulations into machine-processable rules. To the best of our knowledge, this is the first study that evaluates the use of artificial intelligence methods for the automatic translation of agricultural regulations into machine-processable representations.</text:p>
          </table:table-cell>
          <table:table-cell office:value-type="float" office:value="2018" calcext:value-type="float">
            <text:p>2018</text:p>
          </table:table-cell>
          <table:table-cell table:number-columns-repeated="2" table:style-name="ce3" office:value-type="string" calcext:value-type="string">
            <text:p>2025-02-19 14:56:26</text:p>
          </table:table-cell>
          <table:table-cell/>
          <table:table-cell office:value-type="string" calcext:value-type="string">
            <text:p>343-352</text:p>
          </table:table-cell>
          <table:table-cell table:number-columns-repeated="2"/>
          <table:table-cell office:value-type="float" office:value="150" calcext:value-type="float">
            <text:p>150</text:p>
          </table:table-cell>
          <table:table-cell table:number-columns-repeated="20"/>
          <table:table-cell office:value-type="string" calcext:value-type="string">
            <text:p>Natural language processing; Rule extraction; Integrated pest management; Smartprecision agriculture</text:p>
          </table:table-cell>
          <table:table-cell table:number-columns-repeated="47"/>
          <table:table-cell office:value-type="string" calcext:value-type="string">
            <text:p>Yes</text:p>
          </table:table-cell>
          <table:table-cell/>
        </table:table-row>
        <table:table-row table:style-name="ro10">
          <table:table-cell office:value-type="string" calcext:value-type="string">
            <text:p>ILATNPVX</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Thammaboosadee, Sotarat; Watanapa, Bunthit; Charoenkitkarn, Nipon</text:p>
          </table:table-cell>
          <table:table-cell office:value-type="string" calcext:value-type="string">
            <text:p>A Framework of Multi-Stage Classifier for Identifying Criminal Law Sentences</text:p>
          </table:table-cell>
          <table:table-cell office:value-type="string" calcext:value-type="string">
            <text:p>Procedia Computer Science</text:p>
          </table:table-cell>
          <table:table-cell/>
          <table:table-cell office:value-type="string" calcext:value-type="string">
            <text:p>1877-0509</text:p>
          </table:table-cell>
          <table:table-cell office:value-type="string" calcext:value-type="string">
            <text:p>https://doi.org/10.1016/j.procs.2012.09.113</text:p>
          </table:table-cell>
          <table:table-cell office:value-type="string" calcext:value-type="string">
            <text:p>https://www.sciencedirect.com/science/article/pii/S187705091200720X</text:p>
          </table:table-cell>
          <table:table-cell office:value-type="string" calcext:value-type="string">
            <text:p>This paper proposes a framework to identify the relevant law articles consisting of sentences and range of punishments, given facts discovered in the criminal case of interest. The model is formulated as a two-stage classifier according to the concept of machine learning. The first stage is to determine a set of case diagnostic issues, using a modular Artificial Neural Network (mANN), and the second stage is to determine the relevant legal elements which lead to legal charges identification, using SVM-equipped C4.5. The integrated multi-stage model aims at achieving high accuracy of classification while reserving “arguability”. Hypothetically, mANN handles well for digesting complexity in case-level issues analysis with acceptable explanatory power and C4.5 addresses the lesser extent of contingency and provides human-interpretable logic concerning the high-level context of legal codes.</text:p>
          </table:table-cell>
          <table:table-cell office:value-type="float" office:value="2012" calcext:value-type="float">
            <text:p>2012</text:p>
          </table:table-cell>
          <table:table-cell table:number-columns-repeated="2" table:style-name="ce3" office:value-type="string" calcext:value-type="string">
            <text:p>2025-02-19 14:56:26</text:p>
          </table:table-cell>
          <table:table-cell/>
          <table:table-cell office:value-type="string" calcext:value-type="string">
            <text:p>53-59</text:p>
          </table:table-cell>
          <table:table-cell table:number-columns-repeated="2"/>
          <table:table-cell office:value-type="float" office:value="13" calcext:value-type="float">
            <text:p>13</text:p>
          </table:table-cell>
          <table:table-cell table:number-columns-repeated="20"/>
          <table:table-cell office:value-type="string" calcext:value-type="string">
            <text:p>Criminal law; Data mining; Decision tree; Legal reasoning; Neural network</text:p>
          </table:table-cell>
          <table:table-cell table:number-columns-repeated="47"/>
          <table:table-cell office:value-type="string" calcext:value-type="string">
            <text:p>No</text:p>
          </table:table-cell>
          <table:table-cell office:value-type="string" calcext:value-type="string">
            <text:p>Litigation</text:p>
          </table:table-cell>
        </table:table-row>
        <table:table-row table:style-name="ro10">
          <table:table-cell office:value-type="string" calcext:value-type="string">
            <text:p>N6FKAQ3N</text:p>
          </table:table-cell>
          <table:table-cell office:value-type="string" calcext:value-type="string">
            <text:p>journalArticle</text:p>
          </table:table-cell>
          <table:table-cell office:value-type="float" office:value="1994" calcext:value-type="float">
            <text:p>1994</text:p>
          </table:table-cell>
          <table:table-cell office:value-type="string" calcext:value-type="string">
            <text:p>Dewitz, Sandra K.; Ryu, Young; Lee, Ronald M.</text:p>
          </table:table-cell>
          <table:table-cell office:value-type="string" calcext:value-type="string">
            <text:p>Defeasible reasoning in law</text:p>
          </table:table-cell>
          <table:table-cell office:value-type="string" calcext:value-type="string">
            <text:p>Decision Support Systems</text:p>
          </table:table-cell>
          <table:table-cell/>
          <table:table-cell office:value-type="string" calcext:value-type="string">
            <text:p>0167-9236</text:p>
          </table:table-cell>
          <table:table-cell office:value-type="string" calcext:value-type="string">
            <text:p>https://doi.org/10.1016/0167-9236(94)90029-9</text:p>
          </table:table-cell>
          <table:table-cell office:value-type="string" calcext:value-type="string">
            <text:p>https://www.sciencedirect.com/science/article/pii/0167923694900299</text:p>
          </table:table-cell>
          <table:table-cell office:value-type="string" calcext:value-type="string">
            <text:p>Numerous legal scholars have asserted that legal reasoning is largely a deductive process in which legal rules are applied to the facts of a case in order to derive a conclusion. Though some might contest this assertion, it seems that what we know as law is largely a system of rules. However, these rules are not immutable and fully consistent; in many cases, multiple rules can be applied to the facts of a case, the conclusion derived from one rule conflicting with and potentially defeating that derived from another rule. In this paper, we discuss legal reasoning as defeasible reasoning and present a prototype of a computer-based legal reasoning system to illustrate the advantages of our approach. Defeasible reasoning is an appropriate foundation for the development of legal support systems because it not only can support the non-monotonicity of legal rules but also can resolve many of the conflicts that arise in applying these rules.</text:p>
          </table:table-cell>
          <table:table-cell office:value-type="float" office:value="1994" calcext:value-type="float">
            <text:p>1994</text:p>
          </table:table-cell>
          <table:table-cell table:number-columns-repeated="2" table:style-name="ce3" office:value-type="string" calcext:value-type="string">
            <text:p>2025-02-19 14:56:26</text:p>
          </table:table-cell>
          <table:table-cell/>
          <table:table-cell office:value-type="string" calcext:value-type="string">
            <text:p>133-155</text:p>
          </table:table-cell>
          <table:table-cell/>
          <table:table-cell office:value-type="float" office:value="2" calcext:value-type="float">
            <text:p>2</text:p>
          </table:table-cell>
          <table:table-cell office:value-type="float" office:value="11" calcext:value-type="float">
            <text:p>11</text:p>
          </table:table-cell>
          <table:table-cell table:number-columns-repeated="20"/>
          <table:table-cell office:value-type="string" calcext:value-type="string">
            <text:p>Legal reasoning; Defeasible reasoning; Logic modeling</text:p>
          </table:table-cell>
          <table:table-cell table:number-columns-repeated="47"/>
          <table:table-cell office:value-type="string" calcext:value-type="string">
            <text:p>Yes</text:p>
          </table:table-cell>
          <table:table-cell/>
        </table:table-row>
        <table:table-row table:style-name="ro4">
          <table:table-cell office:value-type="string" calcext:value-type="string">
            <text:p>WD35XIHT</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Liu, Shuaiqi; Cao, Jiannong; Li, Yicong; Yang, Ruosong; Wen, Zhiyuan</text:p>
          </table:table-cell>
          <table:table-cell office:value-type="string" calcext:value-type="string">
            <text:p>Low-resource court judgment summarization for common law systems</text:p>
          </table:table-cell>
          <table:table-cell office:value-type="string" calcext:value-type="string">
            <text:p>Information Processing &amp; Management</text:p>
          </table:table-cell>
          <table:table-cell/>
          <table:table-cell office:value-type="string" calcext:value-type="string">
            <text:p>0306-4573</text:p>
          </table:table-cell>
          <table:table-cell office:value-type="string" calcext:value-type="string">
            <text:p>https://doi.org/10.1016/j.ipm.2024.103796</text:p>
          </table:table-cell>
          <table:table-cell office:value-type="string" calcext:value-type="string">
            <text:p>https://www.sciencedirect.com/science/article/pii/S0306457324001511</text:p>
          </table:table-cell>
          <table:table-cell office:value-type="string" calcext:value-type="string">
            <text:p>Common law courts need to refer to similar precedents’ judgments to inform their current decisions. Generating high-quality summaries of court judgment documents can facilitate legal practitioners to efficiently review previous cases and assist the general public in accessing how the courts operate and how the law is applied. Previous court judgment summarization research focuses on civil law or a particular jurisdiction’s judgments. However, judges can refer to the judgments from all common law jurisdictions. Current summarization datasets are insufficient to satisfy the demands of summarizing precedents across multiple jurisdictions, especially when labeled data are scarce for many jurisdictions. To address the lack of datasets, we present CLSum, the first dataset for summarizing multi-jurisdictional common law court judgment documents. Besides, this is the first court judgment summarization work adopting large language models (LLMs) in data augmentation, summary generation, and evaluation. Specifically, we design an LLM-based data augmentation method incorporating legal knowledge. We also propose a legal knowledge enhanced evaluation metric based on LLM to assess the quality of generated judgment summaries. Our experimental results verify that the LLM-based summarization methods can perform well in the few-shot and zero-shot settings. Our LLM-based data augmentation method can mitigate the impact of low data resources. Furthermore, we carry out comprehensive comparative experiments to find essential model components and settings that are capable of enhancing summarization performance.</text:p>
          </table:table-cell>
          <table:table-cell office:value-type="float" office:value="2024" calcext:value-type="float">
            <text:p>2024</text:p>
          </table:table-cell>
          <table:table-cell table:number-columns-repeated="2" table:style-name="ce3" office:value-type="string" calcext:value-type="string">
            <text:p>2025-02-19 14:56:26</text:p>
          </table:table-cell>
          <table:table-cell/>
          <table:table-cell office:value-type="float" office:value="103796" calcext:value-type="float">
            <text:p>103796</text:p>
          </table:table-cell>
          <table:table-cell/>
          <table:table-cell office:value-type="float" office:value="5" calcext:value-type="float">
            <text:p>5</text:p>
          </table:table-cell>
          <table:table-cell office:value-type="float" office:value="61" calcext:value-type="float">
            <text:p>61</text:p>
          </table:table-cell>
          <table:table-cell table:number-columns-repeated="20"/>
          <table:table-cell office:value-type="string" calcext:value-type="string">
            <text:p>Deep learning; Common law; Court judgment summarization; Large language model; Text summarization</text:p>
          </table:table-cell>
          <table:table-cell table:number-columns-repeated="47"/>
          <table:table-cell office:value-type="string" calcext:value-type="string">
            <text:p>No</text:p>
          </table:table-cell>
          <table:table-cell office:value-type="string" calcext:value-type="string">
            <text:p>Civil Law</text:p>
          </table:table-cell>
        </table:table-row>
        <table:table-row table:style-name="ro9">
          <table:table-cell office:value-type="string" calcext:value-type="string">
            <text:p>RBPNSJ42</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Castano, Silvana; Falduti, Mattia; Ferrara, Alfio; Montanelli, Stefano</text:p>
          </table:table-cell>
          <table:table-cell office:value-type="string" calcext:value-type="string">
            <text:p>A knowledge-centered framework for exploration and retrieval of legal documents</text:p>
          </table:table-cell>
          <table:table-cell office:value-type="string" calcext:value-type="string">
            <text:p>Information Systems</text:p>
          </table:table-cell>
          <table:table-cell/>
          <table:table-cell office:value-type="string" calcext:value-type="string">
            <text:p>0306-4379</text:p>
          </table:table-cell>
          <table:table-cell office:value-type="string" calcext:value-type="string">
            <text:p>https://doi.org/10.1016/j.is.2021.101842</text:p>
          </table:table-cell>
          <table:table-cell office:value-type="string" calcext:value-type="string">
            <text:p>https://www.sciencedirect.com/science/article/pii/S0306437921000788</text:p>
          </table:table-cell>
          <table:table-cell office:value-type="string" calcext:value-type="string">
            <text:p>Automated legal knowledge extraction systems are strongly demanded, to support annotation of legal documents as well as knowledge extraction from them, to provide useful and relevant suggestions to legal actors (e.g., judges, lawyers) for managing incoming new cases. In this paper, we propose CRIKE (CRIme Knowledge Extraction), a knowledge-based framework conceived to support legal knowledge extraction from a collection of legal documents, based on a reference legal ontology called LATO (Legal Abstract Term Ontology). We first introduce LATO-KM, the knowledge model of LATO where legal knowledge featuring documents in the collection is properly formalized as conceptual knowledge, in form of legal concepts and relationships, and terminological knowledge, in form of term-sets associated with legal concepts. Then, we present the bootstrapping cycle of CRIKE that aims to progressively enrich the terminological knowledge layer of LATO by extracting new terms from legal documents to be used for enriching the term-set associated with a corresponding legal concept. Finally, to evaluate the results obtained through CRIKE, we discuss experimental results on a real dataset of 180,000 court decisions of the State of Illinois taken from the Caselaw Access Project (CAP).</text:p>
          </table:table-cell>
          <table:table-cell office:value-type="float" office:value="2022" calcext:value-type="float">
            <text:p>2022</text:p>
          </table:table-cell>
          <table:table-cell table:number-columns-repeated="2" table:style-name="ce3" office:value-type="string" calcext:value-type="string">
            <text:p>2025-02-19 14:56:26</text:p>
          </table:table-cell>
          <table:table-cell/>
          <table:table-cell office:value-type="float" office:value="101842" calcext:value-type="float">
            <text:p>101842</text:p>
          </table:table-cell>
          <table:table-cell table:number-columns-repeated="2"/>
          <table:table-cell office:value-type="float" office:value="106" calcext:value-type="float">
            <text:p>106</text:p>
          </table:table-cell>
          <table:table-cell table:number-columns-repeated="20"/>
          <table:table-cell office:value-type="string" calcext:value-type="string">
            <text:p>Legal document retrieval and exploration; Legal knowledge extraction; Legal knowledge model</text:p>
          </table:table-cell>
          <table:table-cell table:number-columns-repeated="47"/>
          <table:table-cell office:value-type="string" calcext:value-type="string">
            <text:p>No</text:p>
          </table:table-cell>
          <table:table-cell office:value-type="string" calcext:value-type="string">
            <text:p>Case based</text:p>
          </table:table-cell>
        </table:table-row>
        <table:table-row table:style-name="ro17">
          <table:table-cell office:value-type="string" calcext:value-type="string">
            <text:p>4MLEIR5Z</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Ghosh, Mirna El; Naja, Hala; Abdulrab, Habib; Khalil, Mohamad</text:p>
          </table:table-cell>
          <table:table-cell office:value-type="string" calcext:value-type="string">
            <text:p>Towards a Legal Rule-Based System Grounded on the Integration of Criminal Domain Ontology and Rules</text:p>
          </table:table-cell>
          <table:table-cell office:value-type="string" calcext:value-type="string">
            <text:p>Procedia Computer Science</text:p>
          </table:table-cell>
          <table:table-cell/>
          <table:table-cell office:value-type="string" calcext:value-type="string">
            <text:p>1877-0509</text:p>
          </table:table-cell>
          <table:table-cell office:value-type="string" calcext:value-type="string">
            <text:p>https://doi.org/10.1016/j.procs.2017.08.109</text:p>
          </table:table-cell>
          <table:table-cell office:value-type="string" calcext:value-type="string">
            <text:p>https://www.sciencedirect.com/science/article/pii/S1877050917314643</text:p>
          </table:table-cell>
          <table:table-cell office:value-type="string" calcext:value-type="string">
            <text:p>This research aims to define an integrated strategy for modelling legal norms in the criminal domain for supporting the legal reasoning. For this purpose, OWL-DL criminal domain ontology is captured from legal texts, using a middle-out approach, and legal rules are then formalized based on the ontology. The goal is to construct a legal rule-based decision support system for the Lebanese criminal domain, grounded on the integration of the criminal domain ontology and set of logic rules which are defined using the expressive ability of SWRL rule language.</text:p>
          </table:table-cell>
          <table:table-cell office:value-type="float" office:value="2017" calcext:value-type="float">
            <text:p>2017</text:p>
          </table:table-cell>
          <table:table-cell table:number-columns-repeated="2" table:style-name="ce3" office:value-type="string" calcext:value-type="string">
            <text:p>2025-02-19 14:56:26</text:p>
          </table:table-cell>
          <table:table-cell/>
          <table:table-cell office:value-type="string" calcext:value-type="string">
            <text:p>632-642</text:p>
          </table:table-cell>
          <table:table-cell table:number-columns-repeated="2"/>
          <table:table-cell office:value-type="float" office:value="112" calcext:value-type="float">
            <text:p>112</text:p>
          </table:table-cell>
          <table:table-cell table:number-columns-repeated="20"/>
          <table:table-cell office:value-type="string" calcext:value-type="string">
            <text:p>rule modelling; rule-based reasoning; criminal domain ontology; legal rule-based system; swrl rules</text:p>
          </table:table-cell>
          <table:table-cell table:number-columns-repeated="47"/>
          <table:table-cell office:value-type="string" calcext:value-type="string">
            <text:p>Yes</text:p>
          </table:table-cell>
          <table:table-cell/>
        </table:table-row>
        <table:table-row table:style-name="ro12">
          <table:table-cell office:value-type="string" calcext:value-type="string">
            <text:p>LZCDH47V</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Bi, Sheng; Ali, Zafar; Wang, Meng; Wu, Tianxing; Qi, Guilin</text:p>
          </table:table-cell>
          <table:table-cell office:value-type="string" calcext:value-type="string">
            <text:p>Learning heterogeneous graph embedding for Chinese legal document similarity</text:p>
          </table:table-cell>
          <table:table-cell office:value-type="string" calcext:value-type="string">
            <text:p>Knowledge-Based Systems</text:p>
          </table:table-cell>
          <table:table-cell/>
          <table:table-cell office:value-type="string" calcext:value-type="string">
            <text:p>0950-7051</text:p>
          </table:table-cell>
          <table:table-cell office:value-type="string" calcext:value-type="string">
            <text:p>https://doi.org/10.1016/j.knosys.2022.109046</text:p>
          </table:table-cell>
          <table:table-cell office:value-type="string" calcext:value-type="string">
            <text:p>https://www.sciencedirect.com/science/article/pii/S0950705122005123</text:p>
          </table:table-cell>
          <table:table-cell office:value-type="string" calcext:value-type="string">
            <text:p>Measuring the similarity between legal documents to find prior documents from a massive collection that are similar to a current document is an essential component in legal assistant systems. This type of system can automatically link related legal documents to ensure that the same situations are treated identically in judicial practice. Most existing methodologies propose text- and citation-based methods to calculate the similarity between legal documents. However, those methods have difficulty capturing the semantics of many legal entities and giving more accurate similarity. The main reason is the lack of legal domain knowledge and citation relations between legal documents. We introduce practical, generic heterogeneous graph representation learning based on a legal heterogeneous knowledge graph to address these challenges. Specifically, we construct a heterogeneous knowledge graph containing legal entities and documents and develop a graph-based embedding model called L-HetGRL. A legal entity can simply be simply a legal-related encyclopedia entry that contains legal-domain knowledge utilized to enhance document representation. L-HetGRL incorporates learning legal document information and external legal domain knowledge in a unified manner by jointly considering heterogeneous content. In addition, we designed a legal case-aware semantic alignment module that effectively combines legal entities and their semantics in documents, thus improving the representation of entities. We conducted comprehensive experiments, including similar case matching and charge prediction, to evaluate the performance of our L-HetGRL on two real-world datasets. As a result, the experimental evaluations demonstrate that L-HetGRL outperforms other competitive baselines. In addition, we present a series of suggestions for document representation in the legal domain, which provide valuable guidelines for follow-up studies.</text:p>
          </table:table-cell>
          <table:table-cell office:value-type="float" office:value="2022" calcext:value-type="float">
            <text:p>2022</text:p>
          </table:table-cell>
          <table:table-cell table:number-columns-repeated="2" table:style-name="ce3" office:value-type="string" calcext:value-type="string">
            <text:p>2025-02-19 14:56:26</text:p>
          </table:table-cell>
          <table:table-cell/>
          <table:table-cell office:value-type="float" office:value="109046" calcext:value-type="float">
            <text:p>109046</text:p>
          </table:table-cell>
          <table:table-cell table:number-columns-repeated="2"/>
          <table:table-cell office:value-type="float" office:value="250" calcext:value-type="float">
            <text:p>250</text:p>
          </table:table-cell>
          <table:table-cell table:number-columns-repeated="20"/>
          <table:table-cell office:value-type="string" calcext:value-type="string">
            <text:p>Legal document similarity; Heterogeneous content; Legal-domain knowledge graph; Representation learning; Semantic alignment</text:p>
          </table:table-cell>
          <table:table-cell table:number-columns-repeated="47"/>
          <table:table-cell office:value-type="string" calcext:value-type="string">
            <text:p>No</text:p>
          </table:table-cell>
          <table:table-cell office:value-type="string" calcext:value-type="string">
            <text:p>Not sure , general retrieval is actually a fair point</text:p>
          </table:table-cell>
        </table:table-row>
        <table:table-row table:style-name="ro22">
          <table:table-cell office:value-type="string" calcext:value-type="string">
            <text:p>GFMTP8BJ</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Bartenschlager, Christina C.; Gassner, Ulrich M.; Römmele, Christoph; Brunner, Jens O.; Schlögl-Flierl, Kerstin; Ziethmann, Paula</text:p>
          </table:table-cell>
          <table:table-cell office:value-type="string" calcext:value-type="string">
            <text:p>The AI ethics of digital COVID-19 diagnosis and their legal, medical, technological, and operational managerial implications</text:p>
          </table:table-cell>
          <table:table-cell office:value-type="string" calcext:value-type="string">
            <text:p>Artificial Intelligence in Medicine</text:p>
          </table:table-cell>
          <table:table-cell/>
          <table:table-cell office:value-type="string" calcext:value-type="string">
            <text:p>0933-3657</text:p>
          </table:table-cell>
          <table:table-cell office:value-type="string" calcext:value-type="string">
            <text:p>https://doi.org/10.1016/j.artmed.2024.102873</text:p>
          </table:table-cell>
          <table:table-cell office:value-type="string" calcext:value-type="string">
            <text:p>https://www.sciencedirect.com/science/article/pii/S0933365724001155</text:p>
          </table:table-cell>
          <table:table-cell office:value-type="string" calcext:value-type="string">
            <text:p>The COVID-19 pandemic has given rise to a broad range of research from fields alongside and beyond the core concerns of infectiology, epidemiology, and immunology. One significant subset of this work centers on machine learning-based approaches to supporting medical decision-making around COVID-19 diagnosis. To date, various challenges, including IT issues, have meant that, notwithstanding this strand of research on digital diagnosis of COVID-19, the actual use of these methods in medical facilities remains incipient at best, despite their potential to relieve pressure on scarce medical resources, prevent instances of infection, and help manage the difficulties and unpredictabilities surrounding the emergence of new mutations. The reasons behind this research-application gap are manifold and may imply an interdisciplinary dimension. We argue that the discipline of AI ethics can provide a framework for interdisciplinary discussion and create a roadmap for the application of digital COVID-19 diagnosis, taking into account all disciplinary stakeholders involved. This article proposes such an ethical framework for the practical use of digital COVID-19 diagnosis, considering legal, medical, operational managerial, and technological aspects of the issue in accordance with our diverse research backgrounds and noting the potential of the approach we set out here to guide future research.</text:p>
          </table:table-cell>
          <table:table-cell office:value-type="float" office:value="2024" calcext:value-type="float">
            <text:p>2024</text:p>
          </table:table-cell>
          <table:table-cell table:number-columns-repeated="2" table:style-name="ce3" office:value-type="string" calcext:value-type="string">
            <text:p>2025-02-19 14:56:26</text:p>
          </table:table-cell>
          <table:table-cell/>
          <table:table-cell office:value-type="float" office:value="102873" calcext:value-type="float">
            <text:p>102873</text:p>
          </table:table-cell>
          <table:table-cell table:number-columns-repeated="2"/>
          <table:table-cell office:value-type="float" office:value="152" calcext:value-type="float">
            <text:p>152</text:p>
          </table:table-cell>
          <table:table-cell table:number-columns-repeated="20"/>
          <table:table-cell office:value-type="string" calcext:value-type="string">
            <text:p>AI ethics; Digital diagnosis of COVID-19; Interdisciplinary stakeholders</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11">
          <table:table-cell office:value-type="string" calcext:value-type="string">
            <text:p>UY5EITLS</text:p>
          </table:table-cell>
          <table:table-cell office:value-type="string" calcext:value-type="string">
            <text:p>journalArticle</text:p>
          </table:table-cell>
          <table:table-cell office:value-type="float" office:value="2009" calcext:value-type="float">
            <text:p>2009</text:p>
          </table:table-cell>
          <table:table-cell office:value-type="string" calcext:value-type="string">
            <text:p>López-Gamero, María D.; Claver-Cortés, Enrique; Molina-Azorín, José F.</text:p>
          </table:table-cell>
          <table:table-cell office:value-type="string" calcext:value-type="string">
            <text:p>Evaluating environmental regulation in Spain using process control and preventive techniques</text:p>
          </table:table-cell>
          <table:table-cell office:value-type="string" calcext:value-type="string">
            <text:p>European Journal of Operational Research</text:p>
          </table:table-cell>
          <table:table-cell/>
          <table:table-cell office:value-type="string" calcext:value-type="string">
            <text:p>0377-2217</text:p>
          </table:table-cell>
          <table:table-cell office:value-type="string" calcext:value-type="string">
            <text:p>https://doi.org/10.1016/j.ejor.2008.01.047</text:p>
          </table:table-cell>
          <table:table-cell office:value-type="string" calcext:value-type="string">
            <text:p>https://www.sciencedirect.com/science/article/pii/S0377221708001744</text:p>
          </table:table-cell>
          <table:table-cell office:value-type="string" calcext:value-type="string">
            <text:p>Because environmental regulations may be adjusted over time to reflect updated understanding or new circumstances, there may be scope for strategic behaviour too. Regulations affect not only current emission levels, but also the effect on investment in R&amp;D or new plant and equipment and, consequently, on competitive priorities. Although most of the literature devoted to the environmental regulation highlights the effects that legislation has on the adoption of decisions related to the environment as a competitive opportunity, there is actually no strong empirical evidence which supports that argument. This is why the present paper has as its aim to identify (1) how the regulation concerning the natural environment differs across sectors and (2) how it can influence managerial perceptions of the role to be played by the natural environment as a competitive opportunity. The research work has been carried out in two phases. The first phase involved comparative case studies of eight Spanish firms; during the second, the propositions emerging from the first phase were tested through a structural equation model of 239 hotels and 208 firms affected by the IPPC law in Spain. This paper has made a contribution to the existing research literature through the examination of the similarities and differences concerning managerial decision-making in the field of natural environment regulations. Moreover, a contact point between the Porter hypothesis and its criticism is offered. In relation to practical implications, updated information about the European, National and Community environmental legislation is presented that affects firms from eight sectors. In this context, legal environmental requirements are identified so as to make easier the adoption of managerial decisions which guarantee compliance with the law and avoidance of fines.</text:p>
          </table:table-cell>
          <table:table-cell office:value-type="float" office:value="2009" calcext:value-type="float">
            <text:p>2009</text:p>
          </table:table-cell>
          <table:table-cell table:number-columns-repeated="2" table:style-name="ce3" office:value-type="string" calcext:value-type="string">
            <text:p>2025-02-19 14:56:26</text:p>
          </table:table-cell>
          <table:table-cell/>
          <table:table-cell office:value-type="string" calcext:value-type="string">
            <text:p>497-518</text:p>
          </table:table-cell>
          <table:table-cell/>
          <table:table-cell office:value-type="float" office:value="2" calcext:value-type="float">
            <text:p>2</text:p>
          </table:table-cell>
          <table:table-cell office:value-type="float" office:value="195" calcext:value-type="float">
            <text:p>195</text:p>
          </table:table-cell>
          <table:table-cell table:number-columns-repeated="20"/>
          <table:table-cell office:value-type="string" calcext:value-type="string">
            <text:p>Government; Competitiveness; Environment; Multivariate statistics; Pollution control and prevention</text:p>
          </table:table-cell>
          <table:table-cell table:number-columns-repeated="47"/>
          <table:table-cell office:value-type="string" calcext:value-type="string">
            <text:p>No</text:p>
          </table:table-cell>
          <table:table-cell office:value-type="string" calcext:value-type="string">
            <text:p>Meta, no solution</text:p>
          </table:table-cell>
        </table:table-row>
        <table:table-row table:style-name="ro10">
          <table:table-cell office:value-type="string" calcext:value-type="string">
            <text:p>VM2R8QBR</text:p>
          </table:table-cell>
          <table:table-cell office:value-type="string" calcext:value-type="string">
            <text:p>bookSection</text:p>
          </table:table-cell>
          <table:table-cell office:value-type="float" office:value="1991" calcext:value-type="float">
            <text:p>1991</text:p>
          </table:table-cell>
          <table:table-cell office:value-type="string" calcext:value-type="string">
            <text:p>Bench-Capon, Trevor; Forder, Justin</text:p>
          </table:table-cell>
          <table:table-cell office:value-type="string" calcext:value-type="string">
            <text:p>CHAPTER 12 - KNOWLEDGE REPRESENTATION FOR LEGAL APPLICATIONS</text:p>
          </table:table-cell>
          <table:table-cell office:value-type="string" calcext:value-type="string">
            <text:p>Knowledge-Based Systems and Legal Applications</text:p>
          </table:table-cell>
          <table:table-cell office:value-type="string" calcext:value-type="string">
            <text:p>978-0-12-086441-6</text:p>
          </table:table-cell>
          <table:table-cell table:number-columns-repeated="2"/>
          <table:table-cell office:value-type="string" calcext:value-type="string">
            <text:p>https://www.sciencedirect.com/science/article/pii/B9780120864416500209</text:p>
          </table:table-cell>
          <table:table-cell office:value-type="string" calcext:value-type="string">
            <text:p>Publisher Summary This chapter describes the factors that need to be taken into account when choosing how to carry out the knowledge representation for a legal KBS. The chapter presents a distinction between two aspects: expressiveness and engineering principles. The first concerns what can be built, and the second concerns how it should be built. The first determines what can be represented in formalism: the formalism of the Toolkit is, for example, inadequate in its treatment of time and modal knowledge. Given this inadequacy, applications can still be built, but their functionality would be limited. Thus, in the policy application, all the distinctively modal reasoning should be performed by the user, although he is supported in this by the non-modal reasoning of the system. The legal domain does make certain demands on the expressiveness of a representation, and the nature of the application to be built would depend on how well these demands are met.</text:p>
          </table:table-cell>
          <table:table-cell office:value-type="float" office:value="1991" calcext:value-type="float">
            <text:p>1991</text:p>
          </table:table-cell>
          <table:table-cell table:number-columns-repeated="2" table:style-name="ce3" office:value-type="string" calcext:value-type="string">
            <text:p>2025-02-19 14:56:26</text:p>
          </table:table-cell>
          <table:table-cell/>
          <table:table-cell office:value-type="string" calcext:value-type="string">
            <text:p>245-263</text:p>
          </table:table-cell>
          <table:table-cell table:number-columns-repeated="2"/>
          <table:table-cell office:value-type="float" office:value="36" calcext:value-type="float">
            <text:p>36</text:p>
          </table:table-cell>
          <table:table-cell table:number-columns-repeated="3"/>
          <table:table-cell office:value-type="string" calcext:value-type="string">
            <text:p>APIC</text:p>
          </table:table-cell>
          <table:table-cell table:number-columns-repeated="3"/>
          <table:table-cell office:value-type="string" calcext:value-type="string">
            <text:p>Academic Press</text:p>
          </table:table-cell>
          <table:table-cell office:value-type="string" calcext:value-type="string">
            <text:p>London</text:p>
          </table:table-cell>
          <table:table-cell table:number-columns-repeated="7"/>
          <table:table-cell office:value-type="string" calcext:value-type="string">
            <text:p>DOI: https://doi.org/10.1016/B978-0-12-086441-6.50020-9</text:p>
          </table:table-cell>
          <table:table-cell table:number-columns-repeated="5"/>
          <table:table-cell office:value-type="string" calcext:value-type="string">
            <text:p>BENCH-CAPON, T. J. M.</text:p>
          </table:table-cell>
          <table:table-cell table:number-columns-repeated="45"/>
          <table:table-cell office:value-type="string" calcext:value-type="string">
            <text:p>For Dicussion</text:p>
          </table:table-cell>
          <table:table-cell/>
        </table:table-row>
        <table:table-row table:style-name="ro6">
          <table:table-cell office:value-type="string" calcext:value-type="string">
            <text:p>C7WTVSFP</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Arriba-Pérez, Francisco de; García-Méndez, Silvia; González-Castaño, Francisco J.; González-González, Jaime</text:p>
          </table:table-cell>
          <table:table-cell office:value-type="string" calcext:value-type="string">
            <text:p>Explainable machine learning multi-label classification of Spanish legal judgements</text:p>
          </table:table-cell>
          <table:table-cell office:value-type="string" calcext:value-type="string">
            <text:p>Journal of King Saud University - Computer and Information Sciences</text:p>
          </table:table-cell>
          <table:table-cell/>
          <table:table-cell office:value-type="string" calcext:value-type="string">
            <text:p>1319-1578</text:p>
          </table:table-cell>
          <table:table-cell office:value-type="string" calcext:value-type="string">
            <text:p>https://doi.org/10.1016/j.jksuci.2022.10.015</text:p>
          </table:table-cell>
          <table:table-cell office:value-type="string" calcext:value-type="string">
            <text:p>https://www.sciencedirect.com/science/article/pii/S1319157822003664</text:p>
          </table:table-cell>
          <table:table-cell office:value-type="string" calcext:value-type="string">
            <text:p>Artificial Intelligence techniques such as Machine Learning (ml) have not been exploited to their maximum potential in the legal domain. This has been partially due to the insufficient explanations they provided about their decisions. Automatic expert systems with explanatory capabilities can be specially useful when legal practitioners search jurisprudence to gather contextual knowledge for their cases. Therefore, we propose a hybrid system that applies ml for multi-label classification of judgements (sentences) and visual and natural language descriptions for explanation purposes, boosted by Natural Language Processing techniques and deep legal reasoning to identify the entities, such as the parties, involved. We are not aware of any prior work on automatic multi-label classification of legal judgements also providing natural language explanations to the end-users with comparable overall quality. Our solution achieves over 85% micro precision on a labelled data set annotated by legal experts. This endorses its interest to relieve human experts from monotonous labour-intensive legal classification tasks.</text:p>
          </table:table-cell>
          <table:table-cell office:value-type="float" office:value="2022" calcext:value-type="float">
            <text:p>2022</text:p>
          </table:table-cell>
          <table:table-cell table:number-columns-repeated="2" table:style-name="ce3" office:value-type="string" calcext:value-type="string">
            <text:p>2025-02-19 14:56:26</text:p>
          </table:table-cell>
          <table:table-cell/>
          <table:table-cell office:value-type="string" calcext:value-type="string">
            <text:p>10180-10192</text:p>
          </table:table-cell>
          <table:table-cell/>
          <table:table-cell office:value-type="string" calcext:value-type="string">
            <text:p>10, Part B</text:p>
          </table:table-cell>
          <table:table-cell office:value-type="float" office:value="34" calcext:value-type="float">
            <text:p>34</text:p>
          </table:table-cell>
          <table:table-cell table:number-columns-repeated="20"/>
          <table:table-cell office:value-type="string" calcext:value-type="string">
            <text:p>Machine learning; Interpretability and explainability; Legal texts; Multi-label text classification; Natural language processing</text:p>
          </table:table-cell>
          <table:table-cell table:number-columns-repeated="47"/>
          <table:table-cell office:value-type="string" calcext:value-type="string">
            <text:p>No</text:p>
          </table:table-cell>
          <table:table-cell office:value-type="string" calcext:value-type="string">
            <text:p>Litigation</text:p>
          </table:table-cell>
        </table:table-row>
        <table:table-row table:style-name="ro21">
          <table:table-cell office:value-type="string" calcext:value-type="string">
            <text:p>TD9JUF9W</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Gao, Haishu; Zhang, Feng; Ding, Lei; Cornélusse, Bertrand; Zhang, Gang; Salimu, Athuman</text:p>
          </table:table-cell>
          <table:table-cell office:value-type="string" calcext:value-type="string">
            <text:p>Multi-segment droop control and optimal parameter setting strategy of wind turbine for frequency regulation</text:p>
          </table:table-cell>
          <table:table-cell office:value-type="string" calcext:value-type="string">
            <text:p>International Journal of Electrical Power &amp; Energy Systems</text:p>
          </table:table-cell>
          <table:table-cell/>
          <table:table-cell office:value-type="string" calcext:value-type="string">
            <text:p>0142-0615</text:p>
          </table:table-cell>
          <table:table-cell office:value-type="string" calcext:value-type="string">
            <text:p>https://doi.org/10.1016/j.ijepes.2024.109968</text:p>
          </table:table-cell>
          <table:table-cell office:value-type="string" calcext:value-type="string">
            <text:p>https://www.sciencedirect.com/science/article/pii/S0142061524001893</text:p>
          </table:table-cell>
          <table:table-cell office:value-type="string" calcext:value-type="string">
            <text:p>Traditionally, virtual inertia is used as the control strategy for wind turbines when participating in frequency regulation. However, it has inherent defects in measurement error amplification due to the frequency differential. Also, when control delay of wind turbines is taken into consideration, virtual inertia is essentially a fast power response, just the same as droop control. Hence, considering the adaptability of droop control, it is valuable to explore a novel droop control method without virtual inertia, as the frequency response model of wind turbines. For this reason, a multi-segment droop control strategy is proposed to provide a reliable frequency regulation model for wind turbines that can be broadly applied to other inverter-based power sources. Firstly, based on the extended system frequency response model, a differential equation including piecewise time-varying coefficients is established, and the analytical expression of the frequency response is obtained using the impulse function balancing principle and the integration by parts algorithm. Subsequently, based on analytical expression, the performance of the presented strategy is theoretically analyzed via comparison with virtual inertia control, and the conclusion that the presented multi-segment droop control has better frequency regulation performance can be got. Furthermore, to achieve optimal frequency regulation performance, a Lagrangian function is established to determine the optimal parameters of the proposed control strategy. Finally, the performance of the proposed strategy was verified in a two-area system model constructed on MATLAB/Simulink. Results show that the proposed multi-segment droop control has better frequency regulation performance.</text:p>
          </table:table-cell>
          <table:table-cell office:value-type="float" office:value="2024" calcext:value-type="float">
            <text:p>2024</text:p>
          </table:table-cell>
          <table:table-cell table:number-columns-repeated="2" table:style-name="ce3" office:value-type="string" calcext:value-type="string">
            <text:p>2025-02-19 14:56:26</text:p>
          </table:table-cell>
          <table:table-cell/>
          <table:table-cell office:value-type="float" office:value="109968" calcext:value-type="float">
            <text:p>109968</text:p>
          </table:table-cell>
          <table:table-cell table:number-columns-repeated="2"/>
          <table:table-cell office:value-type="float" office:value="158" calcext:value-type="float">
            <text:p>158</text:p>
          </table:table-cell>
          <table:table-cell table:number-columns-repeated="20"/>
          <table:table-cell office:value-type="string" calcext:value-type="string">
            <text:p>Frequency regulation; Multi-segment droop control; Parameter setting; Virtual inertia; Wind turbine</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5">
          <table:table-cell office:value-type="string" calcext:value-type="string">
            <text:p>NR9264J8</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Leete, Jessica; Layton, Anita T.</text:p>
          </table:table-cell>
          <table:table-cell office:value-type="string" calcext:value-type="string">
            <text:p>Sex-specific long-term blood pressure regulation: Modeling and analysis</text:p>
          </table:table-cell>
          <table:table-cell office:value-type="string" calcext:value-type="string">
            <text:p>Computers in Biology and Medicine</text:p>
          </table:table-cell>
          <table:table-cell/>
          <table:table-cell office:value-type="string" calcext:value-type="string">
            <text:p>0010-4825</text:p>
          </table:table-cell>
          <table:table-cell office:value-type="string" calcext:value-type="string">
            <text:p>https://doi.org/10.1016/j.compbiomed.2018.11.002</text:p>
          </table:table-cell>
          <table:table-cell office:value-type="string" calcext:value-type="string">
            <text:p>https://www.sciencedirect.com/science/article/pii/S0010482518303408</text:p>
          </table:table-cell>
          <table:table-cell office:value-type="string" calcext:value-type="string">
            <text:p>Hypertension is a global health challenge: it affects one billion people worldwide and is estimated to account for &gt;60% of all cases or types of cardiovascular disease. In part because sex differences in blood pressure regulation mechanisms are not sufficiently well understood, fewer hypertensive women achieve blood pressure control compared to men, even though compliance and treatment rates are generally higher in women. Thus, the objective of this study is to identify which factors contribute to the sexual dimorphism in response to anti-hypertensive therapies targeting the renin angiotensin system (RAS). To accomplish that goal, we develop sex-specific blood pressure regulation models. Sex differences in the RAS, baseline adosterone level, and the reactivity of renal sympathetic nervous activity (RSNA) are represented. A novel aspect of the model is the representation of sex-specific vasodilatory effect of the bound angiotensin II type two receptor (AT2R-bound Ang II) on renal vascular resistance. Model simulations suggest that sex differences in RSNA are the largest cause of female resistance to developing hypertension due to the direct influence of RSNA on afferent arteriole resistance. Furthermore, the model predicts that the sex-specific vasodilatory effects of AT2R-bound Ang II on renal vascular resistance may explain the higher effectiveness of angiotensin receptor blockers in treating hypertensive women (but not men), compared to angiotensin converting enzyme inhibitors.</text:p>
          </table:table-cell>
          <table:table-cell office:value-type="float" office:value="2019" calcext:value-type="float">
            <text:p>2019</text:p>
          </table:table-cell>
          <table:table-cell table:number-columns-repeated="2" table:style-name="ce3" office:value-type="string" calcext:value-type="string">
            <text:p>2025-02-19 14:56:26</text:p>
          </table:table-cell>
          <table:table-cell/>
          <table:table-cell office:value-type="string" calcext:value-type="string">
            <text:p>139-148</text:p>
          </table:table-cell>
          <table:table-cell table:number-columns-repeated="2"/>
          <table:table-cell office:value-type="float" office:value="104" calcext:value-type="float">
            <text:p>104</text:p>
          </table:table-cell>
          <table:table-cell table:number-columns-repeated="20"/>
          <table:table-cell office:value-type="string" calcext:value-type="string">
            <text:p>ACE inhibitors; Angiotensin receptor blockers; Blood pressure; Hypertension; renin angiotensin system</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19">
          <table:table-cell office:value-type="string" calcext:value-type="string">
            <text:p>J2L3A2C8</text:p>
          </table:table-cell>
          <table:table-cell office:value-type="string" calcext:value-type="string">
            <text:p>journalArticle</text:p>
          </table:table-cell>
          <table:table-cell office:value-type="float" office:value="1997" calcext:value-type="float">
            <text:p>1997</text:p>
          </table:table-cell>
          <table:table-cell office:value-type="string" calcext:value-type="string">
            <text:p>Baral, Chitta; Gelfond, Michael; Provetti, Alessandro</text:p>
          </table:table-cell>
          <table:table-cell office:value-type="string" calcext:value-type="string">
            <text:p>Representing actions: Laws, observations and hypotheses</text:p>
          </table:table-cell>
          <table:table-cell office:value-type="string" calcext:value-type="string">
            <text:p>The Journal of Logic Programming</text:p>
          </table:table-cell>
          <table:table-cell/>
          <table:table-cell office:value-type="string" calcext:value-type="string">
            <text:p>0743-1066</text:p>
          </table:table-cell>
          <table:table-cell office:value-type="string" calcext:value-type="string">
            <text:p>https://doi.org/10.1016/S0743-1066(96)00141-0</text:p>
          </table:table-cell>
          <table:table-cell office:value-type="string" calcext:value-type="string">
            <text:p>https://www.sciencedirect.com/science/article/pii/S0743106696001410</text:p>
          </table:table-cell>
          <table:table-cell office:value-type="string" calcext:value-type="string">
            <text:p>We propose a modificationL 1 of the action description languageA. The languageL 1 allows representation of hypothetical situations and hypothetical occurrence of actions (as inA) as well as representation of actual occurrences of actions and observations of the truth values of fluents in actual situations. The corresponding entailment relation formalizes various types of common-sense reasoning about actions and their effects not modeled by previous approaches. As an application of L1 we also present an architecture for intelligent agents capable of observing, planning and acting in a changing environment based on the entailment relation of L1 and use logic programming approximation of this entailment to implement a planning module for this architecture. We prove the soundness of our implementation and give a sufficient condition for its completeness.</text:p>
          </table:table-cell>
          <table:table-cell office:value-type="float" office:value="1997" calcext:value-type="float">
            <text:p>1997</text:p>
          </table:table-cell>
          <table:table-cell table:number-columns-repeated="2" table:style-name="ce3" office:value-type="string" calcext:value-type="string">
            <text:p>2025-02-19 14:56:26</text:p>
          </table:table-cell>
          <table:table-cell/>
          <table:table-cell office:value-type="string" calcext:value-type="string">
            <text:p>201-243</text:p>
          </table:table-cell>
          <table:table-cell/>
          <table:table-cell office:value-type="float" office:value="1" calcext:value-type="float">
            <text:p>1</text:p>
          </table:table-cell>
          <table:table-cell office:value-type="float" office:value="31" calcext:value-type="float">
            <text:p>31</text:p>
          </table:table-cell>
          <table:table-cell table:number-columns-repeated="68"/>
          <table:table-cell office:value-type="string" calcext:value-type="string">
            <text:p>Yes</text:p>
          </table:table-cell>
          <table:table-cell/>
        </table:table-row>
        <table:table-row table:style-name="ro6">
          <table:table-cell office:value-type="string" calcext:value-type="string">
            <text:p>XZ72MW4K</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Martinez-Gil, Jorge</text:p>
          </table:table-cell>
          <table:table-cell office:value-type="string" calcext:value-type="string">
            <text:p>A survey on legal question–answering systems</text:p>
          </table:table-cell>
          <table:table-cell office:value-type="string" calcext:value-type="string">
            <text:p>Computer Science Review</text:p>
          </table:table-cell>
          <table:table-cell/>
          <table:table-cell office:value-type="string" calcext:value-type="string">
            <text:p>1574-0137</text:p>
          </table:table-cell>
          <table:table-cell office:value-type="string" calcext:value-type="string">
            <text:p>https://doi.org/10.1016/j.cosrev.2023.100552</text:p>
          </table:table-cell>
          <table:table-cell office:value-type="string" calcext:value-type="string">
            <text:p>https://www.sciencedirect.com/science/article/pii/S1574013723000199</text:p>
          </table:table-cell>
          <table:table-cell office:value-type="string" calcext:value-type="string">
            <text:p>Many legal professionals think the explosion of information about local, regional, national, and international legislation makes their practice more costly, time-consuming, and error-prone. The two main reasons are that most legislation is usually unstructured, and the tremendous amount and pace with which laws are released causes information overload in their daily tasks. In the case of the legal domain, the research community agrees that a system allowing to generate of automatic responses to legal questions could substantially impact many practical implications in daily activities. The degree of usefulness is such that even a semi-automatic solution could significantly help reduce the workload. This is mainly because a Question–Answering system could automatically process a massive amount of legal resources to answer a question or doubt in seconds. It could save resources in the form of effort, money, and time for many professionals in the legal sector. This work quantitatively and qualitatively survey the existing solutions to meet this challenge.</text:p>
          </table:table-cell>
          <table:table-cell office:value-type="float" office:value="2023" calcext:value-type="float">
            <text:p>2023</text:p>
          </table:table-cell>
          <table:table-cell table:number-columns-repeated="2" table:style-name="ce3" office:value-type="string" calcext:value-type="string">
            <text:p>2025-02-19 14:56:26</text:p>
          </table:table-cell>
          <table:table-cell/>
          <table:table-cell office:value-type="float" office:value="100552" calcext:value-type="float">
            <text:p>100552</text:p>
          </table:table-cell>
          <table:table-cell table:number-columns-repeated="2"/>
          <table:table-cell office:value-type="float" office:value="48" calcext:value-type="float">
            <text:p>48</text:p>
          </table:table-cell>
          <table:table-cell table:number-columns-repeated="20"/>
          <table:table-cell office:value-type="string" calcext:value-type="string">
            <text:p>Legal intelligence; Data engineering; Knowledge engineering; Legal information processing; Legal question–answering</text:p>
          </table:table-cell>
          <table:table-cell table:number-columns-repeated="47"/>
          <table:table-cell office:value-type="string" calcext:value-type="string">
            <text:p>No</text:p>
          </table:table-cell>
          <table:table-cell office:value-type="string" calcext:value-type="string">
            <text:p>Not Primary Literature</text:p>
          </table:table-cell>
        </table:table-row>
        <table:table-row table:style-name="ro10">
          <table:table-cell office:value-type="string" calcext:value-type="string">
            <text:p>NEQUSB72</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Fuchs, Stefan; Dimyadi, Johannes; Witbrock, Michael; Amor, Robert</text:p>
          </table:table-cell>
          <table:table-cell office:value-type="string" calcext:value-type="string">
            <text:p>Intermediate representations to improve the semantic parsing of building regulations</text:p>
          </table:table-cell>
          <table:table-cell office:value-type="string" calcext:value-type="string">
            <text:p>Advanced Engineering Informatics</text:p>
          </table:table-cell>
          <table:table-cell/>
          <table:table-cell office:value-type="string" calcext:value-type="string">
            <text:p>1474-0346</text:p>
          </table:table-cell>
          <table:table-cell office:value-type="string" calcext:value-type="string">
            <text:p>https://doi.org/10.1016/j.aei.2024.102735</text:p>
          </table:table-cell>
          <table:table-cell office:value-type="string" calcext:value-type="string">
            <text:p>https://www.sciencedirect.com/science/article/pii/S1474034624003835</text:p>
          </table:table-cell>
          <table:table-cell office:value-type="string" calcext:value-type="string">
            <text:p>Recent developments show that large transformer-based language models have the capability to generate coherent text and source code in response to user prompts. This capability can be used in the construction domain to interpret building regulations and convert them into a formal representation usable for automated compliance checking. While base-size models can already be taught to perform semantic parsing with decent quality, this paper shows how Intermediate Representations (IRs) can be used to improve the semantic parsing quality. With reversible IRs, the training time was reduced to almost a quarter of the initial duration, and through adding a hierarchical parsing step, improvements of up to 6.6% on F1 scores were reached. Furthermore, intermediate representations provide a novel and interpretable method towards a human-in-the-loop approach for translating building regulations into a formal representation.</text:p>
          </table:table-cell>
          <table:table-cell office:value-type="float" office:value="2024" calcext:value-type="float">
            <text:p>2024</text:p>
          </table:table-cell>
          <table:table-cell table:number-columns-repeated="2" table:style-name="ce3" office:value-type="string" calcext:value-type="string">
            <text:p>2025-02-19 14:56:26</text:p>
          </table:table-cell>
          <table:table-cell/>
          <table:table-cell office:value-type="float" office:value="102735" calcext:value-type="float">
            <text:p>102735</text:p>
          </table:table-cell>
          <table:table-cell table:number-columns-repeated="2"/>
          <table:table-cell office:value-type="float" office:value="62" calcext:value-type="float">
            <text:p>62</text:p>
          </table:table-cell>
          <table:table-cell table:number-columns-repeated="20"/>
          <table:table-cell office:value-type="string" calcext:value-type="string">
            <text:p>Transformer; Automated compliance checking; Building regulation; Intermediate representation; Semantic parsing</text:p>
          </table:table-cell>
          <table:table-cell table:number-columns-repeated="47"/>
          <table:table-cell office:value-type="string" calcext:value-type="string">
            <text:p>Yes</text:p>
          </table:table-cell>
          <table:table-cell/>
        </table:table-row>
        <table:table-row table:style-name="ro2">
          <table:table-cell office:value-type="string" calcext:value-type="string">
            <text:p>46IL48ZL</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Metsker, Oleg; Trofimov, Egor; Petrov, Max; Butakov, Nikolay</text:p>
          </table:table-cell>
          <table:table-cell office:value-type="string" calcext:value-type="string">
            <text:p>Russian Court Decisions Data Analysis Using Distributed Computing and Machine Learning to Improve Lawmaking and Law Enforcement</text:p>
          </table:table-cell>
          <table:table-cell office:value-type="string" calcext:value-type="string">
            <text:p>Procedia Computer Science</text:p>
          </table:table-cell>
          <table:table-cell/>
          <table:table-cell office:value-type="string" calcext:value-type="string">
            <text:p>1877-0509</text:p>
          </table:table-cell>
          <table:table-cell office:value-type="string" calcext:value-type="string">
            <text:p>https://doi.org/10.1016/j.procs.2019.08.202</text:p>
          </table:table-cell>
          <table:table-cell office:value-type="string" calcext:value-type="string">
            <text:p>https://www.sciencedirect.com/science/article/pii/S1877050919311214</text:p>
          </table:table-cell>
          <table:table-cell office:value-type="string" calcext:value-type="string">
            <text:p>This article describes the study results of semi-structured data processing and analysis of the Russian court decisions (almost 30 million) using distributed cluster-computing framework and machine learning. Spark was used for data processing and decisions trees were used for analysis. The results of the automation of data collection and structuring of court decisions are presented. The methods for extracting and structuring knowledge from semi-structured data for the field of justice, taking into account the specifics of the Russian Federation legislation, have been developed. On the example of the fire safety law, the machine learning method for identify the effectiveness of changes in the law and predictions of the consequences of changing the law is demonstrated. It is also shown an association on the impact of lawmaking on law enforcement. The regularities in law enforcement change associate by changes in the law. The connections of law enforcement with economic and social indicators between the regions are identified. The judicial interpretations of the observations are also described in this article what proves the compliance of the results.</text:p>
          </table:table-cell>
          <table:table-cell office:value-type="float" office:value="2019" calcext:value-type="float">
            <text:p>2019</text:p>
          </table:table-cell>
          <table:table-cell table:number-columns-repeated="2" table:style-name="ce3" office:value-type="string" calcext:value-type="string">
            <text:p>2025-02-19 14:56:26</text:p>
          </table:table-cell>
          <table:table-cell/>
          <table:table-cell office:value-type="string" calcext:value-type="string">
            <text:p>264-273</text:p>
          </table:table-cell>
          <table:table-cell table:number-columns-repeated="2"/>
          <table:table-cell office:value-type="float" office:value="156" calcext:value-type="float">
            <text:p>156</text:p>
          </table:table-cell>
          <table:table-cell table:number-columns-repeated="20"/>
          <table:table-cell office:value-type="string" calcext:value-type="string">
            <text:p>Machine learning; Artificial intelligence; Law; Big data; Court decisions analysis; Distributed computing; Enforcement analysis; Enforcement modelling; law modelling; Lawmaking modelling; Modelling; Russian law data</text:p>
          </table:table-cell>
          <table:table-cell table:number-columns-repeated="47"/>
          <table:table-cell office:value-type="string" calcext:value-type="string">
            <text:p>No</text:p>
          </table:table-cell>
          <table:table-cell office:value-type="string" calcext:value-type="string">
            <text:p>Meta; Improving Regualtions, not compliance</text:p>
          </table:table-cell>
        </table:table-row>
        <table:table-row table:style-name="ro19">
          <table:table-cell office:value-type="string" calcext:value-type="string">
            <text:p>87234WNI</text:p>
          </table:table-cell>
          <table:table-cell office:value-type="string" calcext:value-type="string">
            <text:p>journalArticle</text:p>
          </table:table-cell>
          <table:table-cell office:value-type="float" office:value="1970" calcext:value-type="float">
            <text:p>1970</text:p>
          </table:table-cell>
          <table:table-cell office:value-type="string" calcext:value-type="string">
            <text:p>Yamamoto, William; Hori, Tetsuro</text:p>
          </table:table-cell>
          <table:table-cell office:value-type="string" calcext:value-type="string">
            <text:p>Phasic air movement model of respiratory regulation of carbon dioxide balance</text:p>
          </table:table-cell>
          <table:table-cell office:value-type="string" calcext:value-type="string">
            <text:p>Computers and Biomedical Research</text:p>
          </table:table-cell>
          <table:table-cell/>
          <table:table-cell office:value-type="string" calcext:value-type="string">
            <text:p>0010-4809</text:p>
          </table:table-cell>
          <table:table-cell office:value-type="string" calcext:value-type="string">
            <text:p>https://doi.org/10.1016/0010-4809(70)90037-6</text:p>
          </table:table-cell>
          <table:table-cell office:value-type="string" calcext:value-type="string">
            <text:p>https://www.sciencedirect.com/science/article/pii/0010480970900376</text:p>
          </table:table-cell>
          <table:table-cell office:value-type="string" calcext:value-type="string">
            <text:p>A model of the external respiratory mechanism of man is described. This model is designed to simulate the breathing pattern of the chest and balance CO2 exchanges by means of a proportional controller sensitive to intracerebral PCO2 based upon the summarized equation of Lloyd. Breathing is produced by applying the output of a hybrid modulated oscillator to simplified “chest” equations consisting of dead space, compliance, and airway resistance. With a single set of parameters inhalation of CO2, “exercise,” variation of rate and depth, and response to increased airway resistance are simulated. Qualitatively the simulations are good to plausible. The model illustrates some new features of physiological model construction and also the fact that a fairly coarse representation is adequate to many apparently disparate simulations.</text:p>
          </table:table-cell>
          <table:table-cell office:value-type="float" office:value="1970" calcext:value-type="float">
            <text:p>1970</text:p>
          </table:table-cell>
          <table:table-cell table:number-columns-repeated="2" table:style-name="ce3" office:value-type="string" calcext:value-type="string">
            <text:p>2025-02-19 14:56:26</text:p>
          </table:table-cell>
          <table:table-cell/>
          <table:table-cell office:value-type="string" calcext:value-type="string">
            <text:p>699-717</text:p>
          </table:table-cell>
          <table:table-cell/>
          <table:table-cell office:value-type="float" office:value="6" calcext:value-type="float">
            <text:p>6</text:p>
          </table:table-cell>
          <table:table-cell office:value-type="float" office:value="3" calcext:value-type="float">
            <text:p>3</text:p>
          </table:table-cell>
          <table:table-cell table:number-columns-repeated="68"/>
          <table:table-cell office:value-type="string" calcext:value-type="string">
            <text:p>No</text:p>
          </table:table-cell>
          <table:table-cell office:value-type="string" calcext:value-type="string">
            <text:p>Wrong Topic</text:p>
          </table:table-cell>
        </table:table-row>
        <table:table-row table:style-name="ro2">
          <table:table-cell office:value-type="string" calcext:value-type="string">
            <text:p>CISL3M8T</text:p>
          </table:table-cell>
          <table:table-cell office:value-type="string" calcext:value-type="string">
            <text:p>journalArticle</text:p>
          </table:table-cell>
          <table:table-cell office:value-type="float" office:value="1994" calcext:value-type="float">
            <text:p>1994</text:p>
          </table:table-cell>
          <table:table-cell office:value-type="string" calcext:value-type="string">
            <text:p>Barklund, Jonas; Hamfelt, Andreas</text:p>
          </table:table-cell>
          <table:table-cell office:value-type="string" calcext:value-type="string">
            <text:p>Hierarchical representation of legal knowledge with metaprogramming in logic</text:p>
          </table:table-cell>
          <table:table-cell office:value-type="string" calcext:value-type="string">
            <text:p>The Journal of Logic Programming</text:p>
          </table:table-cell>
          <table:table-cell/>
          <table:table-cell office:value-type="string" calcext:value-type="string">
            <text:p>0743-1066</text:p>
          </table:table-cell>
          <table:table-cell office:value-type="string" calcext:value-type="string">
            <text:p>https://doi.org/10.1016/0743-1066(94)90041-8</text:p>
          </table:table-cell>
          <table:table-cell office:value-type="string" calcext:value-type="string">
            <text:p>https://www.sciencedirect.com/science/article/pii/0743106694900418</text:p>
          </table:table-cell>
          <table:table-cell office:value-type="string" calcext:value-type="string">
            <text:p>We present an application of metaprogramming in logic that, unlike most metaprogramming applications, is not primarily concerned with controlling the execution of logic programs. Metalevel computation is used to define theories from schemata that were either given explicitly or obtained by abstraction from other theories. Our main application is a representation of legal knowledge in a metalogic programming language. We argue that legal knowledge is multilayered and therefore a single level representation language lacks the needed expressiveness. We show that legal rules can be partitioned into primary, secondary, tertiary, quaternary, and higher level rules. Our classification enables us to define a multilevel model of legal knowledge and a one-to-one correspondence with levels of metaprogramming in logic. We show that this framework has a potential for capturing important legal interpretation principles such as analogia legis, lex specialis legi generali derogat, etc. We have a running example from commercial law that utilizes rules up to the tertiary level, emphasizing analogia legis. The example is expressed in a multilevel metalogic programming language that provides a naming convention and employs reflection between levels.</text:p>
          </table:table-cell>
          <table:table-cell office:value-type="float" office:value="1994" calcext:value-type="float">
            <text:p>1994</text:p>
          </table:table-cell>
          <table:table-cell table:number-columns-repeated="2" table:style-name="ce3" office:value-type="string" calcext:value-type="string">
            <text:p>2025-02-19 14:56:26</text:p>
          </table:table-cell>
          <table:table-cell/>
          <table:table-cell office:value-type="string" calcext:value-type="string">
            <text:p>55-80</text:p>
          </table:table-cell>
          <table:table-cell/>
          <table:table-cell office:value-type="float" office:value="1" calcext:value-type="float">
            <text:p>1</text:p>
          </table:table-cell>
          <table:table-cell office:value-type="float" office:value="18" calcext:value-type="float">
            <text:p>18</text:p>
          </table:table-cell>
          <table:table-cell table:number-columns-repeated="68"/>
          <table:table-cell office:value-type="string" calcext:value-type="string">
            <text:p>Read Paper to check for compliance, but generally a yes</text:p>
          </table:table-cell>
          <table:table-cell/>
        </table:table-row>
        <table:table-row table:style-name="ro10">
          <table:table-cell office:value-type="string" calcext:value-type="string">
            <text:p>U2HHMWJZ</text:p>
          </table:table-cell>
          <table:table-cell office:value-type="string" calcext:value-type="string">
            <text:p>journalArticle</text:p>
          </table:table-cell>
          <table:table-cell office:value-type="float" office:value="2003" calcext:value-type="float">
            <text:p>2003</text:p>
          </table:table-cell>
          <table:table-cell office:value-type="string" calcext:value-type="string">
            <text:p>Ashley, Kevin D.; Rissland, Edwina L.</text:p>
          </table:table-cell>
          <table:table-cell office:value-type="string" calcext:value-type="string">
            <text:p>Law, learning and representation</text:p>
          </table:table-cell>
          <table:table-cell office:value-type="string" calcext:value-type="string">
            <text:p>Artificial Intelligence</text:p>
          </table:table-cell>
          <table:table-cell/>
          <table:table-cell office:value-type="string" calcext:value-type="string">
            <text:p>0004-3702</text:p>
          </table:table-cell>
          <table:table-cell office:value-type="string" calcext:value-type="string">
            <text:p>https://doi.org/10.1016/S0004-3702(03)00109-7</text:p>
          </table:table-cell>
          <table:table-cell office:value-type="string" calcext:value-type="string">
            <text:p>https://www.sciencedirect.com/science/article/pii/S0004370203001097</text:p>
          </table:table-cell>
          <table:table-cell office:value-type="string" calcext:value-type="string">
            <text:p>In machine learning terms, reasoning in legal cases can be compared to a lazy learning approach in which courts defer deciding how to generalize beyond the prior cases until the facts of a new case are observed. The HYPO family of systems implements a “lazy” approach since they defer making arguments how to decide a problem until the programs have positioned a new problem with respect to similar past cases. In a kind of “reflective adjustment”, they fit the new problem into a patchwork of past case decisions, comparing cases in order to reason about the legal significance of the relevant similarities and differences. Empirical evidence from diverse experiments shows that for purposes of teaching legal argumentation and performing legal information retrieval, HYPO-style systems' lazy learning approach and implementation of aspects of reflective adjustment can be very effective.</text:p>
          </table:table-cell>
          <table:table-cell office:value-type="float" office:value="2003" calcext:value-type="float">
            <text:p>2003</text:p>
          </table:table-cell>
          <table:table-cell table:number-columns-repeated="2" table:style-name="ce3" office:value-type="string" calcext:value-type="string">
            <text:p>2025-02-19 14:56:26</text:p>
          </table:table-cell>
          <table:table-cell/>
          <table:table-cell office:value-type="string" calcext:value-type="string">
            <text:p>17-58</text:p>
          </table:table-cell>
          <table:table-cell/>
          <table:table-cell office:value-type="float" office:value="1" calcext:value-type="float">
            <text:p>1</text:p>
          </table:table-cell>
          <table:table-cell office:value-type="float" office:value="150" calcext:value-type="float">
            <text:p>150</text:p>
          </table:table-cell>
          <table:table-cell table:number-columns-repeated="20"/>
          <table:table-cell office:value-type="string" calcext:value-type="string">
            <text:p>Case-based reasoning; Legal reasoning; Argument; Lazy learning; Legal information retrieval; Legal knowledge representation; Reflective adjustment; Version spaces</text:p>
          </table:table-cell>
          <table:table-cell table:number-columns-repeated="47"/>
          <table:table-cell office:value-type="string" calcext:value-type="string">
            <text:p>No</text:p>
          </table:table-cell>
          <table:table-cell office:value-type="string" calcext:value-type="string">
            <text:p>Case based</text:p>
          </table:table-cell>
        </table:table-row>
        <table:table-row table:style-name="ro7">
          <table:table-cell office:value-type="string" calcext:value-type="string">
            <text:p>WR5DUUYI</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Zhang, Chuyue; Meng, Yuchen</text:p>
          </table:table-cell>
          <table:table-cell office:value-type="string" calcext:value-type="string">
            <text:p>Bayesian deep learning: An enhanced AI framework for legal reasoning alignment</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24.106073</text:p>
          </table:table-cell>
          <table:table-cell office:value-type="string" calcext:value-type="string">
            <text:p>https://www.sciencedirect.com/science/article/pii/S0267364924001390</text:p>
          </table:table-cell>
          <table:table-cell office:value-type="string" calcext:value-type="string">
            <text:p>The integration of artificial intelligence into the field of law has penetrated the underlying logic of legal operations. Currently, legal AI systems face difficulties in representing legal knowledge, exhibit insufficient legal reasoning capabilities, have poor explainability, and are inefficient in handling causal inference and uncertainty. In legal practice, various legal reasoning methods (deductive reasoning, inductive reasoning, abductive reasoning, etc.) are often intertwined and used comprehensively. However, the reasoning modes employed by current legal AI systems are inadequate. Identifying AI models that are more suitable for legal reasoning is crucial for advancing the development of legal AI systems. Distinguished from the current high-profile large language models, we believe that Bayesian reasoning is highly compatible with legal reasoning, as it can perferm abductive reasoning, excel at causal inference, and admits the "defeasibility" of reasoning conclusions, which is consistent with the cognitive development pattern of legal professionals from apriori to posteriori. AI models based on Bayesian methods can also become the main technological support for legal AI systems. Bayesian neural networks have advantages in uncertainty modeling, avoiding overfitting, and explainability. Legal AI systems based on Bayesian deep learning frameworks can combine the advantages of deep learning and probabilistic graphical models, facilitating the exchange and supplementation of information between perception tasks and reasoning tasks. In this paper, we take perpetrator prediction systems and legal judegment prediction systems as examples to discuss the construction and basic operation modes of the Bayesian deep learning framework. Bayesian deep learning can enhance reasoning ability, improve the explainability of models, and make the reasoning process more transparent and visualizable. Furthermore, Bayesian deep learning framework is well-suited for human-machine collaborative tasks, enabling the complementary strengths of humans and machines.</text:p>
          </table:table-cell>
          <table:table-cell office:value-type="float" office:value="2024" calcext:value-type="float">
            <text:p>2024</text:p>
          </table:table-cell>
          <table:table-cell table:number-columns-repeated="2" table:style-name="ce3" office:value-type="string" calcext:value-type="string">
            <text:p>2025-02-19 14:56:26</text:p>
          </table:table-cell>
          <table:table-cell/>
          <table:table-cell office:value-type="float" office:value="106073" calcext:value-type="float">
            <text:p>106073</text:p>
          </table:table-cell>
          <table:table-cell table:number-columns-repeated="2"/>
          <table:table-cell office:value-type="float" office:value="55" calcext:value-type="float">
            <text:p>55</text:p>
          </table:table-cell>
          <table:table-cell table:number-columns-repeated="20"/>
          <table:table-cell office:value-type="string" calcext:value-type="string">
            <text:p>Deep learning; Legal AI; Legal reasoning; Bayesian deep learning; Bayesian neural networks</text:p>
          </table:table-cell>
          <table:table-cell table:number-columns-repeated="47"/>
          <table:table-cell office:value-type="string" calcext:value-type="string">
            <text:p>Yes</text:p>
          </table:table-cell>
          <table:table-cell office:value-type="string" calcext:value-type="string">
            <text:p>DL approach always cool</text:p>
          </table:table-cell>
        </table:table-row>
        <table:table-row table:style-name="ro16">
          <table:table-cell office:value-type="string" calcext:value-type="string">
            <text:p>TWMXK68A</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Sachan, Swati; Liu (Lisa), Xi</text:p>
          </table:table-cell>
          <table:table-cell office:value-type="string" calcext:value-type="string">
            <text:p>Blockchain-based auditing of legal decisions supported by explainable AI and generative AI tools</text:p>
          </table:table-cell>
          <table:table-cell office:value-type="string" calcext:value-type="string">
            <text:p>Engineering Applications of Artificial Intelligence</text:p>
          </table:table-cell>
          <table:table-cell/>
          <table:table-cell office:value-type="string" calcext:value-type="string">
            <text:p>0952-1976</text:p>
          </table:table-cell>
          <table:table-cell office:value-type="string" calcext:value-type="string">
            <text:p>https://doi.org/10.1016/j.engappai.2023.107666</text:p>
          </table:table-cell>
          <table:table-cell office:value-type="string" calcext:value-type="string">
            <text:p>https://www.sciencedirect.com/science/article/pii/S095219762301850X</text:p>
          </table:table-cell>
          <table:table-cell office:value-type="string" calcext:value-type="string">
            <text:p>Generative AI tools powered by Large Language Models (LLMs) have demonstrated advanced capabilities in understanding and articulating legal facts closer to the level of legal practitioners. However, scholars hold contrasting views on the reliability of the reasoning behind a decision derived from LLMs due to its black-box nature. Law firms are vigilant in recognizing the potential risks of violating confidentiality and inappropriate exposure of sensitive legal data through the prompt sent to Generative AI. This research attempts to find an equilibrium between responsible usage and control of human legal professionals over content produced by Generative AI through regular audits. It investigates the potential of Generative AI in drafting correspondence for pre-litigation decisions derived from an eXplainable AI (XAI) algorithm. This research presents an end-to-end process of designing the architecture and methodology for a blockchain-based auditing system. It detects unauthorized alterations of data repositories containing the decisions by an XAI model and automated textual explanation by Generative AI. The automated auditing by blockchain facilitates responsible usage of AI technologies and reduces discrepancies in tracing the accountability of adversarial decisions. It conceptualizes the two algorithms. First, strategic on-chain (within blockchain) and off-chain (outside blockchain) data storage in compliance with the data protection laws and critical requirements of stakeholders in a legal firm. Second, auditing by comparison of the unique signature as Merkle roots of files stored off-chain with their immutable blockchain counterpart. A case study on liability cases under tort law demonstrates the system implementation results.</text:p>
          </table:table-cell>
          <table:table-cell office:value-type="float" office:value="2024" calcext:value-type="float">
            <text:p>2024</text:p>
          </table:table-cell>
          <table:table-cell table:number-columns-repeated="2" table:style-name="ce3" office:value-type="string" calcext:value-type="string">
            <text:p>2025-02-19 14:56:26</text:p>
          </table:table-cell>
          <table:table-cell/>
          <table:table-cell office:value-type="float" office:value="107666" calcext:value-type="float">
            <text:p>107666</text:p>
          </table:table-cell>
          <table:table-cell table:number-columns-repeated="2"/>
          <table:table-cell office:value-type="float" office:value="129" calcext:value-type="float">
            <text:p>129</text:p>
          </table:table-cell>
          <table:table-cell table:number-columns-repeated="20"/>
          <table:table-cell office:value-type="string" calcext:value-type="string">
            <text:p>Law; Generative AI; Blockchain; Explainable AI; Legal; Responsible AI</text:p>
          </table:table-cell>
          <table:table-cell table:number-columns-repeated="47"/>
          <table:table-cell office:value-type="string" calcext:value-type="string">
            <text:p>No</text:p>
          </table:table-cell>
          <table:table-cell office:value-type="string" calcext:value-type="string">
            <text:p>Auditing of law</text:p>
          </table:table-cell>
        </table:table-row>
        <table:table-row table:style-name="ro22">
          <table:table-cell office:value-type="string" calcext:value-type="string">
            <text:p>VRK3ZASB</text:p>
          </table:table-cell>
          <table:table-cell office:value-type="string" calcext:value-type="string">
            <text:p>journalArticle</text:p>
          </table:table-cell>
          <table:table-cell office:value-type="float" office:value="2007" calcext:value-type="float">
            <text:p>2007</text:p>
          </table:table-cell>
          <table:table-cell office:value-type="string" calcext:value-type="string">
            <text:p>Čyras, Vytautas</text:p>
          </table:table-cell>
          <table:table-cell office:value-type="string" calcext:value-type="string">
            <text:p>On formalisation of the goal concept in law</text:p>
          </table:table-cell>
          <table:table-cell office:value-type="string" calcext:value-type="string">
            <text:p>Engineering Applications of Artificial Intelligence</text:p>
          </table:table-cell>
          <table:table-cell/>
          <table:table-cell office:value-type="string" calcext:value-type="string">
            <text:p>0952-1976</text:p>
          </table:table-cell>
          <table:table-cell office:value-type="string" calcext:value-type="string">
            <text:p>https://doi.org/10.1016/j.engappai.2006.11.010</text:p>
          </table:table-cell>
          <table:table-cell office:value-type="string" calcext:value-type="string">
            <text:p>https://www.sciencedirect.com/science/article/pii/S0952197606002168</text:p>
          </table:table-cell>
          <table:table-cell office:value-type="string" calcext:value-type="string">
            <text:p>The paper raises a problem of formalising several key concepts in legal theory, namely, goal, function and value. The law is viewed from a perspective of computer science in law. I intend to apply requirements engineering methods in law. The Berman and Hafner's [1993. Representing teleological structure in case based legal reasoning: the missing link. In: Proceedings of the Fourth International Conference on AI and Law. ACM Press, New York, pp. 50–59] challenge to model case-based reasoning in legal domain and the more systematic research, which is collected in Artificial Intelligence and Law journal in 2002, are considered as possible approaches to solutions. The term “goal” covers purposes, policies, interests, values, etc. I find a formalisation to have different levels depending on a distinct meaning of the term “law”. E.g., legal drafting is closer to engineering than to legal reasoning. European Union law and implementation of EU directives provide us with court decisions based on the teleological method. National implementation measures could employ goal-driven systems engineering techniques. Conclusions: (1) the formalisation is a challenging problem, (2) experts from other domains will gain from explicit representation of aims behind the law, (3) analysis of the structure of law is not enough; the studies of the content of law are required, too.</text:p>
          </table:table-cell>
          <table:table-cell office:value-type="float" office:value="2007" calcext:value-type="float">
            <text:p>2007</text:p>
          </table:table-cell>
          <table:table-cell table:number-columns-repeated="2" table:style-name="ce3" office:value-type="string" calcext:value-type="string">
            <text:p>2025-02-19 14:56:26</text:p>
          </table:table-cell>
          <table:table-cell/>
          <table:table-cell office:value-type="string" calcext:value-type="string">
            <text:p>601-608</text:p>
          </table:table-cell>
          <table:table-cell/>
          <table:table-cell office:value-type="float" office:value="5" calcext:value-type="float">
            <text:p>5</text:p>
          </table:table-cell>
          <table:table-cell office:value-type="float" office:value="20" calcext:value-type="float">
            <text:p>20</text:p>
          </table:table-cell>
          <table:table-cell table:number-columns-repeated="20"/>
          <table:table-cell office:value-type="string" calcext:value-type="string">
            <text:p>Artificial intelligence in law; Goal formalisation; Legal engineering; Teleological method; Using legislation</text:p>
          </table:table-cell>
          <table:table-cell table:number-columns-repeated="47"/>
          <table:table-cell office:value-type="string" calcext:value-type="string">
            <text:p>For Dicussion</text:p>
          </table:table-cell>
          <table:table-cell/>
        </table:table-row>
        <table:table-row table:style-name="ro2">
          <table:table-cell office:value-type="string" calcext:value-type="string">
            <text:p>LANKDMZU</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Zhang, Haiguang; Zhang, Tongyue; Cao, Faxin; Wang, Zhizheng; Zhang, Yuanyu; Sun, Yuanyuan; Vicente, Mark Anthony</text:p>
          </table:table-cell>
          <table:table-cell office:value-type="string" calcext:value-type="string">
            <text:p>BCA: Bilinear Convolutional Neural Networks and Attention Networks for legal question answering</text:p>
          </table:table-cell>
          <table:table-cell office:value-type="string" calcext:value-type="string">
            <text:p>AI Open</text:p>
          </table:table-cell>
          <table:table-cell/>
          <table:table-cell office:value-type="string" calcext:value-type="string">
            <text:p>2666-6510</text:p>
          </table:table-cell>
          <table:table-cell office:value-type="string" calcext:value-type="string">
            <text:p>https://doi.org/10.1016/j.aiopen.2022.11.002</text:p>
          </table:table-cell>
          <table:table-cell office:value-type="string" calcext:value-type="string">
            <text:p>https://www.sciencedirect.com/science/article/pii/S2666651022000171</text:p>
          </table:table-cell>
          <table:table-cell office:value-type="string" calcext:value-type="string">
            <text:p>The National Judicial Examination of China is an essential examination for selecting legal practitioners. In recent years, people have tried to use machine learning algorithms to answer examination questions. With the proposal of JEC-QA (Zhong et al. 2020), the judicial examination becomes a particular legal task. The data of judicial examination contains two types, i.e., Knowledge-Driven questions and Case-Analysis questions. Both require complex reasoning and text comprehension, thus challenging computers to answer judicial examination questions. We propose Bilinear Convolutional Neural Networks and Attention Networks (BCA) in this paper, which is an improved version based on the model proposed by our team on the Challenge of AI in Law 2021 judicial examination task. It has two essential modules, Knowledge-Driven Module (KDM) for local features extraction and Case-Analysis Module (CAM) for the semantic difference clarification between the question stem and the options. We also add a post-processing module to correct the results in the final stage. The experimental results show that our system achieves state-of-the-art in the offline test of the judicial examination task.</text:p>
          </table:table-cell>
          <table:table-cell office:value-type="float" office:value="2022" calcext:value-type="float">
            <text:p>2022</text:p>
          </table:table-cell>
          <table:table-cell table:number-columns-repeated="2" table:style-name="ce3" office:value-type="string" calcext:value-type="string">
            <text:p>2025-02-19 14:56:26</text:p>
          </table:table-cell>
          <table:table-cell/>
          <table:table-cell office:value-type="string" calcext:value-type="string">
            <text:p>172-181</text:p>
          </table:table-cell>
          <table:table-cell table:number-columns-repeated="2"/>
          <table:table-cell office:value-type="float" office:value="3" calcext:value-type="float">
            <text:p>3</text:p>
          </table:table-cell>
          <table:table-cell table:number-columns-repeated="20"/>
          <table:table-cell office:value-type="string" calcext:value-type="string">
            <text:p>Deep learning; Text classification; Attention mechanism; Bilinear model; Convolutional Neural Networks; Judicial Examination</text:p>
          </table:table-cell>
          <table:table-cell table:number-columns-repeated="47"/>
          <table:table-cell office:value-type="string" calcext:value-type="string">
            <text:p>Read Paper</text:p>
          </table:table-cell>
          <table:table-cell office:value-type="string" calcext:value-type="string">
            <text:p>Not sure about including QA</text:p>
          </table:table-cell>
        </table:table-row>
        <table:table-row table:style-name="ro19">
          <table:table-cell office:value-type="string" calcext:value-type="string">
            <text:p>73ZKT8HR</text:p>
          </table:table-cell>
          <table:table-cell office:value-type="string" calcext:value-type="string">
            <text:p>bookSection</text:p>
          </table:table-cell>
          <table:table-cell office:value-type="float" office:value="2025" calcext:value-type="float">
            <text:p>2025</text:p>
          </table:table-cell>
          <table:table-cell office:value-type="string" calcext:value-type="string">
            <text:p>Greenberg, Ariel M.</text:p>
          </table:table-cell>
          <table:table-cell office:value-type="string" calcext:value-type="string">
            <text:p>15 - Ethics for artificial agents: Toward commensurate capability and self-regulation</text:p>
          </table:table-cell>
          <table:table-cell office:value-type="string" calcext:value-type="string">
            <text:p>Interdependent Human-Machine Teams</text:p>
          </table:table-cell>
          <table:table-cell office:value-type="string" calcext:value-type="string">
            <text:p>978-0-443-29246-0</text:p>
          </table:table-cell>
          <table:table-cell table:number-columns-repeated="2"/>
          <table:table-cell office:value-type="string" calcext:value-type="string">
            <text:p>https://www.sciencedirect.com/science/article/pii/B9780443292460000018</text:p>
          </table:table-cell>
          <table:table-cell office:value-type="string" calcext:value-type="string">
            <text:p>In this chapter, we tackle the charge to make artificial agent self-regulation on par with their expanding capabilities. We begin by offering research and development schemes focused on installing in machines the perception, knowledge, and reasoning required to support ethics sensitivity and to produce agentic behavior compliant with the principles of nonmaleficence, beneficence, and responsibility. Next, we review evolutionary, psychological, and neuroscientific accounts of the phenomenology and emergence of moral judgment and decision-making that speak to the natural coupling of capability and self-regulation. Finally, we discuss sweeping themes of endogeneity, generality, mentalization, legibility, and duty responsiveness meant to guide how we ought to design an appropriate balance of capability and self-regulation in artificial agents.</text:p>
          </table:table-cell>
          <table:table-cell office:value-type="float" office:value="2025" calcext:value-type="float">
            <text:p>2025</text:p>
          </table:table-cell>
          <table:table-cell table:number-columns-repeated="2" table:style-name="ce3" office:value-type="string" calcext:value-type="string">
            <text:p>2025-02-19 14:56:26</text:p>
          </table:table-cell>
          <table:table-cell/>
          <table:table-cell office:value-type="string" calcext:value-type="string">
            <text:p>349-371</text:p>
          </table:table-cell>
          <table:table-cell table:number-columns-repeated="10"/>
          <table:table-cell office:value-type="string" calcext:value-type="string">
            <text:p>Academic Press</text:p>
          </table:table-cell>
          <table:table-cell table:number-columns-repeated="8"/>
          <table:table-cell office:value-type="string" calcext:value-type="string">
            <text:p>DOI: https://doi.org/10.1016/B978-0-443-29246-0.00001-8</text:p>
          </table:table-cell>
          <table:table-cell table:number-columns-repeated="3"/>
          <table:table-cell office:value-type="string" calcext:value-type="string">
            <text:p>Artificial intelligence; Autonomous systems; Advance directive; Design policy; Duties; Machine ethics; Moral judgment and decision-making</text:p>
          </table:table-cell>
          <table:table-cell/>
          <table:table-cell office:value-type="string" calcext:value-type="string">
            <text:p>Lawless, William; Mittu, Ranjeev; Sofge, Donald; Fouad, Hesham</text:p>
          </table:table-cell>
          <table:table-cell table:number-columns-repeated="45"/>
          <table:table-cell office:value-type="string" calcext:value-type="string">
            <text:p>No</text:p>
          </table:table-cell>
          <table:table-cell office:value-type="string" calcext:value-type="string">
            <text:p>Meta</text:p>
          </table:table-cell>
        </table:table-row>
        <table:table-row table:style-name="ro4">
          <table:table-cell office:value-type="string" calcext:value-type="string">
            <text:p>Y26VXDZJ</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Bassan, Fabio; Rabitti, Maddalena</text:p>
          </table:table-cell>
          <table:table-cell office:value-type="string" calcext:value-type="string">
            <text:p>From smart legal contracts to contracts on blockchain: An empirical investigation</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24.106035</text:p>
          </table:table-cell>
          <table:table-cell office:value-type="string" calcext:value-type="string">
            <text:p>https://www.sciencedirect.com/science/article/pii/S0267364924001018</text:p>
          </table:table-cell>
          <table:table-cell office:value-type="string" calcext:value-type="string">
            <text:p>The issue surrounding the nature and function of smart contracts in the context of legal relationships has garnered significant attention from the European and national legislators, regulatory bodies and legal scholarship. Sections I and II of this essay give an account of the results of the ongoing doctrinal debate, which is not univocal. The objective is to provide an assessment of both the advantages and limitations associated with smart legal contracts. In Section III, the authors introduce a novel negotiation process termed "contracts on chain". This process enables parties to engage in negotiations, formalize agreements and execute contracts directly on the blockchain. Consequently, this negotiation approach serves as a potential bridge between the realms of Web 2 and Web 3. Further, it offers a user experience akin to online contracts but benefits from the inherent capabilities of third-generation blockchains. Albeit on-chain contracts can be deployed on both private and public blockchains, the authors express a preference for their use on the public blockchain within a "logical platform". This choice allows to enhance regulatory compliance and mitigate the effects of decentralization on liability regimes, while simultaneously optimizing the efficiency gains of public blockchains. Notably, this approach ensures a level of protection commensurate with that offered by private blockchains. The ultimate goal of this innovative process is to streamline the ongoing technological transition and cultivate greater trust within the market for emerging technologies.</text:p>
          </table:table-cell>
          <table:table-cell office:value-type="float" office:value="2024" calcext:value-type="float">
            <text:p>2024</text:p>
          </table:table-cell>
          <table:table-cell table:number-columns-repeated="2" table:style-name="ce3" office:value-type="string" calcext:value-type="string">
            <text:p>2025-02-19 14:56:26</text:p>
          </table:table-cell>
          <table:table-cell/>
          <table:table-cell office:value-type="float" office:value="106035" calcext:value-type="float">
            <text:p>106035</text:p>
          </table:table-cell>
          <table:table-cell table:number-columns-repeated="2"/>
          <table:table-cell office:value-type="float" office:value="55" calcext:value-type="float">
            <text:p>55</text:p>
          </table:table-cell>
          <table:table-cell table:number-columns-repeated="20"/>
          <table:table-cell office:value-type="string" calcext:value-type="string">
            <text:p>Blockchain; Regulation; Smart contracts; Contracts on chain; Smart legal contracts</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21">
          <table:table-cell office:value-type="string" calcext:value-type="string">
            <text:p>99YP53EB</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Chen, Yan; Xia, Weidong; Cousins, Karlene</text:p>
          </table:table-cell>
          <table:table-cell office:value-type="string" calcext:value-type="string">
            <text:p>Voluntary and instrumental information security policy compliance: an integrated view of prosocial motivation, self-regulation and deterrence</text:p>
          </table:table-cell>
          <table:table-cell office:value-type="string" calcext:value-type="string">
            <text:p>Computers &amp; Security</text:p>
          </table:table-cell>
          <table:table-cell/>
          <table:table-cell office:value-type="string" calcext:value-type="string">
            <text:p>0167-4048</text:p>
          </table:table-cell>
          <table:table-cell office:value-type="string" calcext:value-type="string">
            <text:p>https://doi.org/10.1016/j.cose.2021.102568</text:p>
          </table:table-cell>
          <table:table-cell office:value-type="string" calcext:value-type="string">
            <text:p>https://www.sciencedirect.com/science/article/pii/S0167404821003928</text:p>
          </table:table-cell>
          <table:table-cell office:value-type="string" calcext:value-type="string">
            <text:p>Understanding employees’ motivations and behaviors toward compliance with information security policies (ISPs) remains a theoretical and practical challenge. Although previous information security researchers have investigated different motivational factors related to ISP compliance, most have not recognized different forms of ISP compliance behaviors characterized by their levels of willingness and persistence, nor have they noted the importance of adopting an other-oriented lens to examine such behaviors. In this paper, we propose and test an integrated model that investigates how various motivational factors affect different ISP compliance behaviors. Specifically, the model anchors on the prosocial motivational perspective in addition to the instrumental and self-regulatory motivational perspectives and investigates two types of compliance behaviors (voluntary ISP compliance and instrumental ISP compliance). We tested our model using survey data collected from 407 employee respondents. Our results show that the three sets of motivational factors have different effects on the two types of ISP compliance behaviors. Prosocial motivation and self-regulatory motivation positively affect voluntary ISP compliance behavior. Deterrence as an instrumental control leads to instrumental ISP compliance behavior but undermines voluntary ISP compliance behavior. Our study highlights that, to foster employees’ voluntary ISP compliance, organizations need to take a more holistic approach by integrating the prosocial approach with the instrumental and self-regulatory approaches in managing voluntary compliance behaviors, while being mindful of the negative effects of instrumental controls (e.g., deterrence) on such behaviors.</text:p>
          </table:table-cell>
          <table:table-cell office:value-type="float" office:value="2022" calcext:value-type="float">
            <text:p>2022</text:p>
          </table:table-cell>
          <table:table-cell table:number-columns-repeated="2" table:style-name="ce3" office:value-type="string" calcext:value-type="string">
            <text:p>2025-02-19 14:56:26</text:p>
          </table:table-cell>
          <table:table-cell/>
          <table:table-cell office:value-type="float" office:value="102568" calcext:value-type="float">
            <text:p>102568</text:p>
          </table:table-cell>
          <table:table-cell table:number-columns-repeated="2"/>
          <table:table-cell office:value-type="float" office:value="113" calcext:value-type="float">
            <text:p>113</text:p>
          </table:table-cell>
          <table:table-cell table:number-columns-repeated="20"/>
          <table:table-cell office:value-type="string" calcext:value-type="string">
            <text:p>Information security; Deterrence; Information security policy; Instrumental compliance; Legitimacy; Other-oriented perspective taking; Prosocial motivation; Self-regulatory motivation; Value congruence; Voluntary compliance</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10">
          <table:table-cell office:value-type="string" calcext:value-type="string">
            <text:p>M25B8IEU</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Oduro, Serena; Moss, Emanuel; Metcalf, Jacob</text:p>
          </table:table-cell>
          <table:table-cell office:value-type="string" calcext:value-type="string">
            <text:p>Obligations to assess: Recent trends in AI accountability regulations</text:p>
          </table:table-cell>
          <table:table-cell office:value-type="string" calcext:value-type="string">
            <text:p>Patterns</text:p>
          </table:table-cell>
          <table:table-cell/>
          <table:table-cell office:value-type="string" calcext:value-type="string">
            <text:p>2666-3899</text:p>
          </table:table-cell>
          <table:table-cell office:value-type="string" calcext:value-type="string">
            <text:p>https://doi.org/10.1016/j.patter.2022.100608</text:p>
          </table:table-cell>
          <table:table-cell office:value-type="string" calcext:value-type="string">
            <text:p>https://www.sciencedirect.com/science/article/pii/S2666389922002331</text:p>
          </table:table-cell>
          <table:table-cell office:value-type="string" calcext:value-type="string">
            <text:p>Summary Policymakers are increasingly turning toward assessments of social, economic, and ethical impacts as a governance model for automated decision systems in sensitive or regulated domains. In both the United States and the European Union, recently proposed legislation would require developers to assess the impacts of their systems for individuals, communities, and society, a notable step beyond the technical assessments that are familiar to the industry. This paper analyzes four examples of such legislation in order to illustrate how AI regulations are moving toward using accountability documentation to address common AI accountability concerns: identifying and documenting harms, public transparency, and anti-discrimination rules. We then offer some insights into how designers of automated decisions systems might prepare for and respond to such rules.</text:p>
          </table:table-cell>
          <table:table-cell office:value-type="float" office:value="2022" calcext:value-type="float">
            <text:p>2022</text:p>
          </table:table-cell>
          <table:table-cell table:number-columns-repeated="2" table:style-name="ce3" office:value-type="string" calcext:value-type="string">
            <text:p>2025-02-19 14:56:26</text:p>
          </table:table-cell>
          <table:table-cell/>
          <table:table-cell office:value-type="float" office:value="100608" calcext:value-type="float">
            <text:p>100608</text:p>
          </table:table-cell>
          <table:table-cell/>
          <table:table-cell office:value-type="float" office:value="11" calcext:value-type="float">
            <text:p>11</text:p>
          </table:table-cell>
          <table:table-cell office:value-type="float" office:value="3" calcext:value-type="float">
            <text:p>3</text:p>
          </table:table-cell>
          <table:table-cell table:number-columns-repeated="20"/>
          <table:table-cell office:value-type="string" calcext:value-type="string">
            <text:p>regulation; artificial intelligence; accountability; audit</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15">
          <table:table-cell office:value-type="string" calcext:value-type="string">
            <text:p>FVKKC5AV</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Zoller, Benjamin; Gregor, Thomas; Tkačik, Gašper</text:p>
          </table:table-cell>
          <table:table-cell office:value-type="string" calcext:value-type="string">
            <text:p>Eukaryotic gene regulation at equilibrium, or non?</text:p>
          </table:table-cell>
          <table:table-cell office:value-type="string" calcext:value-type="string">
            <text:p>Current Opinion in Systems Biology</text:p>
          </table:table-cell>
          <table:table-cell/>
          <table:table-cell office:value-type="string" calcext:value-type="string">
            <text:p>2452-3100</text:p>
          </table:table-cell>
          <table:table-cell office:value-type="string" calcext:value-type="string">
            <text:p>https://doi.org/10.1016/j.coisb.2022.100435</text:p>
          </table:table-cell>
          <table:table-cell office:value-type="string" calcext:value-type="string">
            <text:p>https://www.sciencedirect.com/science/article/pii/S245231002200021X</text:p>
          </table:table-cell>
          <table:table-cell office:value-type="string" calcext:value-type="string">
            <text:p>Models of transcriptional regulation that assume equilibrium binding of transcription factors have been less successful at predicting gene expression from sequence in eukaryotes than in bacteria. This could be due to the non-equilibrium nature of eukaryotic regulation. Unfortunately, the space of possible non-equilibrium mechanisms is vast and predominantly uninteresting. The key question is therefore how this space can be navigated efficiently, to focus on mechanisms and models that are biologically relevant. In this review, we advocate for the normative role of theory—theory that prescribes rather than just describes—in providing such a focus. Theory should expand its remit beyond inferring mechanistic models from data, towards identifying non-equilibrium gene regulatory schemes that may have been evolutionarily selected, despite their energy consumption, because they are precise, reliable, fast, or otherwise outperform regulation at equilibrium. We illustrate our reasoning by toy examples for which we provide simulation code.</text:p>
          </table:table-cell>
          <table:table-cell office:value-type="float" office:value="2022" calcext:value-type="float">
            <text:p>2022</text:p>
          </table:table-cell>
          <table:table-cell table:number-columns-repeated="2" table:style-name="ce3" office:value-type="string" calcext:value-type="string">
            <text:p>2025-02-19 14:56:26</text:p>
          </table:table-cell>
          <table:table-cell/>
          <table:table-cell office:value-type="float" office:value="100435" calcext:value-type="float">
            <text:p>100435</text:p>
          </table:table-cell>
          <table:table-cell table:number-columns-repeated="2"/>
          <table:table-cell office:value-type="float" office:value="31" calcext:value-type="float">
            <text:p>31</text:p>
          </table:table-cell>
          <table:table-cell table:number-columns-repeated="20"/>
          <table:table-cell office:value-type="string" calcext:value-type="string">
            <text:p>Optimization; Gene regulation; Modeling; Non-equilibrium regulation</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15">
          <table:table-cell office:value-type="string" calcext:value-type="string">
            <text:p>QZW8KIK4</text:p>
          </table:table-cell>
          <table:table-cell office:value-type="string" calcext:value-type="string">
            <text:p>journalArticle</text:p>
          </table:table-cell>
          <table:table-cell office:value-type="float" office:value="1998" calcext:value-type="float">
            <text:p>1998</text:p>
          </table:table-cell>
          <table:table-cell office:value-type="string" calcext:value-type="string">
            <text:p>Ghosh-Roy, R.; Habiballah, I. O.; Stonham, T. J.; Irving, M. R.</text:p>
          </table:table-cell>
          <table:table-cell office:value-type="string" calcext:value-type="string">
            <text:p>On-line legal aid: Markov chain model for efficient retrieval of legal documents</text:p>
          </table:table-cell>
          <table:table-cell office:value-type="string" calcext:value-type="string">
            <text:p>Image and Vision Computing</text:p>
          </table:table-cell>
          <table:table-cell/>
          <table:table-cell office:value-type="string" calcext:value-type="string">
            <text:p>0262-8856</text:p>
          </table:table-cell>
          <table:table-cell office:value-type="string" calcext:value-type="string">
            <text:p>https://doi.org/10.1016/S0262-8856(98)00061-4</text:p>
          </table:table-cell>
          <table:table-cell office:value-type="string" calcext:value-type="string">
            <text:p>https://www.sciencedirect.com/science/article/pii/S0262885698000614</text:p>
          </table:table-cell>
          <table:table-cell office:value-type="string" calcext:value-type="string">
            <text:p>It is widely accepted that, with large databases, the key to good performance is effective data-clustering. In any large document database clustering is essential for efficient search, browse and therefore retrieval. Cluster analysis allows the identification of groups, or clusters, of similar objects in multi-dimensional space [1]. Conventional document retrieval systems involve the matching of a query against individual documents, whereas a clustered search compares a query with clusters of documents, thereby achieving efficient retrieval. In most document databases, periodic updating of clusters is required due to the dynamic nature of a database. Experimental evidence, however, shows that clustered searches are substantially less effective than conventional searches of corresponding non-clustered documents. In this paper, we investigate the present clustering criteria and its drawbacks. We propose a new approach to clustering and justify the reasons why this new approach should be tested and (if proved beneficial) adopted.</text:p>
          </table:table-cell>
          <table:table-cell office:value-type="float" office:value="1998" calcext:value-type="float">
            <text:p>1998</text:p>
          </table:table-cell>
          <table:table-cell table:number-columns-repeated="2" table:style-name="ce3" office:value-type="string" calcext:value-type="string">
            <text:p>2025-02-19 14:56:26</text:p>
          </table:table-cell>
          <table:table-cell/>
          <table:table-cell office:value-type="string" calcext:value-type="string">
            <text:p>941-946</text:p>
          </table:table-cell>
          <table:table-cell/>
          <table:table-cell office:value-type="float" office:value="12" calcext:value-type="float">
            <text:p>12</text:p>
          </table:table-cell>
          <table:table-cell office:value-type="float" office:value="16" calcext:value-type="float">
            <text:p>16</text:p>
          </table:table-cell>
          <table:table-cell table:number-columns-repeated="20"/>
          <table:table-cell office:value-type="string" calcext:value-type="string">
            <text:p>Clustering; Document management; Document retrieval; Markov chain; Optical disks</text:p>
          </table:table-cell>
          <table:table-cell table:number-columns-repeated="47"/>
          <table:table-cell office:value-type="string" calcext:value-type="string">
            <text:p>No</text:p>
          </table:table-cell>
          <table:table-cell office:value-type="string" calcext:value-type="string">
            <text:p>Retrieval is interesting, but this paper only proposes a theoretical new approach</text:p>
          </table:table-cell>
        </table:table-row>
        <table:table-row table:style-name="ro9">
          <table:table-cell office:value-type="string" calcext:value-type="string">
            <text:p>EIQD5FQC</text:p>
          </table:table-cell>
          <table:table-cell office:value-type="string" calcext:value-type="string">
            <text:p>journalArticle</text:p>
          </table:table-cell>
          <table:table-cell office:value-type="float" office:value="2008" calcext:value-type="float">
            <text:p>2008</text:p>
          </table:table-cell>
          <table:table-cell office:value-type="string" calcext:value-type="string">
            <text:p>Gerber, Mariana; Solms, Rossouw von</text:p>
          </table:table-cell>
          <table:table-cell office:value-type="string" calcext:value-type="string">
            <text:p>Information security requirements – Interpreting the legal aspects</text:p>
          </table:table-cell>
          <table:table-cell office:value-type="string" calcext:value-type="string">
            <text:p>Computers &amp; Security</text:p>
          </table:table-cell>
          <table:table-cell/>
          <table:table-cell office:value-type="string" calcext:value-type="string">
            <text:p>0167-4048</text:p>
          </table:table-cell>
          <table:table-cell office:value-type="string" calcext:value-type="string">
            <text:p>https://doi.org/10.1016/j.cose.2008.07.009</text:p>
          </table:table-cell>
          <table:table-cell office:value-type="string" calcext:value-type="string">
            <text:p>https://www.sciencedirect.com/science/article/pii/S0167404808000461</text:p>
          </table:table-cell>
          <table:table-cell office:value-type="string" calcext:value-type="string">
            <text:p>With information security being the focal point of business in the media and in legislatures around the world, organisations face complex requirements to comply with security and privacy standards and regulations. The escalating magnitude of national and international laws and regulations, such as Sarbanes–Oxley, Gramm–Leach–Bliley and Basel II, caused organisations to become increasingly aware of the importance of legal compliance and the obligations that arise from it. The challenge of meeting these obligations has become a complex web of requirements that grows exponentially as organisations cross international boundaries. This paper attempts to provide an interpretation of the legal aspects, as a starting point for clarifying compliance issues, as referred to by ISO/IEC 27002 (ISO/IEC 27002, 2005; previously known as ISO/IEC 17799, 2005). ISO/IEC 27002 further mentions three sources from which information security requirements can be derived, of which one will be focused on within this paper, namely the legal requirements. The interpretation of the legal aspects thus forms the foundation for motivating a proposed model for determining legal requirements, which in turn, indicates relevant information security controls from the list provided in ISO/IEC 27002, to satisfy the identified legal requirements.</text:p>
          </table:table-cell>
          <table:table-cell office:value-type="float" office:value="2008" calcext:value-type="float">
            <text:p>2008</text:p>
          </table:table-cell>
          <table:table-cell table:number-columns-repeated="2" table:style-name="ce3" office:value-type="string" calcext:value-type="string">
            <text:p>2025-02-19 14:56:26</text:p>
          </table:table-cell>
          <table:table-cell/>
          <table:table-cell office:value-type="string" calcext:value-type="string">
            <text:p>124-135</text:p>
          </table:table-cell>
          <table:table-cell/>
          <table:table-cell office:value-type="float" office:value="5" calcext:value-type="float">
            <text:p>5</text:p>
          </table:table-cell>
          <table:table-cell office:value-type="float" office:value="27" calcext:value-type="float">
            <text:p>27</text:p>
          </table:table-cell>
          <table:table-cell table:number-columns-repeated="20"/>
          <table:table-cell office:value-type="string" calcext:value-type="string">
            <text:p>Compliance; Information security; Legal requirements; Information security management; Information security requirements; ISO/IEC 17799; ISO/IEC 27002</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4">
          <table:table-cell office:value-type="string" calcext:value-type="string">
            <text:p>RRE4KQG7</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Mesarčík, Matúš; Podroužek, Juraj; Gavorník, Adrián</text:p>
          </table:table-cell>
          <table:table-cell office:value-type="string" calcext:value-type="string">
            <text:p>On defense of “ethification” of law: How ethics may improve compliance with the EU digital laws</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23.105852</text:p>
          </table:table-cell>
          <table:table-cell office:value-type="string" calcext:value-type="string">
            <text:p>https://www.sciencedirect.com/science/article/pii/S0267364923000626</text:p>
          </table:table-cell>
          <table:table-cell office:value-type="string" calcext:value-type="string">
            <text:p>In recent years, academics and professionals witness the rise of the “ethification” of law, specifically in the area of ICT law. Ethification shall be understood as a proliferation of moral principles and moral values in the legal discourse within the areas of research, innovation governance, or directly enforceable rules in the industry. Although the ethical considerations may seem distant from mere regulatory compliance, the opposite is true. The article focuses on the positive side of the “ethification” of digital laws through the lens of legal requirements for impact assessments pursuant to General Data Protection Regulation and conformity assessments in the proposal for the Artificial Intelligence Act. Authors argue that ethical considerations are often absent in the context of using new technologies including artificial intelligence, yet they may provide additional value for organizations and society as a whole. Additionally, carrying out ethics-based assessments is already in line with existing regulatory requirements in the fields of data protection law and proposed EU AI regulation. These arguments are reflected in the context of facial recognition technology, where both data protection impact assessment under the EU General Data Protection Regulation and conformity assessment under the proposal of the EU Artificial Intelligence Act will be mandatory. Facial recognition technology is analyzed through the ethics-based assessment involving stakeholder analysis, data flows map, and identification of risks and respective countermeasures to show additional insights that ethics provides beyond regulatory requirements.</text:p>
          </table:table-cell>
          <table:table-cell office:value-type="float" office:value="2023" calcext:value-type="float">
            <text:p>2023</text:p>
          </table:table-cell>
          <table:table-cell table:number-columns-repeated="2" table:style-name="ce3" office:value-type="string" calcext:value-type="string">
            <text:p>2025-02-19 14:56:26</text:p>
          </table:table-cell>
          <table:table-cell/>
          <table:table-cell office:value-type="float" office:value="105852" calcext:value-type="float">
            <text:p>105852</text:p>
          </table:table-cell>
          <table:table-cell table:number-columns-repeated="2"/>
          <table:table-cell office:value-type="float" office:value="50" calcext:value-type="float">
            <text:p>50</text:p>
          </table:table-cell>
          <table:table-cell table:number-columns-repeated="20"/>
          <table:table-cell office:value-type="string" calcext:value-type="string">
            <text:p>Data protection; Ethics; Artificial intelligence; Law; Impact assessment</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6">
          <table:table-cell office:value-type="string" calcext:value-type="string">
            <text:p>XCDKQJCF</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Collenette, Joe; Atkinson, Katie; Bench-Capon, Trevor</text:p>
          </table:table-cell>
          <table:table-cell office:value-type="string" calcext:value-type="string">
            <text:p>Explainable AI tools for legal reasoning about cases: A study on the European Court of Human Rights</text:p>
          </table:table-cell>
          <table:table-cell office:value-type="string" calcext:value-type="string">
            <text:p>Artificial Intelligence</text:p>
          </table:table-cell>
          <table:table-cell/>
          <table:table-cell office:value-type="string" calcext:value-type="string">
            <text:p>0004-3702</text:p>
          </table:table-cell>
          <table:table-cell office:value-type="string" calcext:value-type="string">
            <text:p>https://doi.org/10.1016/j.artint.2023.103861</text:p>
          </table:table-cell>
          <table:table-cell office:value-type="string" calcext:value-type="string">
            <text:p>https://www.sciencedirect.com/science/article/pii/S0004370223000073</text:p>
          </table:table-cell>
          <table:table-cell office:value-type="string" calcext:value-type="string">
            <text:p>In this paper we report on a significant research project undertaken to design, implement and evaluate explainable decision-support tools for deciding legal cases. We provide a model of a legal domain, Article 6 of the European Convention on Human Rights, constructed using a methodology from the field of computational models of argument. We describe how the formal model has been developed, extended and transformed into practical tools, which were then used in evaluation exercises to determine the effectiveness and usability of the tools. The underpinning AI techniques used yield a level of explanation that is firmly grounded in legal reasoning and is also digestible by the target end users, as demonstrated through our evaluation activities. The results of our experimental evaluation show that on the first pass, our tool achieved an accuracy rate of 97% in matching the actual decisions of the cases and the user studies conducted gave highly encouraging results with respect to usability. As such, our project demonstrates how trustworthy AI tools can be built for a real world legal domain where critical needs of the end users are accounted for.</text:p>
          </table:table-cell>
          <table:table-cell office:value-type="float" office:value="2023" calcext:value-type="float">
            <text:p>2023</text:p>
          </table:table-cell>
          <table:table-cell table:number-columns-repeated="2" table:style-name="ce3" office:value-type="string" calcext:value-type="string">
            <text:p>2025-02-19 14:56:26</text:p>
          </table:table-cell>
          <table:table-cell/>
          <table:table-cell office:value-type="float" office:value="103861" calcext:value-type="float">
            <text:p>103861</text:p>
          </table:table-cell>
          <table:table-cell table:number-columns-repeated="2"/>
          <table:table-cell office:value-type="float" office:value="317" calcext:value-type="float">
            <text:p>317</text:p>
          </table:table-cell>
          <table:table-cell table:number-columns-repeated="20"/>
          <table:table-cell office:value-type="string" calcext:value-type="string">
            <text:p>Legal reasoning; Explainable AI; Computational models of argument; European Convention on Human Rights</text:p>
          </table:table-cell>
          <table:table-cell table:number-columns-repeated="47"/>
          <table:table-cell office:value-type="string" calcext:value-type="string">
            <text:p>Yes</text:p>
          </table:table-cell>
          <table:table-cell/>
        </table:table-row>
        <table:table-row table:style-name="ro16">
          <table:table-cell office:value-type="string" calcext:value-type="string">
            <text:p>X25NRYJC</text:p>
          </table:table-cell>
          <table:table-cell office:value-type="string" calcext:value-type="string">
            <text:p>journalArticle</text:p>
          </table:table-cell>
          <table:table-cell office:value-type="float" office:value="2025" calcext:value-type="float">
            <text:p>2025</text:p>
          </table:table-cell>
          <table:table-cell office:value-type="string" calcext:value-type="string">
            <text:p>Luo, Qi; Chou, Chih-Hong; Liang, Wenyuan; Tang, Hongbin; Du, Ronghua; Wei, Kexiang; Zhang, Wenming</text:p>
          </table:table-cell>
          <table:table-cell office:value-type="string" calcext:value-type="string">
            <text:p>Reflex regulation of model-based biomimetic control for a tendon-driven prosthetic hand</text:p>
          </table:table-cell>
          <table:table-cell office:value-type="string" calcext:value-type="string">
            <text:p>Biomedical Signal Processing and Control</text:p>
          </table:table-cell>
          <table:table-cell/>
          <table:table-cell office:value-type="string" calcext:value-type="string">
            <text:p>1746-8094</text:p>
          </table:table-cell>
          <table:table-cell office:value-type="string" calcext:value-type="string">
            <text:p>https://doi.org/10.1016/j.bspc.2024.107223</text:p>
          </table:table-cell>
          <table:table-cell office:value-type="string" calcext:value-type="string">
            <text:p>https://www.sciencedirect.com/science/article/pii/S1746809424012813</text:p>
          </table:table-cell>
          <table:table-cell office:value-type="string" calcext:value-type="string">
            <text:p>Remarkable compliance of human hands due to muscular biomechanics and neural reflexes, attributes lacking in conventional prosthetic hands. Our prior study replicated neuromuscular reflex in prosthetic control using neuromorphic modeling. Nonetheless, the specific impact of the spinal reflex feedback in biomimetic control on amputees’ manipulation capabilities remains unclear. This study aims to investigate the plausible role of reflex regulation in biomimetic control for tendon-driven prosthetic hands. Eleven subjects with forearm amputations participated in force control tasks and functional tasks. The force control tasks were performed using either the prosthetic forefinger or the entire hand. The functional tasks of varying difficulties included the standard rigid object test (SROT), refined rigid object test (RROT), and fragile object test (FOT). Additionally, the stiffness properties of biomimetic control were tested prior to the human-in-loop evaluations. Closed-loop control (CLC) with integrated proprioceptive feedback and open-loop control (OLC) were employed for assessments. Results showed that the reflex regulation contributed significantly to the increase by 20.4% in success rate, 17.9% in effective throughput, and 65.7% decrease in break rate during in the pressing force control task. CLC consistently outperformed OLC across all indices. Indeed, the gripping force control task revealed comparable trends as well. In functional tasks, the reflex regulation yielded 10.5%, 17.9%, and 146.4% improvements in performance for SROT, RROT and FOT, respectively. The findings highlight the essential role of reflex regulation in biomimetic prosthesis control, providing evidence for enhancing amputees’ fine manipulation abilities by replicating the human sensorimotor functions.</text:p>
          </table:table-cell>
          <table:table-cell office:value-type="float" office:value="2025" calcext:value-type="float">
            <text:p>2025</text:p>
          </table:table-cell>
          <table:table-cell table:number-columns-repeated="2" table:style-name="ce3" office:value-type="string" calcext:value-type="string">
            <text:p>2025-02-19 14:56:26</text:p>
          </table:table-cell>
          <table:table-cell/>
          <table:table-cell office:value-type="float" office:value="107223" calcext:value-type="float">
            <text:p>107223</text:p>
          </table:table-cell>
          <table:table-cell table:number-columns-repeated="2"/>
          <table:table-cell office:value-type="float" office:value="101" calcext:value-type="float">
            <text:p>101</text:p>
          </table:table-cell>
          <table:table-cell table:number-columns-repeated="20"/>
          <table:table-cell office:value-type="string" calcext:value-type="string">
            <text:p>Biomimetic control; Neuromorphic modeling; Neuromuscular reflex; Prosthetic hand; Reflex regulation</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10">
          <table:table-cell office:value-type="string" calcext:value-type="string">
            <text:p>RBSG98Q6</text:p>
          </table:table-cell>
          <table:table-cell office:value-type="string" calcext:value-type="string">
            <text:p>journalArticle</text:p>
          </table:table-cell>
          <table:table-cell office:value-type="float" office:value="2003" calcext:value-type="float">
            <text:p>2003</text:p>
          </table:table-cell>
          <table:table-cell office:value-type="string" calcext:value-type="string">
            <text:p>Bench-Capon, Trevor; Sartor, Giovanni</text:p>
          </table:table-cell>
          <table:table-cell office:value-type="string" calcext:value-type="string">
            <text:p>A model of legal reasoning with cases incorporating theories and values</text:p>
          </table:table-cell>
          <table:table-cell office:value-type="string" calcext:value-type="string">
            <text:p>Artificial Intelligence</text:p>
          </table:table-cell>
          <table:table-cell/>
          <table:table-cell office:value-type="string" calcext:value-type="string">
            <text:p>0004-3702</text:p>
          </table:table-cell>
          <table:table-cell office:value-type="string" calcext:value-type="string">
            <text:p>https://doi.org/10.1016/S0004-3702(03)00108-5</text:p>
          </table:table-cell>
          <table:table-cell office:value-type="string" calcext:value-type="string">
            <text:p>https://www.sciencedirect.com/science/article/pii/S0004370203001085</text:p>
          </table:table-cell>
          <table:table-cell office:value-type="string" calcext:value-type="string">
            <text:p>Reasoning with cases has been a primary focus of those working in AI and law who have attempted to model legal reasoning. In this paper we put forward a formal model of reasoning with cases which captures many of the insights from that previous work. We begin by stating our view of reasoning with cases as a process of constructing, evaluating and applying a theory. Central to our model is a view of the relationship between cases, rules based on cases, and the social values which justify those rules. Having given our view of these relationships, we present our formal model of them, and explain how theories can be constructed, compared and evaluated. We then show how previous work can be described in terms of our model, and discuss extensions to the basic model to accommodate particular features of previous work. We conclude by identifying some directions for future work.</text:p>
          </table:table-cell>
          <table:table-cell office:value-type="float" office:value="2003" calcext:value-type="float">
            <text:p>2003</text:p>
          </table:table-cell>
          <table:table-cell table:number-columns-repeated="2" table:style-name="ce3" office:value-type="string" calcext:value-type="string">
            <text:p>2025-02-19 14:56:26</text:p>
          </table:table-cell>
          <table:table-cell/>
          <table:table-cell office:value-type="string" calcext:value-type="string">
            <text:p>97-143</text:p>
          </table:table-cell>
          <table:table-cell/>
          <table:table-cell office:value-type="float" office:value="1" calcext:value-type="float">
            <text:p>1</text:p>
          </table:table-cell>
          <table:table-cell office:value-type="float" office:value="150" calcext:value-type="float">
            <text:p>150</text:p>
          </table:table-cell>
          <table:table-cell table:number-columns-repeated="20"/>
          <table:table-cell office:value-type="string" calcext:value-type="string">
            <text:p>Case-based reasoning; Legal reasoning; Theory construction</text:p>
          </table:table-cell>
          <table:table-cell table:number-columns-repeated="47"/>
          <table:table-cell office:value-type="string" calcext:value-type="string">
            <text:p>No</text:p>
          </table:table-cell>
          <table:table-cell office:value-type="string" calcext:value-type="string">
            <text:p>Common Law</text:p>
          </table:table-cell>
        </table:table-row>
        <table:table-row table:style-name="ro12">
          <table:table-cell office:value-type="string" calcext:value-type="string">
            <text:p>W3ZIW3JX</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Aydın, Zühre; Yardımcı, Okan</text:p>
          </table:table-cell>
          <table:table-cell office:value-type="string" calcext:value-type="string">
            <text:p>Regulatory sandboxes and pilot projects: Trials, regulations, and insights in energy transition</text:p>
          </table:table-cell>
          <table:table-cell office:value-type="string" calcext:value-type="string">
            <text:p>Engineering Science and Technology, an International Journal</text:p>
          </table:table-cell>
          <table:table-cell/>
          <table:table-cell office:value-type="string" calcext:value-type="string">
            <text:p>2215-0986</text:p>
          </table:table-cell>
          <table:table-cell office:value-type="string" calcext:value-type="string">
            <text:p>https://doi.org/10.1016/j.jestch.2024.101792</text:p>
          </table:table-cell>
          <table:table-cell office:value-type="string" calcext:value-type="string">
            <text:p>https://www.sciencedirect.com/science/article/pii/S2215098624001782</text:p>
          </table:table-cell>
          <table:table-cell office:value-type="string" calcext:value-type="string">
            <text:p>The global energy landscape is evolving, with an increasing focus on sustainability and the transition towards cleaner energy sources. As countries strive to meet their climate goals and reduce carbon emissions, the energy transition has become a critical imperative. In this endeavor, the role of regulatory sandboxes has emerged as a promising approach to foster innovation, accelerate technological advancements and overcome regulatory barriers in the energy sector. Many regulatory authorities introduce legislations incorporating the concept of ‘sandbox’ to create a regulatory framework and an experimental environment that encourages participation and integrates infrastructure with new technologies and business processes for facilitating and accelerating the energy transition. With the help of sandbox applications, the designated test or pilot implementations provide protected spaces for projects to allow regulatory trials and the development of required regulations. This study aims to examine and compare regulatory sandbox and pilot project experiences in selected countries to explore technological requirements, and recommendations for effective regulation. A four-dimensional/key perspectives framework was designed to analyze and compare selected countries. The reviewed projects were qualitatively summarized and categorized in a thematic synthesis based on a combined systematic review approach. Key findings underscore the significance of regulatory frameworks and provide clear guidance to stakeholders in innovative energy initiatives. Furthermore, collaboration, precise project delineations, and the preservation of technology neutrality emerge as crucial factors. Addressing challenges like grid integration, resource limitations, and regulatory adherence prove pivotal for the prosperous evolution of the energy domain. For this reason, the study includes a policy needs framework through experiences and insights in particular.</text:p>
          </table:table-cell>
          <table:table-cell office:value-type="float" office:value="2024" calcext:value-type="float">
            <text:p>2024</text:p>
          </table:table-cell>
          <table:table-cell table:number-columns-repeated="2" table:style-name="ce3" office:value-type="string" calcext:value-type="string">
            <text:p>2025-02-19 14:56:26</text:p>
          </table:table-cell>
          <table:table-cell/>
          <table:table-cell office:value-type="float" office:value="101792" calcext:value-type="float">
            <text:p>101792</text:p>
          </table:table-cell>
          <table:table-cell table:number-columns-repeated="2"/>
          <table:table-cell office:value-type="float" office:value="56" calcext:value-type="float">
            <text:p>56</text:p>
          </table:table-cell>
          <table:table-cell table:number-columns-repeated="20"/>
          <table:table-cell office:value-type="string" calcext:value-type="string">
            <text:p>Regulation; Derogation; Energy Transition; Regulatory Sandbox</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9">
          <table:table-cell office:value-type="string" calcext:value-type="string">
            <text:p>4LDXTDUQ</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Tošić, Aleksandar; Vičič, Jernej</text:p>
          </table:table-cell>
          <table:table-cell office:value-type="string" calcext:value-type="string">
            <text:p>Use of Benford's law on academic publishing networks</text:p>
          </table:table-cell>
          <table:table-cell office:value-type="string" calcext:value-type="string">
            <text:p>Journal of Informetrics</text:p>
          </table:table-cell>
          <table:table-cell/>
          <table:table-cell office:value-type="string" calcext:value-type="string">
            <text:p>1751-1577</text:p>
          </table:table-cell>
          <table:table-cell office:value-type="string" calcext:value-type="string">
            <text:p>https://doi.org/10.1016/j.joi.2021.101163</text:p>
          </table:table-cell>
          <table:table-cell office:value-type="string" calcext:value-type="string">
            <text:p>https://www.sciencedirect.com/science/article/pii/S1751157721000341</text:p>
          </table:table-cell>
          <table:table-cell office:value-type="string" calcext:value-type="string">
            <text:p>Benford's law, also known as the first-digit law, has been widely used to test for anomalies in various data ranging from accounting fraud detection, stock prices, and house prices to electricity bills, population numbers, and death rates. Scientific collaboration graphs have been studied extensively as data availability increased. Most research was oriented towards analysing patterns and typologies of citation graphs and co-authorship graphs. Most countries group publications into categories in an attempt to objectively measure research output. However, the scientific community is complex and heterogeneous. Additionally, scientific fields may have different publishing cultures, which make creating a unified metric for evaluating research output problematic. In complex systems like these, it is important to regularly observe potential anomalies and examine them more carefully in an attempt to either improve the evaluation model or find potential loopholes and misuses. In this paper, we examine the potential application of Benford's law on the official research database of Slovenia. We provide evidence that metrics such as number of papers per researcher conform to Benford's distribution, while the number of authors per paper does not. Additionally, we observe some anomalies and provide potential reasoning behind them.</text:p>
          </table:table-cell>
          <table:table-cell office:value-type="float" office:value="2021" calcext:value-type="float">
            <text:p>2021</text:p>
          </table:table-cell>
          <table:table-cell table:number-columns-repeated="2" table:style-name="ce3" office:value-type="string" calcext:value-type="string">
            <text:p>2025-02-19 14:56:26</text:p>
          </table:table-cell>
          <table:table-cell/>
          <table:table-cell office:value-type="float" office:value="101163" calcext:value-type="float">
            <text:p>101163</text:p>
          </table:table-cell>
          <table:table-cell/>
          <table:table-cell office:value-type="float" office:value="3" calcext:value-type="float">
            <text:p>3</text:p>
          </table:table-cell>
          <table:table-cell office:value-type="float" office:value="15" calcext:value-type="float">
            <text:p>15</text:p>
          </table:table-cell>
          <table:table-cell table:number-columns-repeated="20"/>
          <table:table-cell office:value-type="string" calcext:value-type="string">
            <text:p>Citation network; Benford's law; Bibliography</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6">
          <table:table-cell office:value-type="string" calcext:value-type="string">
            <text:p>FRFX2T7I</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Espejo-Garcia, Borja; Lopez-Pellicer, Francisco J.; Lacasta, Javier; Moreno, Ramón Piedrafita; Zarazaga-Soria, F. Javier</text:p>
          </table:table-cell>
          <table:table-cell office:value-type="string" calcext:value-type="string">
            <text:p>End-to-end sequence labeling via deep learning for automatic extraction of agricultural regulations</text:p>
          </table:table-cell>
          <table:table-cell office:value-type="string" calcext:value-type="string">
            <text:p>Computers and Electronics in Agriculture</text:p>
          </table:table-cell>
          <table:table-cell/>
          <table:table-cell office:value-type="string" calcext:value-type="string">
            <text:p>0168-1699</text:p>
          </table:table-cell>
          <table:table-cell office:value-type="string" calcext:value-type="string">
            <text:p>https://doi.org/10.1016/j.compag.2019.03.027</text:p>
          </table:table-cell>
          <table:table-cell office:value-type="string" calcext:value-type="string">
            <text:p>https://www.sciencedirect.com/science/article/pii/S0168169918311402</text:p>
          </table:table-cell>
          <table:table-cell office:value-type="string" calcext:value-type="string">
            <text:p>In the European Union, production standards in the form of legal regulations play an important role in farming. Because of the increasing amount of regulations, it is desirable to transform human-oriented regulations into a set of computer-oriented rules to provide decision support through the Farm Management Information System. To obtain the logical structure of rules, automatically labeling their meaningful information is necessary. In this work, we evaluate the performance of 8 different state-of-the-art deep learning architectures to develop an end-to-end sequence labeler for phytosanitary regulations. This sequence labeler extracts different meaningful information items to determine which pesticides can be applied to a crop, the place of the treatment, when it can be applied, and the maximum number of applications. The architectures evaluated do not require feature engineering and, hence, they are applicable to the agricultural regulations of different countries. The best system is a neural network that uses character embeddings, Bidirectional Long short-term memory and Softmax. It achieves a performance of 88.3% F1 score.</text:p>
          </table:table-cell>
          <table:table-cell office:value-type="float" office:value="2019" calcext:value-type="float">
            <text:p>2019</text:p>
          </table:table-cell>
          <table:table-cell table:number-columns-repeated="2" table:style-name="ce3" office:value-type="string" calcext:value-type="string">
            <text:p>2025-02-19 14:56:26</text:p>
          </table:table-cell>
          <table:table-cell/>
          <table:table-cell office:value-type="string" calcext:value-type="string">
            <text:p>106-111</text:p>
          </table:table-cell>
          <table:table-cell table:number-columns-repeated="2"/>
          <table:table-cell office:value-type="float" office:value="162" calcext:value-type="float">
            <text:p>162</text:p>
          </table:table-cell>
          <table:table-cell table:number-columns-repeated="20"/>
          <table:table-cell office:value-type="string" calcext:value-type="string">
            <text:p>Deep learning; Natural language processing; Compliance control; Rule extraction; Sequence labeling</text:p>
          </table:table-cell>
          <table:table-cell table:number-columns-repeated="47"/>
          <table:table-cell office:value-type="string" calcext:value-type="string">
            <text:p>Yes</text:p>
          </table:table-cell>
          <table:table-cell/>
        </table:table-row>
        <table:table-row table:style-name="ro23">
          <table:table-cell office:value-type="string" calcext:value-type="string">
            <text:p>4BE84UVN</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Wagner, Ben; Kettemann, Matthias C.; Tiedeke, Anna Sophia; Rachinger, Felicitas; Sekwenz, Marie-Therese</text:p>
          </table:table-cell>
          <table:table-cell office:value-type="string" calcext:value-type="string">
            <text:p>Mapping interpretations of the law in online content moderation in Germany</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24.106054</text:p>
          </table:table-cell>
          <table:table-cell office:value-type="string" calcext:value-type="string">
            <text:p>https://www.sciencedirect.com/science/article/pii/S0267364924001201</text:p>
          </table:table-cell>
          <table:table-cell office:value-type="string" calcext:value-type="string">
            <text:p>Content moderation is a vital condition that online platforms must facilitate, according to the law, to create suitable online environments for their users. By the law, we mean national or European laws that require the removal of content by online platforms, such as EU Regulation 2021/784, which addresses the dissemination of terrorist content online. Content moderation required by these national or European laws, summarised here as ‘the law’, is different from the moderation of pieces of content that is not directly required by law but instead is conducted voluntarily by the platforms. New regulatory requests create an additional layer of complexity of legal grounds for the moderation of content and are relevant to platforms’ daily decisions. The decisions made are either grounded in reasons stemming from different sources of law, such as international or national provisions, or can be based on contractual grounds, such as the platform's Terms of Service and Community Standards. However, how to empirically measure these essential aspects of content moderation remains unclear. Therefore, we ask the following research question: How do online platforms interpret the law when they moderate online content? To understand this complex interplay and empirically test the quality of a platform's content moderation claims, this article develops a methodology that facilitates empirical evidence of the individual decisions taken per piece of content while highlighting the subjective element of content classification by human moderators. We then apply this methodology to a single empirical case, an anonymous medium-sized German platform that provided us access to their content moderation decisions. With more knowledge of how platforms interpret the law, we can better understand the complex nature of content moderation, its regulation and compliance practices, and to what degree legal moderation might differ from moderation due to contractual reasons in dimensions such as the need for context, information, and time. Our results show considerable divergence between the platform's interpretation of the law and ours. We believe that a significant number of platform legal interpretations are incorrect due to divergent interpretations of the law and that platforms are removing legal content that they falsely believe to be illegal (‘overblocking’) while simultaneously not moderating illegal content (‘underblocking’). In conclusion, we provide recommendations for content moderation system design that takes (legal) human content moderation into account and creates new methodological ways to test its quality and effect on speech in online platforms.</text:p>
          </table:table-cell>
          <table:table-cell office:value-type="float" office:value="2024" calcext:value-type="float">
            <text:p>2024</text:p>
          </table:table-cell>
          <table:table-cell table:number-columns-repeated="2" table:style-name="ce3" office:value-type="string" calcext:value-type="string">
            <text:p>2025-02-19 14:56:34</text:p>
          </table:table-cell>
          <table:table-cell/>
          <table:table-cell office:value-type="float" office:value="106054" calcext:value-type="float">
            <text:p>106054</text:p>
          </table:table-cell>
          <table:table-cell table:number-columns-repeated="2"/>
          <table:table-cell office:value-type="float" office:value="55" calcext:value-type="float">
            <text:p>55</text:p>
          </table:table-cell>
          <table:table-cell table:number-columns-repeated="20"/>
          <table:table-cell office:value-type="string" calcext:value-type="string">
            <text:p>Content moderation; Digital services act; Freedom of Expression; Germany; Illegal content; Social media</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21">
          <table:table-cell office:value-type="string" calcext:value-type="string">
            <text:p>3AA9PS7H</text:p>
          </table:table-cell>
          <table:table-cell office:value-type="string" calcext:value-type="string">
            <text:p>bookSection</text:p>
          </table:table-cell>
          <table:table-cell office:value-type="float" office:value="2011" calcext:value-type="float">
            <text:p>2011</text:p>
          </table:table-cell>
          <table:table-cell office:value-type="string" calcext:value-type="string">
            <text:p>Conrad, Eric</text:p>
          </table:table-cell>
          <table:table-cell office:value-type="string" calcext:value-type="string">
            <text:p>Chapter 10 - Domain 10: Legal, Regulations, Investigations, and Compliance</text:p>
          </table:table-cell>
          <table:table-cell office:value-type="string" calcext:value-type="string">
            <text:p>Eleventh Hour CISSP</text:p>
          </table:table-cell>
          <table:table-cell office:value-type="string" calcext:value-type="string">
            <text:p>978-1-59749-566-0</text:p>
          </table:table-cell>
          <table:table-cell table:number-columns-repeated="2"/>
          <table:table-cell office:value-type="string" calcext:value-type="string">
            <text:p>https://www.sciencedirect.com/science/article/pii/B9781597495660000102</text:p>
          </table:table-cell>
          <table:table-cell office:value-type="string" calcext:value-type="string">
            <text:p>Publisher Summary This chapter introduces some of the basic legal concepts that are important to all information security professionals. The actual implementation of laws surrounding intellectual property, privacy, reasonable searches, and breach notification, to name a few, differ among various regions of the world, but the importance of these concepts is still universal. These systems provide the framework that determines how a country develops laws pertaining to information systems in the first place. The three major systems of law are civil, common, and religious. Within common law there are various branches of laws, including criminal, civil, and administrative. Examples of legal concepts that affect information security include crimes committed or aided by computer systems, attacks on intellectual property, privacy concerns, and international issues. The purpose of intellectual property law is to control the use of intangible property that can often be trivial to reproduce or abuse once made public or known. Investigations are a critical way in which information security professionals come into contact with the law. They are commonly carried out by forensics and incident response personnel, both of whom need a basic understanding of legal matters to ensure that the legal merits of the investigation are not unintentionally tarnished. Evidence, and the appropriate method for handling it, is a critical legal issue that all information security professionals must understand. This chapter also presents the IAB's RFC on Ethics and the Internet, the Computer Ethics Institute's Ten Commandments of Computer Ethics, and the (ISC) Code of Ethics.</text:p>
          </table:table-cell>
          <table:table-cell office:value-type="float" office:value="2011" calcext:value-type="float">
            <text:p>2011</text:p>
          </table:table-cell>
          <table:table-cell table:number-columns-repeated="2" table:style-name="ce3" office:value-type="string" calcext:value-type="string">
            <text:p>2025-02-19 14:56:34</text:p>
          </table:table-cell>
          <table:table-cell/>
          <table:table-cell office:value-type="string" calcext:value-type="string">
            <text:p>161-174</text:p>
          </table:table-cell>
          <table:table-cell table:number-columns-repeated="10"/>
          <table:table-cell office:value-type="string" calcext:value-type="string">
            <text:p>Syngress</text:p>
          </table:table-cell>
          <table:table-cell office:value-type="string" calcext:value-type="string">
            <text:p>Boston</text:p>
          </table:table-cell>
          <table:table-cell table:number-columns-repeated="7"/>
          <table:table-cell office:value-type="string" calcext:value-type="string">
            <text:p>DOI: https://doi.org/10.1016/B978-1-59749-566-0.00010-2</text:p>
          </table:table-cell>
          <table:table-cell table:number-columns-repeated="5"/>
          <table:table-cell office:value-type="string" calcext:value-type="string">
            <text:p>Conrad, Eric</text:p>
          </table:table-cell>
          <table:table-cell table:number-columns-repeated="47"/>
        </table:table-row>
        <table:table-row table:style-name="ro1">
          <table:table-cell office:value-type="string" calcext:value-type="string">
            <text:p>JGNCBZK8</text:p>
          </table:table-cell>
          <table:table-cell office:value-type="string" calcext:value-type="string">
            <text:p>journalArticle</text:p>
          </table:table-cell>
          <table:table-cell office:value-type="float" office:value="1996" calcext:value-type="float">
            <text:p>1996</text:p>
          </table:table-cell>
          <table:table-cell/>
          <table:table-cell office:value-type="string" calcext:value-type="string">
            <text:p>Data protection in health and telematics projects compliance with legal and ethical requirements1</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0267-3649(96)84621-8</text:p>
          </table:table-cell>
          <table:table-cell office:value-type="string" calcext:value-type="string">
            <text:p>https://www.sciencedirect.com/science/article/pii/0267364996846218</text:p>
          </table:table-cell>
          <table:table-cell/>
          <table:table-cell office:value-type="float" office:value="1996" calcext:value-type="float">
            <text:p>1996</text:p>
          </table:table-cell>
          <table:table-cell table:number-columns-repeated="2" table:style-name="ce3" office:value-type="string" calcext:value-type="string">
            <text:p>2025-02-19 14:56:34</text:p>
          </table:table-cell>
          <table:table-cell/>
          <table:table-cell office:value-type="string" calcext:value-type="string">
            <text:p>160-168</text:p>
          </table:table-cell>
          <table:table-cell/>
          <table:table-cell office:value-type="float" office:value="3" calcext:value-type="float">
            <text:p>3</text:p>
          </table:table-cell>
          <table:table-cell office:value-type="float" office:value="12" calcext:value-type="float">
            <text:p>12</text:p>
          </table:table-cell>
          <table:table-cell table:number-columns-repeated="68"/>
          <table:table-cell office:value-type="string" calcext:value-type="string">
            <text:p>No</text:p>
          </table:table-cell>
          <table:table-cell office:value-type="string" calcext:value-type="string">
            <text:p>?</text:p>
          </table:table-cell>
        </table:table-row>
        <table:table-row table:style-name="ro8">
          <table:table-cell office:value-type="string" calcext:value-type="string">
            <text:p>MHYVK7MT</text:p>
          </table:table-cell>
          <table:table-cell office:value-type="string" calcext:value-type="string">
            <text:p>journalArticle</text:p>
          </table:table-cell>
          <table:table-cell office:value-type="float" office:value="2005" calcext:value-type="float">
            <text:p>2005</text:p>
          </table:table-cell>
          <table:table-cell office:value-type="string" calcext:value-type="string">
            <text:p>Burnett, Rachel</text:p>
          </table:table-cell>
          <table:table-cell office:value-type="string" calcext:value-type="string">
            <text:p>Legal risk management for the IT industry</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04.11.011</text:p>
          </table:table-cell>
          <table:table-cell office:value-type="string" calcext:value-type="string">
            <text:p>https://www.sciencedirect.com/science/article/pii/S0267364905000361</text:p>
          </table:table-cell>
          <table:table-cell office:value-type="string" calcext:value-type="string">
            <text:p>This article reviews the current status of IT Legal Risk Management as an approach to providing legal services strategically in the business context. The major ways of managing legal risk are through contracts, procedures and dispute management, together with information and document management, including regulatory compliance. Methodologies have not yet reached any level of sophistication and have not been generally adopted.</text:p>
          </table:table-cell>
          <table:table-cell office:value-type="float" office:value="2005" calcext:value-type="float">
            <text:p>2005</text:p>
          </table:table-cell>
          <table:table-cell table:number-columns-repeated="2" table:style-name="ce3" office:value-type="string" calcext:value-type="string">
            <text:p>2025-02-19 14:56:34</text:p>
          </table:table-cell>
          <table:table-cell/>
          <table:table-cell office:value-type="string" calcext:value-type="string">
            <text:p>61-67</text:p>
          </table:table-cell>
          <table:table-cell/>
          <table:table-cell office:value-type="float" office:value="1" calcext:value-type="float">
            <text:p>1</text:p>
          </table:table-cell>
          <table:table-cell office:value-type="float" office:value="21" calcext:value-type="float">
            <text:p>21</text:p>
          </table:table-cell>
          <table:table-cell table:number-columns-repeated="68"/>
          <table:table-cell office:value-type="string" calcext:value-type="string">
            <text:p>No</text:p>
          </table:table-cell>
          <table:table-cell office:value-type="string" calcext:value-type="string">
            <text:p>Meta</text:p>
          </table:table-cell>
        </table:table-row>
        <table:table-row table:style-name="ro7">
          <table:table-cell office:value-type="string" calcext:value-type="string">
            <text:p>AXIUIFRF</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Chan, Victor K. Y.</text:p>
          </table:table-cell>
          <table:table-cell office:value-type="string" calcext:value-type="string">
            <text:p>Legal Concerns and Risks Facing Project Managers: Small Macao versus Some Major Jurisdictions</text:p>
          </table:table-cell>
          <table:table-cell office:value-type="string" calcext:value-type="string">
            <text:p>Procedia Computer Science</text:p>
          </table:table-cell>
          <table:table-cell/>
          <table:table-cell office:value-type="string" calcext:value-type="string">
            <text:p>1877-0509</text:p>
          </table:table-cell>
          <table:table-cell office:value-type="string" calcext:value-type="string">
            <text:p>https://doi.org/10.1016/j.procs.2024.06.384</text:p>
          </table:table-cell>
          <table:table-cell office:value-type="string" calcext:value-type="string">
            <text:p>https://www.sciencedirect.com/science/article/pii/S1877050924016284</text:p>
          </table:table-cell>
          <table:table-cell office:value-type="string" calcext:value-type="string">
            <text:p>From the viewpoint of a project management practitioner instead of a traditional comparative law researcher, this article attempts to analyze the legal concerns and risks facing project managers and project management in general and compare these legal concerns and risks between the small jurisdiction Macao and such major jurisdictions as the United States, the United Kingdom, Canada, and Hong Kong. Without being specific to any particular industry, these legal concerns and risks are identified and subsumed under three general perspectives, namely, contract disputes, liability for defects and delays, and labor and employment issues. Drawing on academic literature, statutes, acts, and court cases of relevance, this article dwells on these three perspectives as they matter to project management in general, cites the related key legal statutes and acts in these three perspectives in respect of project management, illuminates the statues’ and acts’ essence, and compares them across the aforementioned jurisdictions. Some salient findings are that Macao, the United States, the United Kingdom, Canada, and Hong Kong all appear to resemble each other in the legal regulation of the three aforesaid perspectives such that project management and project manager seem to be prone to rather similar legal concerns and risks across all these jurisdictions. However, in fact, it is more challenging in Macao for project managers to evaluate and manage legal concerns and risks than in the other jurisdictions above because of two reasons. First, Macao’s legal framework is so distinct and unique that project managers are not able to evaluate the impact, incidence, and probability of any legal risk’s happening by analogy with the precedent court cases elsewhere. Second, there is a key difference between Macao as a small jurisdiction and the other jurisdictions above in that the former is inevitably short of a substantial volume of local precedent court cases. This dearth of local precedent court cases substantively hinders a project manager from evaluating the impact, incidence, and probability of any legal concern’s or risk’s happening.</text:p>
          </table:table-cell>
          <table:table-cell office:value-type="float" office:value="2024" calcext:value-type="float">
            <text:p>2024</text:p>
          </table:table-cell>
          <table:table-cell table:number-columns-repeated="2" table:style-name="ce3" office:value-type="string" calcext:value-type="string">
            <text:p>2025-02-19 14:56:34</text:p>
          </table:table-cell>
          <table:table-cell/>
          <table:table-cell office:value-type="string" calcext:value-type="string">
            <text:p>1990-1997</text:p>
          </table:table-cell>
          <table:table-cell table:number-columns-repeated="2"/>
          <table:table-cell office:value-type="float" office:value="239" calcext:value-type="float">
            <text:p>239</text:p>
          </table:table-cell>
          <table:table-cell table:number-columns-repeated="20"/>
          <table:table-cell office:value-type="string" calcext:value-type="string">
            <text:p>legal concerns; legal risks; mitigate; project management; Project manager</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8">
          <table:table-cell office:value-type="string" calcext:value-type="string">
            <text:p>9SJABFU9</text:p>
          </table:table-cell>
          <table:table-cell office:value-type="string" calcext:value-type="string">
            <text:p>bookSection</text:p>
          </table:table-cell>
          <table:table-cell office:value-type="float" office:value="2014" calcext:value-type="float">
            <text:p>2014</text:p>
          </table:table-cell>
          <table:table-cell office:value-type="string" calcext:value-type="string">
            <text:p>Conrad, Eric; Misenar, Seth; Feldman, Joshua</text:p>
          </table:table-cell>
          <table:table-cell office:value-type="string" calcext:value-type="string">
            <text:p>Chapter 9 - Domain 9: Legal, Regulations, Investigations, and Compliance</text:p>
          </table:table-cell>
          <table:table-cell office:value-type="string" calcext:value-type="string">
            <text:p>Eleventh Hour CISSP (Second Edition)</text:p>
          </table:table-cell>
          <table:table-cell office:value-type="string" calcext:value-type="string">
            <text:p>978-0-12-417142-8</text:p>
          </table:table-cell>
          <table:table-cell table:number-columns-repeated="2"/>
          <table:table-cell office:value-type="string" calcext:value-type="string">
            <text:p>https://www.sciencedirect.com/science/article/pii/B9780124171428000091</text:p>
          </table:table-cell>
          <table:table-cell office:value-type="string" calcext:value-type="string">
            <text:p>This chapter reviews the key topics found in Domain 9: Legal, Regulations, Investigations, and Compliance. Important legal topics presented in this chapter include major legal systems, a discussion of criminal versus civil law, and intellectual property. Digital forensics and evidence as they relate to computer cases are also discussed. The final key element of this chapter is a presentation on ethics and, most importantly, a discussion of the (ISC)2 Code of Ethics.</text:p>
          </table:table-cell>
          <table:table-cell office:value-type="float" office:value="2014" calcext:value-type="float">
            <text:p>2014</text:p>
          </table:table-cell>
          <table:table-cell table:number-columns-repeated="2" table:style-name="ce3" office:value-type="string" calcext:value-type="string">
            <text:p>2025-02-19 14:56:34</text:p>
          </table:table-cell>
          <table:table-cell/>
          <table:table-cell office:value-type="string" calcext:value-type="string">
            <text:p>155-170</text:p>
          </table:table-cell>
          <table:table-cell table:number-columns-repeated="10"/>
          <table:table-cell office:value-type="string" calcext:value-type="string">
            <text:p>Syngress</text:p>
          </table:table-cell>
          <table:table-cell office:value-type="string" calcext:value-type="string">
            <text:p>Boston</text:p>
          </table:table-cell>
          <table:table-cell table:number-columns-repeated="7"/>
          <table:table-cell office:value-type="string" calcext:value-type="string">
            <text:p>DOI: https://doi.org/10.1016/B978-0-12-417142-8.00009-1</text:p>
          </table:table-cell>
          <table:table-cell table:number-columns-repeated="3"/>
          <table:table-cell office:value-type="string" calcext:value-type="string">
            <text:p>Copyright; Criminal law; Common law; Administrative law; Civil law; Due care; Due Diligence; Enticement; Entrapment; Hearsay; Patent; Religious law; Trade Secret; Trademark</text:p>
          </table:table-cell>
          <table:table-cell/>
          <table:table-cell office:value-type="string" calcext:value-type="string">
            <text:p>Conrad, Eric; Misenar, Seth; Feldman, Joshua</text:p>
          </table:table-cell>
          <table:table-cell table:number-columns-repeated="18"/>
          <table:table-cell office:value-type="string" calcext:value-type="string">
            <text:p>Second Edition</text:p>
          </table:table-cell>
          <table:table-cell table:number-columns-repeated="26"/>
          <table:table-cell office:value-type="string" calcext:value-type="string">
            <text:p>No</text:p>
          </table:table-cell>
          <table:table-cell office:value-type="string" calcext:value-type="string">
            <text:p>Meta</text:p>
          </table:table-cell>
        </table:table-row>
        <table:table-row table:style-name="ro2">
          <table:table-cell office:value-type="string" calcext:value-type="string">
            <text:p>96BK6RHL</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Jayatunga, Upuli; Perera, Sarath; Ciufo, Phil; Agalgaonkar, Ashish P.</text:p>
          </table:table-cell>
          <table:table-cell office:value-type="string" calcext:value-type="string">
            <text:p>A refined general summation law for VU emission assessment in radial networks</text:p>
          </table:table-cell>
          <table:table-cell office:value-type="string" calcext:value-type="string">
            <text:p>International Journal of Electrical Power &amp; Energy Systems</text:p>
          </table:table-cell>
          <table:table-cell/>
          <table:table-cell office:value-type="string" calcext:value-type="string">
            <text:p>0142-0615</text:p>
          </table:table-cell>
          <table:table-cell office:value-type="string" calcext:value-type="string">
            <text:p>https://doi.org/10.1016/j.ijepes.2015.05.004</text:p>
          </table:table-cell>
          <table:table-cell office:value-type="string" calcext:value-type="string">
            <text:p>https://www.sciencedirect.com/science/article/pii/S0142061515002094</text:p>
          </table:table-cell>
          <table:table-cell office:value-type="string" calcext:value-type="string">
            <text:p>Voltage unbalance (VU) management of power systems requires the development of well researched engineering practices to maintain acceptable VU levels while utilising the total VU absorption capacity of the power system. In this regard, IEC/TR 61000-3-13:2008 prescribes a VU emission allocation methodology based on a stochastic approach which uses a general summation law in order to aggregate numerous sources of unbalance to take into account their random variations. On the other hand, recent deterministic studies on VU emission assessment at the post-connection stage of unbalanced installations present a complex VU factor based approach to determine constituent components of the post-connection VU emission at a point of evaluation. The primary objective of the work presented in this paper is to develop statistical approaches for compliance assessment using the outcomes of the deterministic methodologies on VU emission assessment, thus refining the existing general summation law. A revised general summation law is established, introducing weighting factors to evaluate the influences made by different sources of unbalance separately, in order to assess VU emission in radial networks.</text:p>
          </table:table-cell>
          <table:table-cell office:value-type="float" office:value="2015" calcext:value-type="float">
            <text:p>2015</text:p>
          </table:table-cell>
          <table:table-cell table:number-columns-repeated="2" table:style-name="ce3" office:value-type="string" calcext:value-type="string">
            <text:p>2025-02-19 14:56:34</text:p>
          </table:table-cell>
          <table:table-cell/>
          <table:table-cell office:value-type="string" calcext:value-type="string">
            <text:p>329-339</text:p>
          </table:table-cell>
          <table:table-cell table:number-columns-repeated="2"/>
          <table:table-cell office:value-type="float" office:value="73" calcext:value-type="float">
            <text:p>73</text:p>
          </table:table-cell>
          <table:table-cell table:number-columns-repeated="20"/>
          <table:table-cell office:value-type="string" calcext:value-type="string">
            <text:p>General summation law; Load asymmetry; Network asymmetry; Power quality; Voltage unbalance; Voltage unbalance emission assessment</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19">
          <table:table-cell office:value-type="string" calcext:value-type="string">
            <text:p>W7J9YVGJ</text:p>
          </table:table-cell>
          <table:table-cell office:value-type="string" calcext:value-type="string">
            <text:p>journalArticle</text:p>
          </table:table-cell>
          <table:table-cell office:value-type="float" office:value="2011" calcext:value-type="float">
            <text:p>2011</text:p>
          </table:table-cell>
          <table:table-cell office:value-type="string" calcext:value-type="string">
            <text:p>Wong, Sulan; Altman, Eitan; Rojas-Mora, Julio</text:p>
          </table:table-cell>
          <table:table-cell office:value-type="string" calcext:value-type="string">
            <text:p>Internet access: Where law, economy, culture and technology meet</text:p>
          </table:table-cell>
          <table:table-cell office:value-type="string" calcext:value-type="string">
            <text:p>Computer Networks</text:p>
          </table:table-cell>
          <table:table-cell/>
          <table:table-cell office:value-type="string" calcext:value-type="string">
            <text:p>1389-1286</text:p>
          </table:table-cell>
          <table:table-cell office:value-type="string" calcext:value-type="string">
            <text:p>https://doi.org/10.1016/j.comnet.2010.09.004</text:p>
          </table:table-cell>
          <table:table-cell office:value-type="string" calcext:value-type="string">
            <text:p>https://www.sciencedirect.com/science/article/pii/S1389128610002847</text:p>
          </table:table-cell>
          <table:table-cell office:value-type="string" calcext:value-type="string">
            <text:p>Internet growth has allowed unprecedented widespread access to cultural creation including music and films, to knowledge, and to a wide range of consumer information. At the same time, it has become a huge source of business opportunities. Along with great benefits that this access to the Internet provides, the open and free access to the Internet has encountered large opposition based on political, economical and ethical reasons. An ongoing battle over the control on Internet access has been escalating on all these fronts. In this paper we describe first some of the ideological roots of free access to the Internet along with its main opponents. We then focus on the problem of “Internet piracy” and analyze the efficiency of efforts to reduce the availability of copyrighted creations that are available for non-authorized free download.</text:p>
          </table:table-cell>
          <table:table-cell office:value-type="float" office:value="2011" calcext:value-type="float">
            <text:p>2011</text:p>
          </table:table-cell>
          <table:table-cell table:number-columns-repeated="2" table:style-name="ce3" office:value-type="string" calcext:value-type="string">
            <text:p>2025-02-19 14:56:34</text:p>
          </table:table-cell>
          <table:table-cell/>
          <table:table-cell office:value-type="string" calcext:value-type="string">
            <text:p>470-479</text:p>
          </table:table-cell>
          <table:table-cell/>
          <table:table-cell office:value-type="float" office:value="2" calcext:value-type="float">
            <text:p>2</text:p>
          </table:table-cell>
          <table:table-cell office:value-type="float" office:value="55" calcext:value-type="float">
            <text:p>55</text:p>
          </table:table-cell>
          <table:table-cell table:number-columns-repeated="20"/>
          <table:table-cell office:value-type="string" calcext:value-type="string">
            <text:p>Commons; Copyrights; Fundamental rights; Internet access; Public goods</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15">
          <table:table-cell office:value-type="string" calcext:value-type="string">
            <text:p>LUAMFDQP</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Freitag, Charlotte; Berners-Lee, Mike; Widdicks, Kelly; Knowles, Bran; Blair, Gordon S.; Friday, Adrian</text:p>
          </table:table-cell>
          <table:table-cell office:value-type="string" calcext:value-type="string">
            <text:p>The real climate and transformative impact of ICT: A critique of estimates, trends, and regulations</text:p>
          </table:table-cell>
          <table:table-cell office:value-type="string" calcext:value-type="string">
            <text:p>Patterns</text:p>
          </table:table-cell>
          <table:table-cell/>
          <table:table-cell office:value-type="string" calcext:value-type="string">
            <text:p>2666-3899</text:p>
          </table:table-cell>
          <table:table-cell office:value-type="string" calcext:value-type="string">
            <text:p>https://doi.org/10.1016/j.patter.2021.100340</text:p>
          </table:table-cell>
          <table:table-cell office:value-type="string" calcext:value-type="string">
            <text:p>https://www.sciencedirect.com/science/article/pii/S2666389921001884</text:p>
          </table:table-cell>
          <table:table-cell office:value-type="string" calcext:value-type="string">
            <text:p>Summary In this paper, we critique ICT's current and projected climate impacts. Peer-reviewed studies estimate ICT's current share of global greenhouse gas (GHG) emissions at 1.8%–2.8% of global GHG emissions; adjusting for truncation of supply chain pathways, we find that this share could actually be between 2.1% and 3.9%. For ICT's future emissions, we explore assumptions underlying analysts' projections to understand the reasons for their variability. All analysts agree that ICT emissions will not reduce without major concerted efforts involving broad political and industrial action. We provide three reasons to believe ICT emissions are going to increase barring intervention and find that not all carbon pledges in the ICT sector are ambitious enough to meet climate targets. We explore the underdevelopment of policy mechanisms for enforcing sector-wide compliance, and contend that, without a global carbon constraint, a new regulatory framework is required to keep the ICT sector's footprint aligned with the Paris Agreement.</text:p>
          </table:table-cell>
          <table:table-cell office:value-type="float" office:value="2021" calcext:value-type="float">
            <text:p>2021</text:p>
          </table:table-cell>
          <table:table-cell table:number-columns-repeated="2" table:style-name="ce3" office:value-type="string" calcext:value-type="string">
            <text:p>2025-02-19 14:56:34</text:p>
          </table:table-cell>
          <table:table-cell/>
          <table:table-cell office:value-type="float" office:value="100340" calcext:value-type="float">
            <text:p>100340</text:p>
          </table:table-cell>
          <table:table-cell/>
          <table:table-cell office:value-type="float" office:value="9" calcext:value-type="float">
            <text:p>9</text:p>
          </table:table-cell>
          <table:table-cell office:value-type="float" office:value="2" calcext:value-type="float">
            <text:p>2</text:p>
          </table:table-cell>
          <table:table-cell table:number-columns-repeated="20"/>
          <table:table-cell office:value-type="string" calcext:value-type="string">
            <text:p>AI; blockchain; regulations; big data; IoT; carbon footprint; data science; ICT; policy; trends</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1">
          <table:table-cell office:value-type="string" calcext:value-type="string">
            <text:p>E3SEAKWK</text:p>
          </table:table-cell>
          <table:table-cell office:value-type="string" calcext:value-type="string">
            <text:p>bookSection</text:p>
          </table:table-cell>
          <table:table-cell office:value-type="float" office:value="2012" calcext:value-type="float">
            <text:p>2012</text:p>
          </table:table-cell>
          <table:table-cell office:value-type="string" calcext:value-type="string">
            <text:p>Conrad, Eric; Misenar, Seth; Feldman, Joshua</text:p>
          </table:table-cell>
          <table:table-cell office:value-type="string" calcext:value-type="string">
            <text:p>Chapter 10 - Domain 9: Legal, Regulations, Investigations, and Compliance</text:p>
          </table:table-cell>
          <table:table-cell office:value-type="string" calcext:value-type="string">
            <text:p>CISSP Study Guide (Second Edition)</text:p>
          </table:table-cell>
          <table:table-cell office:value-type="string" calcext:value-type="string">
            <text:p>978-1-59749-961-3</text:p>
          </table:table-cell>
          <table:table-cell table:number-columns-repeated="2"/>
          <table:table-cell office:value-type="string" calcext:value-type="string">
            <text:p>https://www.sciencedirect.com/science/article/pii/B9781597499613000108</text:p>
          </table:table-cell>
          <table:table-cell/>
          <table:table-cell office:value-type="float" office:value="2012" calcext:value-type="float">
            <text:p>2012</text:p>
          </table:table-cell>
          <table:table-cell table:number-columns-repeated="2" table:style-name="ce3" office:value-type="string" calcext:value-type="string">
            <text:p>2025-02-19 14:56:34</text:p>
          </table:table-cell>
          <table:table-cell/>
          <table:table-cell office:value-type="string" calcext:value-type="string">
            <text:p>389-427</text:p>
          </table:table-cell>
          <table:table-cell table:number-columns-repeated="10"/>
          <table:table-cell office:value-type="string" calcext:value-type="string">
            <text:p>Syngress</text:p>
          </table:table-cell>
          <table:table-cell office:value-type="string" calcext:value-type="string">
            <text:p>Boston</text:p>
          </table:table-cell>
          <table:table-cell table:number-columns-repeated="7"/>
          <table:table-cell office:value-type="string" calcext:value-type="string">
            <text:p>DOI: https://doi.org/10.1016/B978-1-59749-961-3.00010-8</text:p>
          </table:table-cell>
          <table:table-cell table:number-columns-repeated="5"/>
          <table:table-cell office:value-type="string" calcext:value-type="string">
            <text:p>Conrad, Eric; Misenar, Seth; Feldman, Joshua</text:p>
          </table:table-cell>
          <table:table-cell table:number-columns-repeated="18"/>
          <table:table-cell office:value-type="string" calcext:value-type="string">
            <text:p>Second Edition</text:p>
          </table:table-cell>
          <table:table-cell table:number-columns-repeated="26"/>
          <table:table-cell office:value-type="string" calcext:value-type="string">
            <text:p>No</text:p>
          </table:table-cell>
          <table:table-cell office:value-type="string" calcext:value-type="string">
            <text:p>Wrong Topic (Security)</text:p>
          </table:table-cell>
        </table:table-row>
        <table:table-row table:style-name="ro17">
          <table:table-cell office:value-type="string" calcext:value-type="string">
            <text:p>RES9BS2E</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Svantesson, Dan Jerker B.</text:p>
          </table:table-cell>
          <table:table-cell office:value-type="string" calcext:value-type="string">
            <text:p>Between a rock and a hard place – An international law perspective of the difficult position of globally active Internet intermediaries</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14.05.005</text:p>
          </table:table-cell>
          <table:table-cell office:value-type="string" calcext:value-type="string">
            <text:p>https://www.sciencedirect.com/science/article/pii/S0267364914000910</text:p>
          </table:table-cell>
          <table:table-cell office:value-type="string" calcext:value-type="string">
            <text:p>With its ability to create a global legal risk exposure, combined with contradicting rights and duties, and limited enforcement possibilities, the Internet has created a unique environment where persons and corporations legitimately can question whether they should comply with all the laws that apply to them. Focussing on the role of globally active Internet intermediaries, this article attempts to tackle this issue by discussing the potential for, and potential features of, an international law doctrine of selective legal compliance.</text:p>
          </table:table-cell>
          <table:table-cell office:value-type="float" office:value="2014" calcext:value-type="float">
            <text:p>2014</text:p>
          </table:table-cell>
          <table:table-cell table:number-columns-repeated="2" table:style-name="ce3" office:value-type="string" calcext:value-type="string">
            <text:p>2025-02-19 14:56:34</text:p>
          </table:table-cell>
          <table:table-cell/>
          <table:table-cell office:value-type="string" calcext:value-type="string">
            <text:p>348-356</text:p>
          </table:table-cell>
          <table:table-cell/>
          <table:table-cell office:value-type="float" office:value="4" calcext:value-type="float">
            <text:p>4</text:p>
          </table:table-cell>
          <table:table-cell office:value-type="float" office:value="30" calcext:value-type="float">
            <text:p>30</text:p>
          </table:table-cell>
          <table:table-cell table:number-columns-repeated="20"/>
          <table:table-cell office:value-type="string" calcext:value-type="string">
            <text:p>International law; Internet intermediaries; Jurisdiction</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6">
          <table:table-cell office:value-type="string" calcext:value-type="string">
            <text:p>QRX23WSB</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Stoykova, Radina; Nordvik, Rune; Ahmed, Munnazzar; Franke, Katrin; Axelsson, Stefan; Toolan, Fergus</text:p>
          </table:table-cell>
          <table:table-cell office:value-type="string" calcext:value-type="string">
            <text:p>Legal and technical questions of file system reverse engineering</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22.105725</text:p>
          </table:table-cell>
          <table:table-cell office:value-type="string" calcext:value-type="string">
            <text:p>https://www.sciencedirect.com/science/article/pii/S0267364922000693</text:p>
          </table:table-cell>
          <table:table-cell office:value-type="string" calcext:value-type="string">
            <text:p>Reverse engineering of file systems is indispensable for tool testing, accurate evidence acquisition, and correct interpretation of data structures by law enforcement in criminal investigations. This position paper examines emerging techno-legal challenges from the practice of reverse engineering for law enforcement purposes. We demonstrate that this new context creates uncertainties about the legality of tools and methods used for evidence acquisition and the compliance of law enforcement with obligations to protect intellectual property and confidential information. Further identified are gaps between legal provisions and practice related to disclosure and peer-review of sensitive digital forensic methodology, trade secrets in investigations, and governmental vulnerability disclosure. It is demonstrated that reverse engineering of file systems is insufficiently addressed by legislators, which results in a lack of file system interpretation and validation information for law enforcement and their dependence on tools. Outlined are recommendations for further developments of digital forensic regulation.</text:p>
          </table:table-cell>
          <table:table-cell office:value-type="float" office:value="2022" calcext:value-type="float">
            <text:p>2022</text:p>
          </table:table-cell>
          <table:table-cell table:number-columns-repeated="2" table:style-name="ce3" office:value-type="string" calcext:value-type="string">
            <text:p>2025-02-19 14:56:34</text:p>
          </table:table-cell>
          <table:table-cell/>
          <table:table-cell office:value-type="float" office:value="105725" calcext:value-type="float">
            <text:p>105725</text:p>
          </table:table-cell>
          <table:table-cell table:number-columns-repeated="2"/>
          <table:table-cell office:value-type="float" office:value="46" calcext:value-type="float">
            <text:p>46</text:p>
          </table:table-cell>
          <table:table-cell table:number-columns-repeated="20"/>
          <table:table-cell office:value-type="string" calcext:value-type="string">
            <text:p>Criminal procedure; Digital Forensics; Government Vulnerability Disclosure; Intellectual Property; Reverse Engineering</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15">
          <table:table-cell office:value-type="string" calcext:value-type="string">
            <text:p>PWY54VTD</text:p>
          </table:table-cell>
          <table:table-cell office:value-type="string" calcext:value-type="string">
            <text:p>journalArticle</text:p>
          </table:table-cell>
          <table:table-cell office:value-type="float" office:value="2011" calcext:value-type="float">
            <text:p>2011</text:p>
          </table:table-cell>
          <table:table-cell office:value-type="string" calcext:value-type="string">
            <text:p>Breaux, Travis D.; Baumer, David L.</text:p>
          </table:table-cell>
          <table:table-cell office:value-type="string" calcext:value-type="string">
            <text:p>Legally “reasonable” security requirements: A 10-year FTC retrospective</text:p>
          </table:table-cell>
          <table:table-cell office:value-type="string" calcext:value-type="string">
            <text:p>Computers &amp; Security</text:p>
          </table:table-cell>
          <table:table-cell/>
          <table:table-cell office:value-type="string" calcext:value-type="string">
            <text:p>0167-4048</text:p>
          </table:table-cell>
          <table:table-cell office:value-type="string" calcext:value-type="string">
            <text:p>https://doi.org/10.1016/j.cose.2010.11.003</text:p>
          </table:table-cell>
          <table:table-cell office:value-type="string" calcext:value-type="string">
            <text:p>https://www.sciencedirect.com/science/article/pii/S0167404810001124</text:p>
          </table:table-cell>
          <table:table-cell office:value-type="string" calcext:value-type="string">
            <text:p>Growth in electronic commerce has enabled businesses to reduce costs and expand markets by deploying information technology through new and existing business practices. However, government laws and regulations require businesses to employ reasonable security measures to thwart risks associated with this technology. Because many security vulnerabilities are only discovered after attacker exploitation, regulators update their interpretation of reasonable security to stay current with emerging threats. With a focus on determining what businesses must do to comply with these changing interpretations of the law, we conducted an empirical, multi-case study to discover and measure the meaning and evolution of “reasonable” security by examining 19 regulatory enforcement actions by the U.S. Federal Trade Commission (FTC) over a 10 year period. The results reveal trends in FTC enforcement actions that are institutionalizing security knowledge as evidenced by 39 security requirements that mitigate 110 legal security vulnerabilities.</text:p>
          </table:table-cell>
          <table:table-cell office:value-type="float" office:value="2011" calcext:value-type="float">
            <text:p>2011</text:p>
          </table:table-cell>
          <table:table-cell table:number-columns-repeated="2" table:style-name="ce3" office:value-type="string" calcext:value-type="string">
            <text:p>2025-02-19 14:56:34</text:p>
          </table:table-cell>
          <table:table-cell/>
          <table:table-cell office:value-type="string" calcext:value-type="string">
            <text:p>178-193</text:p>
          </table:table-cell>
          <table:table-cell/>
          <table:table-cell office:value-type="float" office:value="4" calcext:value-type="float">
            <text:p>4</text:p>
          </table:table-cell>
          <table:table-cell office:value-type="float" office:value="30" calcext:value-type="float">
            <text:p>30</text:p>
          </table:table-cell>
          <table:table-cell table:number-columns-repeated="20"/>
          <table:table-cell office:value-type="string" calcext:value-type="string">
            <text:p>Legal compliance; Security; Requirements; Case study; Reasonability</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11">
          <table:table-cell office:value-type="string" calcext:value-type="string">
            <text:p>SABGECQV</text:p>
          </table:table-cell>
          <table:table-cell office:value-type="string" calcext:value-type="string">
            <text:p>journalArticle</text:p>
          </table:table-cell>
          <table:table-cell office:value-type="float" office:value="2009" calcext:value-type="float">
            <text:p>2009</text:p>
          </table:table-cell>
          <table:table-cell office:value-type="string" calcext:value-type="string">
            <text:p>Étienne, S.; Garon, A.; Pelletier, D.</text:p>
          </table:table-cell>
          <table:table-cell office:value-type="string" calcext:value-type="string">
            <text:p>Perspective on the geometric conservation law and finite element methods for ALE simulations of incompressible flow</text:p>
          </table:table-cell>
          <table:table-cell office:value-type="string" calcext:value-type="string">
            <text:p>Journal of Computational Physics</text:p>
          </table:table-cell>
          <table:table-cell/>
          <table:table-cell office:value-type="string" calcext:value-type="string">
            <text:p>0021-9991</text:p>
          </table:table-cell>
          <table:table-cell office:value-type="string" calcext:value-type="string">
            <text:p>https://doi.org/10.1016/j.jcp.2008.11.032</text:p>
          </table:table-cell>
          <table:table-cell office:value-type="string" calcext:value-type="string">
            <text:p>https://www.sciencedirect.com/science/article/pii/S0021999108006165</text:p>
          </table:table-cell>
          <table:table-cell office:value-type="string" calcext:value-type="string">
            <text:p>This paper takes a fresh look at the geometric conservation law (GCL) from the perspective of the finite element method (FEM) for incompressible flows. The GCL arises naturally in the context of Arbitrary Lagrangian Eulerian (ALE) formulations for solving problems on deforming domains. GCL compliance is traditionally interpreted as a consistency criterion for applying an unsteady flow solution algorithm to simulate exactly a uniform flow on a deforming domain. We introduce an additional requirement: the time integrator must maintain its fixed mesh accuracy when applied to deforming meshes. A review of the literature shows that while many authors use an ALE FEM, few of them discuss the GCL issues. We show how a fixed mesh unsteady FEM using high order time integrator (up to fifth order in time) can be transposed to solve problems on deforming meshes and preserve its fixed mesh high order temporal accuracy. An appropriate construction of the divergence of the mesh velocity guarantees GCL compliance while a separate construction of the mesh velocity itself allows the time-integrator to deliver its fixed mesh high order temporal accuracy on deforming domains. Analytical error analysis of problems with closed form solutions provides insight on the behavior of the time integrators. It also explains why high order temporal accuracy is achieved with a conservative formulation of the incompressible Navier–Stokes equations, while only first order time accuracy is observed with the non-conservative formulation and all time-integrators investigated here. We present thorough time-step and grid refinement studies for simple problems with closed form solutions and for a manufactured solution with a non-trivial flow on a deforming mesh. In all cases studied, the proposed reconstructions of the mesh velocity and its divergence for the conservative formulation lead to optimal time accuracy on deforming grids.</text:p>
          </table:table-cell>
          <table:table-cell office:value-type="float" office:value="2009" calcext:value-type="float">
            <text:p>2009</text:p>
          </table:table-cell>
          <table:table-cell table:number-columns-repeated="2" table:style-name="ce3" office:value-type="string" calcext:value-type="string">
            <text:p>2025-02-19 14:56:34</text:p>
          </table:table-cell>
          <table:table-cell/>
          <table:table-cell office:value-type="string" calcext:value-type="string">
            <text:p>2313-2333</text:p>
          </table:table-cell>
          <table:table-cell/>
          <table:table-cell office:value-type="float" office:value="7" calcext:value-type="float">
            <text:p>7</text:p>
          </table:table-cell>
          <table:table-cell office:value-type="float" office:value="228" calcext:value-type="float">
            <text:p>228</text:p>
          </table:table-cell>
          <table:table-cell table:number-columns-repeated="20"/>
          <table:table-cell office:value-type="string" calcext:value-type="string">
            <text:p>Arbitrary Lagragian Eulerian; Finite element method; Geometric conservation law; High order time integrators; Incompressible flow simulations; Navier–Stokes equations</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20">
          <table:table-cell office:value-type="string" calcext:value-type="string">
            <text:p>IAA8FNIV</text:p>
          </table:table-cell>
          <table:table-cell office:value-type="string" calcext:value-type="string">
            <text:p>journalArticle</text:p>
          </table:table-cell>
          <table:table-cell office:value-type="float" office:value="1999" calcext:value-type="float">
            <text:p>1999</text:p>
          </table:table-cell>
          <table:table-cell office:value-type="string" calcext:value-type="string">
            <text:p>Bainbridge, David; Pearce, Graham</text:p>
          </table:table-cell>
          <table:table-cell office:value-type="string" calcext:value-type="string">
            <text:p>The new UK data protection law and the transitional provisions</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S0267-3649(99)80050-8</text:p>
          </table:table-cell>
          <table:table-cell office:value-type="string" calcext:value-type="string">
            <text:p>https://www.sciencedirect.com/science/article/pii/S0267364999800508</text:p>
          </table:table-cell>
          <table:table-cell office:value-type="string" calcext:value-type="string">
            <text:p>The new UK Data Protection Act 1998 contains some important and complex transitional provisions, some of which endure until 24 October 2007 and beyond. These provisions are an attempt to take full advantage of the derogations permitted in the Directive and are primarily aimed at processing which was already under way before 24 October 1998, the latest date for compliance with the Directive. It is not surprising that implementation is late in the United Kingdom given the complexity and breathtaking scope of the new data protection law and the anticipated date for compliance is now during the second quarter of 1999. One reason for the delay is that a number of regulations must be made to give full effect to the new law.</text:p>
          </table:table-cell>
          <table:table-cell office:value-type="float" office:value="1999" calcext:value-type="float">
            <text:p>1999</text:p>
          </table:table-cell>
          <table:table-cell table:number-columns-repeated="2" table:style-name="ce3" office:value-type="string" calcext:value-type="string">
            <text:p>2025-02-19 14:56:34</text:p>
          </table:table-cell>
          <table:table-cell/>
          <table:table-cell office:value-type="string" calcext:value-type="string">
            <text:p>243-247</text:p>
          </table:table-cell>
          <table:table-cell/>
          <table:table-cell office:value-type="float" office:value="4" calcext:value-type="float">
            <text:p>4</text:p>
          </table:table-cell>
          <table:table-cell office:value-type="float" office:value="15" calcext:value-type="float">
            <text:p>15</text:p>
          </table:table-cell>
          <table:table-cell table:number-columns-repeated="68"/>
          <table:table-cell office:value-type="string" calcext:value-type="string">
            <text:p>No</text:p>
          </table:table-cell>
          <table:table-cell office:value-type="string" calcext:value-type="string">
            <text:p>Meta</text:p>
          </table:table-cell>
        </table:table-row>
        <table:table-row table:style-name="ro24">
          <table:table-cell office:value-type="string" calcext:value-type="string">
            <text:p>B2ERAY82</text:p>
          </table:table-cell>
          <table:table-cell office:value-type="string" calcext:value-type="string">
            <text:p>journalArticle</text:p>
          </table:table-cell>
          <table:table-cell office:value-type="float" office:value="1989" calcext:value-type="float">
            <text:p>1989</text:p>
          </table:table-cell>
          <table:table-cell office:value-type="string" calcext:value-type="string">
            <text:p>Greenleaf, Graham</text:p>
          </table:table-cell>
          <table:table-cell office:value-type="string" calcext:value-type="string">
            <text:p>Politics triumphs in Australia's new data protection law</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0267-3649(89)90005-8</text:p>
          </table:table-cell>
          <table:table-cell office:value-type="string" calcext:value-type="string">
            <text:p>https://www.sciencedirect.com/science/article/pii/0267364989900058</text:p>
          </table:table-cell>
          <table:table-cell office:value-type="string" calcext:value-type="string">
            <text:p>After a decade of indecision, bureaucratic sandbaging and political controversy, Australia has at last joined the rest of industrialised world in enacting national data protection legislation. In November the Commonwealth Parliament passed the Privacy Act 1988. The Act only applies to the Commonwealth (Federal) public sector, and not to State government agencies nor to the private sector. It can therefore only be considered a ‘first instalment’ toward Australia's compliance with the OECD Guidelines or eligibility to ratify the Council of Europe Convention. However, it does cover both computerised and manual records. The following is an analysis of the new law.</text:p>
          </table:table-cell>
          <table:table-cell office:value-type="float" office:value="1989" calcext:value-type="float">
            <text:p>1989</text:p>
          </table:table-cell>
          <table:table-cell table:number-columns-repeated="2" table:style-name="ce3" office:value-type="string" calcext:value-type="string">
            <text:p>2025-02-19 14:56:34</text:p>
          </table:table-cell>
          <table:table-cell/>
          <table:table-cell office:value-type="string" calcext:value-type="string">
            <text:p>7-9</text:p>
          </table:table-cell>
          <table:table-cell/>
          <table:table-cell office:value-type="float" office:value="6" calcext:value-type="float">
            <text:p>6</text:p>
          </table:table-cell>
          <table:table-cell office:value-type="float" office:value="4" calcext:value-type="float">
            <text:p>4</text:p>
          </table:table-cell>
          <table:table-cell table:number-columns-repeated="68"/>
          <table:table-cell office:value-type="string" calcext:value-type="string">
            <text:p>No</text:p>
          </table:table-cell>
          <table:table-cell office:value-type="string" calcext:value-type="string">
            <text:p>Meta</text:p>
          </table:table-cell>
        </table:table-row>
        <table:table-row table:style-name="ro25">
          <table:table-cell office:value-type="string" calcext:value-type="string">
            <text:p>YVYZWJU5</text:p>
          </table:table-cell>
          <table:table-cell office:value-type="string" calcext:value-type="string">
            <text:p>journalArticle</text:p>
          </table:table-cell>
          <table:table-cell office:value-type="float" office:value="2006" calcext:value-type="float">
            <text:p>2006</text:p>
          </table:table-cell>
          <table:table-cell office:value-type="string" calcext:value-type="string">
            <text:p>Hardy, Gary</text:p>
          </table:table-cell>
          <table:table-cell office:value-type="string" calcext:value-type="string">
            <text:p>Using IT governance and COBIT to deliver value with IT and respond to legal, regulatory and compliance challenges</text:p>
          </table:table-cell>
          <table:table-cell office:value-type="string" calcext:value-type="string">
            <text:p>Information Security Technical Report</text:p>
          </table:table-cell>
          <table:table-cell/>
          <table:table-cell office:value-type="string" calcext:value-type="string">
            <text:p>1363-4127</text:p>
          </table:table-cell>
          <table:table-cell office:value-type="string" calcext:value-type="string">
            <text:p>https://doi.org/10.1016/j.istr.2005.12.004</text:p>
          </table:table-cell>
          <table:table-cell office:value-type="string" calcext:value-type="string">
            <text:p>https://www.sciencedirect.com/science/article/pii/S1363412705000774</text:p>
          </table:table-cell>
          <table:table-cell office:value-type="string" calcext:value-type="string">
            <text:p>With Sarbanes–Oxley and other legislation, securing IT within a company has become law. This article takes a look at how compliance legislation can be used to get more support from the Board when it comes to security issues, and how information assets still need to be protected further.</text:p>
          </table:table-cell>
          <table:table-cell office:value-type="float" office:value="2006" calcext:value-type="float">
            <text:p>2006</text:p>
          </table:table-cell>
          <table:table-cell table:number-columns-repeated="2" table:style-name="ce3" office:value-type="string" calcext:value-type="string">
            <text:p>2025-02-19 14:56:34</text:p>
          </table:table-cell>
          <table:table-cell/>
          <table:table-cell office:value-type="string" calcext:value-type="string">
            <text:p>55-61</text:p>
          </table:table-cell>
          <table:table-cell/>
          <table:table-cell office:value-type="float" office:value="1" calcext:value-type="float">
            <text:p>1</text:p>
          </table:table-cell>
          <table:table-cell office:value-type="float" office:value="11" calcext:value-type="float">
            <text:p>11</text:p>
          </table:table-cell>
          <table:table-cell table:number-columns-repeated="68"/>
          <table:table-cell office:value-type="string" calcext:value-type="string">
            <text:p>No</text:p>
          </table:table-cell>
          <table:table-cell office:value-type="string" calcext:value-type="string">
            <text:p>Meta</text:p>
          </table:table-cell>
        </table:table-row>
        <table:table-row table:style-name="ro4">
          <table:table-cell office:value-type="string" calcext:value-type="string">
            <text:p>D4G87S8A</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Balboni, Prof Dr Paolo; Francis, Kate Elizabeth</text:p>
          </table:table-cell>
          <table:table-cell office:value-type="string" calcext:value-type="string">
            <text:p>Data ethics and digital sustainability: Bridging legal data protection compliance and ESG for a responsible data-driven future</text:p>
          </table:table-cell>
          <table:table-cell office:value-type="string" calcext:value-type="string">
            <text:p>Journal of Responsible Technology</text:p>
          </table:table-cell>
          <table:table-cell/>
          <table:table-cell office:value-type="string" calcext:value-type="string">
            <text:p>2666-6596</text:p>
          </table:table-cell>
          <table:table-cell office:value-type="string" calcext:value-type="string">
            <text:p>https://doi.org/10.1016/j.jrt.2024.100099</text:p>
          </table:table-cell>
          <table:table-cell office:value-type="string" calcext:value-type="string">
            <text:p>https://www.sciencedirect.com/science/article/pii/S2666659624000258</text:p>
          </table:table-cell>
          <table:table-cell office:value-type="string" calcext:value-type="string">
            <text:p>Despite being the most comprehensive data protection law in the world, Europe's General Data Protection Regulation (GDPR) has failed to ensure that data is processed in an ethical and sustainable manner. This is because the law does not regulate what is good and even lawful activities may lead to harms. At the same time, data ethics requires clear guidelines that can be adopted by organizations. To address this, the authors propose situating data protection within the Corporate Social Responsibility (CSR) and Environmental, Social, and Governance (ESG) paradigm. This incentivizes the adoption of ethical practices thanks to the potential for organizations to improve their ESG rantings. To this end, the Maastricht University Data Protection as a Corporate Social Responsibility Framework is provided as a solution. The Framework provides actionable and auditable controls with the ultimate aim of promoting responsible data practices that benefit not only businesses, but also individuals and society. Novelty and contribution to knowledge: This paper builds upon the work illustrated in Data Protection as a Corporate Social Responsibility (Edward Elgar, 2023) to provide an overview of the need for taking an ethical approach to data protection and cybersecurity compliance. It provides new insights into the relationship between ethics and data protection law and makes new connections between ESG and data protection. Essentially, it delves deeper into the potential for framing data protection under ESG to act as an incentive for virtuous data protection compliance to be achieved by companies.</text:p>
          </table:table-cell>
          <table:table-cell office:value-type="float" office:value="2024" calcext:value-type="float">
            <text:p>2024</text:p>
          </table:table-cell>
          <table:table-cell table:number-columns-repeated="2" table:style-name="ce3" office:value-type="string" calcext:value-type="string">
            <text:p>2025-02-19 14:56:34</text:p>
          </table:table-cell>
          <table:table-cell/>
          <table:table-cell office:value-type="float" office:value="100099" calcext:value-type="float">
            <text:p>100099</text:p>
          </table:table-cell>
          <table:table-cell table:number-columns-repeated="23"/>
          <table:table-cell office:value-type="string" calcext:value-type="string">
            <text:p>Corporate Social Responsibility; Data protection; Digital ethics; ESG; Ethics; GDPR</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21">
          <table:table-cell office:value-type="string" calcext:value-type="string">
            <text:p>SSJ74MBK</text:p>
          </table:table-cell>
          <table:table-cell office:value-type="string" calcext:value-type="string">
            <text:p>journalArticle</text:p>
          </table:table-cell>
          <table:table-cell office:value-type="float" office:value="1998" calcext:value-type="float">
            <text:p>1998</text:p>
          </table:table-cell>
          <table:table-cell office:value-type="string" calcext:value-type="string">
            <text:p>Rowe, Heather</text:p>
          </table:table-cell>
          <table:table-cell office:value-type="string" calcext:value-type="string">
            <text:p>Legal implications of consumer-orientated electronic commerce</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S0267-3649(98)80038-1</text:p>
          </table:table-cell>
          <table:table-cell office:value-type="string" calcext:value-type="string">
            <text:p>https://www.sciencedirect.com/science/article/pii/S0267364998800381</text:p>
          </table:table-cell>
          <table:table-cell office:value-type="string" calcext:value-type="string">
            <text:p>It is a commonly held belief that the Internet is unregulated and slightly (if not very) anarchic. To a limited extent this may have been true historically (particularly as a result of its closed user community). However, this is no longer the case. As business and commerce move to exploit the economic potential of the Internet, the authorities that police and regulate everyday activities are focusing increasingly their attention on the Internet, using existing laws and powers to regulate activity over the ‘Net’. Whilst it may be true that in many instances the existing laws sit uncomfortably with a system that ignores national boundaries, nonetheless activities on the Internet are regulated and subjected to the application of both criminal and civil laws. The use of the Internet is unlikely to bring the activity in question outside the scope of the relevant legislation. In many instances, use of the Internet may well complicate further existing regulatory issues and, unless careful consideration is given to the issues, Web site owners could easily find themselves subject to regulatory regimes in other countries and subject to criminal sanctions for non-compliance. This article is intended to increase awareness of some of the issues, with particular emphasis on use of the Internet in dealing with consumers. It is not an exhaustive list! Just as the technology is developing in this field, so too is legal thinking and the law both in its implementation and interpretation: accepted practices today may well be tomorrow's heresy. It should be stressed that this paper is written from an English law perspective but a number of the issues raised are issues which will be relevant in every jurisdiction — E-commerce is now a global issue.</text:p>
          </table:table-cell>
          <table:table-cell office:value-type="float" office:value="1998" calcext:value-type="float">
            <text:p>1998</text:p>
          </table:table-cell>
          <table:table-cell table:number-columns-repeated="2" table:style-name="ce3" office:value-type="string" calcext:value-type="string">
            <text:p>2025-02-19 14:56:34</text:p>
          </table:table-cell>
          <table:table-cell/>
          <table:table-cell office:value-type="string" calcext:value-type="string">
            <text:p>232-242</text:p>
          </table:table-cell>
          <table:table-cell/>
          <table:table-cell office:value-type="float" office:value="4" calcext:value-type="float">
            <text:p>4</text:p>
          </table:table-cell>
          <table:table-cell office:value-type="float" office:value="14" calcext:value-type="float">
            <text:p>14</text:p>
          </table:table-cell>
          <table:table-cell table:number-columns-repeated="68"/>
          <table:table-cell office:value-type="string" calcext:value-type="string">
            <text:p>No</text:p>
          </table:table-cell>
          <table:table-cell office:value-type="string" calcext:value-type="string">
            <text:p>Wrong Topic</text:p>
          </table:table-cell>
        </table:table-row>
        <table:table-row table:style-name="ro12">
          <table:table-cell office:value-type="string" calcext:value-type="string">
            <text:p>JIV4GQ5R</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Rupp, Valentin; Grafenstein, Max von</text:p>
          </table:table-cell>
          <table:table-cell office:value-type="string" calcext:value-type="string">
            <text:p>Clarifying “personal data” and the role of anonymisation in data protection law: Including and excluding data from the scope of the GDPR (more clearly) through refining the concept of data protection</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23.105932</text:p>
          </table:table-cell>
          <table:table-cell office:value-type="string" calcext:value-type="string">
            <text:p>https://www.sciencedirect.com/science/article/pii/S0267364923001425</text:p>
          </table:table-cell>
          <table:table-cell office:value-type="string" calcext:value-type="string">
            <text:p>In a data-driven society, the collection and processing of data is essential to the operation of existing technologies and the development of new ones. Data protection law protects individuals against risks associated with the processing of “personal data”. However, despite an intensive legal debate, there is still considerable uncertainty as to when data is personal data and when it is not. The reason for this is that data such as technical data or geo-location data usually is not “personal” per se but only when it is used for a specific purpose and in a specific way, or to be more precise, when the data processing causes a specific risk to a fundamental right of an individual. In our paper, we demonstrate that by focusing on these risks when assessing the scope of application, the question whether data falls into the scope of the General Data Protection Regulation (GDPR) or not becomes much clearer. The about, purpose, and result elements, introduced by the Art. 29 Working Party, thereby turn out to be a powerful set of analytical tools to determine which rights are specifically affected by data processing and, thus, to what extent a data subject is identified or identifiable in the processing context. While the about element addresses different risks to the right to privacy, the purpose element specifically reveals risks to the autonomy status of an individual. Finally, the result element focuses on the negative effect data processing can have on any other fundamental rights of the individual. On this basis, it is also possible to define more precisely the legal requirements for anonymising personal data. First of all, we illustrate that anonymisation mainly affects the about element and can do little “against” the purpose and result element. At least, however, by assessing which sphere of privacy is specifically concerned, it is possible to more precisely define when an individual is identified in a dataset and, thus, what the requirements for anonymization are.</text:p>
          </table:table-cell>
          <table:table-cell office:value-type="float" office:value="2024" calcext:value-type="float">
            <text:p>2024</text:p>
          </table:table-cell>
          <table:table-cell table:number-columns-repeated="2" table:style-name="ce3" office:value-type="string" calcext:value-type="string">
            <text:p>2025-02-19 14:56:34</text:p>
          </table:table-cell>
          <table:table-cell/>
          <table:table-cell office:value-type="float" office:value="105932" calcext:value-type="float">
            <text:p>105932</text:p>
          </table:table-cell>
          <table:table-cell table:number-columns-repeated="2"/>
          <table:table-cell office:value-type="float" office:value="52" calcext:value-type="float">
            <text:p>52</text:p>
          </table:table-cell>
          <table:table-cell table:number-columns-repeated="20"/>
          <table:table-cell office:value-type="string" calcext:value-type="string">
            <text:p>Data protection; GDPR; Privacy; Personal data; About element; Anonymisation; Purpose element; Result element; Risk-based approach; Risks to rights</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10">
          <table:table-cell office:value-type="string" calcext:value-type="string">
            <text:p>ZWTC8XZD</text:p>
          </table:table-cell>
          <table:table-cell office:value-type="string" calcext:value-type="string">
            <text:p>bookSection</text:p>
          </table:table-cell>
          <table:table-cell office:value-type="float" office:value="2001" calcext:value-type="float">
            <text:p>2001</text:p>
          </table:table-cell>
          <table:table-cell office:value-type="string" calcext:value-type="string">
            <text:p>Russell, Ryan; Bidwell, Teri; Steudler, Oliver; Walshaw, Robin; Huston, L. Brent</text:p>
          </table:table-cell>
          <table:table-cell office:value-type="string" calcext:value-type="string">
            <text:p>Chapter 10 - Incident Response, Forensics, and the Law</text:p>
          </table:table-cell>
          <table:table-cell office:value-type="string" calcext:value-type="string">
            <text:p>Hack Proofing Your E-Commerce Site</text:p>
          </table:table-cell>
          <table:table-cell office:value-type="string" calcext:value-type="string">
            <text:p>978-1-928994-27-5</text:p>
          </table:table-cell>
          <table:table-cell table:number-columns-repeated="2"/>
          <table:table-cell office:value-type="string" calcext:value-type="string">
            <text:p>https://www.sciencedirect.com/science/article/pii/B9781928994275500134</text:p>
          </table:table-cell>
          <table:table-cell office:value-type="string" calcext:value-type="string">
            <text:p>Publisher Summary The whole point of the incident response process is to separate the noise from the signal. With the proper application of incident tracking and incident policies, one can ensure that one responds when needed, and cuts out most of the extraneous issues. Incident response also depends on personnel. People require training, communication channels, and a proper process to follow. An Incident Response Policy (IRP) is important for the same reasons a security policy is important; namely, that it dictates how one reacts when the situation arises. There are many mistakes to be made and much trouble to get into if intrusions and security incidents are handled without a set response policy. This chapter explains how to create a team to handle security events, and how to build policies to ensure that events are tracked and handled correctly. It also explains how to interface with law enforcement officials, should one ever require their assistance.</text:p>
          </table:table-cell>
          <table:table-cell office:value-type="float" office:value="2001" calcext:value-type="float">
            <text:p>2001</text:p>
          </table:table-cell>
          <table:table-cell table:number-columns-repeated="2" table:style-name="ce3" office:value-type="string" calcext:value-type="string">
            <text:p>2025-02-19 14:56:34</text:p>
          </table:table-cell>
          <table:table-cell/>
          <table:table-cell office:value-type="string" calcext:value-type="string">
            <text:p>515-551</text:p>
          </table:table-cell>
          <table:table-cell table:number-columns-repeated="6"/>
          <table:table-cell office:value-type="string" calcext:value-type="string">
            <text:p>The Only Way to Stop a Hacker is to Think Like One</text:p>
          </table:table-cell>
          <table:table-cell table:number-columns-repeated="3"/>
          <table:table-cell office:value-type="string" calcext:value-type="string">
            <text:p>Syngress</text:p>
          </table:table-cell>
          <table:table-cell office:value-type="string" calcext:value-type="string">
            <text:p>Rockland</text:p>
          </table:table-cell>
          <table:table-cell table:number-columns-repeated="7"/>
          <table:table-cell office:value-type="string" calcext:value-type="string">
            <text:p>DOI: https://doi.org/10.1016/B978-192899427-5/50013-4</text:p>
          </table:table-cell>
          <table:table-cell table:number-columns-repeated="5"/>
          <table:table-cell office:value-type="string" calcext:value-type="string">
            <text:p>Russell, Ryan; Bidwell, Teri; Steudler, Oliver; Walshaw, Robin; Huston, L. Brent</text:p>
          </table:table-cell>
          <table:table-cell table:number-columns-repeated="45"/>
          <table:table-cell office:value-type="string" calcext:value-type="string">
            <text:p>No</text:p>
          </table:table-cell>
          <table:table-cell office:value-type="string" calcext:value-type="string">
            <text:p>Wrong Topic</text:p>
          </table:table-cell>
        </table:table-row>
        <table:table-row table:style-name="ro9">
          <table:table-cell office:value-type="string" calcext:value-type="string">
            <text:p>JWWWLDYG</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trycharz, Joanna; Smit, Edith; Helberger, Natali; Noort, Guda van</text:p>
          </table:table-cell>
          <table:table-cell office:value-type="string" calcext:value-type="string">
            <text:p>No to cookies: Empowering impact of technical and legal knowledge on rejecting tracking cookies</text:p>
          </table:table-cell>
          <table:table-cell office:value-type="string" calcext:value-type="string">
            <text:p>Computers in Human Behavior</text:p>
          </table:table-cell>
          <table:table-cell/>
          <table:table-cell office:value-type="string" calcext:value-type="string">
            <text:p>0747-5632</text:p>
          </table:table-cell>
          <table:table-cell office:value-type="string" calcext:value-type="string">
            <text:p>https://doi.org/10.1016/j.chb.2021.106750</text:p>
          </table:table-cell>
          <table:table-cell office:value-type="string" calcext:value-type="string">
            <text:p>https://www.sciencedirect.com/science/article/pii/S0747563221000728</text:p>
          </table:table-cell>
          <table:table-cell office:value-type="string" calcext:value-type="string">
            <text:p>The General Data Protection Regulation (GDPR) introduced in 2018 in the EU aims to give consumers a high degree of control over their data online in order to allow them to protect their privacy. It also puts high transparency requirements for websites that collect and process data. In fact, consumers have to be informed about technical and legal aspects of data collection; this knowledge should empower them to consciously give or withdraw their consent for data collection. The current study investigates the empowering impact of technical and legal knowledge about online data collection within the theoretical framework of the Protection Motivation Theory, the Regulatory Focus Theory, and contextual integrity. An online experiment in which participants are exposed to a technical or legal knowledge intervention in either commercial or news website context shows that receiving both kinds of information leads to lower threat appraisal. At the same time, having legal knowledge empowers consumers: it positively impacts their coping appraisal and motivation to reject online data collection. The study findings raise questions about the current transparency requirements about data collection and highlight the importance of legal knowledge as well as law enforcement for online privacy protection of consumers.</text:p>
          </table:table-cell>
          <table:table-cell office:value-type="float" office:value="2021" calcext:value-type="float">
            <text:p>2021</text:p>
          </table:table-cell>
          <table:table-cell table:number-columns-repeated="2" table:style-name="ce3" office:value-type="string" calcext:value-type="string">
            <text:p>2025-02-19 14:56:34</text:p>
          </table:table-cell>
          <table:table-cell/>
          <table:table-cell office:value-type="float" office:value="106750" calcext:value-type="float">
            <text:p>106750</text:p>
          </table:table-cell>
          <table:table-cell table:number-columns-repeated="2"/>
          <table:table-cell office:value-type="float" office:value="120" calcext:value-type="float">
            <text:p>120</text:p>
          </table:table-cell>
          <table:table-cell table:number-columns-repeated="20"/>
          <table:table-cell office:value-type="string" calcext:value-type="string">
            <text:p>Consumer empowerment; Contextual integrity; Online data collection; Online privacy</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21">
          <table:table-cell office:value-type="string" calcext:value-type="string">
            <text:p>YHDP7ANL</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Lee, Bogyeong; Hong, Sungkook; Kim, Hyunsoo</text:p>
          </table:table-cell>
          <table:table-cell office:value-type="string" calcext:value-type="string">
            <text:p>Determination of workers' compliance to safety regulations using a spatio-temporal graph convolution network</text:p>
          </table:table-cell>
          <table:table-cell office:value-type="string" calcext:value-type="string">
            <text:p>Advanced Engineering Informatics</text:p>
          </table:table-cell>
          <table:table-cell/>
          <table:table-cell office:value-type="string" calcext:value-type="string">
            <text:p>1474-0346</text:p>
          </table:table-cell>
          <table:table-cell office:value-type="string" calcext:value-type="string">
            <text:p>https://doi.org/10.1016/j.aei.2023.101942</text:p>
          </table:table-cell>
          <table:table-cell office:value-type="string" calcext:value-type="string">
            <text:p>https://www.sciencedirect.com/science/article/pii/S1474034623000708</text:p>
          </table:table-cell>
          <table:table-cell office:value-type="string" calcext:value-type="string">
            <text:p>The safety of workers in construction remains a critical issue despite the automation of several tasks with fewer workers on site. As fatal accidents of workers account for a significant number of construction accidents, considerable effort has been made to monitor workers’ safety behaviors with additional personnel for supervising workers. With the advancement of data analytics, recent research has reported various human activity recognition methods based on image data to perform automated worker monitoring without additional labor. Nevertheless, unlike existing approaches based on a single image, a method that can capture a series of actions from sequential images is required to monitor workers’ compliance with safety behavior. To this end, an approach based on OpenPose and a spatio-temporal graph convolutional network is proposed in this study to evaluate workers’ compliance with safety regulations using sequential videos. The two primary functions of the developed method include 1) classifying each safety behavior among five representative behaviors stipulated in construction, and 2) determining the compliance of workers with each safety regulation. The results indicate that the developed approach can capture momentary safety behaviors and workers’ compliance with feasible accuracy of an average F1 score greater than 0.8. Furthermore, the proposed method can be extended to safety intervention policies with behavior-based feedback to inform workers of their non-compliance with safety behaviors. Therefore, this study contributes to proactive safety management by focusing on workers’ behavioral levels rather than on accident rate-based management.</text:p>
          </table:table-cell>
          <table:table-cell office:value-type="float" office:value="2023" calcext:value-type="float">
            <text:p>2023</text:p>
          </table:table-cell>
          <table:table-cell table:number-columns-repeated="2" table:style-name="ce3" office:value-type="string" calcext:value-type="string">
            <text:p>2025-02-19 14:56:34</text:p>
          </table:table-cell>
          <table:table-cell/>
          <table:table-cell office:value-type="float" office:value="101942" calcext:value-type="float">
            <text:p>101942</text:p>
          </table:table-cell>
          <table:table-cell table:number-columns-repeated="2"/>
          <table:table-cell office:value-type="float" office:value="56" calcext:value-type="float">
            <text:p>56</text:p>
          </table:table-cell>
          <table:table-cell table:number-columns-repeated="20"/>
          <table:table-cell office:value-type="string" calcext:value-type="string">
            <text:p>Activity recognition; Computer-vision; Construction safety; Safety regulations; Spatio-temporal graph convolutional network (ST-GCN)</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6">
          <table:table-cell office:value-type="string" calcext:value-type="string">
            <text:p>PBQ4KJSQ</text:p>
          </table:table-cell>
          <table:table-cell office:value-type="string" calcext:value-type="string">
            <text:p>bookSection</text:p>
          </table:table-cell>
          <table:table-cell office:value-type="float" office:value="2008" calcext:value-type="float">
            <text:p>2008</text:p>
          </table:table-cell>
          <table:table-cell office:value-type="string" calcext:value-type="string">
            <text:p>Landy, Gene K.; Mastrobattista, Amy J.</text:p>
          </table:table-cell>
          <table:table-cell office:value-type="string" calcext:value-type="string">
            <text:p>Chapter 25 - Proactive Management of Your Legal Affairs</text:p>
          </table:table-cell>
          <table:table-cell office:value-type="string" calcext:value-type="string">
            <text:p>The IT Digital Legal Companion</text:p>
          </table:table-cell>
          <table:table-cell office:value-type="string" calcext:value-type="string">
            <text:p>978-1-59749-256-0</text:p>
          </table:table-cell>
          <table:table-cell table:number-columns-repeated="2"/>
          <table:table-cell office:value-type="string" calcext:value-type="string">
            <text:p>https://www.sciencedirect.com/science/article/pii/B9781597492560000254</text:p>
          </table:table-cell>
          <table:table-cell office:value-type="string" calcext:value-type="string">
            <text:p>Publisher Summary Every digital technology company needs an ongoing internal process that keeps the company's legal strategy and legal affairs on track. Control of legal matters will make the company capable, and prepared to compete with developing strategies that build and protect the value of the company. Managing legal matters will make the company prepared for investments, and important transactions. The digital technology business needs to foster a culture in which intellectual property (IP), legal compliance, and smart contracting are valued. In not less than once a year, there should be a legal audit to verify that legal affairs are under control. The company should periodically review its legal strategies to be sure that they support the business plan, or to fix them if they are out of sync. Managers in charge of hiring, or in the human resources department of large companies, must require and maintain appropriate employee documentation. Key managers should take responsibility for verifying compliance with company procedures, and for reporting exceptions and problems.</text:p>
          </table:table-cell>
          <table:table-cell office:value-type="float" office:value="2008" calcext:value-type="float">
            <text:p>2008</text:p>
          </table:table-cell>
          <table:table-cell table:number-columns-repeated="2" table:style-name="ce3" office:value-type="string" calcext:value-type="string">
            <text:p>2025-02-19 14:56:34</text:p>
          </table:table-cell>
          <table:table-cell/>
          <table:table-cell office:value-type="string" calcext:value-type="string">
            <text:p>679-686</text:p>
          </table:table-cell>
          <table:table-cell table:number-columns-repeated="10"/>
          <table:table-cell office:value-type="string" calcext:value-type="string">
            <text:p>Syngress</text:p>
          </table:table-cell>
          <table:table-cell office:value-type="string" calcext:value-type="string">
            <text:p>Burlington</text:p>
          </table:table-cell>
          <table:table-cell table:number-columns-repeated="7"/>
          <table:table-cell office:value-type="string" calcext:value-type="string">
            <text:p>DOI: https://doi.org/10.1016/B978-1-59749-256-0.00025-4</text:p>
          </table:table-cell>
          <table:table-cell table:number-columns-repeated="5"/>
          <table:table-cell office:value-type="string" calcext:value-type="string">
            <text:p>Landy, Gene K.; Mastrobattista, Amy J.</text:p>
          </table:table-cell>
          <table:table-cell table:number-columns-repeated="45"/>
          <table:table-cell office:value-type="string" calcext:value-type="string">
            <text:p>No</text:p>
          </table:table-cell>
          <table:table-cell office:value-type="string" calcext:value-type="string">
            <text:p>Meta</text:p>
          </table:table-cell>
        </table:table-row>
        <table:table-row table:style-name="ro26">
          <table:table-cell office:value-type="string" calcext:value-type="string">
            <text:p>FRHWYWBQ</text:p>
          </table:table-cell>
          <table:table-cell office:value-type="string" calcext:value-type="string">
            <text:p>journalArticle</text:p>
          </table:table-cell>
          <table:table-cell office:value-type="float" office:value="1993" calcext:value-type="float">
            <text:p>1993</text:p>
          </table:table-cell>
          <table:table-cell/>
          <table:table-cell office:value-type="string" calcext:value-type="string">
            <text:p>Automation of legal reasoning — A study on artificial intelligence and law: by P Wahlgren (1992), Computer law series no 11, Kluwer law and taxation publishers, soft-cover, 436 p, ISBN 90-6544-661-3</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0267-3649(93)90013-D</text:p>
          </table:table-cell>
          <table:table-cell office:value-type="string" calcext:value-type="string">
            <text:p>https://www.sciencedirect.com/science/article/pii/026736499390013D</text:p>
          </table:table-cell>
          <table:table-cell/>
          <table:table-cell office:value-type="float" office:value="1993" calcext:value-type="float">
            <text:p>1993</text:p>
          </table:table-cell>
          <table:table-cell table:number-columns-repeated="2" table:style-name="ce3" office:value-type="string" calcext:value-type="string">
            <text:p>2025-02-19 14:56:34</text:p>
          </table:table-cell>
          <table:table-cell/>
          <table:table-cell office:value-type="string" calcext:value-type="string">
            <text:p>33-37</text:p>
          </table:table-cell>
          <table:table-cell/>
          <table:table-cell office:value-type="float" office:value="1" calcext:value-type="float">
            <text:p>1</text:p>
          </table:table-cell>
          <table:table-cell office:value-type="float" office:value="9" calcext:value-type="float">
            <text:p>9</text:p>
          </table:table-cell>
          <table:table-cell table:number-columns-repeated="68"/>
          <table:table-cell office:value-type="string" calcext:value-type="string">
            <text:p>No</text:p>
          </table:table-cell>
          <table:table-cell office:value-type="string" calcext:value-type="string">
            <text:p>Too broad / Meta</text:p>
          </table:table-cell>
        </table:table-row>
        <table:table-row table:style-name="ro1">
          <table:table-cell office:value-type="string" calcext:value-type="string">
            <text:p>TRAFIQYJ</text:p>
          </table:table-cell>
          <table:table-cell office:value-type="string" calcext:value-type="string">
            <text:p>journalArticle</text:p>
          </table:table-cell>
          <table:table-cell office:value-type="float" office:value="2008" calcext:value-type="float">
            <text:p>2008</text:p>
          </table:table-cell>
          <table:table-cell office:value-type="string" calcext:value-type="string">
            <text:p>Brewer, Ross</text:p>
          </table:table-cell>
          <table:table-cell office:value-type="string" calcext:value-type="string">
            <text:p>Don't underestimate EU data regulation compliance</text:p>
          </table:table-cell>
          <table:table-cell office:value-type="string" calcext:value-type="string">
            <text:p>Computer Fraud &amp; Security</text:p>
          </table:table-cell>
          <table:table-cell/>
          <table:table-cell office:value-type="string" calcext:value-type="string">
            <text:p>1361-3723</text:p>
          </table:table-cell>
          <table:table-cell office:value-type="string" calcext:value-type="string">
            <text:p>https://doi.org/10.1016/S1361-3723(08)70027-7</text:p>
          </table:table-cell>
          <table:table-cell office:value-type="string" calcext:value-type="string">
            <text:p>https://www.sciencedirect.com/science/article/pii/S1361372308700277</text:p>
          </table:table-cell>
          <table:table-cell office:value-type="string" calcext:value-type="string">
            <text:p>Ross Brewer says time is ticking for telcos to get logs ready for retrieval.</text:p>
          </table:table-cell>
          <table:table-cell office:value-type="float" office:value="2008" calcext:value-type="float">
            <text:p>2008</text:p>
          </table:table-cell>
          <table:table-cell table:number-columns-repeated="2" table:style-name="ce3" office:value-type="string" calcext:value-type="string">
            <text:p>2025-02-19 14:56:34</text:p>
          </table:table-cell>
          <table:table-cell/>
          <table:table-cell office:value-type="string" calcext:value-type="string">
            <text:p>14-15</text:p>
          </table:table-cell>
          <table:table-cell/>
          <table:table-cell office:value-type="float" office:value="2" calcext:value-type="float">
            <text:p>2</text:p>
          </table:table-cell>
          <table:table-cell office:value-type="float" office:value="2008" calcext:value-type="float">
            <text:p>2008</text:p>
          </table:table-cell>
          <table:table-cell table:number-columns-repeated="68"/>
          <table:table-cell office:value-type="string" calcext:value-type="string">
            <text:p>No</text:p>
          </table:table-cell>
          <table:table-cell office:value-type="string" calcext:value-type="string">
            <text:p>Meta</text:p>
          </table:table-cell>
        </table:table-row>
        <table:table-row table:style-name="ro27">
          <table:table-cell office:value-type="string" calcext:value-type="string">
            <text:p>N82GGDWS</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Galič, Maša; Gellert, Raphaël</text:p>
          </table:table-cell>
          <table:table-cell office:value-type="string" calcext:value-type="string">
            <text:p>Data protection law beyond identifiability? Atmospheric profiles, nudging and the Stratumseind Living Lab</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20.105486</text:p>
          </table:table-cell>
          <table:table-cell office:value-type="string" calcext:value-type="string">
            <text:p>https://www.sciencedirect.com/science/article/pii/S0267364920300911</text:p>
          </table:table-cell>
          <table:table-cell office:value-type="string" calcext:value-type="string">
            <text:p>The deployment of pervasive information and communication technologies (ICTs) within smart city initiatives transforms cities into extraordinary apparatuses of data capture. ICTs such as smart cameras, sound sensors and lighting technology are trying to infer and affect persons’ interests, preferences, emotional states, and behaviour. It should be no surprise then that contemporary legal and policy debates on privacy in smart cities are dominated by a debate focused on data and, therefore, on data protection law. In other words, data protection law is the go-to legal framework to regulate data processing activities within smart cities and similar initiatives. While this may seem obvious, a number of important hurdles might prevent data protection law to be (successfully) applied to such initiatives. In this contribution, we examine one such hurdle: whether the data processed in the context of smart cities actually qualifies as personal data, thus falling within the scope of data protection law. This question is explored not only through a theoretical discussion but also by taking an illustrative example of a smart city-type initiative – the Stratumseind 2.0 project and its living lab in the Netherlands (the Stratumseind Living Lab; SLL). Our analysis shows that the requirement of ‘identifiability’ might be difficult to satisfy in the SLL and similar initiatives. This is so for two main reasons. First, a large amount of the data at stake do not qualify as personal data, at least at first blush. Most of it relates to the environment, such as, data about the weather, air quality, sound and crowding levels, rather than to identified or even likely identifiable individuals. This is connected to the second reason, according to which, the aim of many smart city initiatives (including the SLL) is not to identify and target specific individuals but to manage or nudge them as a multiplicity – a combination of the environment, persons and all of their interactions. This is done by trying to affect the ‘atmosphere’ on the street. We thus argue that a novel type of profiling operations is at stake; rather than relying on individual or group profiling, the SLL and similar initiatives rely upon what we have called ‘atmospheric profiling’. We conclude that it remains highly uncertain, whether smart city initiatives like the SLL actually process personal data. Yet, they still pose risks for a wide variety of rights and freedoms, which data protection law is meant to protect, and a need for regulation remains.</text:p>
          </table:table-cell>
          <table:table-cell office:value-type="float" office:value="2021" calcext:value-type="float">
            <text:p>2021</text:p>
          </table:table-cell>
          <table:table-cell table:number-columns-repeated="2" table:style-name="ce3" office:value-type="string" calcext:value-type="string">
            <text:p>2025-02-19 14:56:34</text:p>
          </table:table-cell>
          <table:table-cell/>
          <table:table-cell office:value-type="float" office:value="105486" calcext:value-type="float">
            <text:p>105486</text:p>
          </table:table-cell>
          <table:table-cell table:number-columns-repeated="2"/>
          <table:table-cell office:value-type="float" office:value="40" calcext:value-type="float">
            <text:p>40</text:p>
          </table:table-cell>
          <table:table-cell table:number-columns-repeated="20"/>
          <table:table-cell office:value-type="string" calcext:value-type="string">
            <text:p>Data protection; Personal data; Smart city; Nudging; Profiling; Stratumseind</text:p>
          </table:table-cell>
          <table:table-cell table:number-columns-repeated="47"/>
          <table:table-cell office:value-type="string" calcext:value-type="string">
            <text:p>No</text:p>
          </table:table-cell>
          <table:table-cell office:value-type="string" calcext:value-type="string">
            <text:p>No LKM</text:p>
          </table:table-cell>
        </table:table-row>
        <table:table-row table:style-name="ro2">
          <table:table-cell office:value-type="string" calcext:value-type="string">
            <text:p>VGWSZACC</text:p>
          </table:table-cell>
          <table:table-cell office:value-type="string" calcext:value-type="string">
            <text:p>journalArticle</text:p>
          </table:table-cell>
          <table:table-cell office:value-type="float" office:value="1989" calcext:value-type="float">
            <text:p>1989</text:p>
          </table:table-cell>
          <table:table-cell office:value-type="string" calcext:value-type="string">
            <text:p>Bruhm, H.; Deisenroth, J.; Schädler, P.</text:p>
          </table:table-cell>
          <table:table-cell office:value-type="string" calcext:value-type="string">
            <text:p>On the design and simulation-based validation of an active compliance law for multi-arm robots</text:p>
          </table:table-cell>
          <table:table-cell office:value-type="string" calcext:value-type="string">
            <text:p>Robotics and Autonomous Systems</text:p>
          </table:table-cell>
          <table:table-cell/>
          <table:table-cell office:value-type="string" calcext:value-type="string">
            <text:p>0921-8890</text:p>
          </table:table-cell>
          <table:table-cell office:value-type="string" calcext:value-type="string">
            <text:p>https://doi.org/10.1016/0921-8890(89)90016-X</text:p>
          </table:table-cell>
          <table:table-cell office:value-type="string" calcext:value-type="string">
            <text:p>https://www.sciencedirect.com/science/article/pii/092188908990016X</text:p>
          </table:table-cell>
          <table:table-cell office:value-type="string" calcext:value-type="string">
            <text:p>A special active compliance law is presented as the feedback element in a non-master/slave (i.e. symmetric) coordination strategy with explicit force distribution for robots with multiple cooperating arms. The method used to design the compliance controller comprise a structural design phase and dynamics design phase. The proposed controller structure simplifies the design problem as it maps the multivariate system onto two decoupled SISO loops with PI controllers describing internal and external compliance behavior. The conditions for the validity of this conceptual system model are discussed and the significance of task parameters such as grasp configuration, force distribution law and mechanical compliance values for the controller structure is explored. The dynamic behavior of internal and external compliance is determined in the second design phase by the choice of gain and integral action time of the respective controllers. An example shows the applicability of classical SISO control system design tools such as the root locus technique. The validity of the design method has been verified by means of the multi-arm robot simulation program MAROSIM, which is also presented in the paper.</text:p>
          </table:table-cell>
          <table:table-cell office:value-type="float" office:value="1989" calcext:value-type="float">
            <text:p>1989</text:p>
          </table:table-cell>
          <table:table-cell table:number-columns-repeated="2" table:style-name="ce3" office:value-type="string" calcext:value-type="string">
            <text:p>2025-02-19 14:56:34</text:p>
          </table:table-cell>
          <table:table-cell/>
          <table:table-cell office:value-type="string" calcext:value-type="string">
            <text:p>307-321</text:p>
          </table:table-cell>
          <table:table-cell/>
          <table:table-cell office:value-type="float" office:value="4" calcext:value-type="float">
            <text:p>4</text:p>
          </table:table-cell>
          <table:table-cell office:value-type="float" office:value="5" calcext:value-type="float">
            <text:p>5</text:p>
          </table:table-cell>
          <table:table-cell table:number-columns-repeated="20"/>
          <table:table-cell office:value-type="string" calcext:value-type="string">
            <text:p>Active compliance; Coordinated control; Dynamic simulation; Force distribution; Multi-arm robots; Root-locus technique; Space robotics; Stationary decoupling</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28">
          <table:table-cell office:value-type="string" calcext:value-type="string">
            <text:p>P9X3TJ99</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Dasgupta, Kalyan; Gibson, Theo; Williams, Mark</text:p>
          </table:table-cell>
          <table:table-cell office:value-type="string" calcext:value-type="string">
            <text:p>Technological and geographic heterogeneity in broadband markets: The challenge for regulation</text:p>
          </table:table-cell>
          <table:table-cell office:value-type="string" calcext:value-type="string">
            <text:p>Telecommunications Policy</text:p>
          </table:table-cell>
          <table:table-cell/>
          <table:table-cell office:value-type="string" calcext:value-type="string">
            <text:p>0308-5961</text:p>
          </table:table-cell>
          <table:table-cell office:value-type="string" calcext:value-type="string">
            <text:p>https://doi.org/10.1016/j.telpol.2020.102042</text:p>
          </table:table-cell>
          <table:table-cell office:value-type="string" calcext:value-type="string">
            <text:p>https://www.sciencedirect.com/science/article/pii/S0308596120301348</text:p>
          </table:table-cell>
          <table:table-cell office:value-type="string" calcext:value-type="string">
            <text:p>When the telecommunications industry was liberalised in Europe and North America in the 1980s and 1990s, it inherited a legacy of monopoly providers whose footprint was national or multi-regional in its character. The regulatory framework, particularly that adopted in EU member states, reflected this pattern of relatively homogeneous deployment achieved, in part, by decades of cross-subsidised pricing and universal service goals. Perhaps because of this legacy, telecommunications regulators have often adopted the presumption that relevant markets are national in character, unless proven otherwise Although geographically-variegated regulatory remedies have been permitted (even in the face of allegedly national relevant markets) and adopted in many member states, many regulators have never done so, and overly cautious thresholds for permitting geographically based forbearance suggest a continued bias towards presuming national markets and remedies. We find that this presumption of uniformity and the tendency to aggregate geographic markets together is not supported by first principles of antitrust analysis, although there may have been strong practical reasons to apply this presumption in the past circumstances of the telecommunications and broadband industries. On the ground, however, there has arguably never been as much heterogeneity across geographies and across technological solutions that provide effective ultra-fast broadband speeds. Both technological (i.e., product market) and geographic heterogeneity are likely to increase with the advent of mobile 5G networks. With their deployment, a cautious regulatory stance towards geographic variation and a cautious regulatory stance towards inter-technology or inter-modal competition may result in regulation that could exceed what is required to ensure effective competition and could instead distort the incentives to enter of facilities-based actors. This may also result in higher-cost and inefficient investment. A more geographically varied and technologically agnostic regulatory framework may satisfy the principle of proportionate and focused regulation—with the possibility that the locus of regulation shifts from the access network to bottleneck facilities such as fibre, ducts and poles. This discussion is especially germane when one considers the highly speculative nature of forecasts and projections about future demand, and the competing claims of proponents of 5G and fibre. While there is some scepticism about the performance of mobile networks, we note that pure mobile and fixed 5G services may have synergies in deployment, and that the idea of competing with residential broadband services is a core strategy of very influential large-scale industry actors. In terms of a future research agenda, regulatory decisions could benefit from much more research into the relationship between domestic and global bandwidth constraints and their influence on development of software and application, as well as much more quantitative research by academics on the drivers of bandwidth demand. The risks associated with promoting investment that results in large-scale wasted resources should also be central to the regulatory agenda.</text:p>
          </table:table-cell>
          <table:table-cell office:value-type="float" office:value="2021" calcext:value-type="float">
            <text:p>2021</text:p>
          </table:table-cell>
          <table:table-cell table:number-columns-repeated="2" table:style-name="ce3" office:value-type="string" calcext:value-type="string">
            <text:p>2025-02-19 14:56:34</text:p>
          </table:table-cell>
          <table:table-cell/>
          <table:table-cell office:value-type="float" office:value="102042" calcext:value-type="float">
            <text:p>102042</text:p>
          </table:table-cell>
          <table:table-cell/>
          <table:table-cell office:value-type="float" office:value="1" calcext:value-type="float">
            <text:p>1</text:p>
          </table:table-cell>
          <table:table-cell office:value-type="float" office:value="45" calcext:value-type="float">
            <text:p>45</text:p>
          </table:table-cell>
          <table:table-cell table:number-columns-repeated="20"/>
          <table:table-cell office:value-type="string" calcext:value-type="string">
            <text:p>Regulation; Antitrust; Industrial organization; Market definition; Telecommunications</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16">
          <table:table-cell office:value-type="string" calcext:value-type="string">
            <text:p>5UJK8GCC</text:p>
          </table:table-cell>
          <table:table-cell office:value-type="string" calcext:value-type="string">
            <text:p>journalArticle</text:p>
          </table:table-cell>
          <table:table-cell office:value-type="float" office:value="2004" calcext:value-type="float">
            <text:p>2004</text:p>
          </table:table-cell>
          <table:table-cell office:value-type="string" calcext:value-type="string">
            <text:p>Shashkov, Mikhail; Wendroff, Burton</text:p>
          </table:table-cell>
          <table:table-cell office:value-type="string" calcext:value-type="string">
            <text:p>The repair paradigm and application to conservation laws</text:p>
          </table:table-cell>
          <table:table-cell office:value-type="string" calcext:value-type="string">
            <text:p>Journal of Computational Physics</text:p>
          </table:table-cell>
          <table:table-cell/>
          <table:table-cell office:value-type="string" calcext:value-type="string">
            <text:p>0021-9991</text:p>
          </table:table-cell>
          <table:table-cell office:value-type="string" calcext:value-type="string">
            <text:p>https://doi.org/10.1016/j.jcp.2004.01.014</text:p>
          </table:table-cell>
          <table:table-cell office:value-type="string" calcext:value-type="string">
            <text:p>https://www.sciencedirect.com/science/article/pii/S0021999104000270</text:p>
          </table:table-cell>
          <table:table-cell office:value-type="string" calcext:value-type="string">
            <text:p>Repair is a conservative, post-processing procedure to be used in numerical methods for hyperbolic conservation laws in order to preserve certain qualitative characteristics of the numerical solution, such as positivity of density and internal energy, by means of redistribution of conserved quantities such as mass, momentum and total energy among the cells of the mesh. In this paper we describe the repair paradigm and prove several theorems which form a theoretical foundation for the repair procedures. We consider two applications of repair and present corresponding numerical results. The first application deals with improving properties of the remapping (conservative interpolation) stage of arbitrary Lagrangian–Eulerian (ALE) methods for the gas dynamics equations, in which the solution is conservatively transferred from one mesh to another. One requirement for remapping is that the interpolated density and internal energy on the new mesh have to stay positive. Another desirable property is that the remapping procedure should not create new extrema for the velocity field. For various reasons these properties may not be satisfied, especially for high-order methods. Repair plays a supplemental role by bringing gas dynamics quantities into physically justified bounds. Another application of repair is to improve the quality of numerical methods for advection of some scalar tracer field with prescribed divergence-free velocity field, in which case the advection equation can be written as a conservation law, and therefore the total amount of tracer is conserved. We show how the repair procedure allows us to reduce oscillations in a numerical solution obtained by a formally high-order method. Repair offers an alternative to more classical methods of reducing oscillations and maintaining positivity.</text:p>
          </table:table-cell>
          <table:table-cell office:value-type="float" office:value="2004" calcext:value-type="float">
            <text:p>2004</text:p>
          </table:table-cell>
          <table:table-cell table:number-columns-repeated="2" table:style-name="ce3" office:value-type="string" calcext:value-type="string">
            <text:p>2025-02-19 14:56:34</text:p>
          </table:table-cell>
          <table:table-cell/>
          <table:table-cell office:value-type="string" calcext:value-type="string">
            <text:p>265-277</text:p>
          </table:table-cell>
          <table:table-cell/>
          <table:table-cell office:value-type="float" office:value="1" calcext:value-type="float">
            <text:p>1</text:p>
          </table:table-cell>
          <table:table-cell office:value-type="float" office:value="198" calcext:value-type="float">
            <text:p>198</text:p>
          </table:table-cell>
          <table:table-cell table:number-columns-repeated="20"/>
          <table:table-cell office:value-type="string" calcext:value-type="string">
            <text:p>Advection; Mass redistribution; Remapping; Repair</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29">
          <table:table-cell office:value-type="string" calcext:value-type="string">
            <text:p>6YDALQA4</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Li, Dechao; Guo, Qiannan</text:p>
          </table:table-cell>
          <table:table-cell office:value-type="string" calcext:value-type="string">
            <text:p>Approximate hierarchical fuzzy reasoning based on the law of importation</text:p>
          </table:table-cell>
          <table:table-cell office:value-type="string" calcext:value-type="string">
            <text:p>Engineering Applications of Artificial Intelligence</text:p>
          </table:table-cell>
          <table:table-cell/>
          <table:table-cell office:value-type="string" calcext:value-type="string">
            <text:p>0952-1976</text:p>
          </table:table-cell>
          <table:table-cell office:value-type="string" calcext:value-type="string">
            <text:p>https://doi.org/10.1016/j.engappai.2024.108468</text:p>
          </table:table-cell>
          <table:table-cell office:value-type="string" calcext:value-type="string">
            <text:p>https://www.sciencedirect.com/science/article/pii/S0952197624006262</text:p>
          </table:table-cell>
          <table:table-cell office:value-type="string" calcext:value-type="string">
            <text:p>Fuzzy reasoning has been widely used in applied sciences such as fuzzy control, artificial intelligence, image processing, data mining, machine learning, decision-making, prediction, classification and so on. However, one has to face with the rule explosion in the application of fuzzy reasoning. As an efficient tool to deal with the rule explosion of fuzzy system, the law of importation equation I(A(x,y),z)=I(x,I(y,z)) with aggregation functions (LIA) can be utilized to construct the fuzzy hierarchical system. In order to enhance the ability of this fuzzy hierarchical system in the actual environments, this paper aims mainly to construct a hierarchical fuzzy system involved in the fuzzy implications that approximately but not strictly satisfy (LIA) to approximate a fuzzy system with arbitrary accuracy. Concretely, we first define Ulam stability of (LIA). And the Ulam stability of (LIA) is then studied, that is, the fuzzy implications are sought to approximately fulfill (LIA) for some given aggregation functions. Further, a hierarchical fuzzy system based on the Ulam stability of (LIA) is constructed to approximate a fuzzy system with arbitrary accuracy. Finally, an example is presented to substantiate our theoretical discussion.</text:p>
          </table:table-cell>
          <table:table-cell office:value-type="float" office:value="2024" calcext:value-type="float">
            <text:p>2024</text:p>
          </table:table-cell>
          <table:table-cell table:number-columns-repeated="2" table:style-name="ce3" office:value-type="string" calcext:value-type="string">
            <text:p>2025-02-19 14:56:34</text:p>
          </table:table-cell>
          <table:table-cell/>
          <table:table-cell office:value-type="float" office:value="108468" calcext:value-type="float">
            <text:p>108468</text:p>
          </table:table-cell>
          <table:table-cell table:number-columns-repeated="2"/>
          <table:table-cell office:value-type="float" office:value="133" calcext:value-type="float">
            <text:p>133</text:p>
          </table:table-cell>
          <table:table-cell table:number-columns-repeated="20"/>
          <table:table-cell office:value-type="string" calcext:value-type="string">
            <text:p>Aggregation function; Approximate accuracy; Fuzzy implication; Ulam stability</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9">
          <table:table-cell office:value-type="string" calcext:value-type="string">
            <text:p>8DZ7W9AP</text:p>
          </table:table-cell>
          <table:table-cell office:value-type="string" calcext:value-type="string">
            <text:p>journalArticle</text:p>
          </table:table-cell>
          <table:table-cell office:value-type="float" office:value="2009" calcext:value-type="float">
            <text:p>2009</text:p>
          </table:table-cell>
          <table:table-cell office:value-type="string" calcext:value-type="string">
            <text:p>Breaux, Travis D.; Antón, Annie I.; Spafford, Eugene H.</text:p>
          </table:table-cell>
          <table:table-cell office:value-type="string" calcext:value-type="string">
            <text:p>A distributed requirements management framework for legal compliance and accountability</text:p>
          </table:table-cell>
          <table:table-cell office:value-type="string" calcext:value-type="string">
            <text:p>Computers &amp; Security</text:p>
          </table:table-cell>
          <table:table-cell/>
          <table:table-cell office:value-type="string" calcext:value-type="string">
            <text:p>0167-4048</text:p>
          </table:table-cell>
          <table:table-cell office:value-type="string" calcext:value-type="string">
            <text:p>https://doi.org/10.1016/j.cose.2008.08.001</text:p>
          </table:table-cell>
          <table:table-cell office:value-type="string" calcext:value-type="string">
            <text:p>https://www.sciencedirect.com/science/article/pii/S0167404808000679</text:p>
          </table:table-cell>
          <table:table-cell office:value-type="string" calcext:value-type="string">
            <text:p>Increasingly, new regulations are governing organizations and their information systems. Individuals responsible for ensuring legal compliance and accountability currently lack sufficient guidance and support to manage their legal obligations within relevant information systems. While software controls provide assurances that business processes adhere to specific requirements, such as those derived from government regulations, there is little support to manage these requirements and their relationships to various policies and regulations. We propose a requirements management framework that enables executives, business managers, software developers and auditors to distribute legal obligations across business units and/or personnel with different roles and technical capabilities. This framework improves accountability by integrating traceability throughout the policy and requirements lifecycle. We illustrate the framework within the context of a concrete healthcare scenario in which obligations incurred from the Health Insurance Portability and Accountability Act (HIPAA) are delegated and refined into software requirements. Additionally, we show how auditing mechanisms can be integrated into the framework and how auditors can certify that specific chains of delegation and refinement decisions comply with government regulations.</text:p>
          </table:table-cell>
          <table:table-cell office:value-type="float" office:value="2009" calcext:value-type="float">
            <text:p>2009</text:p>
          </table:table-cell>
          <table:table-cell table:number-columns-repeated="2" table:style-name="ce3" office:value-type="string" calcext:value-type="string">
            <text:p>2025-02-19 14:56:34</text:p>
          </table:table-cell>
          <table:table-cell/>
          <table:table-cell office:value-type="string" calcext:value-type="string">
            <text:p>8-17</text:p>
          </table:table-cell>
          <table:table-cell/>
          <table:table-cell office:value-type="float" office:value="1" calcext:value-type="float">
            <text:p>1</text:p>
          </table:table-cell>
          <table:table-cell office:value-type="float" office:value="28" calcext:value-type="float">
            <text:p>28</text:p>
          </table:table-cell>
          <table:table-cell table:number-columns-repeated="20"/>
          <table:table-cell office:value-type="string" calcext:value-type="string">
            <text:p>Accountability; Compliance; Policy; regulation; Requirements engineering</text:p>
          </table:table-cell>
          <table:table-cell table:number-columns-repeated="47"/>
          <table:table-cell office:value-type="string" calcext:value-type="string">
            <text:p>Yes</text:p>
          </table:table-cell>
          <table:table-cell/>
        </table:table-row>
        <table:table-row table:style-name="ro29">
          <table:table-cell office:value-type="string" calcext:value-type="string">
            <text:p>P7C7CA5R</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Durand, Pierre; Quang, Gaëtan Le</text:p>
          </table:table-cell>
          <table:table-cell office:value-type="string" calcext:value-type="string">
            <text:p>Banks to basics! Why banking regulation should focus on equity</text:p>
          </table:table-cell>
          <table:table-cell office:value-type="string" calcext:value-type="string">
            <text:p>European Journal of Operational Research</text:p>
          </table:table-cell>
          <table:table-cell/>
          <table:table-cell office:value-type="string" calcext:value-type="string">
            <text:p>0377-2217</text:p>
          </table:table-cell>
          <table:table-cell office:value-type="string" calcext:value-type="string">
            <text:p>https://doi.org/10.1016/j.ejor.2021.10.057</text:p>
          </table:table-cell>
          <table:table-cell office:value-type="string" calcext:value-type="string">
            <text:p>https://www.sciencedirect.com/science/article/pii/S0377221721009061</text:p>
          </table:table-cell>
          <table:table-cell office:value-type="string" calcext:value-type="string">
            <text:p>Banking regulation faces multiple challenges that call for rethinking the way it is designed. In this paper, we argue that regulators should focus more on simple equity requirements instead of elaborating complex rules. Such a constraint in equity is however opposed by the banking industry because of its presumed adverse impact on banks’ performance. Using various techniques (Lasso, Random Forest, Support Vector Regression, Artificial Neural Network) on a large dataset of banks’ balance sheet variables, we show that the equity ratio (equity over total assets) has a clear positive effect on banks’ performance when measured by the return on assets, while the impact of this ratio on the return on equity is most of the time negative. Strong equity requirements do not therefore impede banks’ performance, but do reduce the shareholder value. This may be the reason why the banking industry so fiercely opposes strong equity requirements. In addition, from a methodological perspective, we provide evidence that Random Forest performs better than other techniques at dealing with banks’ balance sheet data. Doing so, we provide avenues for future research dealing with these kind of data.</text:p>
          </table:table-cell>
          <table:table-cell office:value-type="float" office:value="2022" calcext:value-type="float">
            <text:p>2022</text:p>
          </table:table-cell>
          <table:table-cell table:number-columns-repeated="2" table:style-name="ce3" office:value-type="string" calcext:value-type="string">
            <text:p>2025-02-19 14:56:34</text:p>
          </table:table-cell>
          <table:table-cell/>
          <table:table-cell office:value-type="string" calcext:value-type="string">
            <text:p>349-372</text:p>
          </table:table-cell>
          <table:table-cell/>
          <table:table-cell office:value-type="float" office:value="1" calcext:value-type="float">
            <text:p>1</text:p>
          </table:table-cell>
          <table:table-cell office:value-type="float" office:value="301" calcext:value-type="float">
            <text:p>301</text:p>
          </table:table-cell>
          <table:table-cell table:number-columns-repeated="20"/>
          <table:table-cell office:value-type="string" calcext:value-type="string">
            <text:p>Artificial neural network; Banking regulation; Random forest; Support vector machine</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29">
          <table:table-cell office:value-type="string" calcext:value-type="string">
            <text:p>P2HLJNUG</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Phillips, Benjamin</text:p>
          </table:table-cell>
          <table:table-cell office:value-type="string" calcext:value-type="string">
            <text:p>UK further education sector journey to compliance with the general data protection regulation and the data protection act 2018</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21.105586</text:p>
          </table:table-cell>
          <table:table-cell office:value-type="string" calcext:value-type="string">
            <text:p>https://www.sciencedirect.com/science/article/pii/S0267364921000595</text:p>
          </table:table-cell>
          <table:table-cell office:value-type="string" calcext:value-type="string">
            <text:p>The Further Education sector provides training and qualifications to 2.2million young people and adults annually and in the process collect a wealth of data which must be properly managed to ensure it is processed in a fair and transparent manner, maintaining compliance with good information governance and data protection legislation. This article shares the findings of a study which explored the content of General Data Protection Regulation action plans, first hand accounts from data practitioners and the views of students as provides embraced the new legislation. The article demonstrates how a sector which fills the void between schools and universities is unique in the challenges they face when ensuring compliance with data protection laws. These challenges include the application of legislation, noting key differences between the nations of the United Kingdom, and the moral duties placed upon the provider by parents who expect open dialogue with the education provider, consistent as happened with lower levels of education. This must be balanced with the student's right to data privacy and control over who can access their educational records .</text:p>
          </table:table-cell>
          <table:table-cell office:value-type="float" office:value="2021" calcext:value-type="float">
            <text:p>2021</text:p>
          </table:table-cell>
          <table:table-cell table:number-columns-repeated="2" table:style-name="ce3" office:value-type="string" calcext:value-type="string">
            <text:p>2025-02-19 14:56:34</text:p>
          </table:table-cell>
          <table:table-cell/>
          <table:table-cell office:value-type="float" office:value="105586" calcext:value-type="float">
            <text:p>105586</text:p>
          </table:table-cell>
          <table:table-cell table:number-columns-repeated="2"/>
          <table:table-cell office:value-type="float" office:value="42" calcext:value-type="float">
            <text:p>42</text:p>
          </table:table-cell>
          <table:table-cell table:number-columns-repeated="20"/>
          <table:table-cell office:value-type="string" calcext:value-type="string">
            <text:p>Data protection; GDPR; Compliance; Data breach; Data governance; Data subject rights; Further education; Information management; Public sector</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26">
          <table:table-cell office:value-type="string" calcext:value-type="string">
            <text:p>7GFG5LRY</text:p>
          </table:table-cell>
          <table:table-cell office:value-type="string" calcext:value-type="string">
            <text:p>journalArticle</text:p>
          </table:table-cell>
          <table:table-cell office:value-type="float" office:value="1990" calcext:value-type="float">
            <text:p>1990</text:p>
          </table:table-cell>
          <table:table-cell/>
          <table:table-cell office:value-type="string" calcext:value-type="string">
            <text:p>Applications: Susskind, R ‘Pragmatism and purism in artificial intelligence and legal reasoning’ AI &amp; Soc. Vol 3 No 1 (January—March 1989) pp 28–38</text:p>
          </table:table-cell>
          <table:table-cell office:value-type="string" calcext:value-type="string">
            <text:p>Knowledge-Based Systems</text:p>
          </table:table-cell>
          <table:table-cell/>
          <table:table-cell office:value-type="string" calcext:value-type="string">
            <text:p>0950-7051</text:p>
          </table:table-cell>
          <table:table-cell office:value-type="string" calcext:value-type="string">
            <text:p>https://doi.org/10.1016/0950-7051(90)90058-P</text:p>
          </table:table-cell>
          <table:table-cell office:value-type="string" calcext:value-type="string">
            <text:p>https://www.sciencedirect.com/science/article/pii/095070519090058P</text:p>
          </table:table-cell>
          <table:table-cell/>
          <table:table-cell office:value-type="float" office:value="1990" calcext:value-type="float">
            <text:p>1990</text:p>
          </table:table-cell>
          <table:table-cell table:number-columns-repeated="2" table:style-name="ce3" office:value-type="string" calcext:value-type="string">
            <text:p>2025-02-19 14:56:34</text:p>
          </table:table-cell>
          <table:table-cell/>
          <table:table-cell office:value-type="float" office:value="61" calcext:value-type="float">
            <text:p>61</text:p>
          </table:table-cell>
          <table:table-cell/>
          <table:table-cell office:value-type="float" office:value="1" calcext:value-type="float">
            <text:p>1</text:p>
          </table:table-cell>
          <table:table-cell office:value-type="float" office:value="3" calcext:value-type="float">
            <text:p>3</text:p>
          </table:table-cell>
          <table:table-cell table:number-columns-repeated="68"/>
          <table:table-cell office:value-type="string" calcext:value-type="string">
            <text:p>No</text:p>
          </table:table-cell>
          <table:table-cell office:value-type="string" calcext:value-type="string">
            <text:p>No real content</text:p>
          </table:table-cell>
        </table:table-row>
        <table:table-row table:style-name="ro5">
          <table:table-cell office:value-type="string" calcext:value-type="string">
            <text:p>QZISHQSC</text:p>
          </table:table-cell>
          <table:table-cell office:value-type="string" calcext:value-type="string">
            <text:p>journalArticle</text:p>
          </table:table-cell>
          <table:table-cell office:value-type="float" office:value="2007" calcext:value-type="float">
            <text:p>2007</text:p>
          </table:table-cell>
          <table:table-cell office:value-type="string" calcext:value-type="string">
            <text:p>Olsen, Thomas; Mahler, Tobias</text:p>
          </table:table-cell>
          <table:table-cell office:value-type="string" calcext:value-type="string">
            <text:p>Identity management and data protection law: Risk, responsibility and compliance in ‘Circles of Trust’ – Part II</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07.07.001</text:p>
          </table:table-cell>
          <table:table-cell office:value-type="string" calcext:value-type="string">
            <text:p>https://www.sciencedirect.com/science/article/pii/S0267364907000672</text:p>
          </table:table-cell>
          <table:table-cell office:value-type="string" calcext:value-type="string">
            <text:p>Today, we are expected to remember a different user name and password for almost every organisation or domain we want to access on the Internet. Identity management seeks to solve this problem by making digital identities transferable across organisational boundaries. The basic idea is that the participating organisations will set up a collaboration (or circle of trust) which involves both identity providers and other service providers. However, there is a risk that identity management may reduce the users' level of privacy: Can the collaborating organisations collect personal information and create a profile which includes the user's interaction with all collaborators? Who is responsible for the processing of personal data if many organisations collaborate? How can the user make informed decisions and consent to the processing of his data? This article seeks to address these issues from the perspective of European data protection law. The paper is split into two parts. Part I [Olsen T, Mahler, T, Identity management and data protection law: Risk, responsibility and compliance in `Circles of Trust' – Part I, Comput Law Secur Rep 2007;23(4):342–351. doi:10.1016/j.clsr.2007.05.009] introduced and analysed identity management with a focus on technical issues and risks to privacy. This is part II, which concentrates on data protection law, addressing the roles and responsibilities of collaborators and analysing how to ensure a compliant interaction with the end-user.</text:p>
          </table:table-cell>
          <table:table-cell office:value-type="float" office:value="2007" calcext:value-type="float">
            <text:p>2007</text:p>
          </table:table-cell>
          <table:table-cell table:number-columns-repeated="2" table:style-name="ce3" office:value-type="string" calcext:value-type="string">
            <text:p>2025-02-19 14:56:34</text:p>
          </table:table-cell>
          <table:table-cell/>
          <table:table-cell office:value-type="string" calcext:value-type="string">
            <text:p>415-426</text:p>
          </table:table-cell>
          <table:table-cell/>
          <table:table-cell office:value-type="float" office:value="5" calcext:value-type="float">
            <text:p>5</text:p>
          </table:table-cell>
          <table:table-cell office:value-type="float" office:value="23" calcext:value-type="float">
            <text:p>23</text:p>
          </table:table-cell>
          <table:table-cell table:number-columns-repeated="68"/>
          <table:table-cell office:value-type="string" calcext:value-type="string">
            <text:p>No</text:p>
          </table:table-cell>
          <table:table-cell office:value-type="string" calcext:value-type="string">
            <text:p>Meta</text:p>
          </table:table-cell>
        </table:table-row>
        <table:table-row table:style-name="ro30">
          <table:table-cell office:value-type="string" calcext:value-type="string">
            <text:p>DYKTGKSQ</text:p>
          </table:table-cell>
          <table:table-cell office:value-type="string" calcext:value-type="string">
            <text:p>bookSection</text:p>
          </table:table-cell>
          <table:table-cell office:value-type="float" office:value="2013" calcext:value-type="float">
            <text:p>2013</text:p>
          </table:table-cell>
          <table:table-cell office:value-type="string" calcext:value-type="string">
            <text:p>Azzolini, John</text:p>
          </table:table-cell>
          <table:table-cell office:value-type="string" calcext:value-type="string">
            <text:p>4 - The law firm library</text:p>
          </table:table-cell>
          <table:table-cell office:value-type="string" calcext:value-type="string">
            <text:p>Law Firm Librarianship</text:p>
          </table:table-cell>
          <table:table-cell office:value-type="string" calcext:value-type="string">
            <text:p>978-1-84334-708-8</text:p>
          </table:table-cell>
          <table:table-cell table:number-columns-repeated="2"/>
          <table:table-cell office:value-type="string" calcext:value-type="string">
            <text:p>https://www.sciencedirect.com/science/article/pii/B9781843347088500040</text:p>
          </table:table-cell>
          <table:table-cell office:value-type="string" calcext:value-type="string">
            <text:p>Abstract: The ways of the law firm library are primarily determined by the practices and goals of the law firm itself. However, the library retains the characteristics of an information unit and a business unit, regardless of its role as a firm-anchored department. The most compelling of its duties as a business unit is to provide value to its parent organization. The library is expected to contribute to the firm’s bottom line. The firm library community is alive with argument and agreement over the best methods of proving one’s value, whether library value is amenable to established financial metrics or if the end point is better understood as the administration’s acknowledgment of value in whatever form a particular library can offer. One mainspring of value is the library’s effective handling of its budget. Major challenges intrinsic to library finances include the changing needs of its main user groups, the shifting balance between print and electronic subscriptions, and the struggle to recover costs from clients for research time and database access. Librarians are expected to take a direct role in managing contracts and licenses. They also engage in aggressive marketing practices on behalf of the library itself. Another organizational concern is a library’s relationships with other offices and departments within the firm as well as with other library units. As information units, firm libraries are confronting the same trends as other types of libraries. A proliferation of formats has led to a re-conceptualization of the collection that goes beyond the library walls. Fresh approaches to service such as embedded librarianship are being explored. Also central to firm librarians’ duties as information experts are their obligations to train their users thoroughly on work-critical databases and to monitor that staff usage for the sake of copyright compliance.</text:p>
          </table:table-cell>
          <table:table-cell office:value-type="float" office:value="2013" calcext:value-type="float">
            <text:p>2013</text:p>
          </table:table-cell>
          <table:table-cell table:number-columns-repeated="2" table:style-name="ce3" office:value-type="string" calcext:value-type="string">
            <text:p>2025-02-19 14:56:34</text:p>
          </table:table-cell>
          <table:table-cell/>
          <table:table-cell office:value-type="string" calcext:value-type="string">
            <text:p>125-164</text:p>
          </table:table-cell>
          <table:table-cell table:number-columns-repeated="6"/>
          <table:table-cell office:value-type="string" calcext:value-type="string">
            <text:p>Chandos Information Professional Series</text:p>
          </table:table-cell>
          <table:table-cell table:number-columns-repeated="3"/>
          <table:table-cell office:value-type="string" calcext:value-type="string">
            <text:p>Chandos Publishing</text:p>
          </table:table-cell>
          <table:table-cell table:number-columns-repeated="8"/>
          <table:table-cell office:value-type="string" calcext:value-type="string">
            <text:p>DOI: https://doi.org/10.1016/B978-1-84334-708-8.50004-0</text:p>
          </table:table-cell>
          <table:table-cell table:number-columns-repeated="3"/>
          <table:table-cell office:value-type="string" calcext:value-type="string">
            <text:p>contracts; budget; business value; collection development; copyright; cost recovery; embedded librarianship; finances; licensing; marketing; training; value imperative</text:p>
          </table:table-cell>
          <table:table-cell/>
          <table:table-cell office:value-type="string" calcext:value-type="string">
            <text:p>Azzolini, John</text:p>
          </table:table-cell>
          <table:table-cell table:number-columns-repeated="45"/>
          <table:table-cell office:value-type="string" calcext:value-type="string">
            <text:p>No</text:p>
          </table:table-cell>
          <table:table-cell office:value-type="string" calcext:value-type="string">
            <text:p>Wrong Topic</text:p>
          </table:table-cell>
        </table:table-row>
        <table:table-row table:style-name="ro31">
          <table:table-cell office:value-type="string" calcext:value-type="string">
            <text:p>33HBG98V</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Olukoya, Oluwafemi</text:p>
          </table:table-cell>
          <table:table-cell office:value-type="string" calcext:value-type="string">
            <text:p>Assessing frameworks for eliciting privacy &amp; security requirements from laws and regulations</text:p>
          </table:table-cell>
          <table:table-cell office:value-type="string" calcext:value-type="string">
            <text:p>Computers &amp; Security</text:p>
          </table:table-cell>
          <table:table-cell/>
          <table:table-cell office:value-type="string" calcext:value-type="string">
            <text:p>0167-4048</text:p>
          </table:table-cell>
          <table:table-cell office:value-type="string" calcext:value-type="string">
            <text:p>https://doi.org/10.1016/j.cose.2022.102697</text:p>
          </table:table-cell>
          <table:table-cell office:value-type="string" calcext:value-type="string">
            <text:p>https://www.sciencedirect.com/science/article/pii/S0167404822000955</text:p>
          </table:table-cell>
          <table:table-cell office:value-type="string" calcext:value-type="string">
            <text:p>The processing of personal data has become a prominent concern for stakeholders when selecting software or service providers to serve their needs. Different laws and legislation have been introduced to standardize and strengthen data protection policies across different countries to protect such data. Therefore, businesses and organizations responsible for managing personal data are obligated to implement the privacy and security requirements established by these laws and legislation. Different methods and tools have been provided for eliciting requirements for legally compliant software based on the relevant data protection laws and legislation. However, little has been done in assessing these methodologies on regulations outside the EU and the US. This paper aims to assess these methodologies on other information security laws and regulations beyond the General Data Protection Regulation (GDPR) and Health Insurance Portability and Accountability Act (HIPAA) by eliciting security requirements explicitly focusing on the Nigerian data protection regulation. To investigate the applicability of these methodologies, we use the extracted privacy and security requirements with information communication protocols in verifying compliance in procedural practices of products and services in the financial technology sector. The analysis reports on the completeness, consistency, and utility of the frameworks. Finally, foundational research directions for interoperable standards for eliciting software requirements from legal texts are proposed.</text:p>
          </table:table-cell>
          <table:table-cell office:value-type="float" office:value="2022" calcext:value-type="float">
            <text:p>2022</text:p>
          </table:table-cell>
          <table:table-cell table:number-columns-repeated="2" table:style-name="ce3" office:value-type="string" calcext:value-type="string">
            <text:p>2025-02-19 14:56:34</text:p>
          </table:table-cell>
          <table:table-cell/>
          <table:table-cell office:value-type="float" office:value="102697" calcext:value-type="float">
            <text:p>102697</text:p>
          </table:table-cell>
          <table:table-cell table:number-columns-repeated="2"/>
          <table:table-cell office:value-type="float" office:value="117" calcext:value-type="float">
            <text:p>117</text:p>
          </table:table-cell>
          <table:table-cell table:number-columns-repeated="20"/>
          <table:table-cell office:value-type="string" calcext:value-type="string">
            <text:p>Requirements engineering; Privacy by design; Privacy requirements; Information security compliance; Privacy laws; Privacy preservation; Requirements elicitation; Security and privacy; Security requirements; Software requirements</text:p>
          </table:table-cell>
          <table:table-cell table:number-columns-repeated="47"/>
          <table:table-cell office:value-type="string" calcext:value-type="string">
            <text:p>Yes</text:p>
          </table:table-cell>
          <table:table-cell office:value-type="string" calcext:value-type="string">
            <text:p>Not too sure</text:p>
          </table:table-cell>
        </table:table-row>
        <table:table-row table:style-name="ro22">
          <table:table-cell office:value-type="string" calcext:value-type="string">
            <text:p>67RMUNXL</text:p>
          </table:table-cell>
          <table:table-cell office:value-type="string" calcext:value-type="string">
            <text:p>journalArticle</text:p>
          </table:table-cell>
          <table:table-cell office:value-type="float" office:value="2001" calcext:value-type="float">
            <text:p>2001</text:p>
          </table:table-cell>
          <table:table-cell office:value-type="string" calcext:value-type="string">
            <text:p>Allinson, Caroline</text:p>
          </table:table-cell>
          <table:table-cell office:value-type="string" calcext:value-type="string">
            <text:p>Information Systems Audit Trails in Legal Proceedings as Evidence</text:p>
          </table:table-cell>
          <table:table-cell office:value-type="string" calcext:value-type="string">
            <text:p>Computers &amp; Security</text:p>
          </table:table-cell>
          <table:table-cell/>
          <table:table-cell office:value-type="string" calcext:value-type="string">
            <text:p>0167-4048</text:p>
          </table:table-cell>
          <table:table-cell office:value-type="string" calcext:value-type="string">
            <text:p>https://doi.org/10.1016/S0167-4048(01)00513-2</text:p>
          </table:table-cell>
          <table:table-cell office:value-type="string" calcext:value-type="string">
            <text:p>https://www.sciencedirect.com/science/article/pii/S0167404801005132</text:p>
          </table:table-cell>
          <table:table-cell office:value-type="string" calcext:value-type="string">
            <text:p>Australian State and Commonwealth Governments are interested in the collection, storage and presentation of audit trail information, particularly within a legal framework. Law enforcement agencies have a legal obligation to keep audit records of all activity on information systems used within their operations. Little to no research has been identified in relation to the use of internal audit systems for evidentiary purpose. A brief history of audit trails is given with requirements for such audit trails beyond the year 2000. The Queensland Police Service (QPS), Australia, is used as a major case study . Information on principles, techniques and processes used, and the reason for the recording, storing and releasing of audit information for evidentiary purposes have been studied. To assist in determining current practice in the Australian Commonwealth and State Governments the results of an Australia wide survey of all government departments are given and contrasted to the major study for QPS. Reference is also made to the legal obligations for authorization of audit analysis, expert witnessing and legal precedence in relation to court acceptance or rejection of audit information used in evidence. It is shown that most organizations studied generate and retain audit trails but the approach is not consistent nor is it comprehensive. It is suggested that these materials would not withstand a serious legal challenge.</text:p>
          </table:table-cell>
          <table:table-cell office:value-type="float" office:value="2001" calcext:value-type="float">
            <text:p>2001</text:p>
          </table:table-cell>
          <table:table-cell table:number-columns-repeated="2" table:style-name="ce3" office:value-type="string" calcext:value-type="string">
            <text:p>2025-02-19 14:56:34</text:p>
          </table:table-cell>
          <table:table-cell/>
          <table:table-cell office:value-type="string" calcext:value-type="string">
            <text:p>409-421</text:p>
          </table:table-cell>
          <table:table-cell/>
          <table:table-cell office:value-type="float" office:value="5" calcext:value-type="float">
            <text:p>5</text:p>
          </table:table-cell>
          <table:table-cell office:value-type="float" office:value="20" calcext:value-type="float">
            <text:p>20</text:p>
          </table:table-cell>
          <table:table-cell table:number-columns-repeated="20"/>
          <table:table-cell office:value-type="string" calcext:value-type="string">
            <text:p>law enforcement; evidence; policy; audit trails; computer; court; expert witness; information security; investigation; survey</text:p>
          </table:table-cell>
          <table:table-cell table:number-columns-repeated="47"/>
          <table:table-cell office:value-type="string" calcext:value-type="string">
            <text:p>No</text:p>
          </table:table-cell>
          <table:table-cell office:value-type="string" calcext:value-type="string">
            <text:p>Litigation? No LKM</text:p>
          </table:table-cell>
        </table:table-row>
        <table:table-row table:style-name="ro2">
          <table:table-cell office:value-type="string" calcext:value-type="string">
            <text:p>VI49YQRM</text:p>
          </table:table-cell>
          <table:table-cell office:value-type="string" calcext:value-type="string">
            <text:p>bookSection</text:p>
          </table:table-cell>
          <table:table-cell office:value-type="float" office:value="2010" calcext:value-type="float">
            <text:p>2010</text:p>
          </table:table-cell>
          <table:table-cell office:value-type="string" calcext:value-type="string">
            <text:p>Conrad, Eric; Misenar, Seth; Feldman, Joshua</text:p>
          </table:table-cell>
          <table:table-cell office:value-type="string" calcext:value-type="string">
            <text:p>Chapter 11 - Domain 10: Legal, regulations, investigations, and compliance</text:p>
          </table:table-cell>
          <table:table-cell office:value-type="string" calcext:value-type="string">
            <text:p>CISSP Study Guide</text:p>
          </table:table-cell>
          <table:table-cell office:value-type="string" calcext:value-type="string">
            <text:p>978-1-59749-563-9</text:p>
          </table:table-cell>
          <table:table-cell table:number-columns-repeated="2"/>
          <table:table-cell office:value-type="string" calcext:value-type="string">
            <text:p>https://www.sciencedirect.com/science/article/pii/B9781597495639000111</text:p>
          </table:table-cell>
          <table:table-cell office:value-type="string" calcext:value-type="string">
            <text:p>Publisher Summary This chapter introduces some of the basic concepts that are important to all information security professionals. The actual implementation of laws surrounding intellectual property, privacy, reasonable searches, and breach notification will differ amongst various regions of the world, but the importance of these concepts is still universal. In order to begin to appreciate common legal concepts at work in today's global economy, an understanding of the major legal systems is required. These legal systems provide the framework that determines how a country develops laws pertaining to information systems in the first place. The three major systems of law are civil, common, and religious law. Civil law is employed by many countries throughout the world. The system of civil law leverages codified laws or statutes to determine what is considered within the bounds of law. Common law is the legal system used in the United States, Canada, the United Kingdom, and most former British colonies, amongst others. Religious law serves as the third of the major legal systems. Religious doctrine or interpretation serves as a source of legal understanding and statutes.</text:p>
          </table:table-cell>
          <table:table-cell office:value-type="float" office:value="2010" calcext:value-type="float">
            <text:p>2010</text:p>
          </table:table-cell>
          <table:table-cell table:number-columns-repeated="2" table:style-name="ce3" office:value-type="string" calcext:value-type="string">
            <text:p>2025-02-19 14:56:34</text:p>
          </table:table-cell>
          <table:table-cell/>
          <table:table-cell office:value-type="string" calcext:value-type="string">
            <text:p>405-439</text:p>
          </table:table-cell>
          <table:table-cell table:number-columns-repeated="10"/>
          <table:table-cell office:value-type="string" calcext:value-type="string">
            <text:p>Syngress</text:p>
          </table:table-cell>
          <table:table-cell office:value-type="string" calcext:value-type="string">
            <text:p>Boston</text:p>
          </table:table-cell>
          <table:table-cell table:number-columns-repeated="7"/>
          <table:table-cell office:value-type="string" calcext:value-type="string">
            <text:p>DOI: https://doi.org/10.1016/B978-1-59749-563-9.00011-1</text:p>
          </table:table-cell>
          <table:table-cell table:number-columns-repeated="5"/>
          <table:table-cell office:value-type="string" calcext:value-type="string">
            <text:p>Conrad, Eric; Misenar, Seth; Feldman, Joshua</text:p>
          </table:table-cell>
          <table:table-cell table:number-columns-repeated="45"/>
          <table:table-cell office:value-type="string" calcext:value-type="string">
            <text:p>No</text:p>
          </table:table-cell>
          <table:table-cell office:value-type="string" calcext:value-type="string">
            <text:p>Too broad?</text:p>
          </table:table-cell>
        </table:table-row>
        <table:table-row table:style-name="ro3">
          <table:table-cell office:value-type="string" calcext:value-type="string">
            <text:p>3452Y9Q6</text:p>
          </table:table-cell>
          <table:table-cell office:value-type="string" calcext:value-type="string">
            <text:p>journalArticle</text:p>
          </table:table-cell>
          <table:table-cell office:value-type="float" office:value="1992" calcext:value-type="float">
            <text:p>1992</text:p>
          </table:table-cell>
          <table:table-cell office:value-type="string" calcext:value-type="string">
            <text:p>Wooddall-Gainey, David; Alwang, Jeffrey; Lanier, Paul W.</text:p>
          </table:table-cell>
          <table:table-cell office:value-type="string" calcext:value-type="string">
            <text:p>Development of a hypertext computer program to promote compliance with farm labor laws</text:p>
          </table:table-cell>
          <table:table-cell office:value-type="string" calcext:value-type="string">
            <text:p>Computers and Electronics in Agriculture</text:p>
          </table:table-cell>
          <table:table-cell/>
          <table:table-cell office:value-type="string" calcext:value-type="string">
            <text:p>0168-1699</text:p>
          </table:table-cell>
          <table:table-cell office:value-type="string" calcext:value-type="string">
            <text:p>https://doi.org/10.1016/S0168-1699(05)80026-2</text:p>
          </table:table-cell>
          <table:table-cell office:value-type="string" calcext:value-type="string">
            <text:p>https://www.sciencedirect.com/science/article/pii/S0168169905800262</text:p>
          </table:table-cell>
          <table:table-cell office:value-type="string" calcext:value-type="string">
            <text:p>Changing patterns in the supply of and demand for farm labor in the United States make it essential that farmers who have no experience with labor laws become familiar with a large number of changing regulations. In Virginia, the problem of educating farmers was tackled by the development and promotion of a computerized catalog of farm labor legislation using hypertext software. The purposes of this paper are to detail the steps toward creation of the program as well as the lessons learned, and to describe an application of hypertext technology to solve a problem of information transfer in agriculture.</text:p>
          </table:table-cell>
          <table:table-cell office:value-type="float" office:value="1992" calcext:value-type="float">
            <text:p>1992</text:p>
          </table:table-cell>
          <table:table-cell table:number-columns-repeated="2" table:style-name="ce3" office:value-type="string" calcext:value-type="string">
            <text:p>2025-02-19 14:56:35</text:p>
          </table:table-cell>
          <table:table-cell/>
          <table:table-cell office:value-type="string" calcext:value-type="string">
            <text:p>109-120</text:p>
          </table:table-cell>
          <table:table-cell/>
          <table:table-cell office:value-type="float" office:value="2" calcext:value-type="float">
            <text:p>2</text:p>
          </table:table-cell>
          <table:table-cell office:value-type="float" office:value="7" calcext:value-type="float">
            <text:p>7</text:p>
          </table:table-cell>
          <table:table-cell table:number-columns-repeated="68"/>
          <table:table-cell office:value-type="string" calcext:value-type="string">
            <text:p>Read Paper</text:p>
          </table:table-cell>
          <table:table-cell/>
        </table:table-row>
        <table:table-row table:style-name="ro2">
          <table:table-cell office:value-type="string" calcext:value-type="string">
            <text:p>HVTFMAE7</text:p>
          </table:table-cell>
          <table:table-cell office:value-type="string" calcext:value-type="string">
            <text:p>journalArticle</text:p>
          </table:table-cell>
          <table:table-cell office:value-type="float" office:value="2004" calcext:value-type="float">
            <text:p>2004</text:p>
          </table:table-cell>
          <table:table-cell office:value-type="string" calcext:value-type="string">
            <text:p>González, Andrés Guadamuz</text:p>
          </table:table-cell>
          <table:table-cell office:value-type="string" calcext:value-type="string">
            <text:p>PayPal: the legal status of C2C payment systems</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S0267-3649(04)00051-2</text:p>
          </table:table-cell>
          <table:table-cell office:value-type="string" calcext:value-type="string">
            <text:p>https://www.sciencedirect.com/science/article/pii/S0267364904000512</text:p>
          </table:table-cell>
          <table:table-cell office:value-type="string" calcext:value-type="string">
            <text:p>The area of online payment systems has been the subject of increasing attention for those interested in electronic commerce law. The reason for this is the almost exponential increase in electronic commerce transactions. For example, online retail in the United States accounted for 35.87 billion USD in 2001 and 47.98 billion USD in 2002. Online retail in the UK was only 0.4% of total retail in 1999, this figure rose to 4% in 2002.1 Most of the emphasis in the existing literature has been in regards to “conventional” online payment systems, such as credit and debit cards, and some other non-conventional payment methods such as the increasing legal interest in electronic money schemes.2 Nevertheless, there has been minimal interest in one of the fastest growing online payment methods – the popular Consumer-to-Consumer (C2C) model of electronic commerce. With the marked increase in C2C transactions exemplified by auction sites such as eBay, a viable payment method for such operations must receive legal review. The present paper will analyse the C2C payment system exemplified by PayPal, and it will explore some of the most pressing legal questions which need answering, such as the regulatory status of PayPal.</text:p>
          </table:table-cell>
          <table:table-cell office:value-type="float" office:value="2004" calcext:value-type="float">
            <text:p>2004</text:p>
          </table:table-cell>
          <table:table-cell table:number-columns-repeated="2" table:style-name="ce3" office:value-type="string" calcext:value-type="string">
            <text:p>2025-02-19 14:56:35</text:p>
          </table:table-cell>
          <table:table-cell/>
          <table:table-cell office:value-type="string" calcext:value-type="string">
            <text:p>293-299</text:p>
          </table:table-cell>
          <table:table-cell/>
          <table:table-cell office:value-type="float" office:value="4" calcext:value-type="float">
            <text:p>4</text:p>
          </table:table-cell>
          <table:table-cell office:value-type="float" office:value="20" calcext:value-type="float">
            <text:p>20</text:p>
          </table:table-cell>
          <table:table-cell table:number-columns-repeated="68"/>
          <table:table-cell office:value-type="string" calcext:value-type="string">
            <text:p>No</text:p>
          </table:table-cell>
          <table:table-cell office:value-type="string" calcext:value-type="string">
            <text:p>Meta</text:p>
          </table:table-cell>
        </table:table-row>
        <table:table-row table:style-name="ro16">
          <table:table-cell office:value-type="string" calcext:value-type="string">
            <text:p>CHLUDAZP</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Zandesh, Zahra; Ghazisaeedi, Marjan; Devarakonda, Murthy V.; Haghighi, Mohammad Sayad</text:p>
          </table:table-cell>
          <table:table-cell office:value-type="string" calcext:value-type="string">
            <text:p>Legal framework for health cloud: A systematic review</text:p>
          </table:table-cell>
          <table:table-cell office:value-type="string" calcext:value-type="string">
            <text:p>International Journal of Medical Informatics</text:p>
          </table:table-cell>
          <table:table-cell/>
          <table:table-cell office:value-type="string" calcext:value-type="string">
            <text:p>1386-5056</text:p>
          </table:table-cell>
          <table:table-cell office:value-type="string" calcext:value-type="string">
            <text:p>https://doi.org/10.1016/j.ijmedinf.2019.103953</text:p>
          </table:table-cell>
          <table:table-cell office:value-type="string" calcext:value-type="string">
            <text:p>https://www.sciencedirect.com/science/article/pii/S1386505619305179</text:p>
          </table:table-cell>
          <table:table-cell office:value-type="string" calcext:value-type="string">
            <text:p>Background The complicated nature of cloud computing encompassing internet-based technologies and service models for delivering IT applications, processing capability, storage, and memory space brings along challenging problems. Some issues such as information security, privacy, and legal aspects of cloud computing may become challenging while cross passing with another complex domain like healthcare. Objectives The present study was conducted to report the results of a systematic literature review on the legal aspects of health cloud. Method The original English papers published in Pub Med, Scopus, Web of Science, and IEEE Digital Library databases were extracted, among which1582 were related to the legal aspects of health cloud environment and were selected using predefined search strings. Conclusion Through the review process, effective factors in relation to a health cloud legal framework were identified and accordingly, a proper design was developed for this domain. Next, the identified factors were confirmed and adjusted by mapping the contents of the selected papers to different categories and subcategories under the proposed framework. Five Main categories like the issues related to the compliance, data protection, Identity Credential Access Management (ICAM), ownership, and quality of service were selected as the basic pillars in the proposed framework. Finally, 22 papers were selected, among which 19 were mapped to the compliance issues, 18 the issues related to “Data protection” were addressed, and 14 “Identity Credential Access Management (ICAM)” was discussed. Fifteen Papers were mapped to “Data ownership” and “Quality of service” categories. Some papers were found to present some solutions in all the mentioned areas; however, most of them have addressed only a few issues.</text:p>
          </table:table-cell>
          <table:table-cell office:value-type="float" office:value="2019" calcext:value-type="float">
            <text:p>2019</text:p>
          </table:table-cell>
          <table:table-cell table:number-columns-repeated="2" table:style-name="ce3" office:value-type="string" calcext:value-type="string">
            <text:p>2025-02-19 14:56:35</text:p>
          </table:table-cell>
          <table:table-cell/>
          <table:table-cell office:value-type="float" office:value="103953" calcext:value-type="float">
            <text:p>103953</text:p>
          </table:table-cell>
          <table:table-cell table:number-columns-repeated="2"/>
          <table:table-cell office:value-type="float" office:value="132" calcext:value-type="float">
            <text:p>132</text:p>
          </table:table-cell>
          <table:table-cell table:number-columns-repeated="20"/>
          <table:table-cell office:value-type="string" calcext:value-type="string">
            <text:p>Cloud computing; Healthcare; Privacy; Security; Legal framework</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32">
          <table:table-cell office:value-type="string" calcext:value-type="string">
            <text:p>YYA7HVKR</text:p>
          </table:table-cell>
          <table:table-cell office:value-type="string" calcext:value-type="string">
            <text:p>journalArticle</text:p>
          </table:table-cell>
          <table:table-cell office:value-type="float" office:value="2006" calcext:value-type="float">
            <text:p>2006</text:p>
          </table:table-cell>
          <table:table-cell office:value-type="string" calcext:value-type="string">
            <text:p>Pinder, Phil</text:p>
          </table:table-cell>
          <table:table-cell office:value-type="string" calcext:value-type="string">
            <text:p>Preparing Information Security for legal and regulatory compliance (Sarbanes–Oxley and Basel II)</text:p>
          </table:table-cell>
          <table:table-cell office:value-type="string" calcext:value-type="string">
            <text:p>Information Security Technical Report</text:p>
          </table:table-cell>
          <table:table-cell/>
          <table:table-cell office:value-type="string" calcext:value-type="string">
            <text:p>1363-4127</text:p>
          </table:table-cell>
          <table:table-cell office:value-type="string" calcext:value-type="string">
            <text:p>https://doi.org/10.1016/j.istr.2005.12.003</text:p>
          </table:table-cell>
          <table:table-cell office:value-type="string" calcext:value-type="string">
            <text:p>https://www.sciencedirect.com/science/article/pii/S1363412705000786</text:p>
          </table:table-cell>
          <table:table-cell office:value-type="string" calcext:value-type="string">
            <text:p>The problem for many IT and Information Security departments is how to keep abreast of new and never-ending regulation and legislation and translate it into IT terms. This article reviews two of the more recent examples (Sarbanes–Oxley and Basel II), how compliance can be addressed in a more cost-effective fashion and how this is changing the role of Information Security.</text:p>
          </table:table-cell>
          <table:table-cell office:value-type="float" office:value="2006" calcext:value-type="float">
            <text:p>2006</text:p>
          </table:table-cell>
          <table:table-cell table:number-columns-repeated="2" table:style-name="ce3" office:value-type="string" calcext:value-type="string">
            <text:p>2025-02-19 14:56:35</text:p>
          </table:table-cell>
          <table:table-cell/>
          <table:table-cell office:value-type="string" calcext:value-type="string">
            <text:p>32-38</text:p>
          </table:table-cell>
          <table:table-cell/>
          <table:table-cell office:value-type="float" office:value="1" calcext:value-type="float">
            <text:p>1</text:p>
          </table:table-cell>
          <table:table-cell office:value-type="float" office:value="11" calcext:value-type="float">
            <text:p>11</text:p>
          </table:table-cell>
          <table:table-cell table:number-columns-repeated="68"/>
          <table:table-cell office:value-type="string" calcext:value-type="string">
            <text:p>Read Paper</text:p>
          </table:table-cell>
          <table:table-cell/>
        </table:table-row>
        <table:table-row table:style-name="ro29">
          <table:table-cell office:value-type="string" calcext:value-type="string">
            <text:p>6PPPULVC</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Boeken, Jasmijn</text:p>
          </table:table-cell>
          <table:table-cell office:value-type="string" calcext:value-type="string">
            <text:p>From compliance to security, responsibility beyond law</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23.105926</text:p>
          </table:table-cell>
          <table:table-cell office:value-type="string" calcext:value-type="string">
            <text:p>https://www.sciencedirect.com/science/article/pii/S026736492300136X</text:p>
          </table:table-cell>
          <table:table-cell office:value-type="string" calcext:value-type="string">
            <text:p>In this opinion piece, I advocate for the adoption of a care-based stakeholder approach in cybersecurity for companies. With the ever-increasing digitization of all aspects of life, companies are struggling to keep themselves and their customers secure. This is, at least in part, due to their focus on compliance to standards and regulations, they fall victim to a checkbox-mentality where compliance instead of security is seen as the goal. This strong focus on compliance creates security blind-spots and the negative impact it has on security is strengthened by the “pacing problem” – where technology evolves faster than the law. Thus, leaving a gap where there is a lack of legislation and enforcement for new technologies. In this opinion piece I argue that the responsibility for cybersecurity should be shared by governments and companies. To give companies the tools they need for ethical decision-making and thus truly take responsibility, I suggest combining the ethics of care with stakeholder theory to provide a context-based relational view of companies. With this caring stakeholder model, companies have the tools they need to transition from compliance to security.</text:p>
          </table:table-cell>
          <table:table-cell office:value-type="float" office:value="2024" calcext:value-type="float">
            <text:p>2024</text:p>
          </table:table-cell>
          <table:table-cell table:number-columns-repeated="2" table:style-name="ce3" office:value-type="string" calcext:value-type="string">
            <text:p>2025-02-19 14:56:35</text:p>
          </table:table-cell>
          <table:table-cell/>
          <table:table-cell office:value-type="float" office:value="105926" calcext:value-type="float">
            <text:p>105926</text:p>
          </table:table-cell>
          <table:table-cell table:number-columns-repeated="2"/>
          <table:table-cell office:value-type="float" office:value="52" calcext:value-type="float">
            <text:p>52</text:p>
          </table:table-cell>
          <table:table-cell table:number-columns-repeated="20"/>
          <table:table-cell office:value-type="string" calcext:value-type="string">
            <text:p>Cybersecurity; Legislation; Care ethics; Cybersecurity standards; Pacing problem; Stakeholder theory</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10">
          <table:table-cell office:value-type="string" calcext:value-type="string">
            <text:p>BL728ZVX</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Hoffmann, Tuany Gabriela; Meinert, Caroline; Ormelez, Felipe; Campani, Marcelo; Bertoli, Sávio Leandro; Ender, Laércio; Souza, Carolina Krebs de</text:p>
          </table:table-cell>
          <table:table-cell office:value-type="string" calcext:value-type="string">
            <text:p>Fresh food shelf-life improvement by humidity regulation in domestic refrigeration</text:p>
          </table:table-cell>
          <table:table-cell office:value-type="string" calcext:value-type="string">
            <text:p>Procedia Computer Science</text:p>
          </table:table-cell>
          <table:table-cell/>
          <table:table-cell office:value-type="string" calcext:value-type="string">
            <text:p>1877-0509</text:p>
          </table:table-cell>
          <table:table-cell office:value-type="string" calcext:value-type="string">
            <text:p>https://doi.org/10.1016/j.procs.2022.12.279</text:p>
          </table:table-cell>
          <table:table-cell office:value-type="string" calcext:value-type="string">
            <text:p>https://www.sciencedirect.com/science/article/pii/S1877050922023572</text:p>
          </table:table-cell>
          <table:table-cell office:value-type="string" calcext:value-type="string">
            <text:p>Air humidity plays a vital role in domestic refrigerators, with direct impact in water loss. The water loss is an adverse result in postharvest condition once food can no longer replace water. However, food products are normally submitted to improper refrigeration conditions. For this reason, this study evaluates the fresh food quality (mushrooms and crispy lettuce) stored in the crisper compartment from a domestic refrigerator. Two tests were performed by oscillating the relative humidity (high and lower level). Mass loss, total color difference and sensorial analysis were conducted in order to determine the food quality during 14 days of storage. Results presented improved preservation from the mushrooms and crispy lettuce when relative humidity high was kept, inside the crisper compartment. Briefly, these results can support the development of new domestic refrigeration projected with improved preservation technologies.</text:p>
          </table:table-cell>
          <table:table-cell office:value-type="float" office:value="2023" calcext:value-type="float">
            <text:p>2023</text:p>
          </table:table-cell>
          <table:table-cell table:number-columns-repeated="2" table:style-name="ce3" office:value-type="string" calcext:value-type="string">
            <text:p>2025-02-19 14:56:35</text:p>
          </table:table-cell>
          <table:table-cell/>
          <table:table-cell office:value-type="string" calcext:value-type="string">
            <text:p>826-834</text:p>
          </table:table-cell>
          <table:table-cell table:number-columns-repeated="2"/>
          <table:table-cell office:value-type="float" office:value="217" calcext:value-type="float">
            <text:p>217</text:p>
          </table:table-cell>
          <table:table-cell table:number-columns-repeated="20"/>
          <table:table-cell office:value-type="string" calcext:value-type="string">
            <text:p>domestic refrigeration; fresh food; relative humidity; storage</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13">
          <table:table-cell office:value-type="string" calcext:value-type="string">
            <text:p>ENLT3EV7</text:p>
          </table:table-cell>
          <table:table-cell office:value-type="string" calcext:value-type="string">
            <text:p>journalArticle</text:p>
          </table:table-cell>
          <table:table-cell office:value-type="float" office:value="1989" calcext:value-type="float">
            <text:p>1989</text:p>
          </table:table-cell>
          <table:table-cell office:value-type="string" calcext:value-type="string">
            <text:p>Tyree, Alan L.; Greenleaf, Graham; Mobray, Andrew</text:p>
          </table:table-cell>
          <table:table-cell office:value-type="string" calcext:value-type="string">
            <text:p>Generating legal arguments</text:p>
          </table:table-cell>
          <table:table-cell office:value-type="string" calcext:value-type="string">
            <text:p>Knowledge-Based Systems</text:p>
          </table:table-cell>
          <table:table-cell/>
          <table:table-cell office:value-type="string" calcext:value-type="string">
            <text:p>0950-7051</text:p>
          </table:table-cell>
          <table:table-cell office:value-type="string" calcext:value-type="string">
            <text:p>https://doi.org/10.1016/0950-7051(89)90007-5</text:p>
          </table:table-cell>
          <table:table-cell office:value-type="string" calcext:value-type="string">
            <text:p>https://www.sciencedirect.com/science/article/pii/0950705189900075</text:p>
          </table:table-cell>
          <table:table-cell office:value-type="string" calcext:value-type="string">
            <text:p>Legal reasoning in the Common Law system has elements of reasoning by analogy, of reasoning from example, and certain characteristics which are unique. A legal expert system must provide a sophisticated level of justification for its advice, for the justification is the system's most important product. A legal expert system and its associated report generating system is described here.</text:p>
          </table:table-cell>
          <table:table-cell office:value-type="float" office:value="1989" calcext:value-type="float">
            <text:p>1989</text:p>
          </table:table-cell>
          <table:table-cell table:number-columns-repeated="2" table:style-name="ce3" office:value-type="string" calcext:value-type="string">
            <text:p>2025-02-19 14:56:35</text:p>
          </table:table-cell>
          <table:table-cell/>
          <table:table-cell office:value-type="string" calcext:value-type="string">
            <text:p>46-51</text:p>
          </table:table-cell>
          <table:table-cell/>
          <table:table-cell office:value-type="float" office:value="1" calcext:value-type="float">
            <text:p>1</text:p>
          </table:table-cell>
          <table:table-cell office:value-type="float" office:value="2" calcext:value-type="float">
            <text:p>2</text:p>
          </table:table-cell>
          <table:table-cell table:number-columns-repeated="20"/>
          <table:table-cell office:value-type="string" calcext:value-type="string">
            <text:p>legal reasoning; discriminant analysis; explanation systems; legal expert systems</text:p>
          </table:table-cell>
          <table:table-cell table:number-columns-repeated="47"/>
          <table:table-cell office:value-type="string" calcext:value-type="string">
            <text:p>Read Paper</text:p>
          </table:table-cell>
          <table:table-cell/>
        </table:table-row>
        <table:table-row table:style-name="ro6">
          <table:table-cell office:value-type="string" calcext:value-type="string">
            <text:p>5PBGPYLL</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Elragal, Ahmed; Haddara, Moutaz</text:p>
          </table:table-cell>
          <table:table-cell office:value-type="string" calcext:value-type="string">
            <text:p>The Impact of ERP Partnership Formation Regulations on the Failure of ERP Implementations</text:p>
          </table:table-cell>
          <table:table-cell office:value-type="string" calcext:value-type="string">
            <text:p>Procedia Technology</text:p>
          </table:table-cell>
          <table:table-cell/>
          <table:table-cell office:value-type="string" calcext:value-type="string">
            <text:p>2212-0173</text:p>
          </table:table-cell>
          <table:table-cell office:value-type="string" calcext:value-type="string">
            <text:p>https://doi.org/10.1016/j.protcy.2013.12.059</text:p>
          </table:table-cell>
          <table:table-cell office:value-type="string" calcext:value-type="string">
            <text:p>https://www.sciencedirect.com/science/article/pii/S2212017313002132</text:p>
          </table:table-cell>
          <table:table-cell office:value-type="string" calcext:value-type="string">
            <text:p>According to statistics, majority of ERP implementations fail. Failure means either total cancellation of the project, or failure to go-live on time and/or within budget constraints. Mainstream literature focuses on different reasons for failure including poor project management, resistance to change, lack of top management support, insufficient user training, etc. In this research we focus on the impact of vendor-partner relationship on the failure of ERP implementations. Some vendors provide easy terms and conditions in order to attract new partners and develop a wider network of partners in the targeted regions. In this study, the terms and conditions of SAP for certifying partners are studies and analyzed. In addition, case studies of two SAP partners are conducted. The primary research results suggest that the easy partnership conditions set by ERP vendors are among the main contributing factors for ERP projects failure in our cases. This finding is considered novel since most of the related work attributes failures to other factors, ignoring the vendor-partner terms and conditions.</text:p>
          </table:table-cell>
          <table:table-cell office:value-type="float" office:value="2013" calcext:value-type="float">
            <text:p>2013</text:p>
          </table:table-cell>
          <table:table-cell table:number-columns-repeated="2" table:style-name="ce3" office:value-type="string" calcext:value-type="string">
            <text:p>2025-02-19 14:56:35</text:p>
          </table:table-cell>
          <table:table-cell/>
          <table:table-cell office:value-type="string" calcext:value-type="string">
            <text:p>527-535</text:p>
          </table:table-cell>
          <table:table-cell table:number-columns-repeated="2"/>
          <table:table-cell office:value-type="float" office:value="9" calcext:value-type="float">
            <text:p>9</text:p>
          </table:table-cell>
          <table:table-cell table:number-columns-repeated="20"/>
          <table:table-cell office:value-type="string" calcext:value-type="string">
            <text:p>ERP; implementation failure; vendor-partner relationship</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33">
          <table:table-cell office:value-type="string" calcext:value-type="string">
            <text:p>7L4FSTEN</text:p>
          </table:table-cell>
          <table:table-cell office:value-type="string" calcext:value-type="string">
            <text:p>journalArticle</text:p>
          </table:table-cell>
          <table:table-cell office:value-type="float" office:value="2003" calcext:value-type="float">
            <text:p>2003</text:p>
          </table:table-cell>
          <table:table-cell office:value-type="string" calcext:value-type="string">
            <text:p>Bain, Malcolm; Subirana, Brian</text:p>
          </table:table-cell>
          <table:table-cell office:value-type="string" calcext:value-type="string">
            <text:p>E-commerce oriented software agents: Towards legal programming: a legal analysis of ecommerce and personal assistant agents using a process/IT view of the firm</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S0267-3649(03)00303-0</text:p>
          </table:table-cell>
          <table:table-cell office:value-type="string" calcext:value-type="string">
            <text:p>https://www.sciencedirect.com/science/article/pii/S0267364903003030</text:p>
          </table:table-cell>
          <table:table-cell office:value-type="string" calcext:value-type="string">
            <text:p>Agent-based technologies and processing may answer some of the legal difficulties raised by traditional online commerce, introducing elements of compliance, control, flexibility and personalisation. However as they mediate commercial relationships with third parties, software agents in turn raise new legal difficulties, while potentially heightening user fears and mistrust. The autonomy, adaptivity and interactivity of agents, combined with the advent of ubiquitous computing, introduce a new set of legal dimensions including the liability of agent users, the automation of notification and consent or the attribution of responsibility, as well as new fears for users. This article presents a process oriented analysis of agent activities, within the context of augmented reality: the application of Internet technologies to the real world, specifically in this case to supermarket shopping. Specific areas of difficulty are contract and consumer protection law, as well as privacy. These topics are highlighted, together with trust issues raised in Multi-Agent Systems which will be discussed in a later article in this series.</text:p>
          </table:table-cell>
          <table:table-cell office:value-type="float" office:value="2003" calcext:value-type="float">
            <text:p>2003</text:p>
          </table:table-cell>
          <table:table-cell table:number-columns-repeated="2" table:style-name="ce3" office:value-type="string" calcext:value-type="string">
            <text:p>2025-02-19 14:56:35</text:p>
          </table:table-cell>
          <table:table-cell/>
          <table:table-cell office:value-type="string" calcext:value-type="string">
            <text:p>201-211</text:p>
          </table:table-cell>
          <table:table-cell/>
          <table:table-cell office:value-type="float" office:value="3" calcext:value-type="float">
            <text:p>3</text:p>
          </table:table-cell>
          <table:table-cell office:value-type="float" office:value="19" calcext:value-type="float">
            <text:p>19</text:p>
          </table:table-cell>
          <table:table-cell table:number-columns-repeated="68"/>
          <table:table-cell office:value-type="string" calcext:value-type="string">
            <text:p>No</text:p>
          </table:table-cell>
          <table:table-cell office:value-type="string" calcext:value-type="string">
            <text:p>Meta</text:p>
          </table:table-cell>
        </table:table-row>
        <table:table-row table:style-name="ro16">
          <table:table-cell office:value-type="string" calcext:value-type="string">
            <text:p>C6KD8FII</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Boniface, Christopher; Urquhart, Lachlan; Terras, Melissa</text:p>
          </table:table-cell>
          <table:table-cell office:value-type="string" calcext:value-type="string">
            <text:p>Towards a right to repair for the Internet of Things: A review of legal and policy aspects</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24.105934</text:p>
          </table:table-cell>
          <table:table-cell office:value-type="string" calcext:value-type="string">
            <text:p>https://www.sciencedirect.com/science/article/pii/S0267364924000013</text:p>
          </table:table-cell>
          <table:table-cell office:value-type="string" calcext:value-type="string">
            <text:p>The way in which consumers engage with, utilise, or discard the technologies in their lives is constantly being reassessed and changed. This paper questions what role the emergent “right to repair” could play in resolving issues posed by the increasing ubiquity of the Internet of Things (IoT). The right gives consumers the ability and freedom to fix their devices, or to fair access to appropriate services that can carry out repair on their behalf. In this paper, firstly we establish the problem space surrounding consumer IoT – i.e., devices that are interconnected via the internet, enabling them to send and receive data. We reflect on hardware, software, and data components that pose legal and policy challenges for data protection, security, and sustainability. Through a literature review we then reflect on the current socio-legal developments that support or oppose changes in the consumer IoT market in regards to repair. We then highlight gaps in the existing literature that should inform future research trajectories in this area. This includes exploring disparities between environmental and consumer autonomy approaches, assessing consistency in regulatory developments, and market prioritisation. Finally, the paper concludes with a series of key insights and recommendations from our analysis including: recognition of the growing e-Waste problem and the inequalities it exacerbates and perpetuates; the need for identification and argumentation for different formulations of “repair” and how these may impact the implementation of a right going forward; the need for identification of the reasoning behind disparities in governmental approaches to the right to repair; and the need to practically translate better IoT design practices into reality.</text:p>
          </table:table-cell>
          <table:table-cell office:value-type="float" office:value="2024" calcext:value-type="float">
            <text:p>2024</text:p>
          </table:table-cell>
          <table:table-cell table:number-columns-repeated="2" table:style-name="ce3" office:value-type="string" calcext:value-type="string">
            <text:p>2025-02-19 14:56:35</text:p>
          </table:table-cell>
          <table:table-cell/>
          <table:table-cell office:value-type="float" office:value="105934" calcext:value-type="float">
            <text:p>105934</text:p>
          </table:table-cell>
          <table:table-cell table:number-columns-repeated="2"/>
          <table:table-cell office:value-type="float" office:value="52" calcext:value-type="float">
            <text:p>52</text:p>
          </table:table-cell>
          <table:table-cell table:number-columns-repeated="20"/>
          <table:table-cell office:value-type="string" calcext:value-type="string">
            <text:p>Consumer protection; Data; Repair; Environmental sustainability; IoT devices; Right to repair; Technology</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15">
          <table:table-cell office:value-type="string" calcext:value-type="string">
            <text:p>94TYSL2J</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Manello, Alessandro</text:p>
          </table:table-cell>
          <table:table-cell office:value-type="string" calcext:value-type="string">
            <text:p>Productivity growth, environmental regulation and win–win opportunities: The case of chemical industry in Italy and Germany</text:p>
          </table:table-cell>
          <table:table-cell office:value-type="string" calcext:value-type="string">
            <text:p>European Journal of Operational Research</text:p>
          </table:table-cell>
          <table:table-cell/>
          <table:table-cell office:value-type="string" calcext:value-type="string">
            <text:p>0377-2217</text:p>
          </table:table-cell>
          <table:table-cell office:value-type="string" calcext:value-type="string">
            <text:p>https://doi.org/10.1016/j.ejor.2017.03.058</text:p>
          </table:table-cell>
          <table:table-cell office:value-type="string" calcext:value-type="string">
            <text:p>https://www.sciencedirect.com/science/article/pii/S0377221717302801</text:p>
          </table:table-cell>
          <table:table-cell office:value-type="string" calcext:value-type="string">
            <text:p>This paper analyzes the environmental and economic efficiency of a sample of firms located in Italy and Germany, operating in the chemical sector and included in the European Pollution Release and Transfer Register (E-PRTR). The Directional Distance Function (DDF) approach in a conditional setting has been applied to obtain efficiency score and Total Factor Productivity (TFP) growth indexes considering pollution in computations. Emissions increase in absolute term between 2004 and 2007, with a worse performance of Italian firms, but efficiency indicators show a reduction of inefficiency over time, with similar performance of firms from the two countries. The formal test for the Porter’s hypothesis suggests that chemical firms suffering higher compliance costs in the first period react with investment increasing productivity in the following years. The empirical evidence, robust to different specifications and estimation methods, supports the presence of win–win opportunities.</text:p>
          </table:table-cell>
          <table:table-cell office:value-type="float" office:value="2017" calcext:value-type="float">
            <text:p>2017</text:p>
          </table:table-cell>
          <table:table-cell table:number-columns-repeated="2" table:style-name="ce3" office:value-type="string" calcext:value-type="string">
            <text:p>2025-02-19 14:56:35</text:p>
          </table:table-cell>
          <table:table-cell/>
          <table:table-cell office:value-type="string" calcext:value-type="string">
            <text:p>733-743</text:p>
          </table:table-cell>
          <table:table-cell/>
          <table:table-cell office:value-type="float" office:value="2" calcext:value-type="float">
            <text:p>2</text:p>
          </table:table-cell>
          <table:table-cell office:value-type="float" office:value="262" calcext:value-type="float">
            <text:p>262</text:p>
          </table:table-cell>
          <table:table-cell table:number-columns-repeated="20"/>
          <table:table-cell office:value-type="string" calcext:value-type="string">
            <text:p>Data envelopment analysis; Environmental and technical efficiency; Porter’s hypothesis; Productivity growth indexes; Undesirable outputs</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34">
          <table:table-cell office:value-type="string" calcext:value-type="string">
            <text:p>WPISBWPQ</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Papakonstantinou, Vagelis; Hert, Paul de</text:p>
          </table:table-cell>
          <table:table-cell office:value-type="string" calcext:value-type="string">
            <text:p>Big data analytics in electronic communications: A reality in need of granular regulation (even if this includes an interim period of no regulation at all)</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20.105397</text:p>
          </table:table-cell>
          <table:table-cell office:value-type="string" calcext:value-type="string">
            <text:p>https://www.sciencedirect.com/science/article/pii/S0267364920300029</text:p>
          </table:table-cell>
          <table:table-cell office:value-type="string" calcext:value-type="string">
            <text:p>Over the past few years big data analytics have forcefully entered the mainstream. Admittedly, modern life would be inconceivable without the services afforded by this type of processing in the field of electronic communications. At the same time public administrations are increasingly discovering the benefits of big data analytics afforded to them by telecommunications operators. Nevertheless, despite public attention and high volumes of expert analyses, the majority of approaches on the challenges to personal data protection by this type of data processing remains theoretical; Tellingly, the EDPS speaks of the “black box” of big data analytics. However, the authors were able to open, and stare into, the “black box” of big data analytics in the electronic communications field in 2017 and 2018 in the context of GDPR compliance assessments. Their analysis first attempts to set the legal scene today, answering two crucial questions on scope and applicable law, before presenting a typology for a scalable and granular approach that the authors feel is necessary but nevertheless is missing from the text of the draft ePrivacy Regulation. The authors therefore conclude that processing requirements and particularities, as evidenced under the big data analytics paradigm, make necessary a much more detailed approach than the one afforded by the draft ePrivacy Regulation today. Until these needs are met, through the introduction of a new, fundamentally amended text, the authors suggest that the current regulatory framework and the mechanisms afforded by it be extended for an interim period, so as to afford legislators with the necessary space and time to revise their work.</text:p>
          </table:table-cell>
          <table:table-cell office:value-type="float" office:value="2020" calcext:value-type="float">
            <text:p>2020</text:p>
          </table:table-cell>
          <table:table-cell table:number-columns-repeated="2" table:style-name="ce3" office:value-type="string" calcext:value-type="string">
            <text:p>2025-02-19 14:56:35</text:p>
          </table:table-cell>
          <table:table-cell/>
          <table:table-cell office:value-type="float" office:value="105397" calcext:value-type="float">
            <text:p>105397</text:p>
          </table:table-cell>
          <table:table-cell table:number-columns-repeated="2"/>
          <table:table-cell office:value-type="float" office:value="36" calcext:value-type="float">
            <text:p>36</text:p>
          </table:table-cell>
          <table:table-cell table:number-columns-repeated="20"/>
          <table:table-cell office:value-type="string" calcext:value-type="string">
            <text:p>Data protection; Privacy; Big data; Surveillance; Profiling; Algorithms; Chilling effects; Digital footprints; Inferences</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15">
          <table:table-cell office:value-type="string" calcext:value-type="string">
            <text:p>H4DSFFWX</text:p>
          </table:table-cell>
          <table:table-cell office:value-type="string" calcext:value-type="string">
            <text:p>bookSection</text:p>
          </table:table-cell>
          <table:table-cell office:value-type="float" office:value="2013" calcext:value-type="float">
            <text:p>2013</text:p>
          </table:table-cell>
          <table:table-cell office:value-type="string" calcext:value-type="string">
            <text:p>Azzolini, John</text:p>
          </table:table-cell>
          <table:table-cell office:value-type="string" calcext:value-type="string">
            <text:p>7 - Conclusion: Law firm librarianship: a dynamic profession</text:p>
          </table:table-cell>
          <table:table-cell office:value-type="string" calcext:value-type="string">
            <text:p>Law Firm Librarianship</text:p>
          </table:table-cell>
          <table:table-cell office:value-type="string" calcext:value-type="string">
            <text:p>978-1-84334-708-8</text:p>
          </table:table-cell>
          <table:table-cell table:number-columns-repeated="2"/>
          <table:table-cell office:value-type="string" calcext:value-type="string">
            <text:p>https://www.sciencedirect.com/science/article/pii/B9781843347088500076</text:p>
          </table:table-cell>
          <table:table-cell office:value-type="string" calcext:value-type="string">
            <text:p>Abstract: Law firm librarianship is impacted by the professional environments in which it is an established participant: the law firm culture, the legal publishing industry, and general librarianship. Its directions and identity are also impacted by the profound technology-based transformations in the information professions and in society at large. The digitization of ever more information items and the immediate Web-based accessibility of those items create new and heavy expectations from all users. The shape of firm librarianship’s future will be determined by these changes and the profession’s readiness to confront them. The Googlization of search and the rise of e-books are a few of the more conspicuous trends to be watched. However, firm librarians can best counter any intimations of disintermediation or obsolescence by responding effectively to the two defining qualities of law firm practice: the monetization of time and the contextualized complexity of legal knowledge.</text:p>
          </table:table-cell>
          <table:table-cell office:value-type="float" office:value="2013" calcext:value-type="float">
            <text:p>2013</text:p>
          </table:table-cell>
          <table:table-cell table:number-columns-repeated="2" table:style-name="ce3" office:value-type="string" calcext:value-type="string">
            <text:p>2025-02-19 14:56:35</text:p>
          </table:table-cell>
          <table:table-cell/>
          <table:table-cell office:value-type="string" calcext:value-type="string">
            <text:p>205-219</text:p>
          </table:table-cell>
          <table:table-cell table:number-columns-repeated="6"/>
          <table:table-cell office:value-type="string" calcext:value-type="string">
            <text:p>Chandos Information Professional Series</text:p>
          </table:table-cell>
          <table:table-cell table:number-columns-repeated="3"/>
          <table:table-cell office:value-type="string" calcext:value-type="string">
            <text:p>Chandos Publishing</text:p>
          </table:table-cell>
          <table:table-cell table:number-columns-repeated="8"/>
          <table:table-cell office:value-type="string" calcext:value-type="string">
            <text:p>DOI: https://doi.org/10.1016/B978-1-84334-708-8.50007-6</text:p>
          </table:table-cell>
          <table:table-cell table:number-columns-repeated="3"/>
          <table:table-cell office:value-type="string" calcext:value-type="string">
            <text:p>corporate law firms; Dewey &amp; LeBoeuf; disintermediation; e-books; economic downturn; Googlization; handhelds; mobile devices; technological innovation</text:p>
          </table:table-cell>
          <table:table-cell/>
          <table:table-cell office:value-type="string" calcext:value-type="string">
            <text:p>Azzolini, John</text:p>
          </table:table-cell>
          <table:table-cell table:number-columns-repeated="45"/>
          <table:table-cell office:value-type="string" calcext:value-type="string">
            <text:p>No</text:p>
          </table:table-cell>
          <table:table-cell office:value-type="string" calcext:value-type="string">
            <text:p>Wrong Topic</text:p>
          </table:table-cell>
        </table:table-row>
        <table:table-row table:style-name="ro15">
          <table:table-cell office:value-type="string" calcext:value-type="string">
            <text:p>3RUMZIAH</text:p>
          </table:table-cell>
          <table:table-cell office:value-type="string" calcext:value-type="string">
            <text:p>bookSection</text:p>
          </table:table-cell>
          <table:table-cell office:value-type="float" office:value="2016" calcext:value-type="float">
            <text:p>2016</text:p>
          </table:table-cell>
          <table:table-cell office:value-type="string" calcext:value-type="string">
            <text:p>Conrad, Eric; Misenar, Seth; Feldman, Joshua</text:p>
          </table:table-cell>
          <table:table-cell office:value-type="string" calcext:value-type="string">
            <text:p>Chapter 2 - Domain 1: Security and Risk Management (e.g., Security, Risk, Compliance, Law, Regulations, Business Continuity)</text:p>
          </table:table-cell>
          <table:table-cell office:value-type="string" calcext:value-type="string">
            <text:p>CISSP Study Guide (Third Edition)</text:p>
          </table:table-cell>
          <table:table-cell office:value-type="string" calcext:value-type="string">
            <text:p>978-0-12-802437-9</text:p>
          </table:table-cell>
          <table:table-cell table:number-columns-repeated="2"/>
          <table:table-cell office:value-type="string" calcext:value-type="string">
            <text:p>https://www.sciencedirect.com/science/article/pii/B9780128024379000023</text:p>
          </table:table-cell>
          <table:table-cell office:value-type="string" calcext:value-type="string">
            <text:p>Security and Risk Management, the topic of this chapter and Domain 1 of the CISSP, presents numerous critically important terms and concepts that permeate several domains. This chapter introduces the CIA triad of Confidentiality, Integrity, and Availability, which are touched upon in virtually every domain and chapter. In addition to CIA, concepts such as the Principle of Least Privilege and Need to Know are presented. Key terms, concepts, and formulas related to risk management are presented within this chapter. Risk, threat, vulnerability are basic terms that must be understood to prove successful with this domain. Understanding how to perform calculations using Annualized Loss Expectancy (ALE), Single Loss Expectancy (SLE), Annualized Rate of Occurrence (ARO), and Exposure Factor (EF) are highlighted as part of quantitative risk analysis. Important concepts related to information security governance such as privacy, due care, due diligence, certification and accreditation are also a focus of this chapter.</text:p>
          </table:table-cell>
          <table:table-cell office:value-type="float" office:value="2016" calcext:value-type="float">
            <text:p>2016</text:p>
          </table:table-cell>
          <table:table-cell table:number-columns-repeated="2" table:style-name="ce3" office:value-type="string" calcext:value-type="string">
            <text:p>2025-02-19 14:56:35</text:p>
          </table:table-cell>
          <table:table-cell/>
          <table:table-cell office:value-type="string" calcext:value-type="string">
            <text:p>11-79</text:p>
          </table:table-cell>
          <table:table-cell table:number-columns-repeated="10"/>
          <table:table-cell office:value-type="string" calcext:value-type="string">
            <text:p>Syngress</text:p>
          </table:table-cell>
          <table:table-cell office:value-type="string" calcext:value-type="string">
            <text:p>Boston</text:p>
          </table:table-cell>
          <table:table-cell table:number-columns-repeated="7"/>
          <table:table-cell office:value-type="string" calcext:value-type="string">
            <text:p>DOI: https://doi.org/10.1016/B978-0-12-802437-9.00002-3</text:p>
          </table:table-cell>
          <table:table-cell table:number-columns-repeated="3"/>
          <table:table-cell office:value-type="string" calcext:value-type="string">
            <text:p>Annualized Loss Expectancy; Availability; Confidentiality; Integrity; Object; Return on Investment; Risk; Safeguard; Subject; Threat; Total Cost of Ownership; Vulnerability</text:p>
          </table:table-cell>
          <table:table-cell/>
          <table:table-cell office:value-type="string" calcext:value-type="string">
            <text:p>Conrad, Eric; Misenar, Seth; Feldman, Joshua</text:p>
          </table:table-cell>
          <table:table-cell table:number-columns-repeated="18"/>
          <table:table-cell office:value-type="string" calcext:value-type="string">
            <text:p>Third Edition</text:p>
          </table:table-cell>
          <table:table-cell table:number-columns-repeated="26"/>
          <table:table-cell office:value-type="string" calcext:value-type="string">
            <text:p>No</text:p>
          </table:table-cell>
          <table:table-cell office:value-type="string" calcext:value-type="string">
            <text:p>Wrong Topic</text:p>
          </table:table-cell>
        </table:table-row>
        <table:table-row table:style-name="ro35">
          <table:table-cell office:value-type="string" calcext:value-type="string">
            <text:p>4NZZ8XAF</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Weber, Rolf H.</text:p>
          </table:table-cell>
          <table:table-cell office:value-type="string" calcext:value-type="string">
            <text:p>Socio-ethical values and legal rules on automated platforms: The quest for a symbiotic relationship</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19.105380</text:p>
          </table:table-cell>
          <table:table-cell office:value-type="string" calcext:value-type="string">
            <text:p>https://www.sciencedirect.com/science/article/pii/S0267364919303917</text:p>
          </table:table-cell>
          <table:table-cell office:value-type="string" calcext:value-type="string">
            <text:p>The deployment of artificial intelligence on automated platforms needs to go hand in hand with the development of a legal framework safeguarding socio-ethical values as well as fundamental rights, particularly the self-determination and the non-discrimination principle. A trust-based approach focused on human values can mitigate a potential clash between a solely market- and technology-oriented use of artificial intelligence and a more inclusive multistakeholder approach. The regulatory tools are to be designed in a manner that leads to a symbiotic relationship between ethics and law.</text:p>
          </table:table-cell>
          <table:table-cell office:value-type="float" office:value="2020" calcext:value-type="float">
            <text:p>2020</text:p>
          </table:table-cell>
          <table:table-cell table:number-columns-repeated="2" table:style-name="ce3" office:value-type="string" calcext:value-type="string">
            <text:p>2025-02-19 14:56:35</text:p>
          </table:table-cell>
          <table:table-cell/>
          <table:table-cell office:value-type="float" office:value="105380" calcext:value-type="float">
            <text:p>105380</text:p>
          </table:table-cell>
          <table:table-cell table:number-columns-repeated="2"/>
          <table:table-cell office:value-type="float" office:value="36" calcext:value-type="float">
            <text:p>36</text:p>
          </table:table-cell>
          <table:table-cell table:number-columns-repeated="20"/>
          <table:table-cell office:value-type="string" calcext:value-type="string">
            <text:p>Compliance; Trust; Impact assessment; Rule-making; Standard terms</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36">
          <table:table-cell office:value-type="string" calcext:value-type="string">
            <text:p>YR8MC6BP</text:p>
          </table:table-cell>
          <table:table-cell office:value-type="string" calcext:value-type="string">
            <text:p>journalArticle</text:p>
          </table:table-cell>
          <table:table-cell office:value-type="float" office:value="1992" calcext:value-type="float">
            <text:p>1992</text:p>
          </table:table-cell>
          <table:table-cell office:value-type="string" calcext:value-type="string">
            <text:p>Stuurmanm, Kees</text:p>
          </table:table-cell>
          <table:table-cell office:value-type="string" calcext:value-type="string">
            <text:p>IT standards regulation</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0267-3649(92)90112-M</text:p>
          </table:table-cell>
          <table:table-cell office:value-type="string" calcext:value-type="string">
            <text:p>https://www.sciencedirect.com/science/article/pii/026736499290112M</text:p>
          </table:table-cell>
          <table:table-cell office:value-type="string" calcext:value-type="string">
            <text:p>The information technology and telecommunications (IT&amp;T) industry is presently growing out of its infancy towards a certain level of maturity. At present the development of this industry and its marketplace has reached a level where standardization1 has become vitally important. One of the major reasons is that users in a multi-vendor environment require compatibility and interoperability of IT&amp;T products. Standardization has become an issue of interest to both users and suppliers. In Europe, commitment to standardization is vital in creating an internal market. Without this internal market the European IT&amp;T industry, of strategic importance to the EC, will not be able to survive in the struggle with Japan and the United States. Large buyers (governments, industry) are able to put pressure on the suppliers to conform to standards.2 Gradually, suppliers have conformed to a more serious approach to the standardization process and have realized that the former ‘lock-in’ effect of proprietary products has become a burden that locks out the supplier from a large part of the market.3 As Brock observes, in the IT&amp;T industry standardization generally helps those firms trying to expand their marketshare and hurts those firms trying to defend their market against others4. For governments, standardization of IT&amp;T products and services is an important instrument in regulating (international) trade and industry.5 This article offers an overview of a number of legal issues concerning standardization of information technology and telecommunications, focusing on developments in the EC. In most cases this will not imply a significant limitation on the scope of this article since IT&amp;T developments have the same revolutionary characteristics all over the world and generally give rise to the same legal questions. This paper by Kees Stuurman, Attorney, provides a brief overview of the main characteristics of the process of IT&amp;T standardization (organizations involved, interests, backgrounds, types of standards, figures). Subsequently, explorative analysis will consider the legal status of IT&amp;T standards, the protection of standards documents, and the impact of standardization on liability and competition.</text:p>
          </table:table-cell>
          <table:table-cell office:value-type="float" office:value="1992" calcext:value-type="float">
            <text:p>1992</text:p>
          </table:table-cell>
          <table:table-cell table:number-columns-repeated="2" table:style-name="ce3" office:value-type="string" calcext:value-type="string">
            <text:p>2025-02-19 14:56:35</text:p>
          </table:table-cell>
          <table:table-cell/>
          <table:table-cell office:value-type="string" calcext:value-type="string">
            <text:p>2-10</text:p>
          </table:table-cell>
          <table:table-cell/>
          <table:table-cell office:value-type="float" office:value="1" calcext:value-type="float">
            <text:p>1</text:p>
          </table:table-cell>
          <table:table-cell office:value-type="float" office:value="8" calcext:value-type="float">
            <text:p>8</text:p>
          </table:table-cell>
          <table:table-cell table:number-columns-repeated="68"/>
          <table:table-cell office:value-type="string" calcext:value-type="string">
            <text:p>No</text:p>
          </table:table-cell>
          <table:table-cell office:value-type="string" calcext:value-type="string">
            <text:p>Meta</text:p>
          </table:table-cell>
        </table:table-row>
        <table:table-row table:style-name="ro37">
          <table:table-cell office:value-type="string" calcext:value-type="string">
            <text:p>2PMSXTHM</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Rompaey, Léonard Van; Jønsson, Robert; Jørgensen, Kathrine Elmose</text:p>
          </table:table-cell>
          <table:table-cell office:value-type="string" calcext:value-type="string">
            <text:p>Designing lawful machine behaviour: Roboticists’ legal concerns</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22.105711</text:p>
          </table:table-cell>
          <table:table-cell office:value-type="string" calcext:value-type="string">
            <text:p>https://www.sciencedirect.com/science/article/pii/S0267364922000589</text:p>
          </table:table-cell>
          <table:table-cell office:value-type="string" calcext:value-type="string">
            <text:p>Regulatory requirements weighing on roboticists are becoming heavier, and at the same time, the activity of producing robots is theorized as creating new types of legal risks. Roboticists become responsible not only for compliance to a set of regulatory objectives, but they also become responsible for giving machines an ability to make decisions in uncertain environments. All of this gives roboticists’ legal literacy a newfound importance, and reveals the lack of data on that population from a socio-legal angle. While we have some knowledge of lawyers’ and policy makers’ concerns for robots, we do not know how roboticists understand their relationship to law and regulation, or the legal value they attribute to various engineering processes. This article offers a preliminary exploration of that population and of their legal concerns, through interviews of ten engineers from Danish robotics companies. The analysis shows that they perceive legal concerns as dependant and integrated into their concerns for safety, which are themselves inferior to functionality and economy concerns. The article further highlights differences in understanding and perception of various legal matters by our informants, and from our practitioner perspective. Hopefully, highlighting these differences will by itself help close the gap between the two professions.</text:p>
          </table:table-cell>
          <table:table-cell office:value-type="float" office:value="2022" calcext:value-type="float">
            <text:p>2022</text:p>
          </table:table-cell>
          <table:table-cell table:number-columns-repeated="2" table:style-name="ce3" office:value-type="string" calcext:value-type="string">
            <text:p>2025-02-19 14:56:35</text:p>
          </table:table-cell>
          <table:table-cell/>
          <table:table-cell office:value-type="float" office:value="105711" calcext:value-type="float">
            <text:p>105711</text:p>
          </table:table-cell>
          <table:table-cell table:number-columns-repeated="2"/>
          <table:table-cell office:value-type="float" office:value="47" calcext:value-type="float">
            <text:p>47</text:p>
          </table:table-cell>
          <table:table-cell table:number-columns-repeated="20"/>
          <table:table-cell office:value-type="string" calcext:value-type="string">
            <text:p>Artificial intelligence; Safety; Chain of value; Engineering sociology; Robolaw; Robotics</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21">
          <table:table-cell office:value-type="string" calcext:value-type="string">
            <text:p>EI77THGN</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Trappey, Charles V.; Trappey, Amy J. C.</text:p>
          </table:table-cell>
          <table:table-cell office:value-type="string" calcext:value-type="string">
            <text:p>Collective intelligence applied to legal e-discovery: A ten-year case study of Australia franchise and trademark litigation</text:p>
          </table:table-cell>
          <table:table-cell office:value-type="string" calcext:value-type="string">
            <text:p>Advanced Engineering Informatics</text:p>
          </table:table-cell>
          <table:table-cell/>
          <table:table-cell office:value-type="string" calcext:value-type="string">
            <text:p>1474-0346</text:p>
          </table:table-cell>
          <table:table-cell office:value-type="string" calcext:value-type="string">
            <text:p>https://doi.org/10.1016/j.aei.2015.04.006</text:p>
          </table:table-cell>
          <table:table-cell office:value-type="string" calcext:value-type="string">
            <text:p>https://www.sciencedirect.com/science/article/pii/S147403461500052X</text:p>
          </table:table-cell>
          <table:table-cell office:value-type="string" calcext:value-type="string">
            <text:p>The purpose of this research is to develop a formal knowledge e-discovery methodology, using advanced information technology and decision support analysis, to define legal case evolution based on Collective Litigation Intelligence (CLI). In this research, a decade of Australia’s retail franchise and trademark litigation cases are used as the corpus to analyze and synthesize the evolution of modern retail franchise law in Australia. The formal processes used in the legal e-discovery research include a LexisNexis search strategy to collect legal documents, text mining to find key concepts and their representing key phrases in the documents, clustering algorithms to associate the legal cases into groups, and concept lattice analysis to trace the evolutionary trends of the main groups. The case analysis discovers the fundamental issues for retail modernization, advantages and disadvantages of retail franchising systems, and the potential litigation hazards to be avoided in the Australian market. Given the growing number of legal documents in global court systems, this research provides a systematic and generalized CLI methodology to improve the efficiency and efficacy of research across international legal systems. In the context of the case study, the results demonstrate the critical importance of quickly processing and interpreting existing legal knowledge using the CLI approach. For example, a brand management company, which purchases a successful franchise in one market is under limited time constraints to evaluate the legal environment across global markets of interest. The proposed CLI methodology can be applied to derive market entry strategies to secure growth and brand expansion of a global franchise.</text:p>
          </table:table-cell>
          <table:table-cell office:value-type="float" office:value="2015" calcext:value-type="float">
            <text:p>2015</text:p>
          </table:table-cell>
          <table:table-cell table:number-columns-repeated="2" table:style-name="ce3" office:value-type="string" calcext:value-type="string">
            <text:p>2025-02-19 14:56:35</text:p>
          </table:table-cell>
          <table:table-cell/>
          <table:table-cell office:value-type="string" calcext:value-type="string">
            <text:p>787-798</text:p>
          </table:table-cell>
          <table:table-cell/>
          <table:table-cell office:value-type="float" office:value="4" calcext:value-type="float">
            <text:p>4</text:p>
          </table:table-cell>
          <table:table-cell office:value-type="float" office:value="29" calcext:value-type="float">
            <text:p>29</text:p>
          </table:table-cell>
          <table:table-cell table:number-columns-repeated="20"/>
          <table:table-cell office:value-type="string" calcext:value-type="string">
            <text:p>Collective litigation intelligence; Legal e-discovery; Retail franchise; Trademark infringement</text:p>
          </table:table-cell>
          <table:table-cell table:number-columns-repeated="47"/>
          <table:table-cell office:value-type="string" calcext:value-type="string">
            <text:p>No</text:p>
          </table:table-cell>
          <table:table-cell office:value-type="string" calcext:value-type="string">
            <text:p>Litigation</text:p>
          </table:table-cell>
        </table:table-row>
        <table:table-row table:style-name="ro38">
          <table:table-cell office:value-type="string" calcext:value-type="string">
            <text:p>HHGSMFNH</text:p>
          </table:table-cell>
          <table:table-cell office:value-type="string" calcext:value-type="string">
            <text:p>journalArticle</text:p>
          </table:table-cell>
          <table:table-cell office:value-type="float" office:value="2011" calcext:value-type="float">
            <text:p>2011</text:p>
          </table:table-cell>
          <table:table-cell office:value-type="string" calcext:value-type="string">
            <text:p>Poullet, Yves</text:p>
          </table:table-cell>
          <table:table-cell office:value-type="string" calcext:value-type="string">
            <text:p>e-Youth before its judges – Legal protection of minors in cyberspace</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10.11.011</text:p>
          </table:table-cell>
          <table:table-cell office:value-type="string" calcext:value-type="string">
            <text:p>https://www.sciencedirect.com/science/article/pii/S0267364910001780</text:p>
          </table:table-cell>
          <table:table-cell office:value-type="string" calcext:value-type="string">
            <text:p>The present paper11This paper in notably based on the CRID’s research achieved in the context of the TIRO research project carried out in the context of the programme launched by the Federal Ministry of Science and Policy (BELSPO) and conducted together with SMIT (VUB), Department communicatiewetenschappen (UA), CITA and CRID (University of Namur). See the report TIRO, Teens and ICT: Risks and Opportunities (Cyberteens and cybertools), published by BELSPO, 2008. aims both at introducing the legal aspects of the protection of minors in cyberspace and analysing and criticizing certain main features embedded in this legal approach of young people protection. After a short introduction underlining the concept of child’s rights and the reason why this right has been particularly proclaimed in the context of the cyberspace, the first section describes the new technological features of the ICT environment and linked to this evolution the increasing risks the minors are confronted with. A typology of cyber abuses is proposed on the basis of these considerations. A list of EU or Council of Europe texts directly or indirectly related to the minors’ protection into the cyberspace is provided. The second section intends to analyse certain characteristics of the legal approach as regards the ways by which that protection is conceived and effectively ensured. Different principles and methods might be considered as keywords summarizing the legal approach and to a certain extent, fixing a partition of responsibilities taking fully into account the diversity of actors might be deduced from the different regulatory documents. The third section comes back to the different complementary means by which the Law is envisaging the minors’ protection. The obligation to create awareness about the potential risks minors might incur definitively is the first one. The omnipresent reference in all the legal texts to the role of self-regulatory interventions constitutes another pillar of the protection envisaged by the Law. After having described the multiple instruments developed in the context of this self-regulation (labels, codes of conduct, hotlines, ODR…) or even co-regulation, the paper examines the conditions set by the European legislators as regards these instruments. Technology might be considered as a fourth method for protecting children. Our concern will be to see how the Law is addressing new requirements as regards the technological solutions and their implementation. The present debates about the liability of the actors involved in applications or services targeted or not vis-à-vis the minors like SNS or VSP operators are evoked. As a final point the question of the increasing competences of LEA and the reinforcement of the criminal provisions in order to fight cyber abuses against minors will be debated. In conclusion, we will address final recommendations about the way by which it would be possible to reconcile effective minors’ protection and liberties into the cyberspace.</text:p>
          </table:table-cell>
          <table:table-cell office:value-type="float" office:value="2011" calcext:value-type="float">
            <text:p>2011</text:p>
          </table:table-cell>
          <table:table-cell table:number-columns-repeated="2" table:style-name="ce3" office:value-type="string" calcext:value-type="string">
            <text:p>2025-02-19 14:56:35</text:p>
          </table:table-cell>
          <table:table-cell/>
          <table:table-cell office:value-type="string" calcext:value-type="string">
            <text:p>6-20</text:p>
          </table:table-cell>
          <table:table-cell/>
          <table:table-cell office:value-type="float" office:value="1" calcext:value-type="float">
            <text:p>1</text:p>
          </table:table-cell>
          <table:table-cell office:value-type="float" office:value="27" calcext:value-type="float">
            <text:p>27</text:p>
          </table:table-cell>
          <table:table-cell table:number-columns-repeated="20"/>
          <table:table-cell office:value-type="string" calcext:value-type="string">
            <text:p>Data protection; Privacy; Privacy by design; Profiling; Cyberspace law; e-Youth; Protection of minors; Social networking</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21">
          <table:table-cell office:value-type="string" calcext:value-type="string">
            <text:p>Z6KENPMJ</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Huyut, Mehmet Murat; Kocaoğlu, Batuhan; Meram, Ünzile</text:p>
          </table:table-cell>
          <table:table-cell office:value-type="string" calcext:value-type="string">
            <text:p>Regulation Relatedness Map Creation Method with Latent Semantic Analysis</text:p>
          </table:table-cell>
          <table:table-cell office:value-type="string" calcext:value-type="string">
            <text:p>Computers, Materials and Continua</text:p>
          </table:table-cell>
          <table:table-cell/>
          <table:table-cell office:value-type="string" calcext:value-type="string">
            <text:p>1546-2218</text:p>
          </table:table-cell>
          <table:table-cell office:value-type="string" calcext:value-type="string">
            <text:p>https://doi.org/10.32604/cmc.2022.024190</text:p>
          </table:table-cell>
          <table:table-cell office:value-type="string" calcext:value-type="string">
            <text:p>https://www.sciencedirect.com/science/article/pii/S1546221822010906</text:p>
          </table:table-cell>
          <table:table-cell office:value-type="string" calcext:value-type="string">
            <text:p>Regulatory authorities create a lot of legislation that must be followed. These create complex compliance requirements and time-consuming processes to find regulatory non-compliance. While the regulations establish rules in the relevant areas, recommendations and best practices for compliance are not generally mentioned. Best practices are often used to find a solution to this problem. There are numerous governance, management, and security frameworks in Information Technology (IT) area to guide businesses to run their processes at a much more mature level. Best practice maps can used to map another best practice, and users can adapt themselves by the help of this relation maps. These maps are created generally by an expert judgment or top-down relationship analysis. These methods are subjective and easily creates inconsistencies. In order to have an objective and statistical relationships map, we propose a Latent Semantic Analysis (LSA) based modal to generate a specific relatedness correlation map. We created a relatedness map of a banking regulation to a best practice. We analyzed 224 statements of this regulation in relation to Control Objectives for Information Technologies (Cobit) 2019's 1202 activities. Furthermore, we support our LSA results with MCDM analysis methods; Fuzzy Analytics Hierarchy Process (FAHP) to prioritize our criteria and, WASPAS (Weighted Aggregated Sum Product Assessment Method) to compare similarity results of regulation and Cobit activity pairs. Instead of the subjective methods for mapping best practices and regulations, this study suggests creating relatedness maps supported by the objectivity of LSA.</text:p>
          </table:table-cell>
          <table:table-cell office:value-type="float" office:value="2022" calcext:value-type="float">
            <text:p>2022</text:p>
          </table:table-cell>
          <table:table-cell table:number-columns-repeated="2" table:style-name="ce3" office:value-type="string" calcext:value-type="string">
            <text:p>2025-02-19 14:56:35</text:p>
          </table:table-cell>
          <table:table-cell/>
          <table:table-cell office:value-type="string" calcext:value-type="string">
            <text:p>2093-2107</text:p>
          </table:table-cell>
          <table:table-cell/>
          <table:table-cell office:value-type="float" office:value="1" calcext:value-type="float">
            <text:p>1</text:p>
          </table:table-cell>
          <table:table-cell office:value-type="float" office:value="72" calcext:value-type="float">
            <text:p>72</text:p>
          </table:table-cell>
          <table:table-cell table:number-columns-repeated="20"/>
          <table:table-cell office:value-type="string" calcext:value-type="string">
            <text:p>Cobit; fuzzy AHP; It compliance; it regulation; LSA; WASPAS</text:p>
          </table:table-cell>
          <table:table-cell table:number-columns-repeated="47"/>
          <table:table-cell office:value-type="string" calcext:value-type="string">
            <text:p>Yes</text:p>
          </table:table-cell>
          <table:table-cell office:value-type="string" calcext:value-type="string">
            <text:p>Relatednes smight help, but not sure</text:p>
          </table:table-cell>
        </table:table-row>
        <table:table-row table:style-name="ro20">
          <table:table-cell office:value-type="string" calcext:value-type="string">
            <text:p>DHFYTAN7</text:p>
          </table:table-cell>
          <table:table-cell office:value-type="string" calcext:value-type="string">
            <text:p>journalArticle</text:p>
          </table:table-cell>
          <table:table-cell office:value-type="float" office:value="2008" calcext:value-type="float">
            <text:p>2008</text:p>
          </table:table-cell>
          <table:table-cell office:value-type="string" calcext:value-type="string">
            <text:p>Yap, Ji Lian</text:p>
          </table:table-cell>
          <table:table-cell office:value-type="string" calcext:value-type="string">
            <text:p>The regulation of data privacy in Hong Kong</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08.05.004</text:p>
          </table:table-cell>
          <table:table-cell office:value-type="string" calcext:value-type="string">
            <text:p>https://www.sciencedirect.com/science/article/pii/S026736490800068X</text:p>
          </table:table-cell>
          <table:table-cell office:value-type="string" calcext:value-type="string">
            <text:p>This paper seeks to provide a critical analysis of the regulation of data protection in Hong Kong, and then to suggest several recommendations in that regard. In particular, three aspects of regulation will be considered, namely, enforced compliance, public consultation and public education. The article concludes that while there have been commendable efforts in the area of public consultation and education, the time has come for a greater degree of regulatory compulsion in the form of various suggested reforms, in order for Hong Kong to develop a robust data protection regime. This is particularly important in our digital age, where data protection is crucial for the maintenance of trust in e-commerce and online transactions.</text:p>
          </table:table-cell>
          <table:table-cell office:value-type="float" office:value="2008" calcext:value-type="float">
            <text:p>2008</text:p>
          </table:table-cell>
          <table:table-cell table:number-columns-repeated="2" table:style-name="ce3" office:value-type="string" calcext:value-type="string">
            <text:p>2025-02-19 14:56:35</text:p>
          </table:table-cell>
          <table:table-cell/>
          <table:table-cell office:value-type="string" calcext:value-type="string">
            <text:p>335-341</text:p>
          </table:table-cell>
          <table:table-cell/>
          <table:table-cell office:value-type="float" office:value="4" calcext:value-type="float">
            <text:p>4</text:p>
          </table:table-cell>
          <table:table-cell office:value-type="float" office:value="24" calcext:value-type="float">
            <text:p>24</text:p>
          </table:table-cell>
          <table:table-cell table:number-columns-repeated="68"/>
          <table:table-cell office:value-type="string" calcext:value-type="string">
            <text:p>No</text:p>
          </table:table-cell>
          <table:table-cell office:value-type="string" calcext:value-type="string">
            <text:p>Meta</text:p>
          </table:table-cell>
        </table:table-row>
        <table:table-row table:style-name="ro22">
          <table:table-cell office:value-type="string" calcext:value-type="string">
            <text:p>MVDR3TSY</text:p>
          </table:table-cell>
          <table:table-cell office:value-type="string" calcext:value-type="string">
            <text:p>journalArticle</text:p>
          </table:table-cell>
          <table:table-cell office:value-type="float" office:value="1982" calcext:value-type="float">
            <text:p>1982</text:p>
          </table:table-cell>
          <table:table-cell office:value-type="string" calcext:value-type="string">
            <text:p>Gevaert, Hugo</text:p>
          </table:table-cell>
          <table:table-cell office:value-type="string" calcext:value-type="string">
            <text:p>Acquisition of a computer: Legal pitfalls</text:p>
          </table:table-cell>
          <table:table-cell office:value-type="string" calcext:value-type="string">
            <text:p>Information &amp; Management</text:p>
          </table:table-cell>
          <table:table-cell/>
          <table:table-cell office:value-type="string" calcext:value-type="string">
            <text:p>0378-7206</text:p>
          </table:table-cell>
          <table:table-cell office:value-type="string" calcext:value-type="string">
            <text:p>https://doi.org/10.1016/0378-7206(82)90013-1</text:p>
          </table:table-cell>
          <table:table-cell office:value-type="string" calcext:value-type="string">
            <text:p>https://www.sciencedirect.com/science/article/pii/0378720682900131</text:p>
          </table:table-cell>
          <table:table-cell office:value-type="string" calcext:value-type="string">
            <text:p>It is clear that the content of an agreement to purchase a computer is very important. The main reasons are the high purchase price of a good configuration and the important damage if an implementation fails. It is furthermore obvious that the contents of the standard agreements used by the manufacturers are as aggressive as their high pressure sales techniques. Some particularly exorbitant clauses of these standard-agreements make it necessary to defend the customer more than usual. 1.a. Many have a clause that excludes: (1) the contents of the request for proposal, whenever they exist: (2) other written or verbal agreements and representations: (3) specifications in publicity of the supplier; and (4) even the contents of the supplier's offer.It is clear that such a clause is dangerous, because there is often a great difference between the vendor's publicity or offer and the contents of the standard-agreement.2.b. There are also clauses in most contracts aiming to reduce (even to annihilate) the obligations of the supplier or warranties normally provided in other contracts.3.c. There are even standard-agreements allowing the vendor to alter unilaterally some clauses of the contract by sending a registered letter to the customer. These examples should be enough proof to make sure that the vendee reads a contract carefully before signing, or at least takes advice of a good technical consultant before completing a deal.</text:p>
          </table:table-cell>
          <table:table-cell office:value-type="float" office:value="1982" calcext:value-type="float">
            <text:p>1982</text:p>
          </table:table-cell>
          <table:table-cell table:number-columns-repeated="2" table:style-name="ce3" office:value-type="string" calcext:value-type="string">
            <text:p>2025-02-19 14:56:35</text:p>
          </table:table-cell>
          <table:table-cell/>
          <table:table-cell office:value-type="string" calcext:value-type="string">
            <text:p>1-5</text:p>
          </table:table-cell>
          <table:table-cell/>
          <table:table-cell office:value-type="float" office:value="1" calcext:value-type="float">
            <text:p>1</text:p>
          </table:table-cell>
          <table:table-cell office:value-type="float" office:value="5" calcext:value-type="float">
            <text:p>5</text:p>
          </table:table-cell>
          <table:table-cell table:number-columns-repeated="20"/>
          <table:table-cell office:value-type="string" calcext:value-type="string">
            <text:p>Computer Acquisition; Contractual Hardware Clauses; Contractual Prevention</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37">
          <table:table-cell office:value-type="string" calcext:value-type="string">
            <text:p>2655HFNN</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Demetzou, Katerina</text:p>
          </table:table-cell>
          <table:table-cell office:value-type="string" calcext:value-type="string">
            <text:p>Data Protection Impact Assessment: A tool for accountability and the unclarified concept of ‘high risk’ in the General Data Protection Regulation</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19.105342</text:p>
          </table:table-cell>
          <table:table-cell office:value-type="string" calcext:value-type="string">
            <text:p>https://www.sciencedirect.com/science/article/pii/S0267364918304357</text:p>
          </table:table-cell>
          <table:table-cell office:value-type="string" calcext:value-type="string">
            <text:p>Article 35 of the GDPR introduces the legal obligation to perform DPIAs in cases where the processing operations are likely to present high risks to the rights and freedoms of natural persons. This obligation is part of a change of approach in the GDPR towards a modified compliance scheme in terms of a reinforced principle of accountability. The DPIA is a prominent example of this approach given that it has an inclusive, comprehensive and proactive nature. Its importance lies in the fact that it forces data controllers to identify, assess and ultimately manage the high risks to the rights and freedoms. However, what is first and foremost important for a meaningful performance of DPIAs, is to have a common and objective understanding of what constitutes a risk in the field of data protection and of how to assess its likelihood and severity. The legislature has approached these concepts via the method of denotation, meaning by giving examples of (highly) risky processing operations. This article suggests a complementary approach, the connotation of these concepts and explains the added value of such a method. By way of a case-study the article also demonstrates the importance of performing complete and accurate DPIAs, in terms of contributing to improving the protection of personal data.</text:p>
          </table:table-cell>
          <table:table-cell office:value-type="float" office:value="2019" calcext:value-type="float">
            <text:p>2019</text:p>
          </table:table-cell>
          <table:table-cell table:number-columns-repeated="2" table:style-name="ce3" office:value-type="string" calcext:value-type="string">
            <text:p>2025-02-19 14:56:35</text:p>
          </table:table-cell>
          <table:table-cell/>
          <table:table-cell office:value-type="float" office:value="105342" calcext:value-type="float">
            <text:p>105342</text:p>
          </table:table-cell>
          <table:table-cell/>
          <table:table-cell office:value-type="float" office:value="6" calcext:value-type="float">
            <text:p>6</text:p>
          </table:table-cell>
          <table:table-cell office:value-type="float" office:value="35" calcext:value-type="float">
            <text:p>35</text:p>
          </table:table-cell>
          <table:table-cell table:number-columns-repeated="20"/>
          <table:table-cell office:value-type="string" calcext:value-type="string">
            <text:p>Data protection; GDPR; Accountability; Compliance; DPIA; Connotation; High risk; Objective assessment</text:p>
          </table:table-cell>
          <table:table-cell table:number-columns-repeated="47"/>
          <table:table-cell office:value-type="string" calcext:value-type="string">
            <text:p>No</text:p>
          </table:table-cell>
          <table:table-cell office:value-type="string" calcext:value-type="string">
            <text:p>Use case</text:p>
          </table:table-cell>
        </table:table-row>
        <table:table-row table:style-name="ro39">
          <table:table-cell office:value-type="string" calcext:value-type="string">
            <text:p>SU7Z5LD5</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Capuano, Nicola; Toti, Daniele</text:p>
          </table:table-cell>
          <table:table-cell office:value-type="string" calcext:value-type="string">
            <text:p>Experimentation of a smart learning system for law based on knowledge discovery and cognitive computing</text:p>
          </table:table-cell>
          <table:table-cell office:value-type="string" calcext:value-type="string">
            <text:p>Computers in Human Behavior</text:p>
          </table:table-cell>
          <table:table-cell/>
          <table:table-cell office:value-type="string" calcext:value-type="string">
            <text:p>0747-5632</text:p>
          </table:table-cell>
          <table:table-cell office:value-type="string" calcext:value-type="string">
            <text:p>https://doi.org/10.1016/j.chb.2018.03.034</text:p>
          </table:table-cell>
          <table:table-cell office:value-type="string" calcext:value-type="string">
            <text:p>https://www.sciencedirect.com/science/article/pii/S0747563218301390</text:p>
          </table:table-cell>
          <table:table-cell office:value-type="string" calcext:value-type="string">
            <text:p>This work presents a Smart Learning system based on Knowledge Discovery and Cognitive Computing techniques aimed at citizens, legal students and experts alike, providing them with the possibility of submitting legal cases expressed in natural language and obtaining legal insight and advice in return. Advanced features implemented within the system include the automatic conceptualization and classification of textual legal cases via natural language processing, the generation of learning paths by relying upon legal ontologies, and additional features for managing legal knowledge bases, including editing, versioning, integration and enrichment. The system has been experimented on a diversified user-base and succeeded in obtaining a positive evaluation with respect to the aspects that were subject of the investigation, including effectiveness, efficiency and usability, thus paving the way to make the system a successful cognitive learning platform for future law professionals and knowledgeable citizens.</text:p>
          </table:table-cell>
          <table:table-cell office:value-type="float" office:value="2019" calcext:value-type="float">
            <text:p>2019</text:p>
          </table:table-cell>
          <table:table-cell table:number-columns-repeated="2" table:style-name="ce3" office:value-type="string" calcext:value-type="string">
            <text:p>2025-02-19 14:56:35</text:p>
          </table:table-cell>
          <table:table-cell/>
          <table:table-cell office:value-type="string" calcext:value-type="string">
            <text:p>459-467</text:p>
          </table:table-cell>
          <table:table-cell table:number-columns-repeated="2"/>
          <table:table-cell office:value-type="float" office:value="92" calcext:value-type="float">
            <text:p>92</text:p>
          </table:table-cell>
          <table:table-cell table:number-columns-repeated="20"/>
          <table:table-cell office:value-type="string" calcext:value-type="string">
            <text:p>Knowledge discovery; Natural language processing; Adaptive learning; Cognitive computing; Online dispute resolution; Ontology integration</text:p>
          </table:table-cell>
          <table:table-cell table:number-columns-repeated="47"/>
          <table:table-cell office:value-type="string" calcext:value-type="string">
            <text:p>No</text:p>
          </table:table-cell>
          <table:table-cell office:value-type="string" calcext:value-type="string">
            <text:p>Case based</text:p>
          </table:table-cell>
        </table:table-row>
        <table:table-row table:style-name="ro2">
          <table:table-cell office:value-type="string" calcext:value-type="string">
            <text:p>7ALBG7RR</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Fosch-Villaronga, Eduard; Millard, Christopher</text:p>
          </table:table-cell>
          <table:table-cell office:value-type="string" calcext:value-type="string">
            <text:p>Cloud robotics law and regulation: Challenges in the governance of complex and dynamic cyber–physical ecosystems</text:p>
          </table:table-cell>
          <table:table-cell office:value-type="string" calcext:value-type="string">
            <text:p>Robotics and Autonomous Systems</text:p>
          </table:table-cell>
          <table:table-cell/>
          <table:table-cell office:value-type="string" calcext:value-type="string">
            <text:p>0921-8890</text:p>
          </table:table-cell>
          <table:table-cell office:value-type="string" calcext:value-type="string">
            <text:p>https://doi.org/10.1016/j.robot.2019.06.003</text:p>
          </table:table-cell>
          <table:table-cell office:value-type="string" calcext:value-type="string">
            <text:p>https://www.sciencedirect.com/science/article/pii/S092188901930051X</text:p>
          </table:table-cell>
          <table:table-cell office:value-type="string" calcext:value-type="string">
            <text:p>This paper assesses some of the key legal and regulatory questions arising from the integration of physical robotic systems with cloud-based services, also called “cloud robotics.” The literature on legal and ethical issues in robotics has a strong focus on the robot itself, but largely ignores the background information processing. Conversely, the literature on cloud computing rarely addresses human–machine interactions, which raise distinctive ethical and legal concerns. In this paper, we investigate, from a European legal and regulatory perspective, the growing interdependence and interactions of tangible and virtual elements in cloud robotics environments. We highlight specific problems and challenges in regulating such complex and dynamic ecosystems and explore potential solutions. To illustrate practical challenges, we consider several examples of cloud robotics ecosystems involving multiple parties, various physical devices, and various cloud services. These examples illuminate the complexity of interactions between relevant parties. By identifying pressing legal and regulatory issues in relation to cloud robotics, we hope to inform the policy debate and set the scene for further research.</text:p>
          </table:table-cell>
          <table:table-cell office:value-type="float" office:value="2019" calcext:value-type="float">
            <text:p>2019</text:p>
          </table:table-cell>
          <table:table-cell table:number-columns-repeated="2" table:style-name="ce3" office:value-type="string" calcext:value-type="string">
            <text:p>2025-02-19 14:56:35</text:p>
          </table:table-cell>
          <table:table-cell/>
          <table:table-cell office:value-type="string" calcext:value-type="string">
            <text:p>77-91</text:p>
          </table:table-cell>
          <table:table-cell table:number-columns-repeated="2"/>
          <table:table-cell office:value-type="float" office:value="119" calcext:value-type="float">
            <text:p>119</text:p>
          </table:table-cell>
          <table:table-cell table:number-columns-repeated="20"/>
          <table:table-cell office:value-type="string" calcext:value-type="string">
            <text:p>Cloud computing; Data protection; Policy; Law; Privacy; Robots; Product safety; Technology; Cloud; Cloud robotics; Cyber–physical system; Human–robot interaction</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2">
          <table:table-cell office:value-type="string" calcext:value-type="string">
            <text:p>TGJ5B32X</text:p>
          </table:table-cell>
          <table:table-cell office:value-type="string" calcext:value-type="string">
            <text:p>bookSection</text:p>
          </table:table-cell>
          <table:table-cell office:value-type="float" office:value="2005" calcext:value-type="float">
            <text:p>2005</text:p>
          </table:table-cell>
          <table:table-cell office:value-type="string" calcext:value-type="string">
            <text:p>Natan, Ron Ben</text:p>
          </table:table-cell>
          <table:table-cell office:value-type="string" calcext:value-type="string">
            <text:p>11 - Regulations and Compliance</text:p>
          </table:table-cell>
          <table:table-cell office:value-type="string" calcext:value-type="string">
            <text:p>Implementing Database Security and Auditing</text:p>
          </table:table-cell>
          <table:table-cell office:value-type="string" calcext:value-type="string">
            <text:p>978-1-55558-334-7</text:p>
          </table:table-cell>
          <table:table-cell table:number-columns-repeated="2"/>
          <table:table-cell office:value-type="string" calcext:value-type="string">
            <text:p>https://www.sciencedirect.com/science/article/pii/B9781555583347500116</text:p>
          </table:table-cell>
          <table:table-cell office:value-type="string" calcext:value-type="string">
            <text:p>Publisher Summary Regulations have been, by far, the most visible and consuming driver in the area of database security. This involves regulations of all types, and this trend will certainly continue in the next couple of years. To address this situation, one needs to understand the essence of the regulation with which one need to comply, map it to what it means in terms of the database environment, and implement a solution that will both comply with the requirements and is sustainable for the long run. Leading companies understand that in the same way that people continue to protect and insure houses and cars, they must continually invest in protecting valuable information. One incident that involves theft or destruction of proprietary information can easily pay for a 10-year investment, and serious incidents can cripple a company for lifetime. For those companies that have not come to this realization, regulators have created a large (and growing) set of regulations and frameworks aimed at enforcing protection of information, privacy, and transparency of information. These regulations sprung up in the past couple of years, prompted by some significant damages made to companies, and more important, to the public.</text:p>
          </table:table-cell>
          <table:table-cell office:value-type="float" office:value="2005" calcext:value-type="float">
            <text:p>2005</text:p>
          </table:table-cell>
          <table:table-cell table:number-columns-repeated="2" table:style-name="ce3" office:value-type="string" calcext:value-type="string">
            <text:p>2025-02-19 14:56:35</text:p>
          </table:table-cell>
          <table:table-cell/>
          <table:table-cell office:value-type="string" calcext:value-type="string">
            <text:p>327-348</text:p>
          </table:table-cell>
          <table:table-cell table:number-columns-repeated="10"/>
          <table:table-cell office:value-type="string" calcext:value-type="string">
            <text:p>Digital Press</text:p>
          </table:table-cell>
          <table:table-cell office:value-type="string" calcext:value-type="string">
            <text:p>Burlington</text:p>
          </table:table-cell>
          <table:table-cell table:number-columns-repeated="7"/>
          <table:table-cell office:value-type="string" calcext:value-type="string">
            <text:p>DOI: https://doi.org/10.1016/B978-155558334-7/50011-6</text:p>
          </table:table-cell>
          <table:table-cell table:number-columns-repeated="5"/>
          <table:table-cell office:value-type="string" calcext:value-type="string">
            <text:p>Natan, Ron Ben</text:p>
          </table:table-cell>
          <table:table-cell table:number-columns-repeated="45"/>
          <table:table-cell office:value-type="string" calcext:value-type="string">
            <text:p>No</text:p>
          </table:table-cell>
          <table:table-cell office:value-type="string" calcext:value-type="string">
            <text:p>Meta</text:p>
          </table:table-cell>
        </table:table-row>
        <table:table-row table:style-name="ro25">
          <table:table-cell office:value-type="string" calcext:value-type="string">
            <text:p>H7D5ECEY</text:p>
          </table:table-cell>
          <table:table-cell office:value-type="string" calcext:value-type="string">
            <text:p>journalArticle</text:p>
          </table:table-cell>
          <table:table-cell office:value-type="float" office:value="2006" calcext:value-type="float">
            <text:p>2006</text:p>
          </table:table-cell>
          <table:table-cell office:value-type="string" calcext:value-type="string">
            <text:p>Broderick, J. Stuart</text:p>
          </table:table-cell>
          <table:table-cell office:value-type="string" calcext:value-type="string">
            <text:p>ISMS, security standards and security regulations</text:p>
          </table:table-cell>
          <table:table-cell office:value-type="string" calcext:value-type="string">
            <text:p>Information Security Technical Report</text:p>
          </table:table-cell>
          <table:table-cell/>
          <table:table-cell office:value-type="string" calcext:value-type="string">
            <text:p>1363-4127</text:p>
          </table:table-cell>
          <table:table-cell office:value-type="string" calcext:value-type="string">
            <text:p>https://doi.org/10.1016/j.istr.2005.12.001</text:p>
          </table:table-cell>
          <table:table-cell office:value-type="string" calcext:value-type="string">
            <text:p>https://www.sciencedirect.com/science/article/pii/S1363412705000750</text:p>
          </table:table-cell>
          <table:table-cell office:value-type="string" calcext:value-type="string">
            <text:p>This article briefly describes the introduction and evolution of Information Security Management Systems (ISMS), their application and the introduction of national and regulatory requirements to protect information and how these regulations may be mapped into an ISMS.</text:p>
          </table:table-cell>
          <table:table-cell office:value-type="float" office:value="2006" calcext:value-type="float">
            <text:p>2006</text:p>
          </table:table-cell>
          <table:table-cell table:number-columns-repeated="2" table:style-name="ce3" office:value-type="string" calcext:value-type="string">
            <text:p>2025-02-19 14:56:35</text:p>
          </table:table-cell>
          <table:table-cell/>
          <table:table-cell office:value-type="string" calcext:value-type="string">
            <text:p>26-31</text:p>
          </table:table-cell>
          <table:table-cell/>
          <table:table-cell office:value-type="float" office:value="1" calcext:value-type="float">
            <text:p>1</text:p>
          </table:table-cell>
          <table:table-cell office:value-type="float" office:value="11" calcext:value-type="float">
            <text:p>11</text:p>
          </table:table-cell>
          <table:table-cell table:number-columns-repeated="20"/>
          <table:table-cell office:value-type="string" calcext:value-type="string">
            <text:p>ISMS; COBIT; ISO-27001:2005; Security compliance; Security management framework; SOX</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26">
          <table:table-cell office:value-type="string" calcext:value-type="string">
            <text:p>NXDACPLB</text:p>
          </table:table-cell>
          <table:table-cell office:value-type="string" calcext:value-type="string">
            <text:p>journalArticle</text:p>
          </table:table-cell>
          <table:table-cell office:value-type="float" office:value="1983" calcext:value-type="float">
            <text:p>1983</text:p>
          </table:table-cell>
          <table:table-cell/>
          <table:table-cell office:value-type="string" calcext:value-type="string">
            <text:p>The electronic fund transfer act and federal reserve board regulation E: A compliance guide for financial institutions: Authors: Martin B. Ellis and Fred M. Greturas. Published by: Prentice Hall</text:p>
          </table:table-cell>
          <table:table-cell office:value-type="string" calcext:value-type="string">
            <text:p>Computer Fraud &amp; Security Bulletin</text:p>
          </table:table-cell>
          <table:table-cell/>
          <table:table-cell office:value-type="string" calcext:value-type="string">
            <text:p>0142-0496</text:p>
          </table:table-cell>
          <table:table-cell office:value-type="string" calcext:value-type="string">
            <text:p>https://doi.org/10.1016/0142-0496(83)90010-3</text:p>
          </table:table-cell>
          <table:table-cell office:value-type="string" calcext:value-type="string">
            <text:p>https://www.sciencedirect.com/science/article/pii/0142049683900103</text:p>
          </table:table-cell>
          <table:table-cell/>
          <table:table-cell office:value-type="float" office:value="1983" calcext:value-type="float">
            <text:p>1983</text:p>
          </table:table-cell>
          <table:table-cell table:number-columns-repeated="2" table:style-name="ce3" office:value-type="string" calcext:value-type="string">
            <text:p>2025-02-19 14:56:35</text:p>
          </table:table-cell>
          <table:table-cell/>
          <table:table-cell office:value-type="string" calcext:value-type="string">
            <text:p>13-16</text:p>
          </table:table-cell>
          <table:table-cell/>
          <table:table-cell office:value-type="float" office:value="11" calcext:value-type="float">
            <text:p>11</text:p>
          </table:table-cell>
          <table:table-cell office:value-type="float" office:value="5" calcext:value-type="float">
            <text:p>5</text:p>
          </table:table-cell>
          <table:table-cell table:number-columns-repeated="68"/>
          <table:table-cell office:value-type="string" calcext:value-type="string">
            <text:p>No</text:p>
          </table:table-cell>
          <table:table-cell office:value-type="string" calcext:value-type="string">
            <text:p>Meta</text:p>
          </table:table-cell>
        </table:table-row>
        <table:table-row table:style-name="ro1">
          <table:table-cell office:value-type="string" calcext:value-type="string">
            <text:p>UDU3TM5Z</text:p>
          </table:table-cell>
          <table:table-cell office:value-type="string" calcext:value-type="string">
            <text:p>bookSection</text:p>
          </table:table-cell>
          <table:table-cell office:value-type="float" office:value="2007" calcext:value-type="float">
            <text:p>2007</text:p>
          </table:table-cell>
          <table:table-cell office:value-type="string" calcext:value-type="string">
            <text:p>Lahti, Christian B.; Peterson, Roderick</text:p>
          </table:table-cell>
          <table:table-cell office:value-type="string" calcext:value-type="string">
            <text:p>Chapter 3 - SOX and Compliance Regulations</text:p>
          </table:table-cell>
          <table:table-cell office:value-type="string" calcext:value-type="string">
            <text:p>Sarbanes-Oxley IT Compliance Using Open Source Tools (Second Edition)</text:p>
          </table:table-cell>
          <table:table-cell office:value-type="string" calcext:value-type="string">
            <text:p>978-1-59749-216-4</text:p>
          </table:table-cell>
          <table:table-cell table:number-columns-repeated="2"/>
          <table:table-cell office:value-type="string" calcext:value-type="string">
            <text:p>https://www.sciencedirect.com/science/article/pii/B9781597492164000033</text:p>
          </table:table-cell>
          <table:table-cell/>
          <table:table-cell office:value-type="float" office:value="2007" calcext:value-type="float">
            <text:p>2007</text:p>
          </table:table-cell>
          <table:table-cell table:number-columns-repeated="2" table:style-name="ce3" office:value-type="string" calcext:value-type="string">
            <text:p>2025-02-19 14:56:35</text:p>
          </table:table-cell>
          <table:table-cell/>
          <table:table-cell office:value-type="string" calcext:value-type="string">
            <text:p>73-95</text:p>
          </table:table-cell>
          <table:table-cell table:number-columns-repeated="10"/>
          <table:table-cell office:value-type="string" calcext:value-type="string">
            <text:p>Syngress</text:p>
          </table:table-cell>
          <table:table-cell office:value-type="string" calcext:value-type="string">
            <text:p>Burlington</text:p>
          </table:table-cell>
          <table:table-cell table:number-columns-repeated="7"/>
          <table:table-cell office:value-type="string" calcext:value-type="string">
            <text:p>DOI: https://doi.org/10.1016/B978-1-59749-216-4.00003-3</text:p>
          </table:table-cell>
          <table:table-cell table:number-columns-repeated="5"/>
          <table:table-cell office:value-type="string" calcext:value-type="string">
            <text:p>Lahti, Christian B.; Peterson, Roderick</text:p>
          </table:table-cell>
          <table:table-cell table:number-columns-repeated="18"/>
          <table:table-cell office:value-type="string" calcext:value-type="string">
            <text:p>Second Edition</text:p>
          </table:table-cell>
          <table:table-cell table:number-columns-repeated="26"/>
          <table:table-cell office:value-type="string" calcext:value-type="string">
            <text:p>No</text:p>
          </table:table-cell>
          <table:table-cell office:value-type="string" calcext:value-type="string">
            <text:p>Too broad</text:p>
          </table:table-cell>
        </table:table-row>
        <table:table-row table:style-name="ro21">
          <table:table-cell office:value-type="string" calcext:value-type="string">
            <text:p>NIRH7PXD</text:p>
          </table:table-cell>
          <table:table-cell office:value-type="string" calcext:value-type="string">
            <text:p>bookSection</text:p>
          </table:table-cell>
          <table:table-cell office:value-type="float" office:value="2006" calcext:value-type="float">
            <text:p>2006</text:p>
          </table:table-cell>
          <table:table-cell office:value-type="string" calcext:value-type="string">
            <text:p>Sutton, Robert</text:p>
          </table:table-cell>
          <table:table-cell office:value-type="string" calcext:value-type="string">
            <text:p>2 - UWB Spectrum and Regulations</text:p>
          </table:table-cell>
          <table:table-cell office:value-type="string" calcext:value-type="string">
            <text:p>Ultra Wideband Systems</text:p>
          </table:table-cell>
          <table:table-cell office:value-type="string" calcext:value-type="string">
            <text:p>978-0-7506-7893-3</text:p>
          </table:table-cell>
          <table:table-cell table:number-columns-repeated="2"/>
          <table:table-cell office:value-type="string" calcext:value-type="string">
            <text:p>https://www.sciencedirect.com/science/article/pii/B9780750678933500031</text:p>
          </table:table-cell>
          <table:table-cell office:value-type="string" calcext:value-type="string">
            <text:p>Publisher Summary This chapter describes the Federal Communications Commission (FCC) rules required to test a ultra wideband (UWB) transmitter for compliance. The UWB bandwidth is the frequency band bounded by the points that are 10 dB below the highest radiated emission as based on the complete transmission system, including the antenna. Such factors as pattern coverage, pulse fidelity, return loss, gain, and efficiency should all be considered. However, the frequency domain is well suited for making regulatory measurements to existing EMC standards. The antenna to be used with a particular UWB product must be carefully selected to ensure optimum operation. Furthermore, only the antenna for which the UWB radio is authorized may be used with the device. Since UWB regulatory limits are specified in the frequency domain, the errors that could occur from any domain transformations are eliminated. UWB regulatory matters require that the antenna be a non-separable integrated part of the radio. UWB rules are different from any other existing spectrum regulations, and UWB transmitters must meet very stringent requirements to be allowed to operate. From a regulatory perspective, the differences between classical narrowband and UWB systems reside in the measurement details of the test instrumentation. Whether a system is determined to be wideband or narrowband from a regulatory standpoint is actually determined by the measurement receiver's resolution bandwidth or impulse response. Whether a measurement system is affected or influenced by a wideband or narrowband signal from a regulatory standpoint is determined by the support peripherals.</text:p>
          </table:table-cell>
          <table:table-cell office:value-type="float" office:value="2006" calcext:value-type="float">
            <text:p>2006</text:p>
          </table:table-cell>
          <table:table-cell table:number-columns-repeated="2" table:style-name="ce3" office:value-type="string" calcext:value-type="string">
            <text:p>2025-02-19 14:56:35</text:p>
          </table:table-cell>
          <table:table-cell/>
          <table:table-cell office:value-type="string" calcext:value-type="string">
            <text:p>17-52</text:p>
          </table:table-cell>
          <table:table-cell table:number-columns-repeated="10"/>
          <table:table-cell office:value-type="string" calcext:value-type="string">
            <text:p>Newnes</text:p>
          </table:table-cell>
          <table:table-cell office:value-type="string" calcext:value-type="string">
            <text:p>Burlington</text:p>
          </table:table-cell>
          <table:table-cell table:number-columns-repeated="7"/>
          <table:table-cell office:value-type="string" calcext:value-type="string">
            <text:p>DOI: https://doi.org/10.1016/B978-075067893-3/50003-1</text:p>
          </table:table-cell>
          <table:table-cell table:number-columns-repeated="5"/>
          <table:table-cell office:value-type="string" calcext:value-type="string">
            <text:p>Aiello, Roberto; Batra, Anuj</text:p>
          </table:table-cell>
          <table:table-cell table:number-columns-repeated="45"/>
          <table:table-cell office:value-type="string" calcext:value-type="string">
            <text:p>No</text:p>
          </table:table-cell>
          <table:table-cell office:value-type="string" calcext:value-type="string">
            <text:p>Wrong Topic</text:p>
          </table:table-cell>
        </table:table-row>
        <table:table-row table:style-name="ro8">
          <table:table-cell office:value-type="string" calcext:value-type="string">
            <text:p>C7QW5ABR</text:p>
          </table:table-cell>
          <table:table-cell office:value-type="string" calcext:value-type="string">
            <text:p>journalArticle</text:p>
          </table:table-cell>
          <table:table-cell office:value-type="float" office:value="1997" calcext:value-type="float">
            <text:p>1997</text:p>
          </table:table-cell>
          <table:table-cell office:value-type="string" calcext:value-type="string">
            <text:p>Cooke, John</text:p>
          </table:table-cell>
          <table:table-cell office:value-type="string" calcext:value-type="string">
            <text:p>A place for the law in architectural studies</text:p>
          </table:table-cell>
          <table:table-cell office:value-type="string" calcext:value-type="string">
            <text:p>Design Studies</text:p>
          </table:table-cell>
          <table:table-cell/>
          <table:table-cell office:value-type="string" calcext:value-type="string">
            <text:p>0142-694X</text:p>
          </table:table-cell>
          <table:table-cell office:value-type="string" calcext:value-type="string">
            <text:p>https://doi.org/10.1016/S0142-694X(96)00014-2</text:p>
          </table:table-cell>
          <table:table-cell office:value-type="string" calcext:value-type="string">
            <text:p>https://www.sciencedirect.com/science/article/pii/S0142694X96000142</text:p>
          </table:table-cell>
          <table:table-cell office:value-type="string" calcext:value-type="string">
            <text:p>Some exposure to a system which regards consistent methods of reasoning as important is potentially beneficial in its own right to architecture students. In addition, at least one design programme which requires a considered response to municipal design controls is a useful preparation for practice in which architects′ designs are routinely required to withstand scrutiny in design review procedures.</text:p>
          </table:table-cell>
          <table:table-cell office:value-type="float" office:value="1997" calcext:value-type="float">
            <text:p>1997</text:p>
          </table:table-cell>
          <table:table-cell table:number-columns-repeated="2" table:style-name="ce3" office:value-type="string" calcext:value-type="string">
            <text:p>2025-02-19 14:56:35</text:p>
          </table:table-cell>
          <table:table-cell/>
          <table:table-cell office:value-type="string" calcext:value-type="string">
            <text:p>101-112</text:p>
          </table:table-cell>
          <table:table-cell/>
          <table:table-cell office:value-type="float" office:value="1" calcext:value-type="float">
            <text:p>1</text:p>
          </table:table-cell>
          <table:table-cell office:value-type="float" office:value="18" calcext:value-type="float">
            <text:p>18</text:p>
          </table:table-cell>
          <table:table-cell table:number-columns-repeated="20"/>
          <table:table-cell office:value-type="string" calcext:value-type="string">
            <text:p>law; aesthetics; architectural design; design education</text:p>
          </table:table-cell>
          <table:table-cell table:number-columns-repeated="47"/>
          <table:table-cell office:value-type="string" calcext:value-type="string">
            <text:p>No</text:p>
          </table:table-cell>
          <table:table-cell office:value-type="string" calcext:value-type="string">
            <text:p>Meta / No LKM</text:p>
          </table:table-cell>
        </table:table-row>
        <table:table-row table:style-name="ro22">
          <table:table-cell office:value-type="string" calcext:value-type="string">
            <text:p>R5SHIKC5</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Tosza, Stanisław</text:p>
          </table:table-cell>
          <table:table-cell office:value-type="string" calcext:value-type="string">
            <text:p>Internet service providers as law enforcers and adjudicators. A public role of private actors</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21.105614</text:p>
          </table:table-cell>
          <table:table-cell office:value-type="string" calcext:value-type="string">
            <text:p>https://www.sciencedirect.com/science/article/pii/S026736492100087X</text:p>
          </table:table-cell>
          <table:table-cell office:value-type="string" calcext:value-type="string">
            <text:p>Private actors have become increasingly involved in the law enforcement process in recent years, taking up more proactive roles and being increasingly engaged in choices between conflicting rights and freedoms. The development and spread of information and communication technology (ICT) created a set of conditions in which the participation of private actors (service providers in this case) appears to be a necessity. These conditions include, for example, a lack of physical borders for ICT technologies, the speed and width of the spread of information on the Internet, as well as the growth of technological behemoths. The resulting reaction can be seen in various sectors, such as combatting illicit content online or gathering digital evidence. While executing these roles they may be compelled – de jure or de facto – to make value judgments which traditionally belong to the public authorities. At the same time the legal framework is either lacking or it does not fully cover the consequences of this fundamental paradigm shift, to the detriment of the authorities, private actors and persons concerned. The objective of this article is to examine the most important features of these developments and analyse resulting key legal problems. The author demonstrates that the legal landscape of cooperation between law enforcement and service providers must be rethought and offers a direction for this reflection.</text:p>
          </table:table-cell>
          <table:table-cell office:value-type="float" office:value="2021" calcext:value-type="float">
            <text:p>2021</text:p>
          </table:table-cell>
          <table:table-cell table:number-columns-repeated="2" table:style-name="ce3" office:value-type="string" calcext:value-type="string">
            <text:p>2025-02-19 14:56:35</text:p>
          </table:table-cell>
          <table:table-cell/>
          <table:table-cell office:value-type="float" office:value="105614" calcext:value-type="float">
            <text:p>105614</text:p>
          </table:table-cell>
          <table:table-cell table:number-columns-repeated="2"/>
          <table:table-cell office:value-type="float" office:value="43" calcext:value-type="float">
            <text:p>43</text:p>
          </table:table-cell>
          <table:table-cell table:number-columns-repeated="20"/>
          <table:table-cell office:value-type="string" calcext:value-type="string">
            <text:p>Compliance; Digital services act; E-commerce; Digital capitalism; Digital evidence; Enforcement; Illicit content; Internet service providers; Liability exemption; Private actors; Terrorist content online regulation</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2">
          <table:table-cell office:value-type="string" calcext:value-type="string">
            <text:p>TXTQS6GN</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Varadi, Szilvia; Kertesz, Attila; Parkin, Michael</text:p>
          </table:table-cell>
          <table:table-cell office:value-type="string" calcext:value-type="string">
            <text:p>The necessity of legally compliant data management in European cloud architectures</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12.05.006</text:p>
          </table:table-cell>
          <table:table-cell office:value-type="string" calcext:value-type="string">
            <text:p>https://www.sciencedirect.com/science/article/pii/S0267364912001033</text:p>
          </table:table-cell>
          <table:table-cell office:value-type="string" calcext:value-type="string">
            <text:p>Taking advantage of flexible resource provisions enabled by Cloud Computing, many businesses have recently migrated their IT applications and data to the Cloud, allowing them to respond to new demands and requests from customers. However, Cloud Computing also moves functions and responsibilities away from local ownership and management to a third-party provided service, and brings with it a set of associated legal issues, such as data protection, licensing, intellectual property rights and the need to comply to necessary regulation. In this paper we evaluate commonly-observed Cloud Computing use cases against the law applying to Cloud Computing to find where legal problems may arise. We derive a general architecture for Clouds and use it to illustrate common Cloud Computing usage patterns. The use cases are assessed against evaluation criteria derived from the relevant Cloud Computing law for the data processing of end-user details and materials, including roles and responsibilities necessary for legal compliance. The Data Protection Directive of the European Union has been used in this evaluation, as it is a commonly accepted and influential directive in the field of data processing legislation.</text:p>
          </table:table-cell>
          <table:table-cell office:value-type="float" office:value="2012" calcext:value-type="float">
            <text:p>2012</text:p>
          </table:table-cell>
          <table:table-cell table:number-columns-repeated="2" table:style-name="ce3" office:value-type="string" calcext:value-type="string">
            <text:p>2025-02-19 14:56:35</text:p>
          </table:table-cell>
          <table:table-cell/>
          <table:table-cell office:value-type="string" calcext:value-type="string">
            <text:p>577-586</text:p>
          </table:table-cell>
          <table:table-cell/>
          <table:table-cell office:value-type="float" office:value="5" calcext:value-type="float">
            <text:p>5</text:p>
          </table:table-cell>
          <table:table-cell office:value-type="float" office:value="28" calcext:value-type="float">
            <text:p>28</text:p>
          </table:table-cell>
          <table:table-cell table:number-columns-repeated="20"/>
          <table:table-cell office:value-type="string" calcext:value-type="string">
            <text:p>Cloud computing; Data protection; Security; European law</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8">
          <table:table-cell office:value-type="string" calcext:value-type="string">
            <text:p>MSMY8FKK</text:p>
          </table:table-cell>
          <table:table-cell office:value-type="string" calcext:value-type="string">
            <text:p>journalArticle</text:p>
          </table:table-cell>
          <table:table-cell office:value-type="float" office:value="2010" calcext:value-type="float">
            <text:p>2010</text:p>
          </table:table-cell>
          <table:table-cell office:value-type="string" calcext:value-type="string">
            <text:p>Taylor, Mark; Haggerty, John; Gresty, David</text:p>
          </table:table-cell>
          <table:table-cell office:value-type="string" calcext:value-type="string">
            <text:p>The legal aspects of corporate computer usage policies</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09.11.007</text:p>
          </table:table-cell>
          <table:table-cell office:value-type="string" calcext:value-type="string">
            <text:p>https://www.sciencedirect.com/science/article/pii/S0267364909001927</text:p>
          </table:table-cell>
          <table:table-cell office:value-type="string" calcext:value-type="string">
            <text:p>In this paper we examine the legal aspects of corporate computer usage policies including their creation, management, and their relevance to corporate computer forensic investigations. Misuse of corporate computing facilities cannot only lead to a reduction in employee productivity and network bandwidth, but can also increase the risk of infection of such facilities by computer viruses and other malicious code. Moreover, it may lead to the risk of liability and legal action.</text:p>
          </table:table-cell>
          <table:table-cell office:value-type="float" office:value="2010" calcext:value-type="float">
            <text:p>2010</text:p>
          </table:table-cell>
          <table:table-cell table:number-columns-repeated="2" table:style-name="ce3" office:value-type="string" calcext:value-type="string">
            <text:p>2025-02-19 14:56:35</text:p>
          </table:table-cell>
          <table:table-cell/>
          <table:table-cell office:value-type="string" calcext:value-type="string">
            <text:p>72-76</text:p>
          </table:table-cell>
          <table:table-cell/>
          <table:table-cell office:value-type="float" office:value="1" calcext:value-type="float">
            <text:p>1</text:p>
          </table:table-cell>
          <table:table-cell office:value-type="float" office:value="26" calcext:value-type="float">
            <text:p>26</text:p>
          </table:table-cell>
          <table:table-cell table:number-columns-repeated="20"/>
          <table:table-cell office:value-type="string" calcext:value-type="string">
            <text:p>Legal compliance; Computer usage policy</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16">
          <table:table-cell office:value-type="string" calcext:value-type="string">
            <text:p>X78K59VE</text:p>
          </table:table-cell>
          <table:table-cell office:value-type="string" calcext:value-type="string">
            <text:p>journalArticle</text:p>
          </table:table-cell>
          <table:table-cell office:value-type="float" office:value="2011" calcext:value-type="float">
            <text:p>2011</text:p>
          </table:table-cell>
          <table:table-cell office:value-type="string" calcext:value-type="string">
            <text:p>Seddon, Clive</text:p>
          </table:table-cell>
          <table:table-cell office:value-type="string" calcext:value-type="string">
            <text:p>TMT contracts: Avoiding termination and achieving positive realignment: How legal counsel can make a difference - A UK perspective</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11.09.010</text:p>
          </table:table-cell>
          <table:table-cell office:value-type="string" calcext:value-type="string">
            <text:p>https://www.sciencedirect.com/science/article/pii/S0267364911001555</text:p>
          </table:table-cell>
          <table:table-cell office:value-type="string" calcext:value-type="string">
            <text:p>“The task of a leader is to get his people from where they are to where they have not been” Henry A. Kissinger With stuttering growth in the Western economies where major sourcing and TMT (Technology, Media &amp; Telecoms) contracts are pervasive, it is perhaps not surprising that internal and external legal counsel are increasingly being called upon to advise clients on termination options and strategies to effect or oppose a threatened termination for breach of contract. This short paper considers why this has happened and the other factors which are in play which have meant that advice on termination and the renegotiation of contracts in this context has become more common. Expertise in this area is part of an IT lawyer’s tool kit and we consider that this is an area where internal and external legal counsel can make a substantial difference in delivering solutions to their clients. In this paper I talk about termination and renegotiation interchangeably. The reason for this as will become clear is that all forms of termination, whether they are consensual or contested, will involve some form of renegotiation of the terms of the contract between the parties. This is because it is almost impossible except perhaps in the simplest of installations to predict the nature in which a supplier or a customer may wish to change the services provided, and consequently even the most carefully crafted of exit and transition clauses, schedules and plans will require some form of post-contract negotiation between the customer, the outgoing supplier and potentially a new supplier or suppliers. This will necessarily involve some form of renegotiation of the terms of the contract between the parties. This paper looks at renegotiation in the context of a termination scenario rather than dealing with renegotiation during the normal course of operation of the contract.</text:p>
          </table:table-cell>
          <table:table-cell office:value-type="float" office:value="2011" calcext:value-type="float">
            <text:p>2011</text:p>
          </table:table-cell>
          <table:table-cell table:number-columns-repeated="2" table:style-name="ce3" office:value-type="string" calcext:value-type="string">
            <text:p>2025-02-19 14:56:35</text:p>
          </table:table-cell>
          <table:table-cell/>
          <table:table-cell office:value-type="string" calcext:value-type="string">
            <text:p>641-646</text:p>
          </table:table-cell>
          <table:table-cell/>
          <table:table-cell office:value-type="float" office:value="6" calcext:value-type="float">
            <text:p>6</text:p>
          </table:table-cell>
          <table:table-cell office:value-type="float" office:value="27" calcext:value-type="float">
            <text:p>27</text:p>
          </table:table-cell>
          <table:table-cell table:number-columns-repeated="20"/>
          <table:table-cell office:value-type="string" calcext:value-type="string">
            <text:p>Exit and transit provisions; Termination for breach; TMT contracts</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36">
          <table:table-cell office:value-type="string" calcext:value-type="string">
            <text:p>92AJF6SN</text:p>
          </table:table-cell>
          <table:table-cell office:value-type="string" calcext:value-type="string">
            <text:p>journalArticle</text:p>
          </table:table-cell>
          <table:table-cell office:value-type="float" office:value="2025" calcext:value-type="float">
            <text:p>2025</text:p>
          </table:table-cell>
          <table:table-cell office:value-type="string" calcext:value-type="string">
            <text:p>Howard, Steven J.; Hayes, Nicole; Mallawaarachchi, Sumudu; Johnson, Daniel; Neilsen-Hewett, Cathrine; Mackenzie, Janelle; Bentley, Laura A.; White, Sonia L. J.</text:p>
          </table:table-cell>
          <table:table-cell office:value-type="string" calcext:value-type="string">
            <text:p>A meta-analysis of self-regulation and digital recreation from birth to adolescence</text:p>
          </table:table-cell>
          <table:table-cell office:value-type="string" calcext:value-type="string">
            <text:p>Computers in Human Behavior</text:p>
          </table:table-cell>
          <table:table-cell/>
          <table:table-cell office:value-type="string" calcext:value-type="string">
            <text:p>0747-5632</text:p>
          </table:table-cell>
          <table:table-cell office:value-type="string" calcext:value-type="string">
            <text:p>https://doi.org/10.1016/j.chb.2024.108472</text:p>
          </table:table-cell>
          <table:table-cell office:value-type="string" calcext:value-type="string">
            <text:p>https://www.sciencedirect.com/science/article/pii/S0747563224003406</text:p>
          </table:table-cell>
          <table:table-cell office:value-type="string" calcext:value-type="string">
            <text:p>There is good reason to implicate self-regulation in our digital recreation duration, choices, and behaviours. However, the direction, degree, and diversity of their association is unclear. To offer more robust and nuanced evidence to this issue of acute public concern, the current study presents a comprehensive meta-analysis of the associations between self-regulation and digital recreation from birth to adolescence – consolidating 183 studies reporting 232 associations from 234,476 children and adolescents. Across these studies, digital recreation clustered into investigations of screen time, features of problematic digital engagement, exposure to violent content, communicating with strangers online, sexting, and media multitasking. Although a pattern of negative bivariate associations was observed between self-regulation and aspects of digital recreation, the strength of association for screen time was weak (r = −.04 for computer use to r = −.15 for social media use). Once control variables were considered, relationships with exposure to violent digital content were rendered similarly trivial, suggesting other variables likely account for these correlations. This reduces our confidence in these associations. In contrast, lower self-regulation was more highly associated with problematic engagement (r = −.28 for problematic gaming to r = −.41 for problematic mobile phone use), communicating with strangers online (r = −.18), and sexting (r = −.20). This pattern of results points to a relationship that is variable by type of digital activity, which in our meta-analyses ranged from null to strong and negative. Where a relationship exists, it may be bi-directional given associations remained for longitudinal studies that positioned either self-regulation or digital recreation as predictor. Most moderators of these associations were non-significant, although the negative association of self-regulation with time spent gaming was increasingly strong with increasing participant age. This study instigates a disentangling of the nature of the relationship between self-regulation and digital choices and behaviours across the early stages of life.</text:p>
          </table:table-cell>
          <table:table-cell office:value-type="float" office:value="2025" calcext:value-type="float">
            <text:p>2025</text:p>
          </table:table-cell>
          <table:table-cell table:number-columns-repeated="2" table:style-name="ce3" office:value-type="string" calcext:value-type="string">
            <text:p>2025-02-19 14:56:35</text:p>
          </table:table-cell>
          <table:table-cell/>
          <table:table-cell office:value-type="float" office:value="108472" calcext:value-type="float">
            <text:p>108472</text:p>
          </table:table-cell>
          <table:table-cell table:number-columns-repeated="2"/>
          <table:table-cell office:value-type="float" office:value="163" calcext:value-type="float">
            <text:p>163</text:p>
          </table:table-cell>
          <table:table-cell table:number-columns-repeated="20"/>
          <table:table-cell office:value-type="string" calcext:value-type="string">
            <text:p>Childhood; Digital media; Early childhood; Gaming; Mobile phone; Screen time; Self-control</text:p>
          </table:table-cell>
          <table:table-cell table:number-columns-repeated="47"/>
          <table:table-cell office:value-type="string" calcext:value-type="string">
            <text:p>No</text:p>
          </table:table-cell>
          <table:table-cell office:value-type="string" calcext:value-type="string">
            <text:p>Wrong Topic</text:p>
          </table:table-cell>
        </table:table-row>
        <table:table-row table:style-name="ro6">
          <table:table-cell office:value-type="string" calcext:value-type="string">
            <text:p>7AEVUU9Q</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Ahmed, Ali; Booth, David</text:p>
          </table:table-cell>
          <table:table-cell office:value-type="string" calcext:value-type="string">
            <text:p>The Digital Privacy Laws and Practices in the Jersey Island</text:p>
          </table:table-cell>
          <table:table-cell office:value-type="string" calcext:value-type="string">
            <text:p>Procedia Computer Science</text:p>
          </table:table-cell>
          <table:table-cell/>
          <table:table-cell office:value-type="string" calcext:value-type="string">
            <text:p>1877-0509</text:p>
          </table:table-cell>
          <table:table-cell office:value-type="string" calcext:value-type="string">
            <text:p>https://doi.org/10.1016/j.procs.2016.09.026</text:p>
          </table:table-cell>
          <table:table-cell office:value-type="string" calcext:value-type="string">
            <text:p>https://www.sciencedirect.com/science/article/pii/S187705091632155X</text:p>
          </table:table-cell>
          <table:table-cell office:value-type="string" calcext:value-type="string">
            <text:p>This paper investigates the digital privacy provisions in the island of Jersey. This is mainly done by examining the two key pieces of legislation with which any workplace must comply with. Those legislations are: The Employment (Jersey) Law 2003, and the Data Protection (Jersey) Law 2005. Neither law has digital privacy provisions per se, but these are the two prevalent pieces of legislation governing employer-employee relations in the island of Jersey at present. The study relates the local legislation in the island of Jersey to its UK and European counterparts identifying the missing parts. To investigate how much compliance to those legislations in the island's workplace, a typical workplace of Lysaght's, the current employer for the second author, is chosen as a case study. The study highlights the areas of concerns and provides specific recommendations for the employer. This work can be used as the basis for steering the future judicial review of this area, to ensure the island of Jersey remains in compliance with its peers both domestically and internationally.</text:p>
          </table:table-cell>
          <table:table-cell office:value-type="float" office:value="2016" calcext:value-type="float">
            <text:p>2016</text:p>
          </table:table-cell>
          <table:table-cell table:number-columns-repeated="2" table:style-name="ce3" office:value-type="string" calcext:value-type="string">
            <text:p>2025-02-19 14:56:35</text:p>
          </table:table-cell>
          <table:table-cell/>
          <table:table-cell office:value-type="string" calcext:value-type="string">
            <text:p>163-168</text:p>
          </table:table-cell>
          <table:table-cell table:number-columns-repeated="2"/>
          <table:table-cell office:value-type="float" office:value="98" calcext:value-type="float">
            <text:p>98</text:p>
          </table:table-cell>
          <table:table-cell table:number-columns-repeated="20"/>
          <table:table-cell office:value-type="string" calcext:value-type="string">
            <text:p>Digital Privacy; Employee Rights; Island of Jersey; jurisdictions</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6">
          <table:table-cell office:value-type="string" calcext:value-type="string">
            <text:p>T2HQQF9U</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Vogelsang, Ingo</text:p>
          </table:table-cell>
          <table:table-cell office:value-type="string" calcext:value-type="string">
            <text:p>The role of competition and regulation in stimulating innovation – Telecommunications</text:p>
          </table:table-cell>
          <table:table-cell office:value-type="string" calcext:value-type="string">
            <text:p>Telecommunications Policy</text:p>
          </table:table-cell>
          <table:table-cell/>
          <table:table-cell office:value-type="string" calcext:value-type="string">
            <text:p>0308-5961</text:p>
          </table:table-cell>
          <table:table-cell office:value-type="string" calcext:value-type="string">
            <text:p>https://doi.org/10.1016/j.telpol.2016.11.009</text:p>
          </table:table-cell>
          <table:table-cell office:value-type="string" calcext:value-type="string">
            <text:p>https://www.sciencedirect.com/science/article/pii/S0308596116302518</text:p>
          </table:table-cell>
          <table:table-cell office:value-type="string" calcext:value-type="string">
            <text:p>The telecommunications sector is innovative and its innovations strongly affect the growth of the rest of the economy. While regulatory policy has therefore shifted towards innovation as its major goal besides enabling competition, there appear to be tensions between regulation, competition and innovation. This paper identifies as the roots of these tensions the consumer protection objective enshrined in regulatory legislation and the regulatory neutrality issues arising from stranded assets, loss of labor rents, loss of services by captive customers, and the threat to regulators from looming deregulation, all of which are associated with innovations. This paper identifies some similar threats to innovation in unregulated sunk-cost industries with a monopolistic incumbent. A very simple model shows that a comparison of innovation incentives in such an unregulated industry with a regulated one leads to ambiguous results. However, the prospect of converting a regulated industry into an unregulated one after the innovation has occurred will unambiguously increase innovation incentives.</text:p>
          </table:table-cell>
          <table:table-cell office:value-type="float" office:value="2017" calcext:value-type="float">
            <text:p>2017</text:p>
          </table:table-cell>
          <table:table-cell table:number-columns-repeated="2" table:style-name="ce3" office:value-type="string" calcext:value-type="string">
            <text:p>2025-02-19 14:56:35</text:p>
          </table:table-cell>
          <table:table-cell/>
          <table:table-cell office:value-type="string" calcext:value-type="string">
            <text:p>802-812</text:p>
          </table:table-cell>
          <table:table-cell/>
          <table:table-cell office:value-type="float" office:value="9" calcext:value-type="float">
            <text:p>9</text:p>
          </table:table-cell>
          <table:table-cell office:value-type="float" office:value="41" calcext:value-type="float">
            <text:p>41</text:p>
          </table:table-cell>
          <table:table-cell table:number-columns-repeated="20"/>
          <table:table-cell office:value-type="string" calcext:value-type="string">
            <text:p>Entrant; Incumbent; Innovation; Next generation access network; Sunk cost</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7">
          <table:table-cell office:value-type="string" calcext:value-type="string">
            <text:p>C276WN8R</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Sari, Onur; Celik, Sener</text:p>
          </table:table-cell>
          <table:table-cell office:value-type="string" calcext:value-type="string">
            <text:p>Legal evaluation of the attacks caused by artificial intelligence-based lethal weapon systems within the context of Rome statute</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21.105564</text:p>
          </table:table-cell>
          <table:table-cell office:value-type="string" calcext:value-type="string">
            <text:p>https://www.sciencedirect.com/science/article/pii/S0267364921000376</text:p>
          </table:table-cell>
          <table:table-cell office:value-type="string" calcext:value-type="string">
            <text:p>Artificial intelligence (AI) as of the level of development reached today has become a scientific reality that is subject to study in the fields of law, political science, and other social sciences besides computer and software engineering. AI systems which perform relatively simple tasks in the early stages of the development period are expected to become fully or largely autonomous in the near future. Thanks to this, AI which includes the concepts of machine learning, deep learning, and autonomy, has begun to play an important role in producing and using smart arms. However, questions about AI-Based Lethal Weapon Systems (AILWS) and attacks that can be carried out by such systems have not been fully answered under legal aspect. More particularly, it is a controversial issue who will be responsible for the actions that an AILWS has committed. In this article, we discussed whether AILWS can commit offense in the context of the Rome Statute, examined the applicable law regarding the responsibility of AILWS, and tried to assess whether these systems can be held responsible in the context of international law, crime of aggression, and individual responsibility. It is our finding that international legal rules including the Rome Statute can be applied regarding the responsibility for the act/crime of aggression caused by AILWS. However, no matter how advanced the cognitive capacity of an AI software, it will not be possible to resort to the personal responsibility of this kind of system since it has no legal personality at all. In such a case, responsibility will remain with the actors who design, produce, and use the system. Last but not least, since no AILWS software does have specific codes of conduct that can make legal and ethical reasonings for today, at the end of the study it was recommended that states and non-governmental organizations together with manifacturers should constitute the necessary ethical rules written in software programs to prevent these systems from unlawful acts and to develop mechanisms that would restrain AI from working outside human control.</text:p>
          </table:table-cell>
          <table:table-cell office:value-type="float" office:value="2021" calcext:value-type="float">
            <text:p>2021</text:p>
          </table:table-cell>
          <table:table-cell table:number-columns-repeated="2" table:style-name="ce3" office:value-type="string" calcext:value-type="string">
            <text:p>2025-02-19 14:56:35</text:p>
          </table:table-cell>
          <table:table-cell/>
          <table:table-cell office:value-type="float" office:value="105564" calcext:value-type="float">
            <text:p>105564</text:p>
          </table:table-cell>
          <table:table-cell table:number-columns-repeated="2"/>
          <table:table-cell office:value-type="float" office:value="42" calcext:value-type="float">
            <text:p>42</text:p>
          </table:table-cell>
          <table:table-cell table:number-columns-repeated="20"/>
          <table:table-cell office:value-type="string" calcext:value-type="string">
            <text:p>International law; AI; Autonomy; Crime of aggression; IP law; IT law; Rome statute</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23">
          <table:table-cell office:value-type="string" calcext:value-type="string">
            <text:p>87CZDVC7</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Marovic, Branko; Curcin, Vasa</text:p>
          </table:table-cell>
          <table:table-cell office:value-type="string" calcext:value-type="string">
            <text:p>Impact of the European General Data Protection Regulation (GDPR) on Health Data Management in a European Union Candidate Country: A Case Study of Serbia</text:p>
          </table:table-cell>
          <table:table-cell office:value-type="string" calcext:value-type="string">
            <text:p>JMIR Medical Informatics</text:p>
          </table:table-cell>
          <table:table-cell/>
          <table:table-cell office:value-type="string" calcext:value-type="string">
            <text:p>2291-9694</text:p>
          </table:table-cell>
          <table:table-cell office:value-type="string" calcext:value-type="string">
            <text:p>https://doi.org/10.2196/14604</text:p>
          </table:table-cell>
          <table:table-cell office:value-type="string" calcext:value-type="string">
            <text:p>https://www.sciencedirect.com/science/article/pii/S2291969420001568</text:p>
          </table:table-cell>
          <table:table-cell office:value-type="string" calcext:value-type="string">
            <text:p>As of May 2018, all relevant institutions within member countries of the European Economic Area are required to comply with the European General Data Protection Regulation (GDPR) or face significant fines. This regulation has also had a notable effect on the European Union (EU) candidate countries, which are undergoing the process of harmonizing their legislature with the EU as part of the accession process. The Republic of Serbia is an example of such a candidate country, and its 2018 Personal Data Protection Act mirrors the majority of provisions in the GDPR. This paper presents the impact of the GDPR on health data management and Serbia’s capability to conduct international health data research projects. Data protection incidents reported in Serbia are explored to identify common underlying causes using a novel taxonomy of contributing factors across aspects and health system levels. The GDPR has an extraterritorial application for the non-EU data controllers who process the data of EU citizens and residents, which mainly affects private practices used by medical tourists from the EU, public health care institutions frequented by foreigners, as well as expatriates, dual citizens, tourists, and other visitors. Serbia generally does not have well-established procedures to support international research collaborations around its health data. For smaller projects, contractual arrangements can be made with health data providers and their ethics committees. Even then, organizations that have not previously participated in similar ventures may require approval or support from health authorities. Extensive studies that involve multisite data typically require the support of central health system institutions and relevant research data aggregators or electronic health record vendors. The lack of a framework for preparation, anonymization, and assurance of privacy preservation forces researchers to rely heavily on local expertise and support. Given the current limitation and potential issues with the legislation, it remains to be seen whether the move toward the GDPR will be beneficial for the Serbian health system, medical research, protection of personal data and privacy rights, and research capacity. Although significant progress has been made so far, a strategic approach is needed at the national level to address insufficient resources in the area of data protection and develop the personal data protection environment further. This will also require a targeted educational effort among health workers and decision makers, aiming to improve awareness and develop skills and knowledge necessary for the workforce.</text:p>
          </table:table-cell>
          <table:table-cell office:value-type="float" office:value="2020" calcext:value-type="float">
            <text:p>2020</text:p>
          </table:table-cell>
          <table:table-cell table:number-columns-repeated="2" table:style-name="ce3" office:value-type="string" calcext:value-type="string">
            <text:p>2025-02-19 14:56:35</text:p>
          </table:table-cell>
          <table:table-cell table:number-columns-repeated="3"/>
          <table:table-cell office:value-type="float" office:value="4" calcext:value-type="float">
            <text:p>4</text:p>
          </table:table-cell>
          <table:table-cell office:value-type="float" office:value="8" calcext:value-type="float">
            <text:p>8</text:p>
          </table:table-cell>
          <table:table-cell table:number-columns-repeated="20"/>
          <table:table-cell office:value-type="string" calcext:value-type="string">
            <text:p>public policy; data sharing; legal aspects; ethical issues; health care systems; information disclosure; international aspects; medical tourists; patient data privacy; policy compliance; privacy act</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9">
          <table:table-cell office:value-type="string" calcext:value-type="string">
            <text:p>TLE8AUC8</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Casalicchio, Emiliano; Palmirani, Monica</text:p>
          </table:table-cell>
          <table:table-cell office:value-type="string" calcext:value-type="string">
            <text:p>A Cloud Service Broker with Legal-Rule Compliance Checking and Quality Assurance Capabilities</text:p>
          </table:table-cell>
          <table:table-cell office:value-type="string" calcext:value-type="string">
            <text:p>Procedia Computer Science</text:p>
          </table:table-cell>
          <table:table-cell/>
          <table:table-cell office:value-type="string" calcext:value-type="string">
            <text:p>1877-0509</text:p>
          </table:table-cell>
          <table:table-cell office:value-type="string" calcext:value-type="string">
            <text:p>https://doi.org/10.1016/j.procs.2015.09.230</text:p>
          </table:table-cell>
          <table:table-cell office:value-type="string" calcext:value-type="string">
            <text:p>https://www.sciencedirect.com/science/article/pii/S1877050915030756</text:p>
          </table:table-cell>
          <table:table-cell office:value-type="string" calcext:value-type="string">
            <text:p>The ICT industry, and specifically critical sectors such as healthcare, transportation, energy and government require as mandatory the compliance of the ICT systems and services with legislation and regulation, as well as with standards. In the era of cloud computing, and particularly in a public cloud scenario, this compliance management issue is exacerbated by the distributed nature of the system and by the limited control of the customer on the infrastructure/services. Also if the cloud industry is aware of this legislation/regulation compliance issue (e.g. the compliance program of Amazon, Google and Microsoft Azure), right now, there are nor reference architectures neither mechanisms capable to check and to assure, off-line and at run-time, that the compliance is guaranteed during the whole life cycle of a cloud service. Cloud service brokerage can play an important role in law/regulation compliance management of cloud services. In this paper we propose a broker-based solution for the management of law/regulation compliance. In the specific first we define a reference architecture for a legislation-aware cloud service broker, and second we propose an autonomic manager that integrate the MAPE-K control loop with the LegEx framework for the management of the legal compliance checking lifecycle.</text:p>
          </table:table-cell>
          <table:table-cell office:value-type="float" office:value="2015" calcext:value-type="float">
            <text:p>2015</text:p>
          </table:table-cell>
          <table:table-cell table:number-columns-repeated="2" table:style-name="ce3" office:value-type="string" calcext:value-type="string">
            <text:p>2025-02-19 14:56:35</text:p>
          </table:table-cell>
          <table:table-cell/>
          <table:table-cell office:value-type="string" calcext:value-type="string">
            <text:p>136-150</text:p>
          </table:table-cell>
          <table:table-cell table:number-columns-repeated="2"/>
          <table:table-cell office:value-type="float" office:value="68" calcext:value-type="float">
            <text:p>68</text:p>
          </table:table-cell>
          <table:table-cell table:number-columns-repeated="20"/>
          <table:table-cell office:value-type="string" calcext:value-type="string">
            <text:p>Legislation compliance checking; Autonomic Computing; Cloud Computing; optimisation; Quality of Service</text:p>
          </table:table-cell>
          <table:table-cell table:number-columns-repeated="47"/>
          <table:table-cell office:value-type="string" calcext:value-type="string">
            <text:p>Read Paper</text:p>
          </table:table-cell>
          <table:table-cell office:value-type="string" calcext:value-type="string">
            <text:p>Pretty sure this is a yes, but not sure</text:p>
          </table:table-cell>
        </table:table-row>
        <table:table-row table:style-name="ro17">
          <table:table-cell office:value-type="string" calcext:value-type="string">
            <text:p>CP8BIR9D</text:p>
          </table:table-cell>
          <table:table-cell office:value-type="string" calcext:value-type="string">
            <text:p>journalArticle</text:p>
          </table:table-cell>
          <table:table-cell office:value-type="float" office:value="1994" calcext:value-type="float">
            <text:p>1994</text:p>
          </table:table-cell>
          <table:table-cell office:value-type="string" calcext:value-type="string">
            <text:p>Sarakinov, Georgi</text:p>
          </table:table-cell>
          <table:table-cell office:value-type="string" calcext:value-type="string">
            <text:p>New law on copyright and neighbouring rights in Bulgaria</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0267-3649(94)90037-X</text:p>
          </table:table-cell>
          <table:table-cell office:value-type="string" calcext:value-type="string">
            <text:p>https://www.sciencedirect.com/science/article/pii/026736499490037X</text:p>
          </table:table-cell>
          <table:table-cell office:value-type="string" calcext:value-type="string">
            <text:p>As of 1 August 1993 a new law on copyright and neighbouring rights became effective in Bulgaria. It was passed by the Parliament on 2 June, but on 16 June some additional amendments had to be voted. The final official text was published in the Official Gazette, issue 56 of 29 June 1993. This law is based on the European copyright system and is most closely linked to the French-Spanish model. It is in compliance with the Berne, Rome and Geneva Conventions and with the latest directives of the EU Council regarding computer programs and neighbouring rights.</text:p>
          </table:table-cell>
          <table:table-cell office:value-type="float" office:value="1994" calcext:value-type="float">
            <text:p>1994</text:p>
          </table:table-cell>
          <table:table-cell table:number-columns-repeated="2" table:style-name="ce3" office:value-type="string" calcext:value-type="string">
            <text:p>2025-02-19 14:56:35</text:p>
          </table:table-cell>
          <table:table-cell/>
          <table:table-cell office:value-type="string" calcext:value-type="string">
            <text:p>189-190</text:p>
          </table:table-cell>
          <table:table-cell/>
          <table:table-cell office:value-type="float" office:value="4" calcext:value-type="float">
            <text:p>4</text:p>
          </table:table-cell>
          <table:table-cell office:value-type="float" office:value="10" calcext:value-type="float">
            <text:p>10</text:p>
          </table:table-cell>
          <table:table-cell table:number-columns-repeated="68"/>
          <table:table-cell office:value-type="string" calcext:value-type="string">
            <text:p>No</text:p>
          </table:table-cell>
          <table:table-cell office:value-type="string" calcext:value-type="string">
            <text:p>Meta</text:p>
          </table:table-cell>
        </table:table-row>
        <table:table-row table:style-name="ro4">
          <table:table-cell office:value-type="string" calcext:value-type="string">
            <text:p>Y7ZC2PYG</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Gellert, Raphaël</text:p>
          </table:table-cell>
          <table:table-cell office:value-type="string" calcext:value-type="string">
            <text:p>Understanding the notion of risk in the General Data Protection Regulation</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17.12.003</text:p>
          </table:table-cell>
          <table:table-cell office:value-type="string" calcext:value-type="string">
            <text:p>https://www.sciencedirect.com/science/article/pii/S0267364917302698</text:p>
          </table:table-cell>
          <table:table-cell office:value-type="string" calcext:value-type="string">
            <text:p>The goal of this contribution is to understand the notion of risk as it is enshrined in the General Data Protection Regulation (GDPR), with a particular on Art. 35 providing for the obligation to carry out data protection impact assessments (DPIAs), the first risk management tool to be enshrined in EU data protection law, and which therefore contains a number of key elements in order to grasp the notion. The adoption of this risk-based approach has not come without a number of debates and controversies, notably on the scope and meaning of the risk-based approach. Yet, what has remained up to date out of the debate is the very notion of risk itself, which underpins the whole risk-based approach. The contribution uses the notions of risk and risk analysis as tools for describing and understanding risk in the GDPR. One of the main findings is that the GDPR risk is about “compliance risk” (i.e., the lower the compliance the higher the consequences upon the data subjects' rights). This stance is in direct contradiction with a number of positions arguing for a strict separation between compliance and risk issues. This contribution sees instead issues of compliance and risk to the data subjects rights and freedoms as deeply interconnected. The conclusion will use these discussions as a basis to address the long-standing debate on the differences between privacy impact assessments (PIAs) and DPIAs. They will also warn against the fact that ultimately the way risk is defined in the GDPR is somewhat irrelevant: what matters most is the methodology used and the type of risk at work therein.</text:p>
          </table:table-cell>
          <table:table-cell office:value-type="float" office:value="2018" calcext:value-type="float">
            <text:p>2018</text:p>
          </table:table-cell>
          <table:table-cell table:number-columns-repeated="2" table:style-name="ce3" office:value-type="string" calcext:value-type="string">
            <text:p>2025-02-19 14:56:35</text:p>
          </table:table-cell>
          <table:table-cell/>
          <table:table-cell office:value-type="string" calcext:value-type="string">
            <text:p>279-288</text:p>
          </table:table-cell>
          <table:table-cell/>
          <table:table-cell office:value-type="float" office:value="2" calcext:value-type="float">
            <text:p>2</text:p>
          </table:table-cell>
          <table:table-cell office:value-type="float" office:value="34" calcext:value-type="float">
            <text:p>34</text:p>
          </table:table-cell>
          <table:table-cell table:number-columns-repeated="20"/>
          <table:table-cell office:value-type="string" calcext:value-type="string">
            <text:p>GDPR; Risk; Data protection and privacy impact assessments</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20">
          <table:table-cell office:value-type="string" calcext:value-type="string">
            <text:p>YRY9LAFQ</text:p>
          </table:table-cell>
          <table:table-cell office:value-type="string" calcext:value-type="string">
            <text:p>journalArticle</text:p>
          </table:table-cell>
          <table:table-cell office:value-type="float" office:value="2012" calcext:value-type="float">
            <text:p>2012</text:p>
          </table:table-cell>
          <table:table-cell office:value-type="string" calcext:value-type="string">
            <text:p>Gidron, Tamar</text:p>
          </table:table-cell>
          <table:table-cell office:value-type="string" calcext:value-type="string">
            <text:p>Privacy protection as a case study in personal rights protection in Israeli law</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12.03.008</text:p>
          </table:table-cell>
          <table:table-cell office:value-type="string" calcext:value-type="string">
            <text:p>https://www.sciencedirect.com/science/article/pii/S026736491200060X</text:p>
          </table:table-cell>
          <table:table-cell office:value-type="string" calcext:value-type="string">
            <text:p>Personality rights, by nature, reflect the culture and values of society. Thus, it is interesting to look back on the road that Israeli law has traveled since the early 1980s, when the right to privacy as such had no trace of protection in Israeli private law, through to the present, when it is protected by both the Protection of Privacy Law and the Basic Law: Human Dignity and Liberty. Current Israeli case law, which shows that the balance between privacy and free speech in cases of publication of private information leans toward privacy, can be partially explained by historical, religious and cultural reasons. The increased privacy litigation in Israel forms part of an ever-growing protection of other personality rights in Israeli law, thus serving as a good example of this expanding trend.</text:p>
          </table:table-cell>
          <table:table-cell office:value-type="float" office:value="2012" calcext:value-type="float">
            <text:p>2012</text:p>
          </table:table-cell>
          <table:table-cell table:number-columns-repeated="2" table:style-name="ce3" office:value-type="string" calcext:value-type="string">
            <text:p>2025-02-19 14:56:35</text:p>
          </table:table-cell>
          <table:table-cell/>
          <table:table-cell office:value-type="string" calcext:value-type="string">
            <text:p>283-295</text:p>
          </table:table-cell>
          <table:table-cell/>
          <table:table-cell office:value-type="float" office:value="3" calcext:value-type="float">
            <text:p>3</text:p>
          </table:table-cell>
          <table:table-cell office:value-type="float" office:value="28" calcext:value-type="float">
            <text:p>28</text:p>
          </table:table-cell>
          <table:table-cell table:number-columns-repeated="20"/>
          <table:table-cell office:value-type="string" calcext:value-type="string">
            <text:p>Freedom of expression; Israeli privacy law; Personality rights</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9">
          <table:table-cell office:value-type="string" calcext:value-type="string">
            <text:p>MXTMK42K</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Szegda, Joanna; Tylec, Grzegorz</text:p>
          </table:table-cell>
          <table:table-cell office:value-type="string" calcext:value-type="string">
            <text:p>The level of legal security of citizen journalists and social media users participating in public debate. Standards developed in the jurisprudence of the European Court of Human Rights (ECtHR) and the European Court of Justice (ECJ)</text:p>
          </table:table-cell>
          <table:table-cell office:value-type="string" calcext:value-type="string">
            <text:p>Computer Law &amp; Security Review</text:p>
          </table:table-cell>
          <table:table-cell/>
          <table:table-cell office:value-type="string" calcext:value-type="string">
            <text:p>0267-3649</text:p>
          </table:table-cell>
          <table:table-cell office:value-type="string" calcext:value-type="string">
            <text:p>https://doi.org/10.1016/j.clsr.2022.105740</text:p>
          </table:table-cell>
          <table:table-cell office:value-type="string" calcext:value-type="string">
            <text:p>https://www.sciencedirect.com/science/article/pii/S0267364922000838</text:p>
          </table:table-cell>
          <table:table-cell office:value-type="string" calcext:value-type="string">
            <text:p>In order to assess the level of legal security of social media users and so-called citizen journalists, we need to answer the question that according to current EU journalistic laws, information published by them can be granted the status of expression for journalistic purposes and, if so, under what conditions could this be done? In order to achieve this purpose, a review of literature, acts of law, their discussion and interpretation was conducted, and the netnography method was applied. Our analysis shows that social media users have the same rights when exercising freedom of expression as professional journalists. In our opinion equalising the legal status of an ordinary publication with a press release, both from the perspective of Article 10 of the ECHR and Article 85 of the GDPR, takes place under certain conditions. They are listed on a casuistic basis in the jurisdiction of the ECtHR and the ECJ and interpreted according to the concept of social media responsibility. The conducted research shows, however, that assessing the legal status of the user's speech is very complicated and requires legal knowledge and knowledge of jurisprudence. This factor significantly affects the level of information security and the actual scope of protection of the freedom of speech of Internet users participating in public debate.</text:p>
          </table:table-cell>
          <table:table-cell office:value-type="float" office:value="2022" calcext:value-type="float">
            <text:p>2022</text:p>
          </table:table-cell>
          <table:table-cell table:number-columns-repeated="2" table:style-name="ce3" office:value-type="string" calcext:value-type="string">
            <text:p>2025-02-19 14:56:35</text:p>
          </table:table-cell>
          <table:table-cell/>
          <table:table-cell office:value-type="float" office:value="105740" calcext:value-type="float">
            <text:p>105740</text:p>
          </table:table-cell>
          <table:table-cell table:number-columns-repeated="2"/>
          <table:table-cell office:value-type="float" office:value="47" calcext:value-type="float">
            <text:p>47</text:p>
          </table:table-cell>
          <table:table-cell table:number-columns-repeated="20"/>
          <table:table-cell office:value-type="string" calcext:value-type="string">
            <text:p>Citizen journalism; Citizen journalists’ safety; Freedom of speech; Internet users’ protection; Journalistic purpose; Legal protection</text:p>
          </table:table-cell>
          <table:table-cell table:number-columns-repeated="47"/>
          <table:table-cell office:value-type="string" calcext:value-type="string">
            <text:p>No</text:p>
          </table:table-cell>
          <table:table-cell office:value-type="string" calcext:value-type="string">
            <text:p>Meta</text:p>
          </table:table-cell>
        </table:table-row>
        <table:table-row table:style-name="ro25">
          <table:table-cell office:value-type="string" calcext:value-type="string">
            <text:p>KD4WU3WM</text:p>
          </table:table-cell>
          <table:table-cell office:value-type="string" calcext:value-type="string">
            <text:p>journalArticle</text:p>
          </table:table-cell>
          <table:table-cell office:value-type="float" office:value="2000" calcext:value-type="float">
            <text:p>2000</text:p>
          </table:table-cell>
          <table:table-cell office:value-type="string" calcext:value-type="string">
            <text:p>Allaert, François A.; Barber, Barry</text:p>
          </table:table-cell>
          <table:table-cell office:value-type="string" calcext:value-type="string">
            <text:p>Law and standards</text:p>
          </table:table-cell>
          <table:table-cell office:value-type="string" calcext:value-type="string">
            <text:p>International Journal of Medical Informatics</text:p>
          </table:table-cell>
          <table:table-cell/>
          <table:table-cell office:value-type="string" calcext:value-type="string">
            <text:p>1386-5056</text:p>
          </table:table-cell>
          <table:table-cell office:value-type="string" calcext:value-type="string">
            <text:p>https://doi.org/10.1016/S1386-5056(00)00108-8</text:p>
          </table:table-cell>
          <table:table-cell office:value-type="string" calcext:value-type="string">
            <text:p>https://www.sciencedirect.com/science/article/pii/S1386505600001088</text:p>
          </table:table-cell>
          <table:table-cell office:value-type="string" calcext:value-type="string">
            <text:p>A comparison is made between the widely different processes of creating legislation and that of developing standards. Despite their very different origins, in practical terms standards can influence the development of legislation as well as demonstrating compliance with legislative requirements.</text:p>
          </table:table-cell>
          <table:table-cell office:value-type="float" office:value="2000" calcext:value-type="float">
            <text:p>2000</text:p>
          </table:table-cell>
          <table:table-cell table:number-columns-repeated="2" table:style-name="ce3" office:value-type="string" calcext:value-type="string">
            <text:p>2025-02-19 14:56:35</text:p>
          </table:table-cell>
          <table:table-cell/>
          <table:table-cell office:value-type="string" calcext:value-type="string">
            <text:p>99-103</text:p>
          </table:table-cell>
          <table:table-cell/>
          <table:table-cell office:value-type="float" office:value="2" calcext:value-type="float">
            <text:p>2</text:p>
          </table:table-cell>
          <table:table-cell office:value-type="float" office:value="60" calcext:value-type="float">
            <text:p>60</text:p>
          </table:table-cell>
          <table:table-cell table:number-columns-repeated="20"/>
          <table:table-cell office:value-type="string" calcext:value-type="string">
            <text:p>Law; Standards; Electronic signatures; Model contract; Negligence</text:p>
          </table:table-cell>
          <table:table-cell table:number-columns-repeated="47"/>
          <table:table-cell office:value-type="string" calcext:value-type="string">
            <text:p>No</text:p>
          </table:table-cell>
          <table:table-cell office:value-type="string" calcext:value-type="string">
            <text:p>Legislation Creation</text:p>
          </table:table-cell>
        </table:table-row>
        <table:table-row table:style-name="ro10">
          <table:table-cell office:value-type="string" calcext:value-type="string">
            <text:p>AXB8R92V</text:p>
          </table:table-cell>
          <table:table-cell office:value-type="string" calcext:value-type="string">
            <text:p>bookSection</text:p>
          </table:table-cell>
          <table:table-cell office:value-type="float" office:value="1991" calcext:value-type="float">
            <text:p>1991</text:p>
          </table:table-cell>
          <table:table-cell office:value-type="string" calcext:value-type="string">
            <text:p>Bench-Capon, Trevor</text:p>
          </table:table-cell>
          <table:table-cell office:value-type="string" calcext:value-type="string">
            <text:p>CHAPTER 16 - KBS APPLIED TO LAW: A FRAMEWORK FOR DISCUSSION</text:p>
          </table:table-cell>
          <table:table-cell office:value-type="string" calcext:value-type="string">
            <text:p>Knowledge-Based Systems and Legal Applications</text:p>
          </table:table-cell>
          <table:table-cell office:value-type="string" calcext:value-type="string">
            <text:p>978-0-12-086441-6</text:p>
          </table:table-cell>
          <table:table-cell table:number-columns-repeated="2"/>
          <table:table-cell office:value-type="string" calcext:value-type="string">
            <text:p>https://www.sciencedirect.com/science/article/pii/B9780120864416500246</text:p>
          </table:table-cell>
          <table:table-cell office:value-type="string" calcext:value-type="string">
            <text:p>Publisher Summary The area of KBS in law covers a multitude of different applications, from those concerned to tease out the logical structure of a given piece of legislation, through those that are supposed to support a particular person in applying the law to specific cases, to those that help a person to complete a form necessary to claim a given benefit. This variety of applications should be unsurprising given the multitude of tasks that are connected with the law, the variety of ways in which such tasks can be supported, and the apparent multiplicity of competing material that could be used as the basis of a legal knowledge base. This chapter discusses the various sources and explains how the knowledge used can serve to define the task, and vice versa. In turn, this means that specifying the task that one wishes to support can help to identify the knowledge that one needs to incorporate in the KBS.</text:p>
          </table:table-cell>
          <table:table-cell office:value-type="float" office:value="1991" calcext:value-type="float">
            <text:p>1991</text:p>
          </table:table-cell>
          <table:table-cell table:number-columns-repeated="2" table:style-name="ce3" office:value-type="string" calcext:value-type="string">
            <text:p>2025-02-19 14:56:35</text:p>
          </table:table-cell>
          <table:table-cell/>
          <table:table-cell office:value-type="string" calcext:value-type="string">
            <text:p>329-342</text:p>
          </table:table-cell>
          <table:table-cell table:number-columns-repeated="2"/>
          <table:table-cell office:value-type="float" office:value="36" calcext:value-type="float">
            <text:p>36</text:p>
          </table:table-cell>
          <table:table-cell table:number-columns-repeated="3"/>
          <table:table-cell office:value-type="string" calcext:value-type="string">
            <text:p>APIC</text:p>
          </table:table-cell>
          <table:table-cell table:number-columns-repeated="3"/>
          <table:table-cell office:value-type="string" calcext:value-type="string">
            <text:p>Academic Press</text:p>
          </table:table-cell>
          <table:table-cell office:value-type="string" calcext:value-type="string">
            <text:p>London</text:p>
          </table:table-cell>
          <table:table-cell table:number-columns-repeated="7"/>
          <table:table-cell office:value-type="string" calcext:value-type="string">
            <text:p>DOI: https://doi.org/10.1016/B978-0-12-086441-6.50024-6</text:p>
          </table:table-cell>
          <table:table-cell table:number-columns-repeated="5"/>
          <table:table-cell office:value-type="string" calcext:value-type="string">
            <text:p>BENCH-CAPON, T. J. M.</text:p>
          </table:table-cell>
          <table:table-cell table:number-columns-repeated="45"/>
          <table:table-cell office:value-type="string" calcext:value-type="string">
            <text:p>Read Paper</text:p>
          </table:table-cell>
          <table:table-cell office:value-type="string" calcext:value-type="string">
            <text:p>Book, so probably too broad</text:p>
          </table:table-cell>
        </table:table-row>
        <table:table-row table:style-name="ro4">
          <table:table-cell office:value-type="string" calcext:value-type="string">
            <text:p>FQLU5SFV</text:p>
          </table:table-cell>
          <table:table-cell office:value-type="string" calcext:value-type="string">
            <text:p>journalArticle</text:p>
          </table:table-cell>
          <table:table-cell office:value-type="float" office:value="2001" calcext:value-type="float">
            <text:p>2001</text:p>
          </table:table-cell>
          <table:table-cell office:value-type="string" calcext:value-type="string">
            <text:p>Tonfoni, Graziella</text:p>
          </table:table-cell>
          <table:table-cell office:value-type="string" calcext:value-type="string">
            <text:p>CTML:: a context transport mark-up language for formalization and verification of legal, medical, bureaucratic and safety procedures and protocols</text:p>
          </table:table-cell>
          <table:table-cell office:value-type="string" calcext:value-type="string">
            <text:p>Electronic Notes in Theoretical Computer Science</text:p>
          </table:table-cell>
          <table:table-cell/>
          <table:table-cell office:value-type="string" calcext:value-type="string">
            <text:p>1571-0661</text:p>
          </table:table-cell>
          <table:table-cell office:value-type="string" calcext:value-type="string">
            <text:p>https://doi.org/10.1016/S1571-0661(04)80899-5</text:p>
          </table:table-cell>
          <table:table-cell office:value-type="string" calcext:value-type="string">
            <text:p>https://www.sciencedirect.com/science/article/pii/S1571066104808995</text:p>
          </table:table-cell>
          <table:table-cell office:value-type="string" calcext:value-type="string">
            <text:p>CPP-TRS [2] stands for Communicative Positioning Program - Text Representation Systems and is a visual language based upon a consistent set of dynamic visuals, which may be used in combination to represent qualitative reasoning about the nature of information packaged in textual format. A subset of CPP-TRS visuals, indicating those categories which create communicative context, precisely textual signs and textual symbols, have been recently isolated and converted into functions and commands of a mark-up language for documentation annotation. The newly derived special purpose language is called CTML, which means Context Transport Markup Language, [4] and the main objective to be achieved is accurate incorporation of contextual features into documentation. Communicative function carried by signs, together with communicative intention carried by symbols and communicative turn-taking carried by turn-taking symbols create context, which may be easily incorporated within each single instruction, that has been produced in textual format. Instructions displayed according to a set of categories selected as the most relevant ones will provide users with those interpretive clues which are needed to support accurate and effective understanding of each instructional sequence. Strategic information, such as legal, medical, bureaucratic text and safety protocols are, if designed and packaged according to the CTML standard [5] may be easily and effectively stored, retrieved, accessed, distributed and updated; therefore significantly enhancing power and speed in the search process as well.</text:p>
          </table:table-cell>
          <table:table-cell office:value-type="float" office:value="2001" calcext:value-type="float">
            <text:p>2001</text:p>
          </table:table-cell>
          <table:table-cell table:number-columns-repeated="2" table:style-name="ce3" office:value-type="string" calcext:value-type="string">
            <text:p>2025-02-19 14:56:36</text:p>
          </table:table-cell>
          <table:table-cell/>
          <table:table-cell office:value-type="string" calcext:value-type="string">
            <text:p>152-161</text:p>
          </table:table-cell>
          <table:table-cell table:number-columns-repeated="2"/>
          <table:table-cell office:value-type="float" office:value="43" calcext:value-type="float">
            <text:p>43</text:p>
          </table:table-cell>
          <table:table-cell table:number-columns-repeated="68"/>
          <table:table-cell office:value-type="string" calcext:value-type="string">
            <text:p>Yes</text:p>
          </table:table-cell>
          <table:table-cell/>
        </table:table-row>
        <table:table-row table:style-name="ro1" table:number-rows-repeated="1048386">
          <table:table-cell table:number-columns-repeated="89"/>
        </table:table-row>
        <table:table-row table:style-name="ro1">
          <table:table-cell table:number-columns-repeated="8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02">00/00/0000</text:date>, <text:time style:data-style-name="N2" text:time-value="12:49:59.29247032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02T19:09:35.503729184</dc:date>
    <meta:editing-duration>P1DT15H31M34S</meta:editing-duration>
    <meta:editing-cycles>74</meta:editing-cycles>
    <meta:generator>LibreOffice/24.8.4.2$Linux_X86_64 LibreOffice_project/480$Build-2</meta:generator>
    <meta:document-statistic meta:table-count="1" meta:cell-count="3522" meta:object-count="0"/>
  </office:meta>
</office:document-meta>
</file>